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200%" fo:text-align="start" style:justify-single-word="false"/>
      <style:text-properties fo:font-weight="bold" officeooo:rsid="0019cb50" officeooo:paragraph-rsid="0019cb50" style:font-weight-asian="bold" style:font-weight-complex="bold"/>
    </style:style>
    <style:style style:name="P2" style:family="paragraph" style:parent-style-name="Standard">
      <style:paragraph-properties fo:line-height="200%" fo:text-align="start" style:justify-single-word="false"/>
      <style:text-properties fo:font-variant="normal" fo:text-transform="none" fo:color="#323232" style:font-name="Liberation Serif" fo:font-size="12pt" fo:letter-spacing="normal" fo:font-style="normal" fo:font-weight="bold" officeooo:rsid="001dea2f" officeooo:paragraph-rsid="001c8d26" style:font-size-asian="12pt" style:font-weight-asian="bold" style:font-size-complex="12pt" style:font-weight-complex="bold"/>
    </style:style>
    <style:style style:name="P3" style:family="paragraph" style:parent-style-name="Standard">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2c3c71" officeooo:paragraph-rsid="002c3c71" style:font-size-asian="12pt" style:font-weight-asian="normal" style:font-size-complex="12pt" style:font-weight-complex="normal"/>
    </style:style>
    <style:style style:name="P4" style:family="paragraph" style:parent-style-name="Standard">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293c8c" officeooo:paragraph-rsid="0042fe76" style:font-size-asian="12pt" style:font-style-asian="normal" style:font-weight-asian="normal" style:font-size-complex="12pt" style:font-style-complex="normal" style:font-weight-complex="normal"/>
    </style:style>
    <style:style style:name="P5" style:family="paragraph" style:parent-style-name="Standard">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293c8c" officeooo:paragraph-rsid="0051edc3" style:font-size-asian="12pt" style:font-style-asian="normal" style:font-weight-asian="normal" style:font-size-complex="12pt" style:font-style-complex="normal" style:font-weight-complex="normal"/>
    </style:style>
    <style:style style:name="P6" style:family="paragraph" style:parent-style-name="Standard">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1edc3" officeooo:paragraph-rsid="0051edc3" style:font-size-asian="12pt" style:font-style-asian="normal" style:font-weight-asian="normal" style:font-size-complex="12pt" style:font-style-complex="normal" style:font-weight-complex="normal"/>
    </style:style>
    <style:style style:name="P7" style:family="paragraph" style:parent-style-name="Standard">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fd37" officeooo:paragraph-rsid="0075594c" style:font-size-asian="12pt" style:font-style-asian="normal" style:font-weight-asian="normal" style:font-size-complex="12pt" style:font-style-complex="normal" style:font-weight-complex="normal"/>
    </style:style>
    <style:style style:name="P8" style:family="paragraph" style:parent-style-name="Standard">
      <style:paragraph-properties fo:line-height="200%" fo:text-align="start" style:justify-single-word="false"/>
      <style:text-properties fo:font-variant="normal" fo:text-transform="none" fo:color="#323232" style:font-name="Liberation Serif" fo:font-size="12pt" fo:letter-spacing="normal" fo:font-style="italic" fo:font-weight="bold" officeooo:rsid="005cfd37" officeooo:paragraph-rsid="005cfd37" style:font-size-asian="12pt" style:font-style-asian="italic" style:font-weight-asian="bold" style:font-size-complex="12pt" style:font-style-complex="italic" style:font-weight-complex="bold"/>
    </style:style>
    <style:style style:name="P9" style:family="paragraph" style:parent-style-name="Standard">
      <style:paragraph-properties fo:line-height="200%" fo:text-align="start" style:justify-single-word="false"/>
      <style:text-properties fo:font-variant="normal" fo:text-transform="none" fo:color="#663300" style:font-name="Liberation Serif" fo:font-size="12pt" fo:letter-spacing="normal" fo:font-style="normal" fo:font-weight="normal" officeooo:rsid="00293c8c" officeooo:paragraph-rsid="004a21f2" style:font-size-asian="12pt" style:font-style-asian="normal" style:font-weight-asian="normal" style:font-size-complex="12pt" style:font-style-complex="normal" style:font-weight-complex="normal"/>
    </style:style>
    <style:style style:name="P10" style:family="paragraph" style:parent-style-name="Standard">
      <style:paragraph-properties fo:line-height="200%" fo:text-align="start" style:justify-single-word="false"/>
      <style:text-properties fo:color="#800000" fo:font-style="italic" fo:font-weight="normal" officeooo:rsid="00368f1b" officeooo:paragraph-rsid="00368f1b" style:font-style-asian="italic" style:font-weight-asian="normal" style:font-style-complex="italic" style:font-weight-complex="normal"/>
    </style:style>
    <style:style style:name="P11" style:family="paragraph" style:parent-style-name="Standard">
      <style:paragraph-properties fo:line-height="200%" fo:text-align="start" style:justify-single-word="false"/>
      <style:text-properties fo:color="#663300" fo:font-weight="normal" officeooo:rsid="00368f1b" officeooo:paragraph-rsid="00638ad7" style:font-weight-asian="normal" style:font-weight-complex="normal"/>
    </style:style>
    <style:style style:name="P12" style:family="paragraph" style:parent-style-name="Standard" style:list-style-name="L1">
      <style:paragraph-properties fo:line-height="200%" fo:text-align="start" style:justify-single-word="false"/>
      <style:text-properties fo:font-weight="bold" officeooo:rsid="0019cb50" officeooo:paragraph-rsid="0019cb50" style:font-weight-asian="bold" style:font-weight-complex="bold"/>
    </style:style>
    <style:style style:name="P13" style:family="paragraph" style:parent-style-name="Standard" style:list-style-name="L1">
      <style:paragraph-properties fo:line-height="200%" fo:text-align="start" style:justify-single-word="false"/>
      <style:text-properties fo:font-weight="bold" officeooo:rsid="0019cb50" officeooo:paragraph-rsid="001dea2f" style:font-weight-asian="bold" style:font-weight-complex="bold"/>
    </style:style>
    <style:style style:name="P14" style:family="paragraph" style:parent-style-name="Standard" style:list-style-name="L1">
      <style:paragraph-properties fo:line-height="200%" fo:text-align="start" style:justify-single-word="false"/>
      <style:text-properties fo:font-weight="bold" officeooo:rsid="001aa0c5" officeooo:paragraph-rsid="001dea2f" style:font-weight-asian="bold" style:font-weight-complex="bold"/>
    </style:style>
    <style:style style:name="P15" style:family="paragraph" style:parent-style-name="Standard" style:list-style-name="L1">
      <style:paragraph-properties fo:line-height="200%" fo:text-align="start" style:justify-single-word="false"/>
      <style:text-properties fo:font-weight="bold" officeooo:rsid="0027b055" officeooo:paragraph-rsid="0027b055" style:font-weight-asian="bold" style:font-weight-complex="bold"/>
    </style:style>
    <style:style style:name="P16" style:family="paragraph" style:parent-style-name="Standard" style:list-style-name="L1">
      <style:paragraph-properties fo:line-height="200%" fo:text-align="start" style:justify-single-word="false"/>
      <style:text-properties fo:font-weight="bold" officeooo:rsid="0027e360" officeooo:paragraph-rsid="003950e8" style:font-weight-asian="bold" style:font-weight-complex="bold"/>
    </style:style>
    <style:style style:name="P17" style:family="paragraph" style:parent-style-name="Standard" style:list-style-name="L1">
      <style:paragraph-properties fo:line-height="200%" fo:text-align="start" style:justify-single-word="false"/>
      <style:text-properties fo:font-weight="bold" officeooo:rsid="004a5ec3" officeooo:paragraph-rsid="004a5ec3" style:font-weight-asian="bold" style:font-weight-complex="bold"/>
    </style:style>
    <style:style style:name="P18" style:family="paragraph" style:parent-style-name="Standard" style:list-style-name="L1">
      <style:paragraph-properties fo:line-height="200%" fo:text-align="start" style:justify-single-word="false"/>
      <style:text-properties fo:font-weight="bold" officeooo:paragraph-rsid="001dea2f"/>
    </style:style>
    <style:style style:name="P19"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bold" officeooo:rsid="001c8d26" officeooo:paragraph-rsid="001dea2f" style:font-size-asian="12pt" style:font-weight-asian="bold" style:font-size-complex="12pt" style:font-weight-complex="bold"/>
    </style:style>
    <style:style style:name="P20"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bold" officeooo:rsid="001dea2f" officeooo:paragraph-rsid="001dea2f" style:font-size-asian="12pt" style:font-weight-asian="bold" style:font-size-complex="12pt" style:font-weight-complex="bold"/>
    </style:style>
    <style:style style:name="P21"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bold" officeooo:rsid="0027e360" officeooo:paragraph-rsid="0027e360" style:font-size-asian="12pt" style:font-weight-asian="bold" style:font-size-complex="12pt" style:font-weight-complex="bold"/>
    </style:style>
    <style:style style:name="P22"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bold" officeooo:rsid="00899c77" officeooo:paragraph-rsid="00899c77" style:font-size-asian="12pt" style:font-weight-asian="bold" style:font-size-complex="12pt" style:font-weight-complex="bold"/>
    </style:style>
    <style:style style:name="P23"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bold" officeooo:rsid="0085efa4" officeooo:paragraph-rsid="0085efa4" style:font-size-asian="12pt" style:font-weight-asian="bold" style:font-size-complex="12pt" style:font-weight-complex="bold"/>
    </style:style>
    <style:style style:name="P24"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bold" officeooo:rsid="00597d9e" officeooo:paragraph-rsid="00597d9e" style:font-size-asian="12pt" style:font-weight-asian="bold" style:font-size-complex="12pt" style:font-weight-complex="bold"/>
    </style:style>
    <style:style style:name="P25"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bold" officeooo:rsid="00597d9e" officeooo:paragraph-rsid="00676e06" style:font-size-asian="12pt" style:font-weight-asian="bold" style:font-size-complex="12pt" style:font-weight-complex="bold"/>
    </style:style>
    <style:style style:name="P26"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bold" officeooo:rsid="00597d9e" officeooo:paragraph-rsid="006a0a90" style:font-size-asian="12pt" style:font-weight-asian="bold" style:font-size-complex="12pt" style:font-weight-complex="bold"/>
    </style:style>
    <style:style style:name="P27"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bold" officeooo:rsid="006f0b8d" officeooo:paragraph-rsid="006f0b8d" style:font-size-asian="12pt" style:font-weight-asian="bold" style:font-size-complex="12pt" style:font-weight-complex="bold"/>
    </style:style>
    <style:style style:name="P28"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bold" officeooo:rsid="0075ec3c" officeooo:paragraph-rsid="0075594c" style:font-size-asian="12pt" style:font-weight-asian="bold" style:font-size-complex="12pt" style:font-weight-complex="bold"/>
    </style:style>
    <style:style style:name="P29"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bold" officeooo:rsid="0075ec3c" officeooo:paragraph-rsid="007a76c1" style:font-size-asian="12pt" style:font-weight-asian="bold" style:font-size-complex="12pt" style:font-weight-complex="bold"/>
    </style:style>
    <style:style style:name="P30"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bold" officeooo:rsid="007d8597" officeooo:paragraph-rsid="007d8597" style:font-size-asian="12pt" style:font-weight-asian="bold" style:font-size-complex="12pt" style:font-weight-complex="bold"/>
    </style:style>
    <style:style style:name="P31"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bold" officeooo:rsid="007f1420" officeooo:paragraph-rsid="007f1420" style:font-size-asian="12pt" style:font-weight-asian="bold" style:font-size-complex="12pt" style:font-weight-complex="bold"/>
    </style:style>
    <style:style style:name="P32"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bold" officeooo:rsid="0082979d" officeooo:paragraph-rsid="0082979d" style:font-size-asian="12pt" style:font-weight-asian="bold" style:font-size-complex="12pt" style:font-weight-complex="bold"/>
    </style:style>
    <style:style style:name="P33"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bold" officeooo:rsid="008dd093" officeooo:paragraph-rsid="008dd093" style:font-size-asian="12pt" style:font-weight-asian="bold" style:font-size-complex="12pt" style:font-weight-complex="bold"/>
    </style:style>
    <style:style style:name="P34"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bold" officeooo:rsid="004b1b7a" officeooo:paragraph-rsid="004b1b7a" style:font-size-asian="12pt" style:font-style-asian="normal" style:font-weight-asian="bold" style:font-size-complex="12pt" style:font-style-complex="normal" style:font-weight-complex="bold"/>
    </style:style>
    <style:style style:name="P35"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bold" officeooo:rsid="004ede0b" officeooo:paragraph-rsid="004ede0b" style:font-size-asian="12pt" style:font-style-asian="normal" style:font-weight-asian="bold" style:font-size-complex="12pt" style:font-style-complex="normal" style:font-weight-complex="bold"/>
    </style:style>
    <style:style style:name="P36"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bold" officeooo:rsid="00558c77" officeooo:paragraph-rsid="00558c77" style:font-size-asian="12pt" style:font-style-asian="normal" style:font-weight-asian="bold" style:font-size-complex="12pt" style:font-style-complex="normal" style:font-weight-complex="bold"/>
    </style:style>
    <style:style style:name="P37"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bold" officeooo:rsid="0055ebe9" officeooo:paragraph-rsid="0055ebe9" style:font-size-asian="12pt" style:font-style-asian="normal" style:font-weight-asian="bold" style:font-size-complex="12pt" style:font-style-complex="normal" style:font-weight-complex="bold"/>
    </style:style>
    <style:style style:name="P38"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bold" officeooo:rsid="005911ed" officeooo:paragraph-rsid="005911ed" style:font-size-asian="12pt" style:font-style-asian="normal" style:font-weight-asian="bold" style:font-size-complex="12pt" style:font-style-complex="normal" style:font-weight-complex="bold"/>
    </style:style>
    <style:style style:name="P39"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bold" officeooo:rsid="005c783e" officeooo:paragraph-rsid="0085efa4" style:font-size-asian="12pt" style:font-style-asian="normal" style:font-weight-asian="bold" style:font-size-complex="12pt" style:font-style-complex="normal" style:font-weight-complex="bold"/>
    </style:style>
    <style:style style:name="P40"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bold" officeooo:rsid="005c783e" officeooo:paragraph-rsid="005c783e" style:font-size-asian="12pt" style:font-style-asian="normal" style:font-weight-asian="bold" style:font-size-complex="12pt" style:font-style-complex="normal" style:font-weight-complex="bold"/>
    </style:style>
    <style:style style:name="P41"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bold" officeooo:rsid="005c783e" officeooo:paragraph-rsid="00676e06" style:font-size-asian="12pt" style:font-style-asian="normal" style:font-weight-asian="bold" style:font-size-complex="12pt" style:font-style-complex="normal" style:font-weight-complex="bold"/>
    </style:style>
    <style:style style:name="P42"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bold" officeooo:rsid="005c783e" officeooo:paragraph-rsid="006a0a90" style:font-size-asian="12pt" style:font-style-asian="normal" style:font-weight-asian="bold" style:font-size-complex="12pt" style:font-style-complex="normal" style:font-weight-complex="bold"/>
    </style:style>
    <style:style style:name="P43"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bold" officeooo:rsid="005c783e" officeooo:paragraph-rsid="006e64aa" style:font-size-asian="12pt" style:font-style-asian="normal" style:font-weight-asian="bold" style:font-size-complex="12pt" style:font-style-complex="normal" style:font-weight-complex="bold"/>
    </style:style>
    <style:style style:name="P44"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bold" officeooo:rsid="005c783e" officeooo:paragraph-rsid="0075594c" style:font-size-asian="12pt" style:font-style-asian="normal" style:font-weight-asian="bold" style:font-size-complex="12pt" style:font-style-complex="normal" style:font-weight-complex="bold"/>
    </style:style>
    <style:style style:name="P45"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bold" officeooo:rsid="005c783e" officeooo:paragraph-rsid="007a76c1" style:font-size-asian="12pt" style:font-style-asian="normal" style:font-weight-asian="bold" style:font-size-complex="12pt" style:font-style-complex="normal" style:font-weight-complex="bold"/>
    </style:style>
    <style:style style:name="P46"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bold" officeooo:rsid="005c783e" officeooo:paragraph-rsid="007d8597" style:font-size-asian="12pt" style:font-style-asian="normal" style:font-weight-asian="bold" style:font-size-complex="12pt" style:font-style-complex="normal" style:font-weight-complex="bold"/>
    </style:style>
    <style:style style:name="P47"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bold" officeooo:rsid="005c783e" officeooo:paragraph-rsid="007f1420" style:font-size-asian="12pt" style:font-style-asian="normal" style:font-weight-asian="bold" style:font-size-complex="12pt" style:font-style-complex="normal" style:font-weight-complex="bold"/>
    </style:style>
    <style:style style:name="P48"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bold" officeooo:rsid="005c783e" officeooo:paragraph-rsid="00829744" style:font-size-asian="12pt" style:font-style-asian="normal" style:font-weight-asian="bold" style:font-size-complex="12pt" style:font-style-complex="normal" style:font-weight-complex="bold"/>
    </style:style>
    <style:style style:name="P49"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bold" officeooo:rsid="005cbaf9" officeooo:paragraph-rsid="0085efa4" style:font-size-asian="12pt" style:font-style-asian="normal" style:font-weight-asian="bold" style:font-size-complex="12pt" style:font-style-complex="normal" style:font-weight-complex="bold"/>
    </style:style>
    <style:style style:name="P50"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bold" officeooo:rsid="005cbaf9" officeooo:paragraph-rsid="005cbaf9" style:font-size-asian="12pt" style:font-style-asian="normal" style:font-weight-asian="bold" style:font-size-complex="12pt" style:font-style-complex="normal" style:font-weight-complex="bold"/>
    </style:style>
    <style:style style:name="P51"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bold" officeooo:rsid="005cbaf9" officeooo:paragraph-rsid="00676e06" style:font-size-asian="12pt" style:font-style-asian="normal" style:font-weight-asian="bold" style:font-size-complex="12pt" style:font-style-complex="normal" style:font-weight-complex="bold"/>
    </style:style>
    <style:style style:name="P52"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bold" officeooo:rsid="005cbaf9" officeooo:paragraph-rsid="006a0a90" style:font-size-asian="12pt" style:font-style-asian="normal" style:font-weight-asian="bold" style:font-size-complex="12pt" style:font-style-complex="normal" style:font-weight-complex="bold"/>
    </style:style>
    <style:style style:name="P53"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bold" officeooo:rsid="005cbaf9" officeooo:paragraph-rsid="006e64aa" style:font-size-asian="12pt" style:font-style-asian="normal" style:font-weight-asian="bold" style:font-size-complex="12pt" style:font-style-complex="normal" style:font-weight-complex="bold"/>
    </style:style>
    <style:style style:name="P54"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bold" officeooo:rsid="005cbaf9" officeooo:paragraph-rsid="0075594c" style:font-size-asian="12pt" style:font-style-asian="normal" style:font-weight-asian="bold" style:font-size-complex="12pt" style:font-style-complex="normal" style:font-weight-complex="bold"/>
    </style:style>
    <style:style style:name="P55"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bold" officeooo:rsid="005cbaf9" officeooo:paragraph-rsid="007a76c1" style:font-size-asian="12pt" style:font-style-asian="normal" style:font-weight-asian="bold" style:font-size-complex="12pt" style:font-style-complex="normal" style:font-weight-complex="bold"/>
    </style:style>
    <style:style style:name="P56"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bold" officeooo:rsid="005cbaf9" officeooo:paragraph-rsid="007d8597" style:font-size-asian="12pt" style:font-style-asian="normal" style:font-weight-asian="bold" style:font-size-complex="12pt" style:font-style-complex="normal" style:font-weight-complex="bold"/>
    </style:style>
    <style:style style:name="P57"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bold" officeooo:rsid="005cbaf9" officeooo:paragraph-rsid="007f1420" style:font-size-asian="12pt" style:font-style-asian="normal" style:font-weight-asian="bold" style:font-size-complex="12pt" style:font-style-complex="normal" style:font-weight-complex="bold"/>
    </style:style>
    <style:style style:name="P58"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bold" officeooo:rsid="005cbaf9" officeooo:paragraph-rsid="00829744" style:font-size-asian="12pt" style:font-style-asian="normal" style:font-weight-asian="bold" style:font-size-complex="12pt" style:font-style-complex="normal" style:font-weight-complex="bold"/>
    </style:style>
    <style:style style:name="P59"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bold" officeooo:rsid="009761e8" officeooo:paragraph-rsid="009761e8" style:font-size-asian="12pt" style:font-style-asian="normal" style:font-weight-asian="bold" style:font-size-complex="12pt" style:font-style-complex="normal" style:font-weight-complex="bold"/>
    </style:style>
    <style:style style:name="P60" style:family="paragraph" style:parent-style-name="Standard">
      <style:paragraph-properties fo:line-height="100%" fo:text-align="start" style:justify-single-word="false"/>
      <style:text-properties fo:font-variant="normal" fo:text-transform="none" fo:color="#323232" style:font-name="Liberation Serif" fo:font-size="12pt" fo:letter-spacing="normal" fo:font-style="normal" fo:font-weight="bold" officeooo:rsid="0099d536" officeooo:paragraph-rsid="0099d536" style:font-size-asian="12pt" style:font-style-asian="normal" style:font-weight-asian="bold" style:font-size-complex="12pt" style:font-style-complex="normal" style:font-weight-complex="bold"/>
    </style:style>
    <style:style style:name="P61"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1c8d26" officeooo:paragraph-rsid="001dea2f" style:font-size-asian="12pt" style:font-weight-asian="normal" style:font-size-complex="12pt" style:font-weight-complex="normal"/>
    </style:style>
    <style:style style:name="P62"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233514" officeooo:paragraph-rsid="0024e89a" style:font-size-asian="12pt" style:font-weight-asian="normal" style:font-size-complex="12pt" style:font-weight-complex="normal"/>
    </style:style>
    <style:style style:name="P63"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2b1256" officeooo:paragraph-rsid="0060595b" style:font-size-asian="12pt" style:font-weight-asian="normal" style:font-size-complex="12pt" style:font-weight-complex="normal"/>
    </style:style>
    <style:style style:name="P64"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2b1256" officeooo:paragraph-rsid="002c3c71" style:font-size-asian="12pt" style:font-weight-asian="normal" style:font-size-complex="12pt" style:font-weight-complex="normal"/>
    </style:style>
    <style:style style:name="P65"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97d9e" officeooo:paragraph-rsid="00597d9e" style:font-size-asian="12pt" style:font-weight-asian="normal" style:font-size-complex="12pt" style:font-weight-complex="normal"/>
    </style:style>
    <style:style style:name="P66"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b5c7d" officeooo:paragraph-rsid="0085efa4" style:font-size-asian="12pt" style:font-weight-asian="normal" style:font-size-complex="12pt" style:font-weight-complex="normal"/>
    </style:style>
    <style:style style:name="P67"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b5c7d" officeooo:paragraph-rsid="005b5c7d" style:font-size-asian="12pt" style:font-weight-asian="normal" style:font-size-complex="12pt" style:font-weight-complex="normal"/>
    </style:style>
    <style:style style:name="P68"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fd37" officeooo:paragraph-rsid="006e64aa" style:font-size-asian="12pt" style:font-weight-asian="normal" style:font-size-complex="12pt" style:font-weight-complex="normal"/>
    </style:style>
    <style:style style:name="P69"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293c8c" officeooo:paragraph-rsid="003ce55f" style:font-size-asian="12pt" style:font-style-asian="italic" style:font-weight-asian="normal" style:font-size-complex="12pt" style:font-style-complex="italic" style:font-weight-complex="normal"/>
    </style:style>
    <style:style style:name="P70"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293c8c" officeooo:paragraph-rsid="003e3a7a" style:font-size-asian="12pt" style:font-style-asian="italic" style:font-weight-asian="normal" style:font-size-complex="12pt" style:font-style-complex="italic" style:font-weight-complex="normal"/>
    </style:style>
    <style:style style:name="P71"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293c8c" officeooo:paragraph-rsid="003ef2a9" style:font-size-asian="12pt" style:font-style-asian="italic" style:font-weight-asian="normal" style:font-size-complex="12pt" style:font-style-complex="italic" style:font-weight-complex="normal"/>
    </style:style>
    <style:style style:name="P72"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293c8c" officeooo:paragraph-rsid="004a5ec3" style:font-size-asian="12pt" style:font-style-asian="italic" style:font-weight-asian="normal" style:font-size-complex="12pt" style:font-style-complex="italic" style:font-weight-complex="normal"/>
    </style:style>
    <style:style style:name="P73"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293c8c" officeooo:paragraph-rsid="003ef2a9" style:font-size-asian="12pt" style:font-style-asian="normal" style:font-weight-asian="normal" style:font-size-complex="12pt" style:font-style-complex="normal" style:font-weight-complex="normal"/>
    </style:style>
    <style:style style:name="P74"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4cacf6" officeooo:paragraph-rsid="004cacf6" style:font-size-asian="12pt" style:font-style-asian="normal" style:font-weight-asian="normal" style:font-size-complex="12pt" style:font-style-complex="normal" style:font-weight-complex="normal"/>
    </style:style>
    <style:style style:name="P75"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4ede0b" officeooo:paragraph-rsid="0050111d" style:font-size-asian="12pt" style:font-style-asian="normal" style:font-weight-asian="normal" style:font-size-complex="12pt" style:font-style-complex="normal" style:font-weight-complex="normal"/>
    </style:style>
    <style:style style:name="P76"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4ede0b" officeooo:paragraph-rsid="00558c77" style:font-size-asian="12pt" style:font-style-asian="normal" style:font-weight-asian="normal" style:font-size-complex="12pt" style:font-style-complex="normal" style:font-weight-complex="normal"/>
    </style:style>
    <style:style style:name="P77"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1edc3" officeooo:paragraph-rsid="0051edc3" style:font-size-asian="12pt" style:font-style-asian="normal" style:font-weight-asian="normal" style:font-size-complex="12pt" style:font-style-complex="normal" style:font-weight-complex="normal"/>
    </style:style>
    <style:style style:name="P78"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58c77" officeooo:paragraph-rsid="00558c77" style:font-size-asian="12pt" style:font-style-asian="normal" style:font-weight-asian="normal" style:font-size-complex="12pt" style:font-style-complex="normal" style:font-weight-complex="normal"/>
    </style:style>
    <style:style style:name="P79"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5ebe9" officeooo:paragraph-rsid="0055ebe9" style:font-size-asian="12pt" style:font-style-asian="normal" style:font-weight-asian="normal" style:font-size-complex="12pt" style:font-style-complex="normal" style:font-weight-complex="normal"/>
    </style:style>
    <style:style style:name="P80"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7d0b4" officeooo:paragraph-rsid="0057d0b4" style:font-size-asian="12pt" style:font-style-asian="normal" style:font-weight-asian="normal" style:font-size-complex="12pt" style:font-style-complex="normal" style:font-weight-complex="normal"/>
    </style:style>
    <style:style style:name="P81"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85efa4" officeooo:paragraph-rsid="0085efa4" style:font-size-asian="12pt" style:font-style-asian="normal" style:font-weight-asian="normal" style:font-size-complex="12pt" style:font-style-complex="normal" style:font-weight-complex="normal"/>
    </style:style>
    <style:style style:name="P82"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783e" officeooo:paragraph-rsid="0085efa4" style:font-size-asian="12pt" style:font-style-asian="normal" style:font-weight-asian="normal" style:font-size-complex="12pt" style:font-style-complex="normal" style:font-weight-complex="normal"/>
    </style:style>
    <style:style style:name="P83"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783e" officeooo:paragraph-rsid="005c783e" style:font-size-asian="12pt" style:font-style-asian="normal" style:font-weight-asian="normal" style:font-size-complex="12pt" style:font-style-complex="normal" style:font-weight-complex="normal"/>
    </style:style>
    <style:style style:name="P84"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783e" officeooo:paragraph-rsid="005cbaf9" style:font-size-asian="12pt" style:font-style-asian="normal" style:font-weight-asian="normal" style:font-size-complex="12pt" style:font-style-complex="normal" style:font-weight-complex="normal"/>
    </style:style>
    <style:style style:name="P85"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783e" officeooo:paragraph-rsid="00676e06" style:font-size-asian="12pt" style:font-style-asian="normal" style:font-weight-asian="normal" style:font-size-complex="12pt" style:font-style-complex="normal" style:font-weight-complex="normal"/>
    </style:style>
    <style:style style:name="P86"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783e" officeooo:paragraph-rsid="006a0a90" style:font-size-asian="12pt" style:font-style-asian="normal" style:font-weight-asian="normal" style:font-size-complex="12pt" style:font-style-complex="normal" style:font-weight-complex="normal"/>
    </style:style>
    <style:style style:name="P87"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783e" officeooo:paragraph-rsid="006e64aa" style:font-size-asian="12pt" style:font-style-asian="normal" style:font-weight-asian="normal" style:font-size-complex="12pt" style:font-style-complex="normal" style:font-weight-complex="normal"/>
    </style:style>
    <style:style style:name="P88"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783e" officeooo:paragraph-rsid="00716780" style:font-size-asian="12pt" style:font-style-asian="normal" style:font-weight-asian="normal" style:font-size-complex="12pt" style:font-style-complex="normal" style:font-weight-complex="normal"/>
    </style:style>
    <style:style style:name="P89"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783e" officeooo:paragraph-rsid="00729a19" style:font-size-asian="12pt" style:font-style-asian="normal" style:font-weight-asian="normal" style:font-size-complex="12pt" style:font-style-complex="normal" style:font-weight-complex="normal"/>
    </style:style>
    <style:style style:name="P90"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783e" officeooo:paragraph-rsid="0075594c" style:font-size-asian="12pt" style:font-style-asian="normal" style:font-weight-asian="normal" style:font-size-complex="12pt" style:font-style-complex="normal" style:font-weight-complex="normal"/>
    </style:style>
    <style:style style:name="P91"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783e" officeooo:paragraph-rsid="007a76c1" style:font-size-asian="12pt" style:font-style-asian="normal" style:font-weight-asian="normal" style:font-size-complex="12pt" style:font-style-complex="normal" style:font-weight-complex="normal"/>
    </style:style>
    <style:style style:name="P92"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783e" officeooo:paragraph-rsid="007d8597" style:font-size-asian="12pt" style:font-style-asian="normal" style:font-weight-asian="normal" style:font-size-complex="12pt" style:font-style-complex="normal" style:font-weight-complex="normal"/>
    </style:style>
    <style:style style:name="P93"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783e" officeooo:paragraph-rsid="007f1420" style:font-size-asian="12pt" style:font-style-asian="normal" style:font-weight-asian="normal" style:font-size-complex="12pt" style:font-style-complex="normal" style:font-weight-complex="normal"/>
    </style:style>
    <style:style style:name="P94"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783e" officeooo:paragraph-rsid="0080c368" style:font-size-asian="12pt" style:font-style-asian="normal" style:font-weight-asian="normal" style:font-size-complex="12pt" style:font-style-complex="normal" style:font-weight-complex="normal"/>
    </style:style>
    <style:style style:name="P95"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783e" officeooo:paragraph-rsid="00829744" style:font-size-asian="12pt" style:font-style-asian="normal" style:font-weight-asian="normal" style:font-size-complex="12pt" style:font-style-complex="normal" style:font-weight-complex="normal"/>
    </style:style>
    <style:style style:name="P96"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86b1dd" officeooo:paragraph-rsid="0086b1dd" style:font-size-asian="12pt" style:font-style-asian="normal" style:font-weight-asian="normal" style:font-size-complex="12pt" style:font-style-complex="normal" style:font-weight-complex="normal"/>
    </style:style>
    <style:style style:name="P97"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baf9" officeooo:paragraph-rsid="0085efa4" style:font-size-asian="12pt" style:font-style-asian="normal" style:font-weight-asian="normal" style:font-size-complex="12pt" style:font-style-complex="normal" style:font-weight-complex="normal"/>
    </style:style>
    <style:style style:name="P98"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baf9" officeooo:paragraph-rsid="0086b1dd" style:font-size-asian="12pt" style:font-style-asian="normal" style:font-weight-asian="normal" style:font-size-complex="12pt" style:font-style-complex="normal" style:font-weight-complex="normal"/>
    </style:style>
    <style:style style:name="P99"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baf9" officeooo:paragraph-rsid="00660cce" style:font-size-asian="12pt" style:font-style-asian="normal" style:font-weight-asian="normal" style:font-size-complex="12pt" style:font-style-complex="normal" style:font-weight-complex="normal"/>
    </style:style>
    <style:style style:name="P100"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baf9" officeooo:paragraph-rsid="00676e06" style:font-size-asian="12pt" style:font-style-asian="normal" style:font-weight-asian="normal" style:font-size-complex="12pt" style:font-style-complex="normal" style:font-weight-complex="normal"/>
    </style:style>
    <style:style style:name="P101"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baf9" officeooo:paragraph-rsid="005cbaf9" style:font-size-asian="12pt" style:font-style-asian="normal" style:font-weight-asian="normal" style:font-size-complex="12pt" style:font-style-complex="normal" style:font-weight-complex="normal"/>
    </style:style>
    <style:style style:name="P102"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baf9" officeooo:paragraph-rsid="0068613b" style:font-size-asian="12pt" style:font-style-asian="normal" style:font-weight-asian="normal" style:font-size-complex="12pt" style:font-style-complex="normal" style:font-weight-complex="normal"/>
    </style:style>
    <style:style style:name="P103"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baf9" officeooo:paragraph-rsid="006a0a90" style:font-size-asian="12pt" style:font-style-asian="normal" style:font-weight-asian="normal" style:font-size-complex="12pt" style:font-style-complex="normal" style:font-weight-complex="normal"/>
    </style:style>
    <style:style style:name="P104"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baf9" officeooo:paragraph-rsid="006e64aa" style:font-size-asian="12pt" style:font-style-asian="normal" style:font-weight-asian="normal" style:font-size-complex="12pt" style:font-style-complex="normal" style:font-weight-complex="normal"/>
    </style:style>
    <style:style style:name="P105"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baf9" officeooo:paragraph-rsid="0075594c" style:font-size-asian="12pt" style:font-style-asian="normal" style:font-weight-asian="normal" style:font-size-complex="12pt" style:font-style-complex="normal" style:font-weight-complex="normal"/>
    </style:style>
    <style:style style:name="P106"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baf9" officeooo:paragraph-rsid="007a76c1" style:font-size-asian="12pt" style:font-style-asian="normal" style:font-weight-asian="normal" style:font-size-complex="12pt" style:font-style-complex="normal" style:font-weight-complex="normal"/>
    </style:style>
    <style:style style:name="P107"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baf9" officeooo:paragraph-rsid="007d8597" style:font-size-asian="12pt" style:font-style-asian="normal" style:font-weight-asian="normal" style:font-size-complex="12pt" style:font-style-complex="normal" style:font-weight-complex="normal"/>
    </style:style>
    <style:style style:name="P108"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baf9" officeooo:paragraph-rsid="007f1420" style:font-size-asian="12pt" style:font-style-asian="normal" style:font-weight-asian="normal" style:font-size-complex="12pt" style:font-style-complex="normal" style:font-weight-complex="normal"/>
    </style:style>
    <style:style style:name="P109"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baf9" officeooo:paragraph-rsid="00829744" style:font-size-asian="12pt" style:font-style-asian="normal" style:font-weight-asian="normal" style:font-size-complex="12pt" style:font-style-complex="normal" style:font-weight-complex="normal"/>
    </style:style>
    <style:style style:name="P110"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baf9" officeooo:paragraph-rsid="0084bf8b" style:font-size-asian="12pt" style:font-style-asian="normal" style:font-weight-asian="normal" style:font-size-complex="12pt" style:font-style-complex="normal" style:font-weight-complex="normal"/>
    </style:style>
    <style:style style:name="P111"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660cce" officeooo:paragraph-rsid="0085efa4" style:font-size-asian="12pt" style:font-style-asian="normal" style:font-weight-asian="normal" style:font-size-complex="12pt" style:font-style-complex="normal" style:font-weight-complex="normal"/>
    </style:style>
    <style:style style:name="P112"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660cce" officeooo:paragraph-rsid="00660cce" style:font-size-asian="12pt" style:font-style-asian="normal" style:font-weight-asian="normal" style:font-size-complex="12pt" style:font-style-complex="normal" style:font-weight-complex="normal"/>
    </style:style>
    <style:style style:name="P113"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660cce" officeooo:paragraph-rsid="00676e06" style:font-size-asian="12pt" style:font-style-asian="normal" style:font-weight-asian="normal" style:font-size-complex="12pt" style:font-style-complex="normal" style:font-weight-complex="normal"/>
    </style:style>
    <style:style style:name="P114"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660cce" officeooo:paragraph-rsid="0068613b" style:font-size-asian="12pt" style:font-style-asian="normal" style:font-weight-asian="normal" style:font-size-complex="12pt" style:font-style-complex="normal" style:font-weight-complex="normal"/>
    </style:style>
    <style:style style:name="P115"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fd37" officeooo:paragraph-rsid="0085efa4" style:font-size-asian="12pt" style:font-style-asian="normal" style:font-weight-asian="normal" style:font-size-complex="12pt" style:font-style-complex="normal" style:font-weight-complex="normal"/>
    </style:style>
    <style:style style:name="P116"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fd37" officeooo:paragraph-rsid="005cfd37" style:font-size-asian="12pt" style:font-style-asian="normal" style:font-weight-asian="normal" style:font-size-complex="12pt" style:font-style-complex="normal" style:font-weight-complex="normal"/>
    </style:style>
    <style:style style:name="P117"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fd37" officeooo:paragraph-rsid="00676e06" style:font-size-asian="12pt" style:font-style-asian="normal" style:font-weight-asian="normal" style:font-size-complex="12pt" style:font-style-complex="normal" style:font-weight-complex="normal"/>
    </style:style>
    <style:style style:name="P118"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b5c7d" officeooo:paragraph-rsid="005b5c7d" style:font-size-asian="12pt" style:font-style-asian="normal" style:font-weight-asian="normal" style:font-size-complex="12pt" style:font-style-complex="normal" style:font-weight-complex="normal"/>
    </style:style>
    <style:style style:name="P119"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b5c7d" officeooo:paragraph-rsid="00676e06" style:font-size-asian="12pt" style:font-style-asian="normal" style:font-weight-asian="normal" style:font-size-complex="12pt" style:font-style-complex="normal" style:font-weight-complex="normal"/>
    </style:style>
    <style:style style:name="P120"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b5c7d" officeooo:paragraph-rsid="006a0a90" style:font-size-asian="12pt" style:font-style-asian="normal" style:font-weight-asian="normal" style:font-size-complex="12pt" style:font-style-complex="normal" style:font-weight-complex="normal"/>
    </style:style>
    <style:style style:name="P121"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b5c7d" officeooo:paragraph-rsid="006e64aa" style:font-size-asian="12pt" style:font-style-asian="normal" style:font-weight-asian="normal" style:font-size-complex="12pt" style:font-style-complex="normal" style:font-weight-complex="normal"/>
    </style:style>
    <style:style style:name="P122"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b5c7d" officeooo:paragraph-rsid="0075594c" style:font-size-asian="12pt" style:font-style-asian="normal" style:font-weight-asian="normal" style:font-size-complex="12pt" style:font-style-complex="normal" style:font-weight-complex="normal"/>
    </style:style>
    <style:style style:name="P123"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b5c7d" officeooo:paragraph-rsid="007b1f11" style:font-size-asian="12pt" style:font-style-asian="normal" style:font-weight-asian="normal" style:font-size-complex="12pt" style:font-style-complex="normal" style:font-weight-complex="normal"/>
    </style:style>
    <style:style style:name="P124"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b5c7d" officeooo:paragraph-rsid="007d8597" style:font-size-asian="12pt" style:font-style-asian="normal" style:font-weight-asian="normal" style:font-size-complex="12pt" style:font-style-complex="normal" style:font-weight-complex="normal"/>
    </style:style>
    <style:style style:name="P125"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b5c7d" officeooo:paragraph-rsid="007f1420" style:font-size-asian="12pt" style:font-style-asian="normal" style:font-weight-asian="normal" style:font-size-complex="12pt" style:font-style-complex="normal" style:font-weight-complex="normal"/>
    </style:style>
    <style:style style:name="P126"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b5c7d" officeooo:paragraph-rsid="00842cb0" style:font-size-asian="12pt" style:font-style-asian="normal" style:font-weight-asian="normal" style:font-size-complex="12pt" style:font-style-complex="normal" style:font-weight-complex="normal"/>
    </style:style>
    <style:style style:name="P127"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68613b" officeooo:paragraph-rsid="00676e06" style:font-size-asian="12pt" style:font-style-asian="normal" style:font-weight-asian="normal" style:font-size-complex="12pt" style:font-style-complex="normal" style:font-weight-complex="normal"/>
    </style:style>
    <style:style style:name="P128"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6c03f3" officeooo:paragraph-rsid="006a0a90" style:font-size-asian="12pt" style:font-style-asian="normal" style:font-weight-asian="normal" style:font-size-complex="12pt" style:font-style-complex="normal" style:font-weight-complex="normal"/>
    </style:style>
    <style:style style:name="P129"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6c03f3" officeooo:paragraph-rsid="006c03f3" style:font-size-asian="12pt" style:font-style-asian="normal" style:font-weight-asian="normal" style:font-size-complex="12pt" style:font-style-complex="normal" style:font-weight-complex="normal"/>
    </style:style>
    <style:style style:name="P130"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6c03f3" officeooo:paragraph-rsid="007366ba" style:font-size-asian="12pt" style:font-style-asian="normal" style:font-weight-asian="normal" style:font-size-complex="12pt" style:font-style-complex="normal" style:font-weight-complex="normal"/>
    </style:style>
    <style:style style:name="P131"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6c03f3" officeooo:paragraph-rsid="006e64aa" style:font-size-asian="12pt" style:font-style-asian="normal" style:font-weight-asian="normal" style:font-size-complex="12pt" style:font-style-complex="normal" style:font-weight-complex="normal"/>
    </style:style>
    <style:style style:name="P132"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6c03f3" officeooo:paragraph-rsid="0075594c" style:font-size-asian="12pt" style:font-style-asian="normal" style:font-weight-asian="normal" style:font-size-complex="12pt" style:font-style-complex="normal" style:font-weight-complex="normal"/>
    </style:style>
    <style:style style:name="P133"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6c03f3" officeooo:paragraph-rsid="007a76c1" style:font-size-asian="12pt" style:font-style-asian="normal" style:font-weight-asian="normal" style:font-size-complex="12pt" style:font-style-complex="normal" style:font-weight-complex="normal"/>
    </style:style>
    <style:style style:name="P134"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6c03f3" officeooo:paragraph-rsid="007d8597" style:font-size-asian="12pt" style:font-style-asian="normal" style:font-weight-asian="normal" style:font-size-complex="12pt" style:font-style-complex="normal" style:font-weight-complex="normal"/>
    </style:style>
    <style:style style:name="P135"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6c03f3" officeooo:paragraph-rsid="007f1420" style:font-size-asian="12pt" style:font-style-asian="normal" style:font-weight-asian="normal" style:font-size-complex="12pt" style:font-style-complex="normal" style:font-weight-complex="normal"/>
    </style:style>
    <style:style style:name="P136"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6c03f3" officeooo:paragraph-rsid="0084bf8b" style:font-size-asian="12pt" style:font-style-asian="normal" style:font-weight-asian="normal" style:font-size-complex="12pt" style:font-style-complex="normal" style:font-weight-complex="normal"/>
    </style:style>
    <style:style style:name="P137"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6c03f3" officeooo:paragraph-rsid="00829744" style:font-size-asian="12pt" style:font-style-asian="normal" style:font-weight-asian="normal" style:font-size-complex="12pt" style:font-style-complex="normal" style:font-weight-complex="normal"/>
    </style:style>
    <style:style style:name="P138"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7366ba" officeooo:paragraph-rsid="007366ba" style:font-size-asian="12pt" style:font-style-asian="normal" style:font-weight-asian="normal" style:font-size-complex="12pt" style:font-style-complex="normal" style:font-weight-complex="normal"/>
    </style:style>
    <style:style style:name="P139"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7366ba" officeooo:paragraph-rsid="0075594c" style:font-size-asian="12pt" style:font-style-asian="normal" style:font-weight-asian="normal" style:font-size-complex="12pt" style:font-style-complex="normal" style:font-weight-complex="normal"/>
    </style:style>
    <style:style style:name="P140"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7366ba" officeooo:paragraph-rsid="007a76c1" style:font-size-asian="12pt" style:font-style-asian="normal" style:font-weight-asian="normal" style:font-size-complex="12pt" style:font-style-complex="normal" style:font-weight-complex="normal"/>
    </style:style>
    <style:style style:name="P141"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7366ba" officeooo:paragraph-rsid="007d8597" style:font-size-asian="12pt" style:font-style-asian="normal" style:font-weight-asian="normal" style:font-size-complex="12pt" style:font-style-complex="normal" style:font-weight-complex="normal"/>
    </style:style>
    <style:style style:name="P142"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7366ba" officeooo:paragraph-rsid="007f1420" style:font-size-asian="12pt" style:font-style-asian="normal" style:font-weight-asian="normal" style:font-size-complex="12pt" style:font-style-complex="normal" style:font-weight-complex="normal"/>
    </style:style>
    <style:style style:name="P143"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7366ba" officeooo:paragraph-rsid="00829744" style:font-size-asian="12pt" style:font-style-asian="normal" style:font-weight-asian="normal" style:font-size-complex="12pt" style:font-style-complex="normal" style:font-weight-complex="normal"/>
    </style:style>
    <style:style style:name="P144"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6c244a" officeooo:paragraph-rsid="0075594c" style:font-size-asian="12pt" style:font-style-asian="normal" style:font-weight-asian="normal" style:font-size-complex="12pt" style:font-style-complex="normal" style:font-weight-complex="normal"/>
    </style:style>
    <style:style style:name="P145"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6c244a" officeooo:paragraph-rsid="007d8597" style:font-size-asian="12pt" style:font-style-asian="normal" style:font-weight-asian="normal" style:font-size-complex="12pt" style:font-style-complex="normal" style:font-weight-complex="normal"/>
    </style:style>
    <style:style style:name="P146"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6c244a" officeooo:paragraph-rsid="007f1420" style:font-size-asian="12pt" style:font-style-asian="normal" style:font-weight-asian="normal" style:font-size-complex="12pt" style:font-style-complex="normal" style:font-weight-complex="normal"/>
    </style:style>
    <style:style style:name="P147"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829744" officeooo:paragraph-rsid="00829744" style:font-size-asian="12pt" style:font-style-asian="normal" style:font-weight-asian="normal" style:font-size-complex="12pt" style:font-style-complex="normal" style:font-weight-complex="normal"/>
    </style:style>
    <style:style style:name="P148"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97d9e" officeooo:paragraph-rsid="008dd093" style:font-size-asian="12pt" style:font-style-asian="normal" style:font-weight-asian="normal" style:font-size-complex="12pt" style:font-style-complex="normal" style:font-weight-complex="normal"/>
    </style:style>
    <style:style style:name="P149"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9761e8" officeooo:paragraph-rsid="009761e8" style:font-size-asian="12pt" style:font-style-asian="normal" style:font-weight-asian="normal" style:font-size-complex="12pt" style:font-style-complex="normal" style:font-weight-complex="normal"/>
    </style:style>
    <style:style style:name="P150" style:family="paragraph" style:parent-style-name="Standard">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9761e8" officeooo:paragraph-rsid="009761e8" style:font-size-asian="12pt" style:font-style-asian="normal" style:font-weight-asian="normal" style:font-size-complex="12pt" style:font-style-complex="normal" style:font-weight-complex="normal"/>
    </style:style>
    <style:style style:name="P151" style:family="paragraph" style:parent-style-name="Standard">
      <style:paragraph-properties fo:line-height="100%" fo:text-align="start" style:justify-single-word="false"/>
      <style:text-properties fo:font-variant="normal" fo:text-transform="none" fo:color="#323232" style:font-name="Liberation Serif" fo:font-size="12pt" fo:letter-spacing="normal" fo:font-style="normal" fo:font-weight="normal" officeooo:rsid="009761e8" officeooo:paragraph-rsid="009761e8" style:font-size-asian="12pt" style:font-style-asian="normal" style:font-weight-asian="normal" style:font-size-complex="12pt" style:font-style-complex="normal" style:font-weight-complex="normal"/>
    </style:style>
    <style:style style:name="P152"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normal" officeooo:rsid="00899c77" officeooo:paragraph-rsid="00899c77" style:font-size-asian="12pt" style:font-style-asian="italic" style:font-weight-asian="normal" style:font-size-complex="12pt" style:font-style-complex="italic" style:font-weight-complex="normal"/>
    </style:style>
    <style:style style:name="P153"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normal" officeooo:rsid="003950e8" officeooo:paragraph-rsid="003ce55f" style:font-size-asian="12pt" style:font-style-asian="italic" style:font-weight-asian="normal" style:font-size-complex="12pt" style:font-style-complex="italic" style:font-weight-complex="normal"/>
    </style:style>
    <style:style style:name="P154"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normal" officeooo:rsid="0051edc3" officeooo:paragraph-rsid="0051edc3" style:font-size-asian="12pt" style:font-style-asian="italic" style:font-weight-asian="normal" style:font-size-complex="12pt" style:font-style-complex="italic" style:font-weight-complex="normal"/>
    </style:style>
    <style:style style:name="P155"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normal" officeooo:rsid="005cbaf9" officeooo:paragraph-rsid="0085efa4" style:font-size-asian="12pt" style:font-style-asian="italic" style:font-weight-asian="normal" style:font-size-complex="12pt" style:font-style-complex="italic" style:font-weight-complex="normal"/>
    </style:style>
    <style:style style:name="P156"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normal" officeooo:rsid="005cbaf9" officeooo:paragraph-rsid="00660cce" style:font-size-asian="12pt" style:font-style-asian="italic" style:font-weight-asian="normal" style:font-size-complex="12pt" style:font-style-complex="italic" style:font-weight-complex="normal"/>
    </style:style>
    <style:style style:name="P157"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normal" officeooo:rsid="005cbaf9" officeooo:paragraph-rsid="00676e06" style:font-size-asian="12pt" style:font-style-asian="italic" style:font-weight-asian="normal" style:font-size-complex="12pt" style:font-style-complex="italic" style:font-weight-complex="normal"/>
    </style:style>
    <style:style style:name="P158"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normal" officeooo:rsid="005cbaf9" officeooo:paragraph-rsid="006a0a90" style:font-size-asian="12pt" style:font-style-asian="italic" style:font-weight-asian="normal" style:font-size-complex="12pt" style:font-style-complex="italic" style:font-weight-complex="normal"/>
    </style:style>
    <style:style style:name="P159"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normal" officeooo:rsid="005cbaf9" officeooo:paragraph-rsid="006e64aa" style:font-size-asian="12pt" style:font-style-asian="italic" style:font-weight-asian="normal" style:font-size-complex="12pt" style:font-style-complex="italic" style:font-weight-complex="normal"/>
    </style:style>
    <style:style style:name="P160"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normal" officeooo:rsid="005cbaf9" officeooo:paragraph-rsid="0075594c" style:font-size-asian="12pt" style:font-style-asian="italic" style:font-weight-asian="normal" style:font-size-complex="12pt" style:font-style-complex="italic" style:font-weight-complex="normal"/>
    </style:style>
    <style:style style:name="P161"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normal" officeooo:rsid="005cbaf9" officeooo:paragraph-rsid="007a76c1" style:font-size-asian="12pt" style:font-style-asian="italic" style:font-weight-asian="normal" style:font-size-complex="12pt" style:font-style-complex="italic" style:font-weight-complex="normal"/>
    </style:style>
    <style:style style:name="P162"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normal" officeooo:rsid="005cbaf9" officeooo:paragraph-rsid="007d8597" style:font-size-asian="12pt" style:font-style-asian="italic" style:font-weight-asian="normal" style:font-size-complex="12pt" style:font-style-complex="italic" style:font-weight-complex="normal"/>
    </style:style>
    <style:style style:name="P163"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normal" officeooo:rsid="005cbaf9" officeooo:paragraph-rsid="007f1420" style:font-size-asian="12pt" style:font-style-asian="italic" style:font-weight-asian="normal" style:font-size-complex="12pt" style:font-style-complex="italic" style:font-weight-complex="normal"/>
    </style:style>
    <style:style style:name="P164"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normal" officeooo:rsid="005cbaf9" officeooo:paragraph-rsid="00829744" style:font-size-asian="12pt" style:font-style-asian="italic" style:font-weight-asian="normal" style:font-size-complex="12pt" style:font-style-complex="italic" style:font-weight-complex="normal"/>
    </style:style>
    <style:style style:name="P165"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bold" officeooo:rsid="00597d9e" officeooo:paragraph-rsid="0085efa4" style:font-size-asian="12pt" style:font-style-asian="italic" style:font-weight-asian="bold" style:font-size-complex="12pt" style:font-style-complex="italic" style:font-weight-complex="bold"/>
    </style:style>
    <style:style style:name="P166"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bold" officeooo:rsid="00597d9e" officeooo:paragraph-rsid="005b5c7d" style:font-size-asian="12pt" style:font-style-asian="italic" style:font-weight-asian="bold" style:font-size-complex="12pt" style:font-style-complex="italic" style:font-weight-complex="bold"/>
    </style:style>
    <style:style style:name="P167"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bold" officeooo:rsid="00597d9e" officeooo:paragraph-rsid="00676e06" style:font-size-asian="12pt" style:font-style-asian="italic" style:font-weight-asian="bold" style:font-size-complex="12pt" style:font-style-complex="italic" style:font-weight-complex="bold"/>
    </style:style>
    <style:style style:name="P168"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bold" officeooo:rsid="00597d9e" officeooo:paragraph-rsid="006a0a90" style:font-size-asian="12pt" style:font-style-asian="italic" style:font-weight-asian="bold" style:font-size-complex="12pt" style:font-style-complex="italic" style:font-weight-complex="bold"/>
    </style:style>
    <style:style style:name="P169"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bold" officeooo:rsid="00597d9e" officeooo:paragraph-rsid="006e64aa" style:font-size-asian="12pt" style:font-style-asian="italic" style:font-weight-asian="bold" style:font-size-complex="12pt" style:font-style-complex="italic" style:font-weight-complex="bold"/>
    </style:style>
    <style:style style:name="P170"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bold" officeooo:rsid="00597d9e" officeooo:paragraph-rsid="0075594c" style:font-size-asian="12pt" style:font-style-asian="italic" style:font-weight-asian="bold" style:font-size-complex="12pt" style:font-style-complex="italic" style:font-weight-complex="bold"/>
    </style:style>
    <style:style style:name="P171"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bold" officeooo:rsid="00597d9e" officeooo:paragraph-rsid="007a76c1" style:font-size-asian="12pt" style:font-style-asian="italic" style:font-weight-asian="bold" style:font-size-complex="12pt" style:font-style-complex="italic" style:font-weight-complex="bold"/>
    </style:style>
    <style:style style:name="P172"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bold" officeooo:rsid="00597d9e" officeooo:paragraph-rsid="007d8597" style:font-size-asian="12pt" style:font-style-asian="italic" style:font-weight-asian="bold" style:font-size-complex="12pt" style:font-style-complex="italic" style:font-weight-complex="bold"/>
    </style:style>
    <style:style style:name="P173"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bold" officeooo:rsid="00597d9e" officeooo:paragraph-rsid="007f1420" style:font-size-asian="12pt" style:font-style-asian="italic" style:font-weight-asian="bold" style:font-size-complex="12pt" style:font-style-complex="italic" style:font-weight-complex="bold"/>
    </style:style>
    <style:style style:name="P174"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bold" officeooo:rsid="00597d9e" officeooo:paragraph-rsid="0082979d" style:font-size-asian="12pt" style:font-style-asian="italic" style:font-weight-asian="bold" style:font-size-complex="12pt" style:font-style-complex="italic" style:font-weight-complex="bold"/>
    </style:style>
    <style:style style:name="P175"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bold" officeooo:rsid="005b5c7d" officeooo:paragraph-rsid="0085efa4" style:font-size-asian="12pt" style:font-style-asian="italic" style:font-weight-asian="bold" style:font-size-complex="12pt" style:font-style-complex="italic" style:font-weight-complex="bold"/>
    </style:style>
    <style:style style:name="P176"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bold" officeooo:rsid="005b5c7d" officeooo:paragraph-rsid="005b5c7d" style:font-size-asian="12pt" style:font-style-asian="italic" style:font-weight-asian="bold" style:font-size-complex="12pt" style:font-style-complex="italic" style:font-weight-complex="bold"/>
    </style:style>
    <style:style style:name="P177"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bold" officeooo:rsid="005b5c7d" officeooo:paragraph-rsid="00676e06" style:font-size-asian="12pt" style:font-style-asian="italic" style:font-weight-asian="bold" style:font-size-complex="12pt" style:font-style-complex="italic" style:font-weight-complex="bold"/>
    </style:style>
    <style:style style:name="P178"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bold" officeooo:rsid="005b5c7d" officeooo:paragraph-rsid="006a0a90" style:font-size-asian="12pt" style:font-style-asian="italic" style:font-weight-asian="bold" style:font-size-complex="12pt" style:font-style-complex="italic" style:font-weight-complex="bold"/>
    </style:style>
    <style:style style:name="P179"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bold" officeooo:rsid="005b5c7d" officeooo:paragraph-rsid="006e64aa" style:font-size-asian="12pt" style:font-style-asian="italic" style:font-weight-asian="bold" style:font-size-complex="12pt" style:font-style-complex="italic" style:font-weight-complex="bold"/>
    </style:style>
    <style:style style:name="P180"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bold" officeooo:rsid="005b5c7d" officeooo:paragraph-rsid="0075594c" style:font-size-asian="12pt" style:font-style-asian="italic" style:font-weight-asian="bold" style:font-size-complex="12pt" style:font-style-complex="italic" style:font-weight-complex="bold"/>
    </style:style>
    <style:style style:name="P181"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bold" officeooo:rsid="005b5c7d" officeooo:paragraph-rsid="007a76c1" style:font-size-asian="12pt" style:font-style-asian="italic" style:font-weight-asian="bold" style:font-size-complex="12pt" style:font-style-complex="italic" style:font-weight-complex="bold"/>
    </style:style>
    <style:style style:name="P182"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bold" officeooo:rsid="005b5c7d" officeooo:paragraph-rsid="007d8597" style:font-size-asian="12pt" style:font-style-asian="italic" style:font-weight-asian="bold" style:font-size-complex="12pt" style:font-style-complex="italic" style:font-weight-complex="bold"/>
    </style:style>
    <style:style style:name="P183"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bold" officeooo:rsid="005b5c7d" officeooo:paragraph-rsid="007f1420" style:font-size-asian="12pt" style:font-style-asian="italic" style:font-weight-asian="bold" style:font-size-complex="12pt" style:font-style-complex="italic" style:font-weight-complex="bold"/>
    </style:style>
    <style:style style:name="P184"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bold" officeooo:rsid="005b5c7d" officeooo:paragraph-rsid="00829744" style:font-size-asian="12pt" style:font-style-asian="italic" style:font-weight-asian="bold" style:font-size-complex="12pt" style:font-style-complex="italic" style:font-weight-complex="bold"/>
    </style:style>
    <style:style style:name="P185"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bold" officeooo:rsid="005cfd37" officeooo:paragraph-rsid="0085efa4" style:font-size-asian="12pt" style:font-style-asian="italic" style:font-weight-asian="bold" style:font-size-complex="12pt" style:font-style-complex="italic" style:font-weight-complex="bold"/>
    </style:style>
    <style:style style:name="P186"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bold" officeooo:rsid="005cfd37" officeooo:paragraph-rsid="005cfd37" style:font-size-asian="12pt" style:font-style-asian="italic" style:font-weight-asian="bold" style:font-size-complex="12pt" style:font-style-complex="italic" style:font-weight-complex="bold"/>
    </style:style>
    <style:style style:name="P187"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bold" officeooo:rsid="005cfd37" officeooo:paragraph-rsid="00676e06" style:font-size-asian="12pt" style:font-style-asian="italic" style:font-weight-asian="bold" style:font-size-complex="12pt" style:font-style-complex="italic" style:font-weight-complex="bold"/>
    </style:style>
    <style:style style:name="P188"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bold" officeooo:rsid="005cfd37" officeooo:paragraph-rsid="006a0a90" style:font-size-asian="12pt" style:font-style-asian="italic" style:font-weight-asian="bold" style:font-size-complex="12pt" style:font-style-complex="italic" style:font-weight-complex="bold"/>
    </style:style>
    <style:style style:name="P189"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bold" officeooo:rsid="005cfd37" officeooo:paragraph-rsid="006e64aa" style:font-size-asian="12pt" style:font-style-asian="italic" style:font-weight-asian="bold" style:font-size-complex="12pt" style:font-style-complex="italic" style:font-weight-complex="bold"/>
    </style:style>
    <style:style style:name="P190"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bold" officeooo:rsid="005cfd37" officeooo:paragraph-rsid="0075594c" style:font-size-asian="12pt" style:font-style-asian="italic" style:font-weight-asian="bold" style:font-size-complex="12pt" style:font-style-complex="italic" style:font-weight-complex="bold"/>
    </style:style>
    <style:style style:name="P191"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bold" officeooo:rsid="005cfd37" officeooo:paragraph-rsid="007a76c1" style:font-size-asian="12pt" style:font-style-asian="italic" style:font-weight-asian="bold" style:font-size-complex="12pt" style:font-style-complex="italic" style:font-weight-complex="bold"/>
    </style:style>
    <style:style style:name="P192"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bold" officeooo:rsid="005cfd37" officeooo:paragraph-rsid="007d8597" style:font-size-asian="12pt" style:font-style-asian="italic" style:font-weight-asian="bold" style:font-size-complex="12pt" style:font-style-complex="italic" style:font-weight-complex="bold"/>
    </style:style>
    <style:style style:name="P193"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bold" officeooo:rsid="005cfd37" officeooo:paragraph-rsid="007f1420" style:font-size-asian="12pt" style:font-style-asian="italic" style:font-weight-asian="bold" style:font-size-complex="12pt" style:font-style-complex="italic" style:font-weight-complex="bold"/>
    </style:style>
    <style:style style:name="P194"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bold" officeooo:rsid="005cfd37" officeooo:paragraph-rsid="00829744" style:font-size-asian="12pt" style:font-style-asian="italic" style:font-weight-asian="bold" style:font-size-complex="12pt" style:font-style-complex="italic" style:font-weight-complex="bold"/>
    </style:style>
    <style:style style:name="P195"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bold" officeooo:rsid="00597d9e" officeooo:paragraph-rsid="00676e06" style:font-size-asian="12pt" style:font-weight-asian="bold" style:font-size-complex="12pt" style:font-weight-complex="bold"/>
    </style:style>
    <style:style style:name="P196"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bold" officeooo:rsid="00597d9e" officeooo:paragraph-rsid="006a0a90" style:font-size-asian="12pt" style:font-weight-asian="bold" style:font-size-complex="12pt" style:font-weight-complex="bold"/>
    </style:style>
    <style:style style:name="P197"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bold" officeooo:rsid="00597d9e" officeooo:paragraph-rsid="006e64aa" style:font-size-asian="12pt" style:font-weight-asian="bold" style:font-size-complex="12pt" style:font-weight-complex="bold"/>
    </style:style>
    <style:style style:name="P198"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bold" officeooo:rsid="00597d9e" officeooo:paragraph-rsid="0075594c" style:font-size-asian="12pt" style:font-weight-asian="bold" style:font-size-complex="12pt" style:font-weight-complex="bold"/>
    </style:style>
    <style:style style:name="P199"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bold" officeooo:rsid="00597d9e" officeooo:paragraph-rsid="007a76c1" style:font-size-asian="12pt" style:font-weight-asian="bold" style:font-size-complex="12pt" style:font-weight-complex="bold"/>
    </style:style>
    <style:style style:name="P200"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bold" officeooo:rsid="00597d9e" officeooo:paragraph-rsid="007d8597" style:font-size-asian="12pt" style:font-weight-asian="bold" style:font-size-complex="12pt" style:font-weight-complex="bold"/>
    </style:style>
    <style:style style:name="P201"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bold" officeooo:rsid="00597d9e" officeooo:paragraph-rsid="007f1420" style:font-size-asian="12pt" style:font-weight-asian="bold" style:font-size-complex="12pt" style:font-weight-complex="bold"/>
    </style:style>
    <style:style style:name="P202" style:family="paragraph" style:parent-style-name="Standard" style:list-style-name="L1">
      <style:paragraph-properties fo:line-height="200%" fo:text-align="start" style:justify-single-word="false"/>
      <style:text-properties fo:font-variant="normal" fo:text-transform="none" fo:color="#323232" style:font-name="Liberation Serif" fo:font-size="12pt" fo:letter-spacing="normal" fo:font-style="italic" fo:font-weight="bold" officeooo:rsid="00597d9e" officeooo:paragraph-rsid="00829744" style:font-size-asian="12pt" style:font-weight-asian="bold" style:font-size-complex="12pt" style:font-weight-complex="bold"/>
    </style:style>
    <style:style style:name="P203" style:family="paragraph" style:parent-style-name="Standard">
      <style:paragraph-properties fo:line-height="200%" fo:text-align="start" style:justify-single-word="false"/>
      <style:text-properties fo:font-variant="normal" fo:text-transform="none" fo:color="#663300" style:font-name="Liberation Serif" fo:font-size="12pt" fo:letter-spacing="normal" fo:font-style="normal" fo:font-weight="normal" officeooo:rsid="00293c8c" officeooo:paragraph-rsid="009b60c9" style:font-size-asian="12pt" style:font-style-asian="normal" style:font-weight-asian="normal" style:font-size-complex="12pt" style:font-style-complex="normal" style:font-weight-complex="normal"/>
    </style:style>
    <style:style style:name="P204" style:family="paragraph" style:parent-style-name="Standard">
      <style:paragraph-properties fo:line-height="200%" fo:text-align="start" style:justify-single-word="false"/>
      <style:text-properties fo:font-variant="normal" fo:text-transform="none" fo:color="#663300" style:font-name="Liberation Serif" fo:font-size="12pt" fo:letter-spacing="normal" fo:font-style="normal" fo:font-weight="normal" officeooo:rsid="00293c8c" officeooo:paragraph-rsid="00b9349b" style:font-size-asian="12pt" style:font-style-asian="normal" style:font-weight-asian="normal" style:font-size-complex="12pt" style:font-style-complex="normal" style:font-weight-complex="normal"/>
    </style:style>
    <style:style style:name="P205" style:family="paragraph" style:parent-style-name="Standard">
      <style:paragraph-properties fo:line-height="200%" fo:text-align="start" style:justify-single-word="false"/>
      <style:text-properties fo:font-variant="normal" fo:text-transform="none" fo:color="#663300" style:font-name="Liberation Serif" fo:font-size="12pt" fo:letter-spacing="normal" fo:font-style="normal" fo:font-weight="normal" officeooo:rsid="00293c8c" officeooo:paragraph-rsid="00bbd9d5" style:font-size-asian="12pt" style:font-style-asian="normal" style:font-weight-asian="normal" style:font-size-complex="12pt" style:font-style-complex="normal" style:font-weight-complex="normal"/>
    </style:style>
    <style:style style:name="P206" style:family="paragraph" style:parent-style-name="Standard">
      <style:paragraph-properties fo:line-height="200%" fo:text-align="start" style:justify-single-word="false"/>
      <style:text-properties fo:font-variant="normal" fo:text-transform="none" fo:color="#663300" style:font-name="Liberation Serif" fo:font-size="12pt" fo:letter-spacing="normal" fo:font-style="normal" fo:font-weight="normal" officeooo:rsid="00293c8c" officeooo:paragraph-rsid="00c1aa1a" style:font-size-asian="12pt" style:font-style-asian="normal" style:font-weight-asian="normal" style:font-size-complex="12pt" style:font-style-complex="normal" style:font-weight-complex="normal"/>
    </style:style>
    <style:style style:name="P207" style:family="paragraph" style:parent-style-name="Standard">
      <style:paragraph-properties fo:line-height="200%" fo:text-align="start" style:justify-single-word="false"/>
      <style:text-properties fo:font-variant="normal" fo:text-transform="none" fo:color="#663300" style:font-name="Liberation Serif" fo:font-size="12pt" fo:letter-spacing="normal" fo:font-style="normal" fo:font-weight="normal" officeooo:rsid="00293c8c" officeooo:paragraph-rsid="00c72347" style:font-size-asian="12pt" style:font-style-asian="normal" style:font-weight-asian="normal" style:font-size-complex="12pt" style:font-style-complex="normal" style:font-weight-complex="normal"/>
    </style:style>
    <style:style style:name="P208" style:family="paragraph" style:parent-style-name="Standard">
      <style:paragraph-properties fo:line-height="200%" fo:text-align="start" style:justify-single-word="false"/>
      <style:text-properties fo:font-variant="normal" fo:text-transform="none" fo:color="#663300" style:font-name="Liberation Serif" fo:font-size="12pt" fo:letter-spacing="normal" fo:font-style="normal" fo:font-weight="normal" officeooo:rsid="00293c8c" officeooo:paragraph-rsid="00ca9066" style:font-size-asian="12pt" style:font-style-asian="normal" style:font-weight-asian="normal" style:font-size-complex="12pt" style:font-style-complex="normal" style:font-weight-complex="normal"/>
    </style:style>
    <style:style style:name="P209" style:family="paragraph" style:parent-style-name="Standard">
      <style:paragraph-properties fo:line-height="200%" fo:text-align="start" style:justify-single-word="false"/>
      <style:text-properties fo:font-variant="normal" fo:text-transform="none" fo:color="#663300" style:font-name="Liberation Serif" fo:font-size="12pt" fo:letter-spacing="normal" fo:font-style="normal" fo:font-weight="normal" officeooo:rsid="00293c8c" officeooo:paragraph-rsid="00df1251" style:font-size-asian="12pt" style:font-style-asian="normal" style:font-weight-asian="normal" style:font-size-complex="12pt" style:font-style-complex="normal" style:font-weight-complex="normal"/>
    </style:style>
    <style:style style:name="P210" style:family="paragraph" style:parent-style-name="Standard">
      <style:paragraph-properties fo:line-height="100%" fo:text-align="start" style:justify-single-word="false"/>
      <style:text-properties fo:font-variant="normal" fo:text-transform="none" fo:color="#663300" style:font-name="Liberation Serif" fo:font-size="12pt" fo:letter-spacing="normal" fo:font-style="normal" fo:font-weight="normal" officeooo:rsid="00293c8c" officeooo:paragraph-rsid="0099d536" style:font-size-asian="12pt" style:font-style-asian="normal" style:font-weight-asian="normal" style:font-size-complex="12pt" style:font-style-complex="normal" style:font-weight-complex="normal"/>
    </style:style>
    <style:style style:name="P211" style:family="paragraph" style:parent-style-name="Standard">
      <style:paragraph-properties fo:line-height="200%" fo:text-align="start" style:justify-single-word="false"/>
      <style:text-properties fo:font-variant="normal" fo:text-transform="none" fo:color="#996600" style:font-name="Liberation Serif" fo:font-size="12pt" fo:letter-spacing="normal" fo:font-style="normal" fo:font-weight="normal" officeooo:rsid="00293c8c" officeooo:paragraph-rsid="00a2e15e" style:font-size-asian="12pt" style:font-style-asian="normal" style:font-weight-asian="normal" style:font-size-complex="12pt" style:font-style-complex="normal" style:font-weight-complex="normal"/>
    </style:style>
    <style:style style:name="P212" style:family="paragraph" style:parent-style-name="Standard">
      <style:paragraph-properties fo:line-height="200%" fo:text-align="start" style:justify-single-word="false"/>
      <style:text-properties fo:font-variant="normal" fo:text-transform="none" fo:color="#996600" style:font-name="Liberation Serif" fo:font-size="12pt" fo:letter-spacing="normal" fo:font-style="normal" fo:font-weight="normal" officeooo:rsid="00293c8c" officeooo:paragraph-rsid="00a4f7df" style:font-size-asian="12pt" style:font-style-asian="normal" style:font-weight-asian="normal" style:font-size-complex="12pt" style:font-style-complex="normal" style:font-weight-complex="normal"/>
    </style:style>
    <style:style style:name="P213" style:family="paragraph" style:parent-style-name="Standard">
      <style:paragraph-properties fo:line-height="200%" fo:text-align="start" style:justify-single-word="false"/>
      <style:text-properties fo:font-variant="normal" fo:text-transform="none" fo:color="#996600" style:font-name="Liberation Serif" fo:font-size="12pt" fo:letter-spacing="normal" fo:font-style="normal" fo:font-weight="normal" officeooo:rsid="00293c8c" officeooo:paragraph-rsid="00a91b2c" style:font-size-asian="12pt" style:font-style-asian="normal" style:font-weight-asian="normal" style:font-size-complex="12pt" style:font-style-complex="normal" style:font-weight-complex="normal"/>
    </style:style>
    <style:style style:name="P214" style:family="paragraph" style:parent-style-name="Standard">
      <style:paragraph-properties fo:line-height="200%" fo:text-align="start" style:justify-single-word="false"/>
      <style:text-properties fo:font-variant="normal" fo:text-transform="none" fo:color="#996600" style:font-name="Liberation Serif" fo:font-size="12pt" fo:letter-spacing="normal" fo:font-style="normal" fo:font-weight="normal" officeooo:rsid="00293c8c" officeooo:paragraph-rsid="00aaf6a5" style:font-size-asian="12pt" style:font-style-asian="normal" style:font-weight-asian="normal" style:font-size-complex="12pt" style:font-style-complex="normal" style:font-weight-complex="normal"/>
    </style:style>
    <style:style style:name="P215" style:family="paragraph" style:parent-style-name="Standard">
      <style:paragraph-properties fo:line-height="200%" fo:text-align="start" style:justify-single-word="false"/>
      <style:text-properties fo:font-variant="normal" fo:text-transform="none" fo:color="#996600" style:font-name="Liberation Serif" fo:font-size="12pt" fo:letter-spacing="normal" fo:font-style="normal" fo:font-weight="normal" officeooo:rsid="00293c8c" officeooo:paragraph-rsid="00ad2834" style:font-size-asian="12pt" style:font-style-asian="normal" style:font-weight-asian="normal" style:font-size-complex="12pt" style:font-style-complex="normal" style:font-weight-complex="normal"/>
    </style:style>
    <style:style style:name="P216" style:family="paragraph" style:parent-style-name="Standard">
      <style:paragraph-properties fo:line-height="200%" fo:text-align="start" style:justify-single-word="false"/>
      <style:text-properties fo:font-variant="normal" fo:text-transform="none" fo:color="#996600" style:font-name="Liberation Serif" fo:font-size="12pt" fo:letter-spacing="normal" fo:font-style="normal" fo:font-weight="normal" officeooo:rsid="00293c8c" officeooo:paragraph-rsid="00b9349b" style:font-size-asian="12pt" style:font-style-asian="normal" style:font-weight-asian="normal" style:font-size-complex="12pt" style:font-style-complex="normal" style:font-weight-complex="normal"/>
    </style:style>
    <style:style style:name="P217" style:family="paragraph" style:parent-style-name="Standard">
      <style:paragraph-properties fo:line-height="200%" fo:text-align="start" style:justify-single-word="false"/>
      <style:text-properties fo:font-variant="normal" fo:text-transform="none" fo:color="#996600" style:font-name="Liberation Serif" fo:font-size="12pt" fo:letter-spacing="normal" fo:font-style="normal" fo:font-weight="normal" officeooo:rsid="00293c8c" officeooo:paragraph-rsid="00b9f34c" style:font-size-asian="12pt" style:font-style-asian="normal" style:font-weight-asian="normal" style:font-size-complex="12pt" style:font-style-complex="normal" style:font-weight-complex="normal"/>
    </style:style>
    <style:style style:name="P218" style:family="paragraph" style:parent-style-name="Standard">
      <style:paragraph-properties fo:line-height="200%" fo:text-align="start" style:justify-single-word="false"/>
      <style:text-properties fo:font-variant="normal" fo:text-transform="none" fo:color="#996600" style:font-name="Liberation Serif" fo:font-size="12pt" fo:letter-spacing="normal" fo:font-style="normal" fo:font-weight="normal" officeooo:rsid="00293c8c" officeooo:paragraph-rsid="00bbd9d5" style:font-size-asian="12pt" style:font-style-asian="normal" style:font-weight-asian="normal" style:font-size-complex="12pt" style:font-style-complex="normal" style:font-weight-complex="normal"/>
    </style:style>
    <style:style style:name="P219" style:family="paragraph" style:parent-style-name="Standard">
      <style:paragraph-properties fo:line-height="200%" fo:text-align="start" style:justify-single-word="false"/>
      <style:text-properties fo:font-variant="normal" fo:text-transform="none" fo:color="#996600" style:font-name="Liberation Serif" fo:font-size="12pt" fo:letter-spacing="normal" fo:font-style="normal" fo:font-weight="normal" officeooo:rsid="00293c8c" officeooo:paragraph-rsid="00c1aa1a" style:font-size-asian="12pt" style:font-style-asian="normal" style:font-weight-asian="normal" style:font-size-complex="12pt" style:font-style-complex="normal" style:font-weight-complex="normal"/>
    </style:style>
    <style:style style:name="P220" style:family="paragraph" style:parent-style-name="Standard">
      <style:paragraph-properties fo:line-height="200%" fo:text-align="start" style:justify-single-word="false"/>
      <style:text-properties fo:font-variant="normal" fo:text-transform="none" fo:color="#996600" style:font-name="Liberation Serif" fo:font-size="12pt" fo:letter-spacing="normal" fo:font-style="normal" fo:font-weight="normal" officeooo:rsid="00293c8c" officeooo:paragraph-rsid="00c72347" style:font-size-asian="12pt" style:font-style-asian="normal" style:font-weight-asian="normal" style:font-size-complex="12pt" style:font-style-complex="normal" style:font-weight-complex="normal"/>
    </style:style>
    <style:style style:name="P221" style:family="paragraph" style:parent-style-name="Standard">
      <style:paragraph-properties fo:line-height="200%" fo:text-align="start" style:justify-single-word="false"/>
      <style:text-properties fo:font-variant="normal" fo:text-transform="none" fo:color="#996600" style:font-name="Liberation Serif" fo:font-size="12pt" fo:letter-spacing="normal" fo:font-style="normal" fo:font-weight="normal" officeooo:rsid="00293c8c" officeooo:paragraph-rsid="00cee6f7" style:font-size-asian="12pt" style:font-style-asian="normal" style:font-weight-asian="normal" style:font-size-complex="12pt" style:font-style-complex="normal" style:font-weight-complex="normal"/>
    </style:style>
    <style:style style:name="P222" style:family="paragraph" style:parent-style-name="Standard">
      <style:paragraph-properties fo:line-height="200%" fo:text-align="start" style:justify-single-word="false"/>
      <style:text-properties fo:font-variant="normal" fo:text-transform="none" fo:color="#996600" style:font-name="Liberation Serif" fo:font-size="12pt" fo:letter-spacing="normal" fo:font-style="normal" fo:font-weight="normal" officeooo:rsid="00293c8c" officeooo:paragraph-rsid="00d8db7b" style:font-size-asian="12pt" style:font-style-asian="normal" style:font-weight-asian="normal" style:font-size-complex="12pt" style:font-style-complex="normal" style:font-weight-complex="normal"/>
    </style:style>
    <style:style style:name="P223" style:family="paragraph" style:parent-style-name="Standard">
      <style:paragraph-properties fo:line-height="200%" fo:text-align="start" style:justify-single-word="false"/>
      <style:text-properties fo:font-variant="normal" fo:text-transform="none" fo:color="#996600" style:font-name="Liberation Serif" fo:font-size="12pt" fo:letter-spacing="normal" fo:font-style="normal" fo:font-weight="normal" officeooo:rsid="00293c8c" officeooo:paragraph-rsid="00db9653" style:font-size-asian="12pt" style:font-style-asian="normal" style:font-weight-asian="normal" style:font-size-complex="12pt" style:font-style-complex="normal" style:font-weight-complex="normal"/>
    </style:style>
    <style:style style:name="P224" style:family="paragraph" style:parent-style-name="Standard">
      <style:paragraph-properties fo:line-height="200%" fo:text-align="start" style:justify-single-word="false"/>
      <style:text-properties fo:font-variant="normal" fo:text-transform="none" fo:color="#996600" style:font-name="Liberation Serif" fo:font-size="12pt" fo:letter-spacing="normal" fo:font-style="normal" fo:font-weight="normal" officeooo:rsid="00293c8c" officeooo:paragraph-rsid="00dd51f0" style:font-size-asian="12pt" style:font-style-asian="normal" style:font-weight-asian="normal" style:font-size-complex="12pt" style:font-style-complex="normal" style:font-weight-complex="normal"/>
    </style:style>
    <style:style style:name="P225" style:family="paragraph" style:parent-style-name="Standard">
      <style:paragraph-properties fo:line-height="200%" fo:text-align="start" style:justify-single-word="false"/>
      <style:text-properties fo:font-variant="normal" fo:text-transform="none" fo:color="#996600" style:font-name="Liberation Serif" fo:font-size="12pt" fo:letter-spacing="normal" fo:font-style="normal" fo:font-weight="normal" officeooo:rsid="00293c8c" officeooo:paragraph-rsid="00df1251" style:font-size-asian="12pt" style:font-style-asian="normal" style:font-weight-asian="normal" style:font-size-complex="12pt" style:font-style-complex="normal" style:font-weight-complex="normal"/>
    </style:style>
    <style:style style:name="P226" style:family="paragraph" style:parent-style-name="Standard">
      <style:paragraph-properties fo:line-height="100%" fo:text-align="start" style:justify-single-word="false"/>
      <style:text-properties fo:font-variant="normal" fo:text-transform="none" fo:color="#996600" style:font-name="Liberation Serif" fo:font-size="12pt" fo:letter-spacing="normal" fo:font-style="normal" fo:font-weight="normal" officeooo:rsid="00293c8c" officeooo:paragraph-rsid="00aaf6a5" style:font-size-asian="12pt" style:font-style-asian="normal" style:font-weight-asian="normal" style:font-size-complex="12pt" style:font-style-complex="normal" style:font-weight-complex="normal"/>
    </style:style>
    <style:style style:name="P227" style:family="paragraph" style:parent-style-name="Standard">
      <style:paragraph-properties fo:line-height="100%" fo:text-align="start" style:justify-single-word="false"/>
      <style:text-properties fo:font-variant="normal" fo:text-transform="none" fo:color="#996600" style:font-name="Liberation Serif" fo:font-size="12pt" fo:letter-spacing="normal" fo:font-style="normal" fo:font-weight="normal" officeooo:rsid="00293c8c" officeooo:paragraph-rsid="00b7e477" style:font-size-asian="12pt" style:font-style-asian="normal" style:font-weight-asian="normal" style:font-size-complex="12pt" style:font-style-complex="normal" style:font-weight-complex="normal"/>
    </style:style>
    <style:style style:name="P228" style:family="paragraph" style:parent-style-name="Standard" style:list-style-name="L1">
      <style:paragraph-properties fo:line-height="200%" fo:text-align="start" style:justify-single-word="false"/>
      <style:text-properties officeooo:paragraph-rsid="001dea2f"/>
    </style:style>
    <style:style style:name="P229" style:family="paragraph" style:parent-style-name="Standard" style:list-style-name="L1">
      <style:paragraph-properties fo:line-height="200%" fo:text-align="start" style:justify-single-word="false"/>
      <style:text-properties fo:font-weight="normal" officeooo:rsid="001edc6c" officeooo:paragraph-rsid="0024e89a" style:font-weight-asian="normal" style:font-weight-complex="normal"/>
    </style:style>
    <style:style style:name="P230" style:family="paragraph" style:parent-style-name="Standard" style:list-style-name="L1">
      <style:paragraph-properties fo:line-height="200%" fo:text-align="start" style:justify-single-word="false"/>
      <style:text-properties fo:font-weight="normal" officeooo:rsid="00293c8c" officeooo:paragraph-rsid="0060595b" style:font-weight-asian="normal" style:font-weight-complex="normal"/>
    </style:style>
    <style:style style:name="P231" style:family="paragraph" style:parent-style-name="Standard" style:list-style-name="L1">
      <style:paragraph-properties fo:line-height="200%" fo:text-align="start" style:justify-single-word="false"/>
      <style:text-properties fo:font-weight="normal" officeooo:rsid="00293c8c" officeooo:paragraph-rsid="003ef2a9" style:font-weight-asian="normal" style:font-weight-complex="normal"/>
    </style:style>
    <style:style style:name="P232" style:family="paragraph" style:parent-style-name="Standard" style:list-style-name="L1">
      <style:paragraph-properties fo:line-height="200%" fo:text-align="start" style:justify-single-word="false"/>
      <style:text-properties fo:font-weight="normal" officeooo:rsid="005911ed" officeooo:paragraph-rsid="005911ed" style:font-weight-asian="normal" style:font-weight-complex="normal"/>
    </style:style>
    <style:style style:name="P233" style:family="paragraph" style:parent-style-name="Standard" style:list-style-name="L1">
      <style:paragraph-properties fo:line-height="200%" fo:text-align="start" style:justify-single-word="false"/>
      <style:text-properties fo:font-weight="normal" officeooo:rsid="005911ed" officeooo:paragraph-rsid="008dd093" style:font-weight-asian="normal" style:font-weight-complex="normal"/>
    </style:style>
    <style:style style:name="P234" style:family="paragraph" style:parent-style-name="Standard" style:list-style-name="L1">
      <style:paragraph-properties fo:line-height="200%" fo:text-align="start" style:justify-single-word="false"/>
      <style:text-properties fo:font-weight="normal" officeooo:rsid="005cfd37" officeooo:paragraph-rsid="006a0a90" style:font-weight-asian="normal" style:font-weight-complex="normal"/>
    </style:style>
    <style:style style:name="P235" style:family="paragraph">
      <loext:graphic-properties draw:fill-color="#ffffff"/>
    </style:style>
    <style:style style:name="P236" style:family="paragraph">
      <loext:graphic-properties draw:fill-color="#eeeeee"/>
      <style:paragraph-properties fo:text-align="center"/>
      <style:text-properties fo:font-size="12pt"/>
    </style:style>
    <style:style style:name="P237" style:family="paragraph">
      <style:paragraph-properties fo:text-align="center"/>
      <style:text-properties fo:font-size="12pt"/>
    </style:style>
    <style:style style:name="P238" style:family="paragraph">
      <style:paragraph-properties fo:text-align="center"/>
    </style:style>
    <style:style style:name="P239" style:family="paragraph">
      <loext:graphic-properties draw:fill-color="#eeeeee"/>
      <style:paragraph-properties fo:text-align="center"/>
    </style:style>
    <style:style style:name="P240" style:family="paragraph">
      <loext:graphic-properties draw:fill-color="#eeeeee"/>
      <style:paragraph-properties fo:text-align="center"/>
      <style:text-properties fo:color="#800000"/>
    </style:style>
    <style:style style:name="P241" style:family="paragraph">
      <style:text-properties fo:font-size="12pt"/>
    </style:style>
    <style:style style:name="P242" style:family="paragraph">
      <loext:graphic-properties draw:fill-color="#eeeeee"/>
      <style:paragraph-properties fo:text-align="center"/>
      <style:text-properties fo:color="#800000" fo:font-size="12pt"/>
    </style:style>
    <style:style style:name="P243" style:family="paragraph">
      <loext:graphic-properties draw:fill="none" draw:fill-color="#ffffff"/>
      <style:text-properties fo:color="#ff3333" fo:font-size="9pt" fo:font-style="italic" style:font-size-asian="9pt" style:font-style-asian="italic" style:font-size-complex="9pt" style:font-style-complex="italic"/>
    </style:style>
    <style:style style:name="P244" style:family="paragraph">
      <loext:graphic-properties draw:fill="none" draw:fill-color="#ffffff"/>
      <style:text-properties fo:color="#cc66ff" fo:font-size="9pt" style:font-size-asian="9pt" style:font-size-complex="9pt"/>
    </style:style>
    <style:style style:name="P245" style:family="paragraph">
      <loext:graphic-properties draw:fill-color="#ffffff"/>
      <style:paragraph-properties fo:text-align="center"/>
    </style:style>
    <style:style style:name="P246" style:family="paragraph">
      <loext:graphic-properties draw:fill-color="#808080"/>
      <style:text-properties fo:color="#eeeeee" fo:font-size="12pt" fo:font-weight="bold" style:font-weight-asian="bold" style:font-weight-complex="bold"/>
    </style:style>
    <style:style style:name="P247" style:family="paragraph">
      <loext:graphic-properties draw:fill="solid" draw:fill-color="#cc66ff"/>
      <style:paragraph-properties fo:text-align="center"/>
      <style:text-properties fo:color="#ffffff" fo:font-style="italic" fo:font-weight="bold" style:font-style-asian="italic" style:font-weight-asian="bold" style:font-style-complex="italic" style:font-weight-complex="bold"/>
    </style:style>
    <style:style style:name="P248" style:family="paragraph">
      <loext:graphic-properties draw:fill-color="#808080"/>
      <style:paragraph-properties fo:text-align="center"/>
      <style:text-properties fo:color="#eeeeee" fo:font-size="12pt" fo:font-weight="bold" style:font-weight-asian="bold" style:font-weight-complex="bold"/>
    </style:style>
    <style:style style:name="P249" style:family="paragraph">
      <loext:graphic-properties draw:fill="solid" draw:fill-color="#ffffff"/>
    </style:style>
    <style:style style:name="P250" style:family="paragraph">
      <loext:graphic-properties draw:fill-color="#ffffff"/>
      <style:paragraph-properties fo:text-align="center"/>
      <style:text-properties fo:color="#006600" fo:font-weight="bold" style:font-weight-asian="bold" style:font-weight-complex="bold"/>
    </style:style>
    <style:style style:name="P251" style:family="paragraph">
      <loext:graphic-properties draw:fill-color="#ffffff"/>
      <style:text-properties fo:font-size="12pt"/>
    </style:style>
    <style:style style:name="P252" style:family="paragraph">
      <loext:graphic-properties draw:fill="solid" draw:fill-color="#ffff99"/>
      <style:text-properties fo:color="#007826" fo:font-size="12pt" fo:font-weight="bold" style:font-weight-asian="bold" style:font-weight-complex="bold"/>
    </style:style>
    <style:style style:name="P253" style:family="paragraph">
      <style:text-properties fo:color="#9933ff"/>
    </style:style>
    <style:style style:name="P254" style:family="paragraph">
      <loext:graphic-properties draw:fill="solid" draw:fill-color="#cc66ff"/>
      <style:text-properties fo:color="#9933ff" fo:font-size="12pt" fo:font-weight="bold" style:font-weight-asian="bold" style:font-weight-complex="bold"/>
    </style:style>
    <style:style style:name="P255" style:family="paragraph">
      <style:text-properties fo:color="#000099"/>
    </style:style>
    <style:style style:name="P256" style:family="paragraph">
      <loext:graphic-properties draw:fill="solid" draw:fill-color="#ff00cc"/>
      <style:text-properties fo:color="#000099" fo:font-size="12pt" fo:font-weight="bold" style:font-weight-asian="bold" style:font-weight-complex="bold"/>
    </style:style>
    <style:style style:name="P257" style:family="paragraph">
      <loext:graphic-properties draw:fill-color="#ff0000"/>
      <style:paragraph-properties fo:text-align="center"/>
    </style:style>
    <style:style style:name="P258" style:family="paragraph">
      <loext:graphic-properties draw:fill-color="#eeeeee"/>
    </style:style>
    <style:style style:name="P259" style:family="paragraph">
      <loext:graphic-properties draw:fill="solid" draw:fill-color="#dddddd"/>
    </style:style>
    <style:style style:name="P260" style:family="paragraph">
      <style:paragraph-properties fo:text-align="center"/>
      <style:text-properties fo:color="#9900ff"/>
    </style:style>
    <style:style style:name="P261" style:family="paragraph">
      <loext:graphic-properties draw:fill="solid" draw:fill-color="#eeeeee"/>
      <style:paragraph-properties fo:text-align="center"/>
      <style:text-properties fo:color="#9900ff" fo:font-size="12pt" fo:font-weight="bold" style:font-weight-asian="bold" style:font-weight-complex="bold"/>
    </style:style>
    <style:style style:name="P262" style:family="paragraph">
      <style:text-properties fo:color="#007826" fo:font-weight="bold" style:font-weight-asian="bold" style:font-weight-complex="bold"/>
    </style:style>
    <style:style style:name="P263" style:family="paragraph">
      <loext:graphic-properties draw:fill="solid" draw:fill-color="#dddddd"/>
      <style:text-properties fo:color="#007826" fo:font-weight="bold" style:font-weight-asian="bold" style:font-weight-complex="bold"/>
    </style:style>
    <style:style style:name="P264" style:family="paragraph">
      <loext:graphic-properties draw:fill-color="#ffffff"/>
      <style:paragraph-properties fo:text-align="center"/>
      <style:text-properties fo:color="#007826" fo:font-size="12pt" fo:font-weight="bold" style:font-weight-asian="bold" style:font-weight-complex="bold"/>
    </style:style>
    <style:style style:name="P265" style:family="paragraph">
      <loext:graphic-properties draw:fill="solid" draw:fill-color="#eeeeee"/>
    </style:style>
    <style:style style:name="P266" style:family="paragraph">
      <style:text-properties fo:color="#006600" fo:font-weight="bold" style:font-weight-asian="bold" style:font-weight-complex="bold"/>
    </style:style>
    <style:style style:name="P267" style:family="paragraph">
      <loext:graphic-properties draw:fill="solid" draw:fill-color="#ffffff"/>
      <style:text-properties fo:color="#006600" fo:font-weight="bold" style:font-weight-asian="bold" style:font-weight-complex="bold"/>
    </style:style>
    <style:style style:name="P268" style:family="paragraph">
      <style:text-properties fo:color="#009933" fo:font-weight="bold" style:font-weight-asian="bold" style:font-weight-complex="bold"/>
    </style:style>
    <style:style style:name="P269" style:family="paragraph">
      <loext:graphic-properties draw:fill="solid" draw:fill-color="#eeeeee"/>
      <style:text-properties fo:color="#009933" fo:font-weight="bold" style:font-weight-asian="bold" style:font-weight-complex="bold"/>
    </style:style>
    <style:style style:name="P270" style:family="paragraph">
      <loext:graphic-properties draw:fill-color="#ffffff"/>
      <style:text-properties fo:color="#006600" fo:font-weight="bold" style:font-weight-asian="bold" style:font-weight-complex="bold"/>
    </style:style>
    <style:style style:name="P271" style:family="paragraph">
      <loext:graphic-properties draw:fill="solid" draw:fill-color="#ffff99"/>
      <style:paragraph-properties fo:text-align="center"/>
      <style:text-properties fo:color="#007826" fo:font-size="12pt" fo:font-weight="bold" style:font-weight-asian="bold" style:font-weight-complex="bold"/>
    </style:style>
    <style:style style:name="P272" style:family="paragraph">
      <style:paragraph-properties fo:text-align="center"/>
      <style:text-properties fo:color="#9933ff"/>
    </style:style>
    <style:style style:name="P273" style:family="paragraph">
      <loext:graphic-properties draw:fill="solid" draw:fill-color="#eeeeee"/>
      <style:text-properties fo:color="#007826" fo:font-size="12pt" fo:font-weight="bold" style:font-weight-asian="bold" style:font-weight-complex="bold"/>
    </style:style>
    <style:style style:name="P274" style:family="paragraph">
      <loext:graphic-properties draw:fill="none" draw:fill-color="#ffffff"/>
    </style:style>
    <style:style style:name="P275" style:family="paragraph">
      <style:paragraph-properties fo:text-align="center"/>
      <style:text-properties fo:color="#006600" fo:font-weight="bold" style:font-weight-asian="bold" style:font-weight-complex="bold"/>
    </style:style>
    <style:style style:name="P276" style:family="paragraph">
      <style:paragraph-properties fo:text-align="center"/>
      <style:text-properties fo:color="#660066"/>
    </style:style>
    <style:style style:name="P277" style:family="paragraph">
      <loext:graphic-properties draw:fill="solid" draw:fill-color="#cc66ff"/>
      <style:paragraph-properties fo:text-align="center"/>
      <style:text-properties fo:color="#660066" fo:font-size="12pt" fo:font-weight="bold" style:font-weight-asian="bold" style:font-weight-complex="bold"/>
    </style:style>
    <style:style style:name="P278" style:family="paragraph">
      <style:paragraph-properties fo:text-align="center"/>
      <style:text-properties fo:color="#000099"/>
    </style:style>
    <style:style style:name="P279" style:family="paragraph">
      <style:paragraph-properties fo:text-align="center"/>
      <style:text-properties fo:color="#009933" fo:font-weight="bold" style:font-weight-asian="bold" style:font-weight-complex="bold"/>
    </style:style>
    <style:style style:name="P280" style:family="paragraph">
      <loext:graphic-properties draw:fill="solid" draw:fill-color="#eeeeee"/>
      <style:paragraph-properties fo:text-align="center"/>
      <style:text-properties fo:color="#009933" fo:font-weight="bold" style:font-weight-asian="bold" style:font-weight-complex="bold"/>
    </style:style>
    <style:style style:name="P281" style:family="paragraph">
      <loext:graphic-properties draw:fill="solid" draw:fill-color="#ff00cc"/>
      <style:paragraph-properties fo:text-align="center"/>
      <style:text-properties fo:color="#000099" fo:font-size="12pt" fo:font-weight="bold" style:font-weight-asian="bold" style:font-weight-complex="bold"/>
    </style:style>
    <style:style style:name="P282" style:family="paragraph">
      <loext:graphic-properties draw:fill-color="#ff0000"/>
      <style:paragraph-properties fo:text-align="center"/>
      <style:text-properties fo:font-size="12pt"/>
    </style:style>
    <style:style style:name="P283" style:family="paragraph">
      <loext:graphic-properties draw:fill="solid" draw:fill-color="#eeeeee"/>
      <style:text-properties fo:color="#006600" fo:font-size="12pt" fo:font-weight="bold" style:font-weight-asian="bold" style:font-weight-complex="bold"/>
    </style:style>
    <style:style style:name="P284" style:family="paragraph">
      <style:paragraph-properties fo:text-align="center"/>
      <style:text-properties fo:color="#00331a" fo:font-weight="bold" style:font-weight-asian="bold" style:font-weight-complex="bold"/>
    </style:style>
    <style:style style:name="P285" style:family="paragraph">
      <loext:graphic-properties draw:fill-color="#ffffff"/>
      <style:paragraph-properties fo:text-align="center"/>
      <style:text-properties fo:color="#00331a" fo:font-weight="bold" style:font-weight-asian="bold" style:font-weight-complex="bold"/>
    </style:style>
    <style:style style:name="P286" style:family="paragraph">
      <style:text-properties fo:color="#193300" fo:font-weight="bold" style:font-weight-asian="bold" style:font-weight-complex="bold"/>
    </style:style>
    <style:style style:name="P287" style:family="paragraph">
      <loext:graphic-properties draw:fill="solid" draw:fill-color="#eeeeee"/>
      <style:text-properties fo:color="#193300" fo:font-weight="bold" style:font-weight-asian="bold" style:font-weight-complex="bold"/>
    </style:style>
    <style:style style:name="P288" style:family="paragraph">
      <style:text-properties fo:color="#0000ff" fo:font-weight="bold" style:font-weight-asian="bold" style:font-weight-complex="bold"/>
    </style:style>
    <style:style style:name="P289" style:family="paragraph">
      <loext:graphic-properties draw:fill="none" draw:fill-color="#ffffff"/>
      <style:text-properties fo:color="#0000ff" fo:font-weight="bold" style:font-weight-asian="bold" style:font-weight-complex="bold"/>
    </style:style>
    <style:style style:name="P290" style:family="paragraph">
      <style:paragraph-properties fo:text-align="center"/>
      <style:text-properties fo:color="#800000"/>
    </style:style>
    <style:style style:name="P291" style:family="paragraph">
      <loext:graphic-properties draw:fill-color="#ffffff"/>
      <style:paragraph-properties fo:text-align="center"/>
      <style:text-properties fo:color="#800000"/>
    </style:style>
    <style:style style:name="P292" style:family="paragraph">
      <style:paragraph-properties fo:text-align="center"/>
      <style:text-properties fo:color="#3333ff"/>
    </style:style>
    <style:style style:name="P293" style:family="paragraph">
      <loext:graphic-properties draw:fill-color="#ffffff"/>
      <style:paragraph-properties fo:text-align="center"/>
      <style:text-properties fo:color="#3333ff" fo:font-weight="bold" style:font-weight-asian="bold" style:font-weight-complex="bold"/>
    </style:style>
    <style:style style:name="P294" style:family="paragraph">
      <style:paragraph-properties fo:text-align="center"/>
      <style:text-properties fo:color="#006600"/>
    </style:style>
    <style:style style:name="P295" style:family="paragraph">
      <style:paragraph-properties fo:text-align="center"/>
      <style:text-properties fo:color="#009999" fo:font-weight="bold" style:font-weight-asian="bold" style:font-weight-complex="bold"/>
    </style:style>
    <style:style style:name="P296" style:family="paragraph">
      <loext:graphic-properties draw:fill-color="#ffffff"/>
      <style:paragraph-properties fo:text-align="center"/>
      <style:text-properties fo:color="#009999" fo:font-weight="bold" style:font-weight-asian="bold" style:font-weight-complex="bold"/>
    </style:style>
    <style:style style:name="T1" style:family="text">
      <style:text-properties fo:font-variant="normal" fo:text-transform="none" fo:color="#323232" style:font-name="Liberation Serif" fo:font-size="12pt" fo:letter-spacing="normal" fo:font-style="normal" style:font-size-asian="12pt" style:font-size-complex="12pt"/>
    </style:style>
    <style:style style:name="T2" style:family="text">
      <style:text-properties fo:font-variant="normal" fo:text-transform="none" fo:color="#323232" style:font-name="Liberation Serif" fo:font-size="12pt" fo:letter-spacing="normal" fo:font-style="normal" officeooo:rsid="001dea2f" style:font-size-asian="12pt" style:font-size-complex="12pt"/>
    </style:style>
    <style:style style:name="T3" style:family="text">
      <style:text-properties fo:font-variant="normal" fo:text-transform="none" fo:color="#323232" style:font-name="Liberation Serif" fo:font-size="12pt" fo:letter-spacing="normal" fo:font-style="normal" officeooo:rsid="001fd8df" style:font-size-asian="12pt" style:font-size-complex="12pt"/>
    </style:style>
    <style:style style:name="T4" style:family="text">
      <style:text-properties fo:font-variant="normal" fo:text-transform="none" fo:color="#323232" style:font-name="Liberation Serif" fo:font-size="12pt" fo:letter-spacing="normal" fo:font-style="normal" officeooo:rsid="0020de9c" style:font-size-asian="12pt" style:font-size-complex="12pt"/>
    </style:style>
    <style:style style:name="T5" style:family="text">
      <style:text-properties fo:font-variant="normal" fo:text-transform="none" fo:color="#323232" style:font-name="Liberation Serif" fo:font-size="12pt" fo:letter-spacing="normal" fo:font-style="normal" officeooo:rsid="00217aa2" style:font-size-asian="12pt" style:font-size-complex="12pt"/>
    </style:style>
    <style:style style:name="T6" style:family="text">
      <style:text-properties fo:font-variant="normal" fo:text-transform="none" fo:color="#323232" style:font-name="Liberation Serif" fo:font-size="12pt" fo:letter-spacing="normal" fo:font-style="normal" officeooo:rsid="00233514" style:font-size-asian="12pt" style:font-size-complex="12pt"/>
    </style:style>
    <style:style style:name="T7" style:family="text">
      <style:text-properties fo:font-variant="normal" fo:text-transform="none" fo:color="#323232" style:font-name="Liberation Serif" fo:font-size="12pt" fo:letter-spacing="normal" fo:font-style="normal" officeooo:rsid="0024e89a" style:font-size-asian="12pt" style:font-size-complex="12pt"/>
    </style:style>
    <style:style style:name="T8" style:family="text">
      <style:text-properties fo:font-variant="normal" fo:text-transform="none" fo:color="#323232" style:font-name="Liberation Serif" fo:font-size="12pt" fo:letter-spacing="normal" fo:font-style="normal" officeooo:rsid="0026a694" style:font-size-asian="12pt" style:font-size-complex="12pt"/>
    </style:style>
    <style:style style:name="T9" style:family="text">
      <style:text-properties fo:font-variant="normal" fo:text-transform="none" fo:color="#323232" style:font-name="Liberation Serif" fo:font-size="12pt" fo:letter-spacing="normal" fo:font-style="normal" officeooo:rsid="0027b055" style:font-size-asian="12pt" style:font-size-complex="12pt"/>
    </style:style>
    <style:style style:name="T10" style:family="text">
      <style:text-properties fo:font-variant="normal" fo:text-transform="none" fo:color="#323232" style:font-name="Liberation Serif" fo:font-size="12pt" fo:letter-spacing="normal" fo:font-style="normal" officeooo:rsid="002b1256" style:font-size-asian="12pt" style:font-size-complex="12pt"/>
    </style:style>
    <style:style style:name="T11" style:family="text">
      <style:text-properties fo:font-variant="normal" fo:text-transform="none" fo:color="#323232" style:font-name="Liberation Serif" fo:font-size="12pt" fo:letter-spacing="normal" fo:font-style="normal" officeooo:rsid="003950e8" style:font-size-asian="12pt" style:font-size-complex="12pt"/>
    </style:style>
    <style:style style:name="T12" style:family="text">
      <style:text-properties fo:font-variant="normal" fo:text-transform="none" fo:color="#323232" style:font-name="Liberation Serif" fo:font-size="12pt" fo:letter-spacing="normal" fo:font-style="normal" officeooo:rsid="002c3c71" style:font-size-asian="12pt" style:font-size-complex="12pt"/>
    </style:style>
    <style:style style:name="T13" style:family="text">
      <style:text-properties fo:font-variant="normal" fo:text-transform="none" fo:color="#323232" style:font-name="Liberation Serif" fo:font-size="12pt" fo:letter-spacing="normal" fo:font-style="normal" style:font-size-asian="12pt" style:font-style-asian="normal" style:font-size-complex="12pt" style:font-style-complex="normal"/>
    </style:style>
    <style:style style:name="T14" style:family="text">
      <style:text-properties fo:font-variant="normal" fo:text-transform="none" fo:color="#323232" style:font-name="Liberation Serif" fo:font-size="12pt" fo:letter-spacing="normal" fo:font-style="normal" officeooo:rsid="00593963" style:font-size-asian="12pt" style:font-style-asian="normal" style:font-size-complex="12pt" style:font-style-complex="normal"/>
    </style:style>
    <style:style style:name="T15" style:family="text">
      <style:text-properties fo:font-variant="normal" fo:text-transform="none" fo:color="#323232" style:font-name="Liberation Serif" fo:font-size="12pt" fo:letter-spacing="normal" fo:font-style="normal" fo:font-weight="normal" style:font-size-asian="12pt" style:font-weight-asian="normal" style:font-size-complex="12pt" style:font-weight-complex="normal"/>
    </style:style>
    <style:style style:name="T16" style:family="text">
      <style:text-properties fo:font-variant="normal" fo:text-transform="none" fo:color="#323232" style:font-name="Liberation Serif" fo:font-size="12pt" fo:letter-spacing="normal" fo:font-style="normal" fo:font-weight="normal" officeooo:rsid="001c8d26" style:font-size-asian="12pt" style:font-weight-asian="normal" style:font-size-complex="12pt" style:font-weight-complex="normal"/>
    </style:style>
    <style:style style:name="T17" style:family="text">
      <style:text-properties fo:font-variant="normal" fo:text-transform="none" fo:color="#323232" style:font-name="Liberation Serif" fo:font-size="12pt" fo:letter-spacing="normal" fo:font-style="normal" fo:font-weight="normal" officeooo:rsid="001dea2f" style:font-size-asian="12pt" style:font-weight-asian="normal" style:font-size-complex="12pt" style:font-weight-complex="normal"/>
    </style:style>
    <style:style style:name="T18" style:family="text">
      <style:text-properties fo:font-variant="normal" fo:text-transform="none" fo:color="#323232" style:font-name="Liberation Serif" fo:font-size="12pt" fo:letter-spacing="normal" fo:font-style="normal" fo:font-weight="normal" officeooo:rsid="001aa0c5" style:font-size-asian="12pt" style:font-weight-asian="normal" style:font-size-complex="12pt" style:font-weight-complex="normal"/>
    </style:style>
    <style:style style:name="T19" style:family="text">
      <style:text-properties fo:font-variant="normal" fo:text-transform="none" fo:color="#323232" style:font-name="Liberation Serif" fo:font-size="12pt" fo:letter-spacing="normal" fo:font-style="italic" officeooo:rsid="003ef2a9" style:font-size-asian="12pt" style:font-style-asian="italic" style:font-size-complex="12pt" style:font-style-complex="italic"/>
    </style:style>
    <style:style style:name="T20" style:family="text">
      <style:text-properties fo:font-variant="normal" fo:text-transform="none" fo:color="#323232" style:font-name="Liberation Serif" fo:font-size="12pt" fo:letter-spacing="normal" fo:font-style="italic" officeooo:rsid="003ce55f" style:font-size-asian="12pt" style:font-style-asian="italic" style:font-size-complex="12pt" style:font-style-complex="italic"/>
    </style:style>
    <style:style style:name="T21" style:family="text">
      <style:text-properties fo:font-variant="normal" fo:text-transform="none" fo:color="#323232" style:font-name="Liberation Serif" fo:font-size="12pt" fo:letter-spacing="normal" fo:font-style="italic" officeooo:rsid="003ab61a" style:font-size-asian="12pt" style:font-style-asian="italic" style:font-size-complex="12pt" style:font-style-complex="italic"/>
    </style:style>
    <style:style style:name="T22" style:family="text">
      <style:text-properties fo:font-weight="normal" style:font-weight-asian="normal" style:font-weight-complex="normal"/>
    </style:style>
    <style:style style:name="T23" style:family="text">
      <style:text-properties fo:font-weight="normal" officeooo:rsid="001dea2f" style:font-weight-asian="normal" style:font-weight-complex="normal"/>
    </style:style>
    <style:style style:name="T24" style:family="text">
      <style:text-properties fo:font-weight="normal" officeooo:rsid="001aa0c5" style:font-weight-asian="normal" style:font-weight-complex="normal"/>
    </style:style>
    <style:style style:name="T25" style:family="text">
      <style:text-properties style:font-name="Liberation Serif" fo:font-size="12pt" fo:font-weight="normal" officeooo:rsid="001aa0c5" style:font-size-asian="12pt" style:font-weight-asian="normal" style:font-size-complex="12pt" style:font-weight-complex="normal"/>
    </style:style>
    <style:style style:name="T26" style:family="text">
      <style:text-properties officeooo:rsid="003950e8"/>
    </style:style>
    <style:style style:name="T27" style:family="text">
      <style:text-properties fo:font-style="italic" style:font-style-asian="italic" style:font-style-complex="italic"/>
    </style:style>
    <style:style style:name="T28" style:family="text">
      <style:text-properties fo:font-style="italic" officeooo:rsid="004e88bc" style:font-style-asian="italic" style:font-style-complex="italic"/>
    </style:style>
    <style:style style:name="T29" style:family="text">
      <style:text-properties fo:font-style="italic" officeooo:rsid="004ede0b" style:font-style-asian="italic" style:font-style-complex="italic"/>
    </style:style>
    <style:style style:name="T30" style:family="text">
      <style:text-properties fo:font-style="italic" officeooo:rsid="006c03f3" style:font-style-asian="italic" style:font-style-complex="italic"/>
    </style:style>
    <style:style style:name="T31" style:family="text">
      <style:text-properties fo:font-style="italic" officeooo:rsid="006d645a" style:font-style-asian="italic" style:font-style-complex="italic"/>
    </style:style>
    <style:style style:name="T32" style:family="text">
      <style:text-properties fo:font-style="italic" officeooo:rsid="00729a19" style:font-style-asian="italic" style:font-style-complex="italic"/>
    </style:style>
    <style:style style:name="T33" style:family="text">
      <style:text-properties fo:font-style="italic" officeooo:rsid="007366ba" style:font-style-asian="italic" style:font-style-complex="italic"/>
    </style:style>
    <style:style style:name="T34" style:family="text">
      <style:text-properties fo:font-style="italic" officeooo:rsid="007982ae" style:font-style-asian="italic" style:font-style-complex="italic"/>
    </style:style>
    <style:style style:name="T35" style:family="text">
      <style:text-properties fo:font-style="italic" officeooo:rsid="003950e8"/>
    </style:style>
    <style:style style:name="T36" style:family="text">
      <style:text-properties fo:font-style="italic" officeooo:rsid="003ab61a"/>
    </style:style>
    <style:style style:name="T37" style:family="text">
      <style:text-properties fo:font-style="italic" officeooo:rsid="003ca675"/>
    </style:style>
    <style:style style:name="T38" style:family="text">
      <style:text-properties fo:font-style="italic" officeooo:rsid="003ce55f"/>
    </style:style>
    <style:style style:name="T39" style:family="text">
      <style:text-properties fo:font-style="italic" officeooo:rsid="003e3a7a"/>
    </style:style>
    <style:style style:name="T40" style:family="text">
      <style:text-properties fo:font-style="italic" officeooo:rsid="003ef2a9"/>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fo:font-style="italic" fo:font-weight="bold" officeooo:rsid="003ab61a" style:font-style-asian="italic" style:font-weight-asian="bold" style:font-style-complex="italic" style:font-weight-complex="bold"/>
    </style:style>
    <style:style style:name="T43" style:family="text">
      <style:text-properties fo:font-style="italic" fo:font-weight="bold" officeooo:rsid="004a21f2" style:font-style-asian="italic" style:font-weight-asian="bold" style:font-style-complex="italic" style:font-weight-complex="bold"/>
    </style:style>
    <style:style style:name="T44" style:family="text">
      <style:text-properties fo:font-style="italic" fo:font-weight="bold" officeooo:rsid="004e88bc" style:font-style-asian="italic" style:font-weight-asian="bold" style:font-style-complex="italic" style:font-weight-complex="bold"/>
    </style:style>
    <style:style style:name="T45" style:family="text">
      <style:text-properties fo:font-style="italic" fo:font-weight="bold" officeooo:rsid="0068613b" style:font-style-asian="italic" style:font-weight-asian="bold" style:font-style-complex="italic" style:font-weight-complex="bold"/>
    </style:style>
    <style:style style:name="T46" style:family="text">
      <style:text-properties fo:font-style="italic" fo:font-weight="bold" officeooo:rsid="006d645a" style:font-style-asian="italic" style:font-weight-asian="bold" style:font-style-complex="italic" style:font-weight-complex="bold"/>
    </style:style>
    <style:style style:name="T47" style:family="text">
      <style:text-properties fo:font-style="italic" fo:font-weight="bold" officeooo:rsid="006f9087" style:font-style-asian="italic" style:font-weight-asian="bold" style:font-style-complex="italic" style:font-weight-complex="bold"/>
    </style:style>
    <style:style style:name="T48" style:family="text">
      <style:text-properties fo:font-style="italic" fo:font-weight="bold" officeooo:rsid="00716780" style:font-style-asian="italic" style:font-weight-asian="bold" style:font-style-complex="italic" style:font-weight-complex="bold"/>
    </style:style>
    <style:style style:name="T49" style:family="text">
      <style:text-properties fo:font-style="italic" fo:font-weight="bold" officeooo:rsid="0077ca66" style:font-style-asian="italic" style:font-weight-asian="bold" style:font-style-complex="italic" style:font-weight-complex="bold"/>
    </style:style>
    <style:style style:name="T50" style:family="text">
      <style:text-properties fo:font-style="italic" fo:font-weight="bold" officeooo:rsid="0099d536" style:font-style-asian="italic" style:font-weight-asian="bold" style:font-style-complex="italic" style:font-weight-complex="bold"/>
    </style:style>
    <style:style style:name="T51" style:family="text">
      <style:text-properties officeooo:rsid="003ab61a"/>
    </style:style>
    <style:style style:name="T52" style:family="text">
      <style:text-properties fo:font-weight="bold" style:font-weight-asian="bold" style:font-weight-complex="bold"/>
    </style:style>
    <style:style style:name="T53" style:family="text">
      <style:text-properties fo:font-weight="bold" officeooo:rsid="004ede0b" style:font-weight-asian="bold" style:font-weight-complex="bold"/>
    </style:style>
    <style:style style:name="T54" style:family="text">
      <style:text-properties fo:font-weight="bold" officeooo:rsid="00676e06" style:font-weight-asian="bold" style:font-weight-complex="bold"/>
    </style:style>
    <style:style style:name="T55" style:family="text">
      <style:text-properties fo:font-weight="bold" officeooo:rsid="0075ec3c" style:font-style-asian="italic" style:font-weight-asian="bold" style:font-style-complex="italic" style:font-weight-complex="bold"/>
    </style:style>
    <style:style style:name="T56" style:family="text">
      <style:text-properties fo:font-weight="bold" officeooo:rsid="007d8597" style:font-style-asian="italic" style:font-weight-asian="bold" style:font-style-complex="italic" style:font-weight-complex="bold"/>
    </style:style>
    <style:style style:name="T57" style:family="text">
      <style:text-properties fo:font-weight="bold" officeooo:rsid="0080c368" style:font-style-asian="italic" style:font-weight-asian="bold" style:font-style-complex="italic" style:font-weight-complex="bold"/>
    </style:style>
    <style:style style:name="T58" style:family="text">
      <style:text-properties fo:font-weight="bold" officeooo:rsid="0083d491" style:font-style-asian="italic" style:font-weight-asian="bold" style:font-style-complex="italic" style:font-weight-complex="bold"/>
    </style:style>
    <style:style style:name="T59" style:family="text">
      <style:text-properties officeooo:rsid="004b1b7a"/>
    </style:style>
    <style:style style:name="T60" style:family="text">
      <style:text-properties officeooo:rsid="004e88bc"/>
    </style:style>
    <style:style style:name="T61" style:family="text">
      <style:text-properties officeooo:rsid="004ede0b"/>
    </style:style>
    <style:style style:name="T62" style:family="text">
      <style:text-properties officeooo:rsid="0050111d"/>
    </style:style>
    <style:style style:name="T63" style:family="text">
      <style:text-properties officeooo:rsid="00558c77"/>
    </style:style>
    <style:style style:name="T64" style:family="text">
      <style:text-properties officeooo:rsid="0055ebe9"/>
    </style:style>
    <style:style style:name="T65" style:family="text">
      <style:text-properties fo:font-style="normal" fo:font-weight="normal" officeooo:rsid="005b5c7d" style:font-weight-asian="normal" style:font-weight-complex="normal"/>
    </style:style>
    <style:style style:name="T66" style:family="text">
      <style:text-properties fo:font-style="normal" fo:font-weight="normal" officeooo:rsid="00676e06" style:font-weight-asian="normal" style:font-weight-complex="normal"/>
    </style:style>
    <style:style style:name="T67" style:family="text">
      <style:text-properties fo:font-style="normal" fo:font-weight="normal" officeooo:rsid="006a0a90" style:font-weight-asian="normal" style:font-weight-complex="normal"/>
    </style:style>
    <style:style style:name="T68" style:family="text">
      <style:text-properties fo:font-style="normal" fo:font-weight="normal" officeooo:rsid="006f0b8d" style:font-weight-asian="normal" style:font-weight-complex="normal"/>
    </style:style>
    <style:style style:name="T69" style:family="text">
      <style:text-properties fo:font-style="normal" fo:font-weight="normal" officeooo:rsid="006f9087" style:font-weight-asian="normal" style:font-weight-complex="normal"/>
    </style:style>
    <style:style style:name="T70" style:family="text">
      <style:text-properties fo:font-style="normal" fo:font-weight="normal" officeooo:rsid="0077ca66" style:font-weight-asian="normal" style:font-weight-complex="normal"/>
    </style:style>
    <style:style style:name="T71" style:family="text">
      <style:text-properties fo:font-style="normal" fo:font-weight="normal" officeooo:rsid="007b1f11" style:font-weight-asian="normal" style:font-weight-complex="normal"/>
    </style:style>
    <style:style style:name="T72" style:family="text">
      <style:text-properties fo:font-style="normal" fo:font-weight="normal" officeooo:rsid="007d8597" style:font-weight-asian="normal" style:font-weight-complex="normal"/>
    </style:style>
    <style:style style:name="T73" style:family="text">
      <style:text-properties fo:font-style="normal" fo:font-weight="normal" officeooo:rsid="007f1420" style:font-weight-asian="normal" style:font-weight-complex="normal"/>
    </style:style>
    <style:style style:name="T74" style:family="text">
      <style:text-properties fo:font-style="normal" fo:font-weight="normal" officeooo:rsid="0082979d" style:font-weight-asian="normal" style:font-weight-complex="normal"/>
    </style:style>
    <style:style style:name="T75" style:family="text">
      <style:text-properties fo:font-style="normal" fo:font-weight="normal" officeooo:rsid="0082c9c5" style:font-weight-asian="normal" style:font-weight-complex="normal"/>
    </style:style>
    <style:style style:name="T76" style:family="text">
      <style:text-properties officeooo:rsid="005c783e"/>
    </style:style>
    <style:style style:name="T77" style:family="text">
      <style:text-properties officeooo:rsid="005cbaf9"/>
    </style:style>
    <style:style style:name="T78" style:family="text">
      <style:text-properties officeooo:rsid="0061682c"/>
    </style:style>
    <style:style style:name="T79" style:family="text">
      <style:text-properties officeooo:rsid="00660cce"/>
    </style:style>
    <style:style style:name="T80" style:family="text">
      <style:text-properties officeooo:rsid="00676e06"/>
    </style:style>
    <style:style style:name="T81" style:family="text">
      <style:text-properties officeooo:rsid="00682cfd"/>
    </style:style>
    <style:style style:name="T82" style:family="text">
      <style:text-properties officeooo:rsid="0068613b"/>
    </style:style>
    <style:style style:name="T83" style:family="text">
      <style:text-properties officeooo:rsid="006a0a90"/>
    </style:style>
    <style:style style:name="T84" style:family="text">
      <style:text-properties officeooo:rsid="006c03f3"/>
    </style:style>
    <style:style style:name="T85" style:family="text">
      <style:text-properties officeooo:rsid="006c244a"/>
    </style:style>
    <style:style style:name="T86" style:family="text">
      <style:text-properties style:font-style-asian="normal" style:font-style-complex="normal"/>
    </style:style>
    <style:style style:name="T87" style:family="text">
      <style:text-properties officeooo:rsid="006c244a" style:font-style-asian="normal" style:font-style-complex="normal"/>
    </style:style>
    <style:style style:name="T88" style:family="text">
      <style:text-properties officeooo:rsid="006f9087"/>
    </style:style>
    <style:style style:name="T89" style:family="text">
      <style:text-properties officeooo:rsid="00716780"/>
    </style:style>
    <style:style style:name="T90" style:family="text">
      <style:text-properties style:text-underline-style="none" officeooo:rsid="00716780"/>
    </style:style>
    <style:style style:name="T91" style:family="text">
      <style:text-properties officeooo:rsid="00729a19"/>
    </style:style>
    <style:style style:name="T92" style:family="text">
      <style:text-properties officeooo:rsid="007366ba"/>
    </style:style>
    <style:style style:name="T93" style:family="text">
      <style:text-properties officeooo:rsid="0077ca66"/>
    </style:style>
    <style:style style:name="T94" style:family="text">
      <style:text-properties officeooo:rsid="00788b65"/>
    </style:style>
    <style:style style:name="T95" style:family="text">
      <style:text-properties officeooo:rsid="007982ae"/>
    </style:style>
    <style:style style:name="T96" style:family="text">
      <style:text-properties officeooo:rsid="007a70b6"/>
    </style:style>
    <style:style style:name="T97" style:family="text">
      <style:text-properties officeooo:rsid="007b1f11"/>
    </style:style>
    <style:style style:name="T98" style:family="text">
      <style:text-properties officeooo:rsid="007d090d"/>
    </style:style>
    <style:style style:name="T99" style:family="text">
      <style:text-properties officeooo:rsid="007d8597"/>
    </style:style>
    <style:style style:name="T100" style:family="text">
      <style:text-properties officeooo:rsid="007f1420"/>
    </style:style>
    <style:style style:name="T101" style:family="text">
      <style:text-properties officeooo:rsid="0080c368"/>
    </style:style>
    <style:style style:name="T102" style:family="text">
      <style:text-properties officeooo:rsid="00829744"/>
    </style:style>
    <style:style style:name="T103" style:family="text">
      <style:text-properties officeooo:rsid="0083d491"/>
    </style:style>
    <style:style style:name="T104" style:family="text">
      <style:text-properties officeooo:rsid="00842cb0"/>
    </style:style>
    <style:style style:name="T105" style:family="text">
      <style:text-properties officeooo:rsid="0084bf8b"/>
    </style:style>
    <style:style style:name="T106" style:family="text">
      <style:text-properties officeooo:rsid="0085efa4"/>
    </style:style>
    <style:style style:name="T107" style:family="text">
      <style:text-properties officeooo:rsid="0086b1dd"/>
    </style:style>
    <style:style style:name="T108" style:family="text">
      <style:text-properties officeooo:rsid="00881064"/>
    </style:style>
    <style:style style:name="T109" style:family="text">
      <style:text-properties officeooo:rsid="0099d536"/>
    </style:style>
    <style:style style:name="T110" style:family="text">
      <style:text-properties fo:color="#323232" officeooo:rsid="009761e8"/>
    </style:style>
    <style:style style:name="T111" style:family="text">
      <style:text-properties fo:color="#323232" fo:font-style="italic" fo:font-weight="bold" officeooo:rsid="009bbd25" style:font-style-asian="italic" style:font-weight-asian="bold" style:font-style-complex="italic" style:font-weight-complex="bold"/>
    </style:style>
    <style:style style:name="T112" style:family="text">
      <style:text-properties fo:color="#323232" fo:font-style="italic" fo:font-weight="bold" officeooo:rsid="004a21f2" style:font-style-asian="italic" style:font-weight-asian="bold" style:font-style-complex="italic" style:font-weight-complex="bold"/>
    </style:style>
    <style:style style:name="T113" style:family="text">
      <style:text-properties fo:color="#323232" fo:font-style="italic" fo:font-weight="bold" officeooo:rsid="00b9349b" style:font-style-asian="italic" style:font-weight-asian="bold" style:font-style-complex="italic" style:font-weight-complex="bold"/>
    </style:style>
    <style:style style:name="T114" style:family="text">
      <style:text-properties fo:color="#323232" fo:font-style="italic" fo:font-weight="bold" officeooo:rsid="00bbd9d5" style:font-style-asian="italic" style:font-weight-asian="bold" style:font-style-complex="italic" style:font-weight-complex="bold"/>
    </style:style>
    <style:style style:name="T115" style:family="text">
      <style:text-properties fo:color="#323232" fo:font-style="italic" officeooo:rsid="00b9349b" style:font-style-asian="italic" style:font-style-complex="italic"/>
    </style:style>
    <style:style style:name="T116" style:family="text">
      <style:text-properties fo:color="#323232" fo:font-style="italic" officeooo:rsid="00bbd9d5" style:font-style-asian="italic" style:font-style-complex="italic"/>
    </style:style>
    <style:style style:name="T117" style:family="text">
      <style:text-properties fo:color="#323232" fo:font-style="italic" officeooo:rsid="00cc535c" style:font-style-asian="italic" style:font-style-complex="italic"/>
    </style:style>
    <style:style style:name="T118" style:family="text">
      <style:text-properties fo:color="#323232" fo:font-style="italic" officeooo:rsid="00d8db7b" style:font-style-asian="italic" style:font-style-complex="italic"/>
    </style:style>
    <style:style style:name="T119" style:family="text">
      <style:text-properties fo:color="#323232" fo:font-style="italic" officeooo:rsid="00cee6f7" style:font-style-asian="italic" style:font-style-complex="italic"/>
    </style:style>
    <style:style style:name="T120" style:family="text">
      <style:text-properties fo:color="#323232" fo:font-style="italic" officeooo:rsid="00db9653" style:font-style-asian="italic" style:font-style-complex="italic"/>
    </style:style>
    <style:style style:name="T121" style:family="text">
      <style:text-properties fo:color="#323232" fo:font-style="italic" officeooo:rsid="00df1251" style:font-style-asian="italic" style:font-style-complex="italic"/>
    </style:style>
    <style:style style:name="T122" style:family="text">
      <style:text-properties fo:color="#323232" fo:font-weight="bold" officeooo:rsid="00a4f7df" style:font-weight-asian="bold" style:font-weight-complex="bold"/>
    </style:style>
    <style:style style:name="T123" style:family="text">
      <style:text-properties fo:color="#323232" officeooo:rsid="009bbd25"/>
    </style:style>
    <style:style style:name="T124" style:family="text">
      <style:text-properties fo:color="#323232" officeooo:rsid="00a4f7df"/>
    </style:style>
    <style:style style:name="T125" style:family="text">
      <style:text-properties fo:color="#323232" officeooo:rsid="00a91b2c"/>
    </style:style>
    <style:style style:name="T126" style:family="text">
      <style:text-properties fo:color="#323232" officeooo:rsid="00aaf6a5"/>
    </style:style>
    <style:style style:name="T127" style:family="text">
      <style:text-properties fo:color="#323232" officeooo:rsid="00ad2834"/>
    </style:style>
    <style:style style:name="T128" style:family="text">
      <style:text-properties fo:color="#323232" officeooo:rsid="00b9349b"/>
    </style:style>
    <style:style style:name="T129" style:family="text">
      <style:text-properties fo:color="#323232" officeooo:rsid="00bbd9d5"/>
    </style:style>
    <style:style style:name="T130" style:family="text">
      <style:text-properties fo:color="#323232" officeooo:rsid="00c4442a"/>
    </style:style>
    <style:style style:name="T131" style:family="text">
      <style:text-properties fo:color="#323232" officeooo:rsid="00ca9066"/>
    </style:style>
    <style:style style:name="T132" style:family="text">
      <style:text-properties fo:color="#323232" officeooo:rsid="00cc535c"/>
    </style:style>
    <style:style style:name="T133" style:family="text">
      <style:text-properties fo:color="#323232" officeooo:rsid="00ce2b3d"/>
    </style:style>
    <style:style style:name="T134" style:family="text">
      <style:text-properties fo:color="#323232" officeooo:rsid="00cee6f7"/>
    </style:style>
    <style:style style:name="T135" style:family="text">
      <style:text-properties fo:color="#323232" officeooo:rsid="00d8db7b"/>
    </style:style>
    <style:style style:name="T136" style:family="text">
      <style:text-properties fo:color="#323232" officeooo:rsid="00db9653"/>
    </style:style>
    <style:style style:name="T137" style:family="text">
      <style:text-properties fo:color="#323232" officeooo:rsid="00df1251"/>
    </style:style>
    <style:style style:name="T138" style:family="text">
      <style:text-properties fo:color="#663300" fo:font-style="italic" fo:font-weight="bold" officeooo:rsid="004a21f2" style:font-style-asian="italic" style:font-weight-asian="bold" style:font-style-complex="italic" style:font-weight-complex="bold"/>
    </style:style>
    <style:style style:name="T139" style:family="text">
      <style:text-properties fo:color="#663300" fo:font-style="italic" fo:font-weight="bold" officeooo:rsid="003ab61a" style:font-style-asian="italic" style:font-weight-asian="bold" style:font-style-complex="italic" style:font-weight-complex="bold"/>
    </style:style>
    <style:style style:name="T140" style:family="text">
      <style:text-properties fo:color="#663300" fo:font-style="italic" fo:font-weight="bold" officeooo:rsid="00a2e15e" style:font-style-asian="italic" style:font-weight-asian="bold" style:font-style-complex="italic" style:font-weight-complex="bold"/>
    </style:style>
    <style:style style:name="T141" style:family="text">
      <style:text-properties fo:color="#663300" fo:font-style="italic" fo:font-weight="bold" officeooo:rsid="0099d536" style:font-style-asian="italic" style:font-weight-asian="bold" style:font-style-complex="italic" style:font-weight-complex="bold"/>
    </style:style>
    <style:style style:name="T142" style:family="text">
      <style:text-properties fo:color="#663300" fo:font-style="italic" fo:font-weight="bold" officeooo:rsid="00a91b2c" style:font-style-asian="italic" style:font-weight-asian="bold" style:font-style-complex="italic" style:font-weight-complex="bold"/>
    </style:style>
    <style:style style:name="T143" style:family="text">
      <style:text-properties fo:color="#663300" fo:font-style="italic" fo:font-weight="bold" officeooo:rsid="00ac8543" style:font-style-asian="italic" style:font-weight-asian="bold" style:font-style-complex="italic" style:font-weight-complex="bold"/>
    </style:style>
    <style:style style:name="T144" style:family="text">
      <style:text-properties fo:color="#663300" fo:font-style="italic" fo:font-weight="bold" officeooo:rsid="00b9349b" style:font-style-asian="italic" style:font-weight-asian="bold" style:font-style-complex="italic" style:font-weight-complex="bold"/>
    </style:style>
    <style:style style:name="T145" style:family="text">
      <style:text-properties fo:color="#663300" fo:font-style="italic" fo:font-weight="bold" officeooo:rsid="00ba052f" style:font-style-asian="italic" style:font-weight-asian="bold" style:font-style-complex="italic" style:font-weight-complex="bold"/>
    </style:style>
    <style:style style:name="T146" style:family="text">
      <style:text-properties fo:color="#663300" fo:font-style="italic" fo:font-weight="bold" officeooo:rsid="00bbd9d5" style:font-style-asian="italic" style:font-weight-asian="bold" style:font-style-complex="italic" style:font-weight-complex="bold"/>
    </style:style>
    <style:style style:name="T147" style:family="text">
      <style:text-properties fo:color="#663300" fo:font-style="italic" fo:font-weight="bold" officeooo:rsid="00c60588" style:font-style-asian="italic" style:font-weight-asian="bold" style:font-style-complex="italic" style:font-weight-complex="bold"/>
    </style:style>
    <style:style style:name="T148" style:family="text">
      <style:text-properties fo:color="#663300" fo:font-style="italic" fo:font-weight="bold" officeooo:rsid="00ce2b3d" style:font-style-asian="italic" style:font-weight-asian="bold" style:font-style-complex="italic" style:font-weight-complex="bold"/>
    </style:style>
    <style:style style:name="T149" style:family="text">
      <style:text-properties fo:color="#663300" fo:font-style="italic" fo:font-weight="bold" officeooo:rsid="00cee6f7" style:font-style-asian="italic" style:font-weight-asian="bold" style:font-style-complex="italic" style:font-weight-complex="bold"/>
    </style:style>
    <style:style style:name="T150" style:family="text">
      <style:text-properties fo:color="#663300" fo:font-style="italic" fo:font-weight="bold" officeooo:rsid="00d8db7b" style:font-style-asian="italic" style:font-weight-asian="bold" style:font-style-complex="italic" style:font-weight-complex="bold"/>
    </style:style>
    <style:style style:name="T151" style:family="text">
      <style:text-properties fo:color="#663300" fo:font-style="italic" fo:font-weight="bold" officeooo:rsid="00db9653" style:font-style-asian="italic" style:font-weight-asian="bold" style:font-style-complex="italic" style:font-weight-complex="bold"/>
    </style:style>
    <style:style style:name="T152" style:family="text">
      <style:text-properties fo:color="#663300" fo:font-style="italic" fo:font-weight="bold" officeooo:rsid="00df1251" style:font-style-asian="italic" style:font-weight-asian="bold" style:font-style-complex="italic" style:font-weight-complex="bold"/>
    </style:style>
    <style:style style:name="T153" style:family="text">
      <style:text-properties fo:color="#800000"/>
    </style:style>
    <style:style style:name="T154" style:family="text">
      <style:text-properties fo:font-size="12pt"/>
    </style:style>
    <style:style style:name="T155" style:family="text">
      <style:text-properties fo:color="#800000" fo:font-size="12pt"/>
    </style:style>
    <style:style style:name="T156" style:family="text">
      <style:text-properties fo:color="#ff3333" fo:font-size="9pt" fo:font-style="italic" style:font-size-asian="9pt" style:font-style-asian="italic" style:font-size-complex="9pt" style:font-style-complex="italic"/>
    </style:style>
    <style:style style:name="T157" style:family="text">
      <style:text-properties fo:color="#cc66ff" fo:font-size="9pt" style:font-size-asian="9pt" style:font-size-complex="9pt"/>
    </style:style>
    <style:style style:name="T158" style:family="text">
      <style:text-properties fo:color="#eeeeee" fo:font-size="12pt" fo:font-weight="bold" style:font-weight-asian="bold" style:font-weight-complex="bold"/>
    </style:style>
    <style:style style:name="T159" style:family="text">
      <style:text-properties fo:color="#ffffff" fo:font-style="italic" fo:font-weight="bold" style:font-style-asian="italic" style:font-weight-asian="bold" style:font-style-complex="italic" style:font-weight-complex="bold"/>
    </style:style>
    <style:style style:name="T160" style:family="text">
      <style:text-properties fo:color="#006600" fo:font-weight="bold" style:font-weight-asian="bold" style:font-weight-complex="bold"/>
    </style:style>
    <style:style style:name="T161" style:family="text">
      <style:text-properties fo:color="#007826" fo:font-size="12pt" fo:font-weight="bold" style:font-weight-asian="bold" style:font-weight-complex="bold"/>
    </style:style>
    <style:style style:name="T162" style:family="text">
      <style:text-properties fo:color="#9933ff" fo:font-size="12pt" fo:font-weight="bold" style:font-weight-asian="bold" style:font-weight-complex="bold"/>
    </style:style>
    <style:style style:name="T163" style:family="text">
      <style:text-properties fo:color="#000099" fo:font-size="12pt" fo:font-weight="bold" style:font-weight-asian="bold" style:font-weight-complex="bold"/>
    </style:style>
    <style:style style:name="T164" style:family="text">
      <style:text-properties fo:color="#9900ff" fo:font-size="12pt" fo:font-weight="bold" style:font-weight-asian="bold" style:font-weight-complex="bold"/>
    </style:style>
    <style:style style:name="T165" style:family="text">
      <style:text-properties fo:color="#007826" fo:font-weight="bold" style:font-weight-asian="bold" style:font-weight-complex="bold"/>
    </style:style>
    <style:style style:name="T166" style:family="text">
      <style:text-properties fo:color="#009933" fo:font-weight="bold" style:font-weight-asian="bold" style:font-weight-complex="bold"/>
    </style:style>
    <style:style style:name="T167" style:family="text">
      <style:text-properties fo:color="#660066" fo:font-size="12pt" fo:font-weight="bold" style:font-weight-asian="bold" style:font-weight-complex="bold"/>
    </style:style>
    <style:style style:name="T168" style:family="text">
      <style:text-properties fo:color="#006600" fo:font-size="12pt" fo:font-weight="bold" style:font-weight-asian="bold" style:font-weight-complex="bold"/>
    </style:style>
    <style:style style:name="T169" style:family="text">
      <style:text-properties fo:color="#00331a" fo:font-weight="bold" style:font-weight-asian="bold" style:font-weight-complex="bold"/>
    </style:style>
    <style:style style:name="T170" style:family="text">
      <style:text-properties fo:color="#193300" fo:font-weight="bold" style:font-weight-asian="bold" style:font-weight-complex="bold"/>
    </style:style>
    <style:style style:name="T171" style:family="text">
      <style:text-properties fo:color="#0000ff" fo:font-weight="bold" style:font-weight-asian="bold" style:font-weight-complex="bold"/>
    </style:style>
    <style:style style:name="T172" style:family="text">
      <style:text-properties fo:color="#3333ff" fo:font-weight="bold" style:font-weight-asian="bold" style:font-weight-complex="bold"/>
    </style:style>
    <style:style style:name="T173" style:family="text">
      <style:text-properties fo:color="#009999" fo:font-weight="bold" style:font-weight-asian="bold" style:font-weight-complex="bold"/>
    </style:style>
    <style:style style:name="fr1" style:family="graphic" style:parent-style-name="Frame">
      <style:graphic-properties style:vertical-pos="from-top" style:vertical-rel="paragraph" style:horizontal-pos="from-left" style:horizontal-rel="paragraph" draw:opacity="0%" fo:padding="0.0591in" fo:border="none" draw:textarea-vertical-align="middle"/>
    </style:style>
    <text:list-style style:name="L1">
      <text:list-level-style-number text:level="1"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color="#ffffff" draw:textarea-horizontal-align="justify" draw:textarea-vertical-align="middle" draw:auto-grow-height="false" fo:min-height="1.7772in" fo:min-width="4.8437in" style:run-through="foreground" style:wrap="run-through" style:number-wrapped-paragraphs="no-limit" style:vertical-pos="from-top" style:vertical-rel="paragraph" style:horizontal-pos="from-left" style:horizontal-rel="paragraph"/>
    </style:style>
    <style:style style:name="gr2" style:family="graphic">
      <style:graphic-properties draw:fill-color="#eeeeee" draw:textarea-horizontal-align="justify" draw:textarea-vertical-align="middle" draw:auto-grow-height="false" fo:min-height="0.2075in" fo:min-width="0.2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eeeeee" draw:textarea-horizontal-align="justify" draw:textarea-vertical-align="middle" draw:auto-grow-height="false" fo:min-height="0.2075in" fo:min-width="0.2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Ultrafine_20_Dashed" draw:fill-color="#eeeeee" draw:textarea-horizontal-align="justify" draw:textarea-vertical-align="middle" draw:auto-grow-height="false" fo:min-height="0.1563in" fo:min-width="0.8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dash" draw:stroke-dash="Ultrafine_20_Dashed" draw:fill-color="#eeeeee" draw:textarea-horizontal-align="justify" draw:textarea-vertical-align="middle" draw:auto-grow-height="false" fo:min-height="0.1563in" fo:min-width="0.7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dash" draw:stroke-dash="Ultrafine_20_Dashed" draw:fill-color="#eeeeee" draw:textarea-horizontal-align="justify" draw:textarea-vertical-align="middle" draw:auto-grow-height="false" fo:min-height="0.1874in" fo:min-width="0.97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dash" draw:stroke-dash="Ultrafine_20_Dashed" draw:fill-color="#eeeeee" draw:textarea-horizontal-align="justify" draw:textarea-vertical-align="middle" draw:auto-grow-height="false" fo:min-height="0.1772in" fo:min-width="0.7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dash" draw:stroke-dash="Ultrafine_20_Dashed" draw:fill-color="#eeeeee" draw:textarea-horizontal-align="justify" draw:textarea-vertical-align="middle" draw:auto-grow-height="false" fo:min-height="0.1772in" fo:min-width="0.8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textarea-horizontal-align="justify" draw:textarea-vertical-align="middle" draw:auto-grow-height="false" fo:min-height="0.1256in" fo:min-width="0.2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eeeeee" draw:textarea-horizontal-align="justify" draw:textarea-vertical-align="middle" draw:auto-grow-height="false" fo:min-height="0.2638in" fo:min-width="1.96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justify" draw:textarea-vertical-align="middle" draw:auto-grow-height="false" fo:min-height="0.3126in" fo:min-width="0.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textarea-horizontal-align="justify" draw:textarea-vertical-align="middle" draw:auto-grow-height="false" fo:min-height="0.3862in" fo:min-width="1.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color="#eeeeee" draw:textarea-horizontal-align="justify" draw:textarea-vertical-align="middle" draw:auto-grow-height="false" fo:min-height="0.2638in" fo:min-width="1.44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fill-color="#eeeeee" draw:textarea-horizontal-align="justify" draw:textarea-vertical-align="middle" draw:auto-grow-height="false" fo:min-height="0.2445in" fo:min-width="1.79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justify" draw:textarea-vertical-align="middle" draw:auto-grow-height="false" fo:min-height="0.4028in" fo:min-width="0.85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textarea-horizontal-align="justify" draw:textarea-vertical-align="middle" draw:auto-grow-height="false" fo:min-height="0.4346in" fo:min-width="0.85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color="#eeeeee" draw:textarea-horizontal-align="justify" draw:textarea-vertical-align="middle" draw:auto-grow-height="false" fo:min-height="0.2646in" fo:min-width="1.44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textarea-horizontal-align="justify" draw:textarea-vertical-align="middle" draw:auto-grow-height="false" fo:min-height="0.4555in" fo:min-width="0.8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fill-color="#eeeeee" draw:textarea-horizontal-align="justify" draw:textarea-vertical-align="middle" draw:auto-grow-height="false" fo:min-height="0.2646in" fo:min-width="1.64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textarea-horizontal-align="justify" draw:textarea-vertical-align="middle" draw:auto-grow-height="false" fo:min-height="0.4354in" fo:min-width="0.54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textarea-horizontal-align="justify" draw:textarea-vertical-align="middle" draw:auto-grow-height="false" fo:min-height="0.1043in" fo:min-width="0.2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14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textarea-horizontal-align="justify" draw:textarea-vertical-align="middle" draw:auto-grow-height="false" fo:min-height="0.4307in" fo:min-width="1.5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textarea-horizontal-align="justify" draw:textarea-vertical-align="middle" draw:auto-grow-height="false" fo:min-height="0.7429in" fo:min-width="2.05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fill-color="#ffffff" draw:textarea-horizontal-align="justify" draw:textarea-vertical-align="middle" draw:auto-grow-height="false" fo:min-height="0.2283in" fo:min-width="0.22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fill-color="#808080" draw:textarea-horizontal-align="justify" draw:textarea-vertical-align="middle" draw:auto-grow-height="false" fo:min-height="0.4646in" fo:min-width="1.695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dash" draw:stroke-dash="Ultrafine_20_Dashed" svg:stroke-color="#000000" draw:fill="solid" draw:fill-color="#cc66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dash" draw:stroke-dash="Ultrafine_20_Dashed" svg:stroke-color="#000000" draw:fill="solid" draw:fill-color="#cc66ff" fo:min-height="0.23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tyle:run-through="foreground" style:vertical-pos="from-top" style:vertical-rel="paragraph" style:horizontal-pos="from-left" style:horizontal-rel="paragraph"/>
    </style:style>
    <style:style style:name="gr32" style:family="graphic">
      <style:graphic-properties draw:textarea-horizontal-align="justify" draw:textarea-vertical-align="middle" draw:auto-grow-height="false" fo:min-height="1.7264in" fo:min-width="3.8437in" style:run-through="foreground"/>
    </style:style>
    <style:style style:name="gr33" style:family="graphic">
      <style:graphic-properties draw:stroke="none" svg:stroke-color="#000000" draw:fill="solid" draw:fill-color="#ffffff" fo:min-height="0.1925in" style:run-through="foreground"/>
    </style:style>
    <style:style style:name="gr34" style:family="graphic">
      <style:graphic-properties draw:fill-color="#ffffff" draw:textarea-horizontal-align="justify" draw:textarea-vertical-align="middle" draw:auto-grow-height="false" fo:min-height="0.2173in" fo:min-width="1.0925in" style:run-through="foreground"/>
    </style:style>
    <style:style style:name="gr35" style:family="graphic">
      <style:graphic-properties draw:fill-color="#ffffff" draw:textarea-horizontal-align="justify" draw:textarea-vertical-align="middle" draw:auto-grow-height="false" fo:min-height="0.198in" fo:min-width="2.4992in" style:run-through="foreground" style:wrap="run-through" style:number-wrapped-paragraphs="no-limit" style:vertical-pos="from-top" style:vertical-rel="paragraph" style:horizontal-pos="from-left" style:horizontal-rel="paragraph"/>
    </style:style>
    <style:style style:name="gr36" style:family="graphic">
      <style:graphic-properties draw:stroke="none" svg:stroke-color="#000000" draw:fill="solid" draw:fill-color="#ffffff" fo:min-height="0.1925in" style:run-through="foreground" style:wrap="run-through" style:number-wrapped-paragraphs="no-limit" style:vertical-pos="from-top" style:vertical-rel="paragraph" style:horizontal-pos="from-left" style:horizontal-rel="paragraph"/>
    </style:style>
    <style:style style:name="gr37" style:family="graphic">
      <style:graphic-properties draw:fill-color="#ffffff" draw:textarea-horizontal-align="justify" draw:textarea-vertical-align="middle" draw:auto-grow-height="false" fo:min-height="0.3335in" fo:min-width="6.1146in" style:run-through="foreground" style:wrap="run-through" style:number-wrapped-paragraphs="no-limit" style:vertical-pos="from-top" style:vertical-rel="paragraph" style:horizontal-pos="from-left" style:horizontal-rel="paragraph"/>
    </style:style>
    <style:style style:name="gr38" style:family="graphic">
      <style:graphic-properties draw:fill-color="#ffffff" draw:textarea-horizontal-align="justify" draw:textarea-vertical-align="middle" draw:auto-grow-height="false" fo:min-height="2.8126in" fo:min-width="6.1165in" style:run-through="foreground" style:wrap="run-through" style:number-wrapped-paragraphs="no-limit" style:vertical-pos="from-top" style:vertical-rel="paragraph" style:horizontal-pos="from-left" style:horizontal-rel="paragraph"/>
    </style:style>
    <style:style style:name="gr39" style:family="graphic">
      <style:graphic-properties draw:stroke="none" svg:stroke-color="#000000" draw:fill="solid" draw:fill-color="#ffff99" fo:min-height="0.2547in" style:run-through="foreground" style:wrap="run-through" style:number-wrapped-paragraphs="no-limit" style:vertical-pos="from-top" style:vertical-rel="paragraph" style:horizontal-pos="from-left" style:horizontal-rel="paragraph"/>
    </style:style>
    <style:style style:name="gr40" style:family="graphic">
      <style:graphic-properties draw:stroke="none" svg:stroke-color="#000000" draw:fill="solid" draw:fill-color="#cc66ff" fo:min-height="0.2547in" style:run-through="foreground" style:wrap="run-through" style:number-wrapped-paragraphs="no-limit" style:vertical-pos="from-top" style:vertical-rel="paragraph" style:horizontal-pos="from-left" style:horizontal-rel="paragraph"/>
    </style:style>
    <style:style style:name="gr41" style:family="graphic">
      <style:graphic-properties draw:stroke="none" svg:stroke-color="#000000" draw:fill="solid" draw:fill-color="#ff00cc" fo:min-height="0.2547in" style:run-through="foreground" style:wrap="run-through" style:number-wrapped-paragraphs="no-limit" style:vertical-pos="from-top" style:vertical-rel="paragraph" style:horizontal-pos="from-left" style:horizontal-rel="paragraph"/>
    </style:style>
    <style:style style:name="gr42" style:family="graphic">
      <style:graphic-properties draw:marker-end="Arrowheads_20_1" draw:fill-color="#ff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3" style:family="graphic">
      <style:graphic-properties draw:fill-color="#ffffff" draw:textarea-horizontal-align="justify" draw:textarea-vertical-align="middle" draw:auto-grow-height="false" fo:min-height="1.6819in" fo:min-width="3.198in" style:run-through="foreground" style:wrap="run-through" style:number-wrapped-paragraphs="no-limit" style:vertical-pos="from-top" style:vertical-rel="paragraph" style:horizontal-pos="from-left" style:horizontal-rel="paragraph"/>
    </style:style>
    <style:style style:name="gr44" style:family="graphic">
      <style:graphic-properties draw:fill-color="#eeeeee" draw:textarea-horizontal-align="justify" draw:textarea-vertical-align="middle" draw:auto-grow-height="false" fo:min-height="0.198in" fo:min-width="2.0102in" style:run-through="foreground" style:wrap="run-through" style:number-wrapped-paragraphs="no-limit" style:vertical-pos="from-top" style:vertical-rel="paragraph" style:horizontal-pos="from-left" style:horizontal-rel="paragraph"/>
    </style:style>
    <style:style style:name="gr45" style:family="graphic">
      <style:graphic-properties draw:stroke="none" svg:stroke-color="#000000" draw:fill="solid" draw:fill-color="#dddddd" fo:min-height="0.1402in" style:run-through="foreground" style:wrap="run-through" style:number-wrapped-paragraphs="no-limit" style:vertical-pos="from-top" style:vertical-rel="paragraph" style:horizontal-pos="from-left" style:horizontal-rel="paragraph"/>
    </style:style>
    <style:style style:name="gr46" style:family="graphic">
      <style:graphic-properties draw:stroke="dash" draw:stroke-dash="Ultrafine_20_Dashed" svg:stroke-color="#000000" draw:fill="solid" draw:fill-color="#eeeeee" fo:min-height="0.1925in" style:run-through="foreground" style:wrap="run-through" style:number-wrapped-paragraphs="no-limit" style:vertical-pos="from-top" style:vertical-rel="paragraph" style:horizontal-pos="from-left" style:horizontal-rel="paragraph"/>
    </style:style>
    <style:style style:name="gr47" style:family="graphic">
      <style:graphic-properties draw:fill-color="#ffffff" draw:textarea-horizontal-align="justify" draw:textarea-vertical-align="middle" draw:auto-grow-height="false" fo:min-height="0.7398in" fo:min-width="5.5311in" style:run-through="foreground" style:wrap="run-through" style:number-wrapped-paragraphs="no-limit" style:vertical-pos="from-top" style:vertical-rel="paragraph" style:horizontal-pos="from-left" style:horizontal-rel="paragraph"/>
    </style:style>
    <style:style style:name="gr48" style:family="graphic">
      <style:graphic-properties draw:fill-color="#ffffff" draw:textarea-horizontal-align="justify" draw:textarea-vertical-align="middle" draw:auto-grow-height="false" fo:min-height="1.9374in" fo:min-width="4.8437in" style:run-through="foreground" style:wrap="run-through" style:number-wrapped-paragraphs="no-limit" style:vertical-pos="from-top" style:vertical-rel="paragraph" style:horizontal-pos="from-left" style:horizontal-rel="paragraph"/>
    </style:style>
    <style:style style:name="gr49" style:family="graphic">
      <style:graphic-properties draw:fill-color="#ffffff" draw:textarea-horizontal-align="justify" draw:textarea-vertical-align="middle" draw:auto-grow-height="false" fo:min-height="1.6354in" fo:min-width="4.25in" style:run-through="foreground" style:wrap="run-through" style:number-wrapped-paragraphs="no-limit" style:vertical-pos="from-top" style:vertical-rel="paragraph" style:horizontal-pos="from-left" style:horizontal-rel="paragraph"/>
    </style:style>
    <style:style style:name="gr50" style:family="graphic">
      <style:graphic-properties draw:stroke="none" svg:stroke-color="#000000" draw:fill="solid" draw:fill-color="#dddddd" fo:min-height="0.1984in" style:run-through="foreground" style:wrap="run-through" style:number-wrapped-paragraphs="no-limit" style:vertical-pos="from-top" style:vertical-rel="paragraph" style:horizontal-pos="from-left" style:horizontal-rel="paragraph"/>
    </style:style>
    <style:style style:name="gr51" style:family="graphic">
      <style:graphic-properties draw:fill-color="#eeeeee" draw:textarea-horizontal-align="justify" draw:textarea-vertical-align="middle" draw:auto-grow-height="false" fo:min-height="0.1874in" fo:min-width="2.3854in" style:run-through="foreground" style:wrap="run-through" style:number-wrapped-paragraphs="no-limit" style:vertical-pos="from-top" style:vertical-rel="paragraph" style:horizontal-pos="from-left" style:horizontal-rel="paragraph"/>
    </style:style>
    <style:style style:name="gr52" style:family="graphic">
      <style:graphic-properties draw:fill-color="#ffffff" draw:textarea-horizontal-align="justify" draw:textarea-vertical-align="middle" draw:auto-grow-height="false" fo:min-height="0.2547in" fo:min-width="0.8598in" style:run-through="foreground" style:wrap="run-through" style:number-wrapped-paragraphs="no-limit" style:vertical-pos="from-top" style:vertical-rel="paragraph" style:horizontal-pos="from-left" style:horizontal-rel="paragraph"/>
    </style:style>
    <style:style style:name="gr53" style:family="graphic">
      <style:graphic-properties draw:fill-color="#ffffff" draw:textarea-horizontal-align="justify" draw:textarea-vertical-align="middle" draw:auto-grow-height="false" fo:min-height="1.55in" fo:min-width="4.5102in" style:run-through="foreground" style:wrap="run-through" style:number-wrapped-paragraphs="no-limit" style:vertical-pos="from-top" style:vertical-rel="paragraph" style:horizontal-pos="from-left" style:horizontal-rel="paragraph"/>
    </style:style>
    <style:style style:name="gr54" style:family="graphic">
      <style:graphic-properties draw:fill-color="#ffffff" draw:textarea-horizontal-align="justify" draw:textarea-vertical-align="middle" draw:auto-grow-height="false" fo:min-height="0.1665in" fo:min-width="1.2602in" style:run-through="foreground" style:wrap="run-through" style:number-wrapped-paragraphs="no-limit" style:vertical-pos="from-top" style:vertical-rel="paragraph" style:horizontal-pos="from-left" style:horizontal-rel="paragraph"/>
    </style:style>
    <style:style style:name="gr55" style:family="graphic">
      <style:graphic-properties draw:stroke="none" svg:stroke-color="#000000" draw:fill="solid" draw:fill-color="#eeeeee" fo:min-height="0.1925in" style:run-through="foreground" style:wrap="run-through" style:number-wrapped-paragraphs="no-limit" style:vertical-pos="from-top" style:vertical-rel="paragraph" style:horizontal-pos="from-left" style:horizontal-rel="paragraph"/>
    </style:style>
    <style:style style:name="gr56" style:family="graphic">
      <style:graphic-properties draw:fill-color="#ffffff" draw:textarea-horizontal-align="justify" draw:textarea-vertical-align="middle" draw:auto-grow-height="false" fo:min-height="0.1665in" fo:min-width="1.6665in" style:run-through="foreground" style:wrap="run-through" style:number-wrapped-paragraphs="no-limit" style:vertical-pos="from-top" style:vertical-rel="paragraph" style:horizontal-pos="from-left" style:horizontal-rel="paragraph"/>
    </style:style>
    <style:style style:name="gr57" style:family="graphic">
      <style:graphic-properties draw:fill-color="#ffffff" draw:textarea-horizontal-align="justify" draw:textarea-vertical-align="middle" draw:auto-grow-height="false" fo:min-height="0.1665in" fo:min-width="1.6563in" style:run-through="foreground" style:wrap="run-through" style:number-wrapped-paragraphs="no-limit" style:vertical-pos="from-top" style:vertical-rel="paragraph" style:horizontal-pos="from-left" style:horizontal-rel="paragraph"/>
    </style:style>
    <style:style style:name="gr58" style:family="graphic">
      <style:graphic-properties draw:fill-color="#ffffff" draw:textarea-horizontal-align="justify" draw:textarea-vertical-align="middle" draw:auto-grow-height="false" fo:min-height="0.1319in" fo:min-width="0.9445in" style:run-through="foreground" style:wrap="run-through" style:number-wrapped-paragraphs="no-limit" style:vertical-pos="from-top" style:vertical-rel="paragraph" style:horizontal-pos="from-left" style:horizontal-rel="paragraph"/>
    </style:style>
    <style:style style:name="gr59" style:family="graphic">
      <style:graphic-properties draw:fill-color="#ffffff" draw:textarea-horizontal-align="justify" draw:textarea-vertical-align="middle" draw:auto-grow-height="false" fo:min-height="3.3228in" fo:min-width="6.4063in" style:run-through="foreground" style:wrap="run-through" style:number-wrapped-paragraphs="no-limit" style:vertical-pos="from-top" style:vertical-rel="paragraph" style:horizontal-pos="from-left" style:horizontal-rel="paragraph"/>
    </style:style>
    <style:style style:name="gr60" style:family="graphic">
      <style:graphic-properties draw:fill-color="#ffffff" draw:textarea-horizontal-align="justify" draw:textarea-vertical-align="middle" draw:auto-grow-height="false" fo:min-height="1.2457in" fo:min-width="5.9583in" style:run-through="foreground" style:wrap="run-through" style:number-wrapped-paragraphs="no-limit" style:vertical-pos="from-top" style:vertical-rel="paragraph" style:horizontal-pos="from-left" style:horizontal-rel="paragraph"/>
    </style:style>
    <style:style style:name="gr61" style:family="graphic">
      <style:graphic-properties draw:stroke="none" svg:stroke-color="#000000" draw:fill="solid" draw:fill-color="#ffffff" fo:min-height="0.1937in" style:run-through="foreground" style:wrap="run-through" style:number-wrapped-paragraphs="no-limit" style:vertical-pos="from-top" style:vertical-rel="paragraph" style:horizontal-pos="from-left" style:horizontal-rel="paragraph"/>
    </style:style>
    <style:style style:name="gr62" style:family="graphic">
      <style:graphic-properties draw:fill-color="#ffffff" draw:textarea-horizontal-align="justify" draw:textarea-vertical-align="middle" draw:auto-grow-height="false" fo:min-height="0.1799in" fo:min-width="1.4508in" style:run-through="foreground" style:wrap="run-through" style:number-wrapped-paragraphs="no-limit" style:vertical-pos="from-top" style:vertical-rel="paragraph" style:horizontal-pos="from-left" style:horizontal-rel="paragraph"/>
    </style:style>
    <style:style style:name="gr63" style:family="graphic">
      <style:graphic-properties draw:stroke="none" svg:stroke-color="#000000" draw:fill="solid" draw:fill-color="#eeeeee" fo:min-height="0.1728in" style:run-through="foreground" style:wrap="run-through" style:number-wrapped-paragraphs="no-limit" style:vertical-pos="from-top" style:vertical-rel="paragraph" style:horizontal-pos="from-left" style:horizontal-rel="paragraph"/>
    </style:style>
    <style:style style:name="gr64" style:family="graphic">
      <style:graphic-properties draw:fill-color="#ffffff" draw:textarea-horizontal-align="justify" draw:textarea-vertical-align="middle" draw:auto-grow-height="false" fo:min-height="0.1799in" fo:min-width="1.9626in" style:run-through="foreground" style:wrap="run-through" style:number-wrapped-paragraphs="no-limit" style:vertical-pos="from-top" style:vertical-rel="paragraph" style:horizontal-pos="from-left" style:horizontal-rel="paragraph"/>
    </style:style>
    <style:style style:name="gr65" style:family="graphic">
      <style:graphic-properties draw:fill-color="#ffffff" draw:textarea-horizontal-align="justify" draw:textarea-vertical-align="middle" draw:auto-grow-height="false" fo:min-height="0.9728in" fo:min-width="5.9583in" style:run-through="foreground" style:wrap="run-through" style:number-wrapped-paragraphs="no-limit" style:vertical-pos="from-top" style:vertical-rel="paragraph" style:horizontal-pos="from-left" style:horizontal-rel="paragraph"/>
    </style:style>
    <style:style style:name="gr66" style:family="graphic">
      <style:graphic-properties draw:fill-color="#ffffff" draw:textarea-horizontal-align="justify" draw:textarea-vertical-align="middle" draw:auto-grow-height="false" fo:min-height="0.1799in" fo:min-width="1.8752in" style:run-through="foreground" style:wrap="run-through" style:number-wrapped-paragraphs="no-limit" style:vertical-pos="from-top" style:vertical-rel="paragraph" style:horizontal-pos="from-left" style:horizontal-rel="paragraph"/>
    </style:style>
    <style:style style:name="gr67" style:family="graphic">
      <style:graphic-properties draw:fill-color="#ffffff" draw:textarea-horizontal-align="justify" draw:textarea-vertical-align="middle" draw:auto-grow-height="false" fo:min-height="0.1799in" fo:min-width="1.4791in" style:run-through="foreground" style:wrap="run-through" style:number-wrapped-paragraphs="no-limit" style:vertical-pos="from-top" style:vertical-rel="paragraph" style:horizontal-pos="from-left" style:horizontal-rel="paragraph"/>
    </style:style>
    <style:style style:name="gr68" style:family="graphic">
      <style:graphic-properties draw:fill-color="#ffffff" draw:textarea-horizontal-align="justify" draw:textarea-vertical-align="middle" draw:auto-grow-height="false" fo:min-height="0.3075in" fo:min-width="0.8016in" style:run-through="foreground" style:wrap="run-through" style:number-wrapped-paragraphs="no-limit" style:vertical-pos="from-top" style:vertical-rel="paragraph" style:horizontal-pos="from-left" style:horizontal-rel="paragraph"/>
    </style:style>
    <style:style style:name="gr69" style:family="graphic">
      <style:graphic-properties draw:fill-color="#ffffff" draw:textarea-horizontal-align="justify" draw:textarea-vertical-align="middle" draw:auto-grow-height="false" fo:min-height="3.0417in" fo:min-width="6in" style:run-through="foreground" style:wrap="run-through" style:number-wrapped-paragraphs="no-limit" style:vertical-pos="from-top" style:vertical-rel="paragraph" style:horizontal-pos="from-left" style:horizontal-rel="paragraph"/>
    </style:style>
    <style:style style:name="gr70" style:family="graphic">
      <style:graphic-properties draw:fill-color="#ffffff" draw:textarea-horizontal-align="justify" draw:textarea-vertical-align="middle" draw:auto-grow-height="false" fo:min-height="2.3228in" fo:min-width="5.6874in" style:run-through="foreground" style:wrap="run-through" style:number-wrapped-paragraphs="no-limit" style:vertical-pos="from-top" style:vertical-rel="paragraph" style:horizontal-pos="from-left" style:horizontal-rel="paragraph"/>
    </style:style>
    <style:style style:name="gr71" style:family="graphic">
      <style:graphic-properties draw:stroke="none" svg:stroke-color="#000000" draw:fill="solid" draw:fill-color="#eeeeee" fo:min-height="0.1563in" style:run-through="foreground" style:wrap="run-through" style:number-wrapped-paragraphs="no-limit" style:vertical-pos="from-top" style:vertical-rel="paragraph" style:horizontal-pos="from-left" style:horizontal-rel="paragraph"/>
    </style:style>
    <style:style style:name="gr72" style:family="graphic">
      <style:graphic-properties draw:fill="none" draw:fill-color="#ffffff" draw:textarea-horizontal-align="justify" draw:textarea-vertical-align="middle" draw:auto-grow-height="false" fo:min-height="0.2083in" fo:min-width="4.1874in" style:run-through="foreground" style:wrap="run-through" style:number-wrapped-paragraphs="no-limit" style:vertical-pos="from-top" style:vertical-rel="paragraph" style:horizontal-pos="from-left" style:horizontal-rel="paragraph"/>
    </style:style>
    <style:style style:name="gr73" style:family="graphic">
      <style:graphic-properties draw:fill-color="#ffffff" draw:textarea-horizontal-align="justify" draw:textarea-vertical-align="middle" draw:auto-grow-height="false" fo:min-height="0.2083in" fo:min-width="4.1874in" style:run-through="foreground" style:wrap="run-through" style:number-wrapped-paragraphs="no-limit" style:vertical-pos="from-top" style:vertical-rel="paragraph" style:horizontal-pos="from-left" style:horizontal-rel="paragraph"/>
    </style:style>
    <style:style style:name="gr74" style:family="graphic">
      <style:graphic-properties draw:fill-color="#ffffff" draw:textarea-horizontal-align="justify" draw:textarea-vertical-align="middle" draw:auto-grow-height="false" fo:min-height="0.2083in" fo:min-width="4.1772in" style:run-through="foreground" style:wrap="run-through" style:number-wrapped-paragraphs="no-limit" style:vertical-pos="from-top" style:vertical-rel="paragraph" style:horizontal-pos="from-left" style:horizontal-rel="paragraph"/>
    </style:style>
    <style:style style:name="gr75" style:family="graphic">
      <style:graphic-properties draw:fill-color="#ffffff" draw:textarea-horizontal-align="justify" draw:textarea-vertical-align="middle" draw:auto-grow-height="false" fo:min-height="0.2445in" fo:min-width="1.411in" style:run-through="foreground" style:wrap="run-through" style:number-wrapped-paragraphs="no-limit" style:vertical-pos="from-top" style:vertical-rel="paragraph" style:horizontal-pos="from-left" style:horizontal-rel="paragraph"/>
    </style:style>
    <style:style style:name="gr76" style:family="graphic">
      <style:graphic-properties draw:fill-color="#ffffff" draw:textarea-horizontal-align="justify" draw:textarea-vertical-align="middle" draw:auto-grow-height="false" fo:min-height="0.4591in" fo:min-width="5.3339in" style:run-through="foreground" style:wrap="run-through" style:number-wrapped-paragraphs="no-limit" style:vertical-pos="from-top" style:vertical-rel="paragraph" style:horizontal-pos="from-left" style:horizontal-rel="paragraph"/>
    </style:style>
    <style:style style:name="gr77" style:family="graphic">
      <style:graphic-properties draw:fill-color="#ffffff" draw:textarea-horizontal-align="justify" draw:textarea-vertical-align="middle" draw:auto-grow-height="false" fo:min-height="0.2083in" fo:min-width="2.0827in" style:run-through="foreground" style:wrap="run-through" style:number-wrapped-paragraphs="no-limit" style:vertical-pos="from-top" style:vertical-rel="paragraph" style:horizontal-pos="from-left" style:horizontal-rel="paragraph"/>
    </style:style>
    <style:style style:name="gr78" style:family="graphic">
      <style:graphic-properties draw:fill-color="#ffffff" draw:textarea-horizontal-align="justify" draw:textarea-vertical-align="middle" draw:auto-grow-height="false" fo:min-height="0.2083in" fo:min-width="1.7161in" style:run-through="foreground" style:wrap="run-through" style:number-wrapped-paragraphs="no-limit" style:vertical-pos="from-top" style:vertical-rel="paragraph" style:horizontal-pos="from-left" style:horizontal-rel="paragraph"/>
    </style:style>
    <style:style style:name="gr79" style:family="graphic">
      <style:graphic-properties draw:fill-color="#ffffff" draw:textarea-horizontal-align="justify" draw:textarea-vertical-align="middle" draw:auto-grow-height="false" fo:min-height="3.8598in" fo:min-width="6in" style:run-through="foreground" style:wrap="run-through" style:number-wrapped-paragraphs="no-limit" style:vertical-pos="from-top" style:vertical-rel="paragraph" style:horizontal-pos="from-left" style:horizontal-rel="paragraph"/>
    </style:style>
    <style:style style:name="gr80" style:family="graphic">
      <style:graphic-properties draw:fill-color="#ffffff" draw:textarea-horizontal-align="justify" draw:textarea-vertical-align="middle" draw:auto-grow-height="false" fo:min-height="3.1618in" fo:min-width="5.6874in" style:run-through="foreground" style:wrap="run-through" style:number-wrapped-paragraphs="no-limit" style:vertical-pos="from-top" style:vertical-rel="paragraph" style:horizontal-pos="from-left" style:horizontal-rel="paragraph"/>
    </style:style>
    <style:style style:name="gr81" style:family="graphic">
      <style:graphic-properties draw:fill-color="#ffffff" draw:textarea-horizontal-align="justify" draw:textarea-vertical-align="middle" draw:auto-grow-height="false" fo:min-height="0.672in" fo:min-width="5.3339in" style:run-through="foreground" style:wrap="run-through" style:number-wrapped-paragraphs="no-limit" style:vertical-pos="from-top" style:vertical-rel="paragraph" style:horizontal-pos="from-left" style:horizontal-rel="paragraph"/>
    </style:style>
    <style:style style:name="gr82" style:family="graphic">
      <style:graphic-properties draw:stroke="none" svg:stroke-color="#000000" draw:fill="solid" draw:fill-color="#ffff99" fo:min-height="0.2374in" style:run-through="foreground" style:wrap="run-through" style:number-wrapped-paragraphs="no-limit" style:vertical-pos="from-top" style:vertical-rel="paragraph" style:horizontal-pos="from-left" style:horizontal-rel="paragraph"/>
    </style:style>
    <style:style style:name="gr83" style:family="graphic">
      <style:graphic-properties draw:stroke="none" svg:stroke-color="#000000" draw:fill="solid" draw:fill-color="#cc66ff" fo:min-height="0.248in" style:run-through="foreground" style:wrap="run-through" style:number-wrapped-paragraphs="no-limit" style:vertical-pos="from-top" style:vertical-rel="paragraph" style:horizontal-pos="from-left" style:horizontal-rel="paragraph"/>
    </style:style>
    <style:style style:name="gr84" style:family="graphic">
      <style:graphic-properties draw:stroke="none" svg:stroke-color="#000000" draw:fill="solid" draw:fill-color="#ff00cc" fo:min-height="0.2917in" style:run-through="foreground" style:wrap="run-through" style:number-wrapped-paragraphs="no-limit" style:vertical-pos="from-top" style:vertical-rel="paragraph" style:horizontal-pos="from-left" style:horizontal-rel="paragraph"/>
    </style:style>
    <style:style style:name="gr85" style:family="graphic">
      <style:graphic-properties draw:stroke="none" svg:stroke-color="#000000" draw:fill="solid" draw:fill-color="#cc66ff" fo:min-height="0.2374in" style:run-through="foreground" style:wrap="run-through" style:number-wrapped-paragraphs="no-limit" style:vertical-pos="from-top" style:vertical-rel="paragraph" style:horizontal-pos="from-left" style:horizontal-rel="paragraph"/>
    </style:style>
    <style:style style:name="gr86" style:family="graphic">
      <style:graphic-properties draw:fill-color="#ffffff" draw:textarea-horizontal-align="justify" draw:textarea-vertical-align="middle" draw:auto-grow-height="false" fo:min-height="1.4689in" fo:min-width="5.7398in" style:run-through="foreground" style:wrap="run-through" style:number-wrapped-paragraphs="no-limit" style:vertical-pos="from-top" style:vertical-rel="paragraph" style:horizontal-pos="from-left" style:horizontal-rel="paragraph"/>
    </style:style>
    <style:style style:name="gr87" style:family="graphic">
      <style:graphic-properties draw:fill-color="#ffffff" draw:textarea-horizontal-align="justify" draw:textarea-vertical-align="middle" draw:auto-grow-height="false" fo:min-height="1.0102in" fo:min-width="5.3646in" style:run-through="foreground" style:wrap="run-through" style:number-wrapped-paragraphs="no-limit" style:vertical-pos="from-top" style:vertical-rel="paragraph" style:horizontal-pos="from-left" style:horizontal-rel="paragraph"/>
    </style:style>
    <style:style style:name="gr88" style:family="graphic">
      <style:graphic-properties draw:fill-color="#ffffff" draw:textarea-horizontal-align="justify" draw:textarea-vertical-align="middle" draw:auto-grow-height="false" fo:min-height="0.3209in" fo:min-width="1.9146in" style:run-through="foreground" style:wrap="run-through" style:number-wrapped-paragraphs="no-limit" style:vertical-pos="from-top" style:vertical-rel="paragraph" style:horizontal-pos="from-left" style:horizontal-rel="paragraph"/>
    </style:style>
    <style:style style:name="gr89" style:family="graphic">
      <style:graphic-properties draw:fill-color="#ffffff" draw:textarea-horizontal-align="justify" draw:textarea-vertical-align="middle" draw:auto-grow-height="false" fo:min-height="5.1311in" fo:min-width="7.1457in" style:run-through="foreground" style:wrap="run-through" style:number-wrapped-paragraphs="no-limit" style:vertical-pos="from-top" style:vertical-rel="paragraph" style:horizontal-pos="from-left" style:horizontal-rel="paragraph"/>
    </style:style>
    <style:style style:name="gr90" style:family="graphic">
      <style:graphic-properties draw:fill-color="#ffffff" draw:textarea-horizontal-align="justify" draw:textarea-vertical-align="middle" draw:auto-grow-height="false" fo:min-height="0.8437in" fo:min-width="6.9543in" style:run-through="foreground" style:wrap="run-through" style:number-wrapped-paragraphs="no-limit" style:vertical-pos="from-top" style:vertical-rel="paragraph" style:horizontal-pos="from-left" style:horizontal-rel="paragraph"/>
    </style:style>
    <style:style style:name="gr91" style:family="graphic">
      <style:graphic-properties draw:fill-color="#ffffff" draw:textarea-horizontal-align="justify" draw:textarea-vertical-align="middle" draw:auto-grow-height="false" fo:min-height="0.1799in" fo:min-width="1.4374in" style:run-through="foreground" style:wrap="run-through" style:number-wrapped-paragraphs="no-limit" style:vertical-pos="from-top" style:vertical-rel="paragraph" style:horizontal-pos="from-left" style:horizontal-rel="paragraph"/>
    </style:style>
    <style:style style:name="gr92" style:family="graphic">
      <style:graphic-properties draw:fill-color="#ffffff" draw:textarea-horizontal-align="justify" draw:textarea-vertical-align="middle" draw:auto-grow-height="false" fo:min-height="0.1799in" fo:min-width="1.4898in" style:run-through="foreground" style:wrap="run-through" style:number-wrapped-paragraphs="no-limit" style:vertical-pos="from-top" style:vertical-rel="paragraph" style:horizontal-pos="from-left" style:horizontal-rel="paragraph"/>
    </style:style>
    <style:style style:name="gr93" style:family="graphic">
      <style:graphic-properties draw:fill-color="#ffffff" draw:textarea-horizontal-align="justify" draw:textarea-vertical-align="middle" draw:auto-grow-height="false" fo:min-height="0.1799in" fo:min-width="1.7602in" style:run-through="foreground" style:wrap="run-through" style:number-wrapped-paragraphs="no-limit" style:vertical-pos="from-top" style:vertical-rel="paragraph" style:horizontal-pos="from-left" style:horizontal-rel="paragraph"/>
    </style:style>
    <style:style style:name="gr94" style:family="graphic">
      <style:graphic-properties draw:fill-color="#ffffff" draw:textarea-horizontal-align="justify" draw:textarea-vertical-align="middle" draw:auto-grow-height="false" fo:min-height="0.1799in" fo:min-width="1.1398in" style:run-through="foreground" style:wrap="run-through" style:number-wrapped-paragraphs="no-limit" style:vertical-pos="from-top" style:vertical-rel="paragraph" style:horizontal-pos="from-left" style:horizontal-rel="paragraph"/>
    </style:style>
    <style:style style:name="gr95" style:family="graphic">
      <style:graphic-properties draw:stroke="none" svg:stroke-color="#000000" draw:fill="solid" draw:fill-color="#eeeeee" fo:min-height="0.2016in" style:run-through="foreground" style:wrap="run-through" style:number-wrapped-paragraphs="no-limit" style:vertical-pos="from-top" style:vertical-rel="paragraph" style:horizontal-pos="from-left" style:horizontal-rel="paragraph"/>
    </style:style>
    <style:style style:name="gr96" style:family="graphic">
      <style:graphic-properties draw:fill-color="#ffffff" draw:textarea-horizontal-align="justify" draw:textarea-vertical-align="middle" draw:auto-grow-height="false" fo:min-height="0.4173in" fo:min-width="6.9484in" style:run-through="foreground" style:wrap="run-through" style:number-wrapped-paragraphs="no-limit" style:vertical-pos="from-top" style:vertical-rel="paragraph" style:horizontal-pos="from-left" style:horizontal-rel="paragraph"/>
    </style:style>
    <style:style style:name="gr97" style:family="graphic">
      <style:graphic-properties draw:stroke="none" svg:stroke-color="#000000" draw:fill="none" draw:fill-color="#ffffff" fo:min-height="0.1882in" style:run-through="foreground" style:wrap="run-through" style:number-wrapped-paragraphs="no-limit" style:vertical-pos="from-top" style:vertical-rel="paragraph" style:horizontal-pos="from-left" style:horizontal-rel="paragraph"/>
    </style:style>
    <style:style style:name="gr98" style:family="graphic">
      <style:graphic-properties draw:fill-color="#ffffff" draw:textarea-horizontal-align="justify" draw:textarea-vertical-align="middle" draw:auto-grow-height="false" fo:min-height="0.1874in" fo:min-width="4.1043in" style:run-through="foreground" style:wrap="run-through" style:number-wrapped-paragraphs="no-limit" style:vertical-pos="from-top" style:vertical-rel="paragraph" style:horizontal-pos="from-left" style:horizontal-rel="paragraph"/>
    </style:style>
    <style:style style:name="gr99" style:family="graphic">
      <style:graphic-properties draw:fill-color="#ffffff" draw:textarea-horizontal-align="justify" draw:textarea-vertical-align="middle" draw:auto-grow-height="false" fo:min-height="0.1799in" fo:min-width="3.1874in" style:run-through="foreground" style:wrap="run-through" style:number-wrapped-paragraphs="no-limit" style:vertical-pos="from-top" style:vertical-rel="paragraph" style:horizontal-pos="from-left" style:horizontal-rel="paragraph"/>
    </style:style>
    <style:style style:name="gr100" style:family="graphic">
      <style:graphic-properties draw:stroke="none" svg:stroke-color="#000000" draw:fill="solid" draw:fill-color="#eeeeee" fo:min-height="0.2165in" style:run-through="foreground" style:wrap="run-through" style:number-wrapped-paragraphs="no-limit" style:vertical-pos="from-top" style:vertical-rel="paragraph" style:horizontal-pos="from-left" style:horizontal-rel="paragraph"/>
    </style:style>
    <style:style style:name="gr101" style:family="graphic">
      <style:graphic-properties draw:fill-color="#ffffff" draw:textarea-horizontal-align="justify" draw:textarea-vertical-align="middle" draw:auto-grow-height="false" fo:min-height="0.1799in" fo:min-width="1.6437in" style:run-through="foreground" style:wrap="run-through" style:number-wrapped-paragraphs="no-limit" style:vertical-pos="from-top" style:vertical-rel="paragraph" style:horizontal-pos="from-left" style:horizontal-rel="paragraph"/>
    </style:style>
    <style:style style:name="gr102" style:family="graphic">
      <style:graphic-properties draw:fill-color="#ffffff" draw:textarea-horizontal-align="justify" draw:textarea-vertical-align="middle" draw:auto-grow-height="false" fo:min-height="0.1799in" fo:min-width="0.8957in" style:run-through="foreground" style:wrap="run-through" style:number-wrapped-paragraphs="no-limit" style:vertical-pos="from-top" style:vertical-rel="paragraph" style:horizontal-pos="from-left" style:horizontal-rel="paragraph"/>
    </style:style>
    <style:style style:name="gr103" style:family="graphic">
      <style:graphic-properties draw:fill-color="#ffffff" draw:textarea-horizontal-align="justify" draw:textarea-vertical-align="middle" draw:auto-grow-height="false" fo:min-height="0.1811in" fo:min-width="0.8972in" style:run-through="foreground" style:wrap="run-through" style:number-wrapped-paragraphs="no-limit" style:vertical-pos="from-top" style:vertical-rel="paragraph" style:horizontal-pos="from-left" style:horizontal-rel="paragraph"/>
    </style:style>
    <style:style style:name="gr104" style:family="graphic">
      <style:graphic-properties draw:fill-color="#ffffff" draw:textarea-horizontal-align="justify" draw:textarea-vertical-align="middle" draw:auto-grow-height="false" fo:min-height="0.9165in" fo:min-width="3.8126in" style:run-through="foreground" style:wrap="run-through" style:number-wrapped-paragraphs="no-limit" style:vertical-pos="from-top" style:vertical-rel="paragraph" style:horizontal-pos="from-left" style:horizontal-rel="paragraph"/>
    </style:style>
    <style:style style:name="gr105" style:family="graphic">
      <style:graphic-properties draw:stroke="none" svg:stroke-color="#000000" draw:fill="none" draw:fill-color="#ffffff" fo:min-height="0.2398in" style:run-through="foreground" style:wrap="run-through" style:number-wrapped-paragraphs="no-limit" style:vertical-pos="from-top" style:vertical-rel="paragraph" style:horizontal-pos="from-left" style:horizontal-rel="paragraph"/>
    </style:style>
    <style:style style:name="gr106" style:family="graphic">
      <style:graphic-properties draw:fill-color="#ffffff" draw:textarea-horizontal-align="justify" draw:textarea-vertical-align="middle" draw:auto-grow-height="false" fo:min-height="0.189in" fo:min-width="0.8035in" style:run-through="foreground" style:wrap="run-through" style:number-wrapped-paragraphs="no-limit" style:vertical-pos="from-top" style:vertical-rel="paragraph" style:horizontal-pos="from-left" style:horizontal-rel="paragraph"/>
    </style:style>
    <style:style style:name="gr107" style:family="graphic">
      <style:graphic-properties draw:fill-color="#ffffff" draw:textarea-horizontal-align="justify" draw:textarea-vertical-align="middle" draw:auto-grow-height="false" fo:min-height="2.2228in" fo:min-width="6in" style:run-through="foreground" style:wrap="run-through" style:number-wrapped-paragraphs="no-limit" style:vertical-pos="from-top" style:vertical-rel="paragraph" style:horizontal-pos="from-left" style:horizontal-rel="paragraph"/>
    </style:style>
    <style:style style:name="gr108" style:family="graphic">
      <style:graphic-properties draw:fill-color="#ffffff" draw:textarea-horizontal-align="justify" draw:textarea-vertical-align="middle" draw:auto-grow-height="false" fo:min-height="1.5335in" fo:min-width="5.6874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721606691206498060" text:style-name="L1">
        <text:list-item>
          <text:p text:style-name="P12">Introduction</text:p>
          <text:list>
            <text:list-item>
              <text:p text:style-name="P13">Purpose</text:p>
              <text:p text:style-name="P13"><text:span text:style-name="T23">T</text:span><text:span text:style-name="T22">he main purpose of this document is to present a brief description of the sanatorium information system that is to be utilized at the Egerton university. It will vividly explain the key features of the system, the interfaces of the system, what the system is intended to do, the conditions or constraints under which it must operate and how the system will react to the external stimuli and or factors. The document is intended for both the stakeholders and the developer(s).</text:span></text:p>
            </text:list-item>
            <text:list-item>
              <text:p text:style-name="P14">Document conventions</text:p>
              <text:p text:style-name="P18"><text:span text:style-name="T24">The document is written as per the guidelines provided by the</text:span><text:span text:style-name="T25"> </text:span><text:span text:style-name="T15">IEEE standard 830, </text:span><text:span text:style-name="T18">which specifies and outlines the recommended and acceptable contents that an SRS document should have. </text:span><text:span text:style-name="T16">The document uses bold and italic highlights to stress a feature or a requirement that has a special significance. Finally every requirement detailed here is to have its own priority. </text:span></text:p>
            </text:list-item>
            <text:list-item>
              <text:p text:style-name="P19">Intended audience</text:p>
              <text:p text:style-name="P61">The document is intended for the developers of the system, the project coordinator and the project supervisor. It is solely meant for the completion of the computer science course work.</text:p>
            </text:list-item>
            <text:list-item>
              <text:p text:style-name="P19">Reading suggestions </text:p>
              <text:p text:style-name="P228"><text:span text:style-name="T16">This document is arranged </text:span><text:span text:style-name="T17">such that it follows the recommended outline of an SRS document. It starts from the introduction, the overall description, the system features,external interface requirements, other non-functional requirements,preliminary object oriented domain analysis, preliminary budget schedule,other requirements and appendixes. The s</text:span><text:span text:style-name="T2">uggested <text:s/>sequence for reading the document is - beginning with the overview sections and proceeding through the sections that are most pertinent to each reader type.</text:span></text:p>
            </text:list-item>
            <text:list-item>
              <text:p text:style-name="P20"><text:soft-page-break/>Project scope</text:p>
              <text:p text:style-name="P229"><text:span text:style-name="T1">This system is an hospital management system that is to be utilized at the local </text:span><text:span text:style-name="T3">university</text:span><text:span text:style-name="T1"> setup. It mainly bound to handle student-patient records from the point of reception to treatment and release. </text:span><text:span text:style-name="T3">The system will be designed to ensure that the maximum optimization of the records storage and access is achieved with ease. This in-turn will ensure that services delivered based on the records and staff performances are hastened further. The system is to be developed such that each section of the health department can easily link with the other without any intermediary- that is to say, when a patient is at the reception, the reception doesn’t have to walk with the file containing the patient records to the doctor for </text:span><text:span text:style-name="T4">consultation.</text:span><text:span text:style-name="T3"> The doctor will automatically see the record once the receptionist has </text:span><text:span text:style-name="T4">forwarded</text:span><text:span text:style-name="T3"> it through the system. This system will help reduce the </text:span><text:span text:style-name="T4">queues</text:span><text:span text:style-name="T3"> and stre</text:span><text:span text:style-name="T4">s</text:span><text:span text:style-name="T3">s when there rush times in the hospital , </text:span><text:span text:style-name="T4">when there a number of clients in attendance. Consequently when the doctor whats a test to be done to the patient, he just forwarded the test to the lab , once the test is done, the physician then submits the test result alongside the recommendations and comment. The doctor can the view the results and point suspected illnesses that the patient <text:s/>might be suffering from. If the conditions projected by the patient does not require close attention, the doctor can describe the medications and then send to the pharmacy. The </text:span><text:span text:style-name="T5">chemist will automatically see the stated medications, give them to the patient and confirm the prescription. The patient will the be let to leave the premises. If the patient conditions needs close monitoring , the system allows the doctor to perform the admission and then a latter follow up, including the release or discharge from the hospital. </text:span><text:span text:style-name="T6">However there some cases where the patients BMI is required for further medication purposes, there is a section called triage section where these measurements are done. Once the patient is sent to the triage, the physician at the triage room will undertake the measurements and then forward them to the doctor.</text:span><text:span text:style-name="T5"> </text:span><text:span text:style-name="T6">In this System only the student -patient records will be </text:span><text:soft-page-break/><text:span text:style-name="T6">handled. That is the specific scope of the system and also the system will not track the patient medications at the ward levels. Finally the system does not handle the monitory transactions involved in the patient treatments.</text:span></text:p>
              <text:p text:style-name="P62"/>
              <text:p text:style-name="P229"><text:span text:style-name="T7">The benefits that accompanies this system is that it automates almost all the documentations or paperwork processing activities involved. It will reduce the number of errors always involved during the patient record storage, retrieval and update.</text:span><text:span text:style-name="T6"> </text:span><text:span text:style-name="T7">Take an instance where the doctor has to maneuver through a pile of files looking for the previous patient medication files, it takes a time and resources. The system is designed such that once the consultation process is initiated , all the patient records are dispensed to the doctor for better decision making. </text:span><text:span text:style-name="T8">Also at the reception, the patient nurse, doesn't have to go through a pile of files just to find the student record to confirm his/her identity. The nurse will only compare the student id with the schools records to confirm the identity and then forward the records to the hospital database for storage or upd</text:span><text:span text:style-name="T9">a</text:span><text:span text:style-name="T8">te.</text:span></text:p>
            </text:list-item>
          </text:list>
        </text:list-item>
        <text:list-item>
          <text:p text:style-name="P15"><text:span text:style-name="T8">O</text:span><text:span text:style-name="T1">verall Description</text:span></text:p>
          <text:list>
            <text:list-item>
              <text:p text:style-name="P21">Product perspective</text:p>
              <text:p text:style-name="P230"><text:span text:style-name="T1">The <text:s/>system is entirely a new system that is meant to streamline the operations of the sanatorium of the university. The system has five actors who actively interact with the system. The nurse at the reception (called receptionist in this context), the nurse at the triage( called the triage physician), the doctor, the physician (called the lab physician) and the chemist (at the pharmacy section).The receptionist receives student - patients at that wish to be attended to, checks their identity and forward the records to the doctor. The doctor initiates the consultation process, and once the </text:span><text:span text:style-name="T10">consultation</text:span><text:span text:style-name="T1"> process is initiated, all the previous medical records of the patient are shown to the doctor – information such as, number of previous visits, the previous lab test results if any, </text:span><text:span text:style-name="T10">previous</text:span><text:span text:style-name="T1"> medications if any, the </text:span><text:span text:style-name="T10">previous</text:span><text:span text:style-name="T1"> admissions if any. The doctor can then send the </text:span><text:soft-page-break/><text:span text:style-name="T1">test to be done to the lab and then later retrieve the results of the test, once the result has b</text:span><text:span text:style-name="T10">e</text:span><text:span text:style-name="T1">en received, the doctor can then </text:span><text:span text:style-name="T10">point out the suspected illnesses that the patient is suffering from, state the relevant medications and send the medications to the pharmacy. If the patient requires close monitoring the, the doctor has the option to admit. <text:s/>After the treatment process is complete the is recommended to end the consultation process of that patient. And the open the next consultation session. </text:span></text:p>
              <text:p text:style-name="P63">At the lab, the physician performs the test and the submit the result, he/she is allowed to update the test result before releasing the patient, if there were incorrect insertions during the report submitting. Once the patient has been release back to the doctor, no editions are recommend.</text:p>
              <text:p text:style-name="P63"><text:s/>The triage nurse or physician is mandated to perform the measurements such as the weight, height, blood pressure, and the BMI of the patient and submit them to the doctor. The nurse is only allowed to alter the measurements before releasing <text:s/>the patient. </text:p>
              <text:p text:style-name="P230"><text:span text:style-name="T10">The chemist is allowed to give the medications stated <text:s/>by the doctor and and then release the patient. </text:span><text:span text:style-name="T12">The figure 1 below provides the overall working environment of the system.</text:span></text:p>
            </text:list-item>
          </text:list>
        </text:list-item>
      </text:list>
      <text:p text:style-name="P3"/>
      <text:p text:style-name="P3"/>
      <text:p text:style-name="P3"/>
      <text:p text:style-name="P3"/>
      <text:p text:style-name="P3"/>
      <text:p text:style-name="P3"/>
      <text:p text:style-name="P3"/>
      <text:p text:style-name="P3"/>
      <text:p text:style-name="P3"/>
      <text:p text:style-name="P3"/>
      <text:p text:style-name="P3"/>
      <text:list xml:id="list141640382248706" text:continue-numbering="true" text:style-name="L1">
        <text:list-item>
          <text:list>
            <text:list-header>
              <text:p text:style-name="P64"><text:soft-page-break/><text:s/></text:p>
              <text:p text:style-name="P20"/>
            </text:list-header>
          </text:list>
        </text:list-item>
      </text:list>
      <text:p text:style-name="P2"><draw:line text:anchor-type="paragraph" draw:z-index="3" draw:name="Shape3" draw:style-name="gr3" draw:text-style-name="P238" svg:x1="2.6846in" svg:y1="0.1846in" svg:x2="2.9764in" svg:y2="0.1846in"><text:p/></draw:line><draw:line text:anchor-type="paragraph" draw:z-index="2" draw:name="Shape2" draw:style-name="gr3" draw:text-style-name="P237" svg:x1="2.822in" svg:y1="0.1063in" svg:x2="2.822in" svg:y2="0.439in"><text:p/></draw:line><draw:custom-shape text:anchor-type="paragraph" draw:z-index="1" draw:name="Shape1" draw:style-name="gr2" draw:text-style-name="P236" svg:width="0.2976in" svg:height="0.2925in" svg:x="2.6429in" svg:y="-0.1882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draw:line text:anchor-type="paragraph" draw:z-index="6" draw:name="Shape6" draw:style-name="gr3" draw:text-style-name="P238" svg:x1="0.1846in" svg:y1="1.0854in" svg:x2="0.1846in" svg:y2="1.4929in"><text:p/></draw:line><draw:line text:anchor-type="paragraph" draw:z-index="7" draw:name="Shape7" draw:style-name="gr3" draw:text-style-name="P238" svg:x1="0.0075in" svg:y1="1.2535in" svg:x2="0.372in" svg:y2="1.2535in"><text:p/></draw:line><draw:line text:anchor-type="paragraph" draw:z-index="8" draw:name="Shape8" draw:style-name="gr3" draw:text-style-name="P238" svg:x1="-0.0654in" svg:y1="1.7846in" svg:x2="0.1846in" svg:y2="1.4929in"><text:p/></draw:line><draw:line text:anchor-type="paragraph" draw:z-index="9" draw:name="Shape9" draw:style-name="gr3" draw:text-style-name="P238" svg:x1="0.1846in" svg:y1="1.4929in" svg:x2="0.5181in" svg:y2="1.774in"><text:p/></draw:line><draw:line text:anchor-type="paragraph" draw:z-index="10" draw:name="Shape10" draw:style-name="gr3" draw:text-style-name="P238" svg:x1="6.1535in" svg:y1="3.5866in" svg:x2="6.1535in" svg:y2="4.1492in"><text:p/></draw:line><draw:line text:anchor-type="paragraph" draw:z-index="11" draw:name="Shape11" draw:style-name="gr3" draw:text-style-name="P238" svg:x1="6.1535in" svg:y1="4.1492in" svg:x2="6.5701in" svg:y2="4.4512in"><text:p/></draw:line><draw:line text:anchor-type="paragraph" draw:z-index="12" draw:name="Shape12" draw:style-name="gr3" draw:text-style-name="P238" svg:x1="5.9764in" svg:y1="3.8992in" svg:x2="6.3098in" svg:y2="3.8992in"><text:p/></draw:line><draw:line text:anchor-type="paragraph" draw:z-index="13" draw:name="Shape13" draw:style-name="gr3" draw:text-style-name="P238" svg:x1="6.1535in" svg:y1="4.1492in" svg:x2="5.7783in" svg:y2="4.4512in"><text:p/></draw:line><draw:line text:anchor-type="paragraph" draw:z-index="5" draw:name="Shape5" draw:style-name="gr3" draw:text-style-name="P238" svg:x1="3.1449in" svg:y1="0.3472in" svg:x2="2.822in" svg:y2="0.0555in"><text:p/></draw:line><draw:custom-shape text:anchor-type="paragraph" draw:z-index="15" draw:name="Shape1" draw:style-name="gr4" draw:text-style-name="P236" svg:width="0.2925in" svg:height="0.2925in" svg:x="5.9972in" svg:y="3.2909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6" draw:name="Shape14" draw:style-name="gr3" draw:text-style-name="P238" svg:x1="6.1429in" svg:y1="5.472in" svg:x2="6.1429in" svg:y2="6.1283in"><text:p/></draw:line><draw:line text:anchor-type="paragraph" draw:z-index="17" draw:name="Shape15" draw:style-name="gr3" draw:text-style-name="P238" svg:x1="5.9972in" svg:y1="5.7327in" svg:x2="6.3409in" svg:y2="5.7327in"><text:p/></draw:line><draw:line text:anchor-type="paragraph" draw:z-index="18" draw:name="Shape16" draw:style-name="gr3" draw:text-style-name="P238" svg:x1="5.8516in" svg:y1="6.3575in" svg:x2="6.1433in" svg:y2="6.1283in"><text:p/></draw:line><draw:line text:anchor-type="paragraph" draw:z-index="19" draw:name="Shape17" draw:style-name="gr3" draw:text-style-name="P238" svg:x1="6.4764in" svg:y1="6.3472in" svg:x2="6.1429in" svg:y2="6.1283in"><text:p/></draw:line><draw:line text:anchor-type="paragraph" draw:z-index="20" draw:name="Shape18" draw:style-name="gr3" draw:text-style-name="P238" svg:x1="0.4972in" svg:y1="4.222in" svg:x2="0.4972in" svg:y2="5.0346in"><text:p/></draw:line><draw:line text:anchor-type="paragraph" draw:z-index="21" draw:name="Shape19" draw:style-name="gr3" draw:text-style-name="P238" svg:x1="0.2366in" svg:y1="4.5453in" svg:x2="0.7264in" svg:y2="4.5453in"><text:p/></draw:line><draw:line text:anchor-type="paragraph" draw:z-index="22" draw:name="Shape20" draw:style-name="gr3" draw:text-style-name="P238" svg:x1="-0.0028in" svg:y1="5.2846in" svg:x2="0.4972in" svg:y2="5.0346in"><text:p/></draw:line><draw:line text:anchor-type="paragraph" draw:z-index="23" draw:name="Shape21" draw:style-name="gr3" draw:text-style-name="P238" svg:x1="0.9764in" svg:y1="5.2846in" svg:x2="0.4972in" svg:y2="5.0346in"><text:p/></draw:line><draw:custom-shape text:anchor-type="paragraph" draw:z-index="25" draw:name="Shape1" draw:style-name="gr4" draw:text-style-name="P236" svg:width="0.2925in" svg:height="0.2925in" svg:x="6.0138in" svg:y="5.18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 draw:name="Shape25" draw:style-name="gr6" draw:text-style-name="P239" svg:width="0.7087in" svg:height="0.1567in" svg:x="-0.128in" svg:y="1.7744in"><text:p text:style-name="P238">Chemist</text:p><draw:enhanced-geometry svg:viewBox="0 0 21600 21600" draw:type="rectangle" draw:enhanced-path="M 0 0 L 21600 0 21600 21600 0 21600 0 0 Z N"/></draw:custom-shape><draw:custom-shape text:anchor-type="paragraph" draw:z-index="28" draw:name="Shape26" draw:style-name="gr7" draw:text-style-name="P239" svg:width="0.9795in" svg:height="0.1878in" svg:x="-0.0028in" svg:y="5.2846in"><text:p text:style-name="P238">Doctor</text:p><draw:enhanced-geometry svg:viewBox="0 0 21600 21600" draw:type="rectangle" draw:enhanced-path="M 0 0 L 21600 0 21600 21600 0 21600 0 0 Z N"/></draw:custom-shape><draw:line text:anchor-type="paragraph" draw:z-index="35" draw:name="Shape34" draw:style-name="gr3" draw:text-style-name="P238" svg:x1="0.2055in" svg:y1="1.9307in" svg:x2="0.2055in" svg:y2="2.285in"><text:p/></draw:line><draw:line text:anchor-type="paragraph" draw:z-index="37" draw:name="Shape36" draw:style-name="gr3" draw:text-style-name="P238" svg:x1="4.8516in" svg:y1="4.5453in" svg:x2="4.8516in" svg:y2="6.4307in"><text:p/></draw:line><draw:line text:anchor-type="paragraph" draw:z-index="38" draw:name="Shape37" draw:style-name="gr3" draw:text-style-name="P238" svg:x1="5.7787in" svg:y1="4.5453in" svg:x2="4.8516in" svg:y2="4.5453in"><text:p/></draw:line><draw:line text:anchor-type="paragraph" draw:z-index="40" draw:name="Shape37" draw:style-name="gr3" draw:text-style-name="P238" svg:x1="5.6882in" svg:y1="6.4307in" svg:x2="4.8516in" svg:y2="6.4307in"><text:p/></draw:line><draw:line text:anchor-type="paragraph" draw:z-index="41" draw:name="Shape35" draw:style-name="gr3" draw:text-style-name="P238" svg:x1="3.1327in" svg:y1="5.4307in" svg:x2="4.8516in" svg:y2="5.4307in"><text:p/></draw:line><draw:line text:anchor-type="paragraph" draw:z-index="42" draw:name="Shape35" draw:style-name="gr3" draw:text-style-name="P238" svg:x1="3.1327in" svg:y1="3.9327in" svg:x2="0.9661in" svg:y2="3.9327in"><text:p/></draw:line><draw:line text:anchor-type="paragraph" draw:z-index="45" draw:name="Shape34" draw:style-name="gr3" draw:text-style-name="P238" svg:x1="0.2055in" svg:y1="2.2846in" svg:x2="0.9657in" svg:y2="2.2949in"><text:p/></draw:line><draw:line text:anchor-type="paragraph" draw:z-index="4" draw:name="Shape4" draw:style-name="gr3" draw:text-style-name="P238" svg:x1="2.4866in" svg:y1="0.3472in" svg:x2="2.822in" svg:y2="0.0555in"><text:p/></draw:line><draw:custom-shape text:anchor-type="paragraph" draw:z-index="14" draw:name="Shape1" draw:style-name="gr4" draw:text-style-name="P236" svg:width="0.2925in" svg:height="0.2925in" svg:x="0.0638in" svg:y="0.792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 draw:name="Shape1" draw:style-name="gr4" draw:text-style-name="P236" svg:width="0.2925in" svg:height="0.2925in" svg:x="0.3429in" svg:y="3.92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6" draw:name="Shape22" draw:style-name="gr5" draw:text-style-name="P239" svg:width="0.8543in" svg:height="0.1567in" svg:x="2.3827in" svg:y="0.3472in"><text:p text:style-name="P238">Nurse</text:p><draw:enhanced-geometry svg:viewBox="0 0 21600 21600" draw:type="rectangle" draw:enhanced-path="M 0 0 L 21600 0 21600 21600 0 21600 0 0 Z N"/></draw:custom-shape><draw:custom-shape text:anchor-type="paragraph" draw:z-index="29" draw:name="Shape27" draw:style-name="gr8" draw:text-style-name="P239" svg:width="0.7921in" svg:height="0.1776in" svg:x="5.7783in" svg:y="4.4516in"><text:p text:style-name="P238">Nurse</text:p><draw:enhanced-geometry svg:viewBox="0 0 21600 21600" draw:type="rectangle" draw:enhanced-path="M 0 0 L 21600 0 21600 21600 0 21600 0 0 Z N"/></draw:custom-shape><draw:custom-shape text:anchor-type="paragraph" draw:z-index="30" draw:name="Shape28" draw:style-name="gr9" draw:text-style-name="P239" svg:width="0.8961in" svg:height="0.1776in" svg:x="5.6882in" svg:y="6.3472in"><text:p text:style-name="P238">Physician</text:p><draw:enhanced-geometry svg:viewBox="0 0 21600 21600" draw:type="rectangle" draw:enhanced-path="M 0 0 L 21600 0 21600 21600 0 21600 0 0 Z N"/></draw:custom-shape><draw:line text:anchor-type="paragraph" draw:z-index="36" draw:name="Shape35" draw:style-name="gr3" draw:text-style-name="P238" svg:x1="0.9764in" svg:y1="5.389in" svg:x2="1.7783in" svg:y2="5.389in"><text:p/></draw:line><draw:line text:anchor-type="paragraph" draw:z-index="43" draw:name="Shape35" draw:style-name="gr3" draw:text-style-name="P238" svg:x1="1.7783in" svg:y1="3.9327in" svg:x2="1.7783in" svg:y2="5.389in"><text:p/></draw:line><draw:line text:anchor-type="paragraph" draw:z-index="44" draw:name="Shape35" draw:style-name="gr3" draw:text-style-name="P238" svg:x1="0.9661in" svg:y1="2.2953in" svg:x2="0.9661in" svg:y2="3.9327in"><text:p/></draw:line></text:p>
      <text:p text:style-name="P1"><draw:line text:anchor-type="paragraph" draw:z-index="31" draw:name="Shape29" draw:style-name="gr3" draw:text-style-name="P238" svg:x1="2.7736in" svg:y1="0.1201in" svg:x2="2.7736in" svg:y2="0.9626in"><text:p/></draw:line></text:p>
      <text:p text:style-name="P1"><draw:line text:anchor-type="paragraph" draw:z-index="32" draw:name="Shape30" draw:style-name="gr3" draw:text-style-name="P238" svg:x1="2.7736in" svg:y1="0.039in" svg:x2="5.4508in" svg:y2="0.039in"><text:p/></draw:line><draw:line text:anchor-type="paragraph" draw:z-index="33" draw:name="Shape31" draw:style-name="gr3" draw:text-style-name="P238" svg:x1="5.4508in" svg:y1="0.039in" svg:x2="5.4508in" svg:y2="2.2874in"><text:p/></draw:line></text:p>
      <text:p text:style-name="P1"/>
      <text:p text:style-name="P1"><draw:custom-shape text:anchor-type="paragraph" draw:z-index="98" draw:name="Shape45" draw:style-name="gr25" draw:text-style-name="P238" svg:width="1.5004in" svg:height="0.6878in" svg:x="2.1071in" svg:y="-0.1547in"><text:p text:style-name="P238">STUDENT RECORD</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p>
      <text:p text:style-name="P1"/>
      <text:p text:style-name="P1"><draw:custom-shape text:anchor-type="paragraph" draw:z-index="99" draw:name="Shape46" draw:style-name="gr26" svg:width="2.0524in" svg:height="1.1878in" svg:x="2.0756in" svg:y="0.089in"><text:p text:style-name="P238">HOSPITAL RECORDS</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p>
      <text:p text:style-name="P1"/>
      <text:p text:style-name="P1"><draw:line text:anchor-type="paragraph" draw:z-index="34" draw:name="Shape32" draw:style-name="gr3" draw:text-style-name="P238" svg:x1="4.128in" svg:y1="-0.0126in" svg:x2="5.4508in" svg:y2="-0.0126in"><text:p/></draw:line></text:p>
      <text:p text:style-name="P1"><draw:line text:anchor-type="paragraph" draw:z-index="39" draw:name="Shape38" draw:style-name="gr3" draw:text-style-name="P238" svg:x1="3.1327in" svg:y1="0.1264in" svg:x2="3.1327in" svg:y2="1.9807in"><text:p/></draw:line></text:p>
      <text:p text:style-name="P1"/>
      <text:p text:style-name="P1"/>
      <text:p text:style-name="P1"/>
      <text:p text:style-name="P1"/>
      <text:p text:style-name="P1"/>
      <text:p text:style-name="P1"/>
      <text:p text:style-name="P1"/>
      <text:p text:style-name="P11"><text:span text:style-name="T41">Figure 1:</text:span><text:span text:style-name="T27"> System working environment.</text:span></text:p>
      <text:p text:style-name="P1"/>
      <text:p text:style-name="P10"/>
      <text:p text:style-name="P10"/>
      <text:p text:style-name="P10"/>
      <text:p text:style-name="P10"/>
      <text:list xml:id="list141639957301490" text:continue-numbering="true" text:style-name="L1">
        <text:list-item>
          <text:list>
            <text:list-item>
              <text:p text:style-name="P16"><text:soft-page-break/><text:span text:style-name="T1">Product </text:span><text:span text:style-name="T11">Features</text:span></text:p>
              <text:p text:style-name="P69">The <text:s/>system i<text:span text:style-name="T26">n the question is bound to automate a number of tasks that the hospital does on the daily basis. Therefore, the system is to be equipped with a number of features that will ensure that the expected automations are performed as expected. The following are the features of the expected system , though a detailed description will be provided in the subsequent sections of this document: </text:span></text:p>
              <text:list>
                <text:list-item>
                  <text:p text:style-name="P152">Authenticate user</text:p>
                </text:list-item>
                <text:list-item>
                  <text:p text:style-name="P153">Confirm the student identity.</text:p>
                </text:list-item>
                <text:list-item>
                  <text:p text:style-name="P69"><text:span text:style-name="T35">Update the student-patient record</text:span><text:span text:style-name="T38">.</text:span></text:p>
                </text:list-item>
                <text:list-item>
                  <text:p text:style-name="P69"><text:span text:style-name="T38">U</text:span><text:span text:style-name="T35">pdate the patient visit info</text:span><text:span text:style-name="T39">rmation</text:span></text:p>
                </text:list-item>
                <text:list-item>
                  <text:p text:style-name="P69"><text:span text:style-name="T38">R</text:span><text:span text:style-name="T35">ecord the patient BMI measurements.</text:span></text:p>
                </text:list-item>
                <text:list-item>
                  <text:p text:style-name="P70"><text:span text:style-name="T38">R</text:span><text:span text:style-name="T35">ecord tests to be done.</text:span></text:p>
                </text:list-item>
                <text:list-item>
                  <text:p text:style-name="P70"><text:span text:style-name="T39">R</text:span><text:span text:style-name="T35">ecord lab test results.</text:span></text:p>
                </text:list-item>
                <text:list-item>
                  <text:p text:style-name="P71"><text:span text:style-name="T39">R</text:span><text:span text:style-name="T36">ecord suspected illness.</text:span></text:p>
                </text:list-item>
                <text:list-item>
                  <text:p text:style-name="P70"><text:span text:style-name="T39">R</text:span><text:span text:style-name="T36">ecord medication details.</text:span></text:p>
                </text:list-item>
                <text:list-item>
                  <text:p text:style-name="P71"><text:span text:style-name="T40">V</text:span><text:span text:style-name="T37">iew medication information</text:span></text:p>
                </text:list-item>
                <text:list-item>
                  <text:p text:style-name="P70"><text:span text:style-name="T39">R</text:span><text:span text:style-name="T36">ecord admission details.</text:span></text:p>
                </text:list-item>
                <text:list-item>
                  <text:p text:style-name="P231"><text:span text:style-name="T19">C</text:span><text:span text:style-name="T20">heck the visit statistics.</text:span><text:span text:style-name="T21"> </text:span></text:p>
                </text:list-item>
              </text:list>
              <text:p text:style-name="P73"><text:span text:style-name="T51">The <text:s/>flowchart </text:span><text:span text:style-name="T42">figure 2</text:span><text:span text:style-name="T51"> below summarizes the major features of the system that gets executed from the point of reception to the point where the patient is free to leave <text:s/>the premises. </text:span></text:p>
            </text:list-item>
            <text:list-item>
              <text:p text:style-name="P17"><text:span text:style-name="T11">U</text:span><text:span text:style-name="T1">ser Problem statement</text:span></text:p>
              <text:p text:style-name="P72">The <text:s/><text:span text:style-name="T59">users of the system are expected to have a background knowledge of how websites work at the user level. He /she should have used or interacted with some simple websites. The knowledge on how to use computer is very vital. Finally the user should be able to use a <text:s/>browser and search engines. </text:span></text:p>
            </text:list-item>
            <text:list-item>
              <text:p text:style-name="P34"><text:soft-page-break/>User Objectives</text:p>
              <text:p text:style-name="P74">There are five actors of the system whose actions are defined separately, and <text:span text:style-name="T60">expected to interact with the system by utilizing the features that are dispensed to them by the system. The nurse at the reception will be able to </text:span><text:span text:style-name="T28">confirm the student details, update the confirmed information against the hospital database, and update the visit information.</text:span><text:span text:style-name="T60"> The nurse at the triage section will be able to</text:span><text:span text:style-name="T28"> measure the</text:span><text:span text:style-name="T60"> </text:span><text:span text:style-name="T44">BMI </text:span><text:span text:style-name="T28">and the blood pressure of the patien</text:span><text:span text:style-name="T29">t and or update the latter accordingly. </text:span><text:span text:style-name="T61">The physician at the lab will be able to <text:s/></text:span><text:span text:style-name="T29">fetch the tests to be done, submit th test results and update the results accordingly.</text:span><text:span text:style-name="T53"> </text:span><text:span text:style-name="T61">The doctor is expected to </text:span><text:span text:style-name="T29">initiate the consultation process, submit tests to be done,retrieve the lab test results record suspected illnesses, prescribe medication, record admission information, update discharge information and end the consultation session. </text:span><text:span text:style-name="T61">The chemist at the pharmacy is expected to </text:span><text:span text:style-name="T29"><text:s/>fetch the prescribed information and update accordingly.</text:span></text:p>
            </text:list-item>
            <text:list-item>
              <text:p text:style-name="P35">Operating environment</text:p>
              <text:p text:style-name="P75">the system is expected to operate over the network, and that results into the need of the following requirements <text:span text:style-name="T62">for success deployment and operation</text:span>.</text:p>
              <text:list>
                <text:list-item>
                  <text:p text:style-name="P154">Web server: -any of the following is recommended</text:p>
                  <text:list>
                    <text:list-item>
                      <text:p text:style-name="P154">Tomcat 9.04+</text:p>
                    </text:list-item>
                    <text:list-item>
                      <text:p text:style-name="P154">Glassfish 4+</text:p>
                    </text:list-item>
                    <text:list-item>
                      <text:p text:style-name="P154">Jboss 3+</text:p>
                    </text:list-item>
                  </text:list>
                </text:list-item>
                <text:list-item>
                  <text:p text:style-name="P77">Jdk 10</text:p>
                </text:list-item>
                <text:list-item>
                  <text:p text:style-name="P77">Apache My-Faces 2.30 +</text:p>
                </text:list-item>
                <text:list-item>
                  <text:p text:style-name="P77">Mysql <text:s/>server 5.7 +</text:p>
                </text:list-item>
                <text:list-item>
                  <text:p text:style-name="P77">4 + RAM</text:p>
                </text:list-item>
                <text:list-item>
                  <text:p text:style-name="P77">500gb HDD <text:span text:style-name="T78">+</text:span></text:p>
                </text:list-item>
                <text:list-item>
                  <text:p text:style-name="P77">100px -by-100px + of screen</text:p>
                </text:list-item>
                <text:list-item>
                  <text:p text:style-name="P77"><text:soft-page-break/>Operating system: -any of the following are recommended.</text:p>
                  <text:list>
                    <text:list-item>
                      <text:p text:style-name="P77">windows 7 +</text:p>
                    </text:list-item>
                    <text:list-item>
                      <text:p text:style-name="P77">Ubuntu 16.04 +</text:p>
                    </text:list-item>
                  </text:list>
                </text:list-item>
              </text:list>
            </text:list-item>
          </text:list>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
      <text:p text:style-name="P4"><draw:line text:anchor-type="paragraph" draw:z-index="47" draw:name="Shape39" draw:style-name="gr3" draw:text-style-name="P238" svg:x1="2.961in" svg:y1="0.1319in" svg:x2="2.961in" svg:y2="0.5382in"><text:p/></draw:line><draw:custom-shape text:anchor-type="paragraph" draw:z-index="46" draw:name="Shape33" draw:style-name="gr10" svg:width="0.313in" svg:height="0.1776in" svg:x="2.7945in" svg:y="-0.030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93" draw:name="Shape43" draw:style-name="gr23" draw:text-style-name="P243" svg:width="0.2815in" svg:height="0.1449in" svg:x="3.7319in" svg:y="0.0917in"><draw:text-box><text:p><text:span text:style-name="T156">NO</text:span></text:p></draw:text-box></draw:frame></text:p>
      <text:p text:style-name="P4"><draw:custom-shape text:anchor-type="paragraph" draw:z-index="49" draw:name="Shape41" draw:style-name="gr11" draw:text-style-name="P240" svg:width="1.9898in" svg:height="0.2921in" svg:x="2.128in" svg:y="0.1547in"><text:p text:style-name="P238"><text:span text:style-name="T153">Confirm student recor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52" draw:name="Shape40" draw:style-name="gr3" draw:text-style-name="P238" svg:x1="2.961in" svg:y1="-0.1134in" svg:x2="4.8047in" svg:y2="-0.1134in"><text:p/></draw:line><draw:line text:anchor-type="paragraph" draw:z-index="53" draw:name="Shape40" draw:style-name="gr3" draw:text-style-name="P238" svg:x1="4.8047in" svg:y1="1.115in" svg:x2="4.8047in" svg:y2="-0.1134in"><text:p/></draw:line><text:soft-page-break/></text:p>
      <text:p text:style-name="P4"><draw:line text:anchor-type="paragraph" draw:z-index="48" draw:name="Shape40" draw:style-name="gr3" draw:text-style-name="P237" svg:x1="2.9717in" svg:y1="0.0705in" svg:x2="2.9717in" svg:y2="0.415in"><text:p/></draw:line></text:p>
      <text:p text:style-name="P4"><draw:custom-shape text:anchor-type="paragraph" draw:z-index="50" draw:name="Shape42" draw:style-name="gr12" svg:width="1.0004in" svg:height="0.6252in" svg:x="2.4717in" svg:y="0.0319in"><text:p>confirmed</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55" draw:name="Shape41" draw:style-name="gr11" draw:text-style-name="P240" svg:width="1.9898in" svg:height="0.2921in" svg:x="2.1173in" svg:y="0.9508in"><text:p text:style-name="P238"><text:span text:style-name="T153">Update student-patient recor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draw:line text:anchor-type="paragraph" draw:z-index="51" draw:name="Shape40" draw:style-name="gr3" draw:text-style-name="P238" svg:x1="3.4713in" svg:y1="-0.0346in" svg:x2="4.8047in" svg:y2="-0.0346in"><text:p/></draw:line></text:p>
      <text:p text:style-name="P4"><draw:line text:anchor-type="paragraph" draw:z-index="56" draw:name="Shape40" draw:style-name="gr3" draw:text-style-name="P238" svg:x1="2.9717in" svg:y1="-0.1098in" svg:x2="2.9717in" svg:y2="0.1839in"><text:p/></draw:line></text:p>
      <text:p text:style-name="P4"><draw:line text:anchor-type="paragraph" draw:z-index="54" draw:name="Shape40" draw:style-name="gr3" draw:text-style-name="P238" svg:x1="2.9717in" svg:y1="0.0819in" svg:x2="2.9717in" svg:y2="0.4256in"><text:p/></draw:line></text:p>
      <text:p text:style-name="P4"><draw:line text:anchor-type="paragraph" draw:z-index="59" draw:name="Shape40" draw:style-name="gr3" draw:text-style-name="P238" svg:x1="4.7528in" svg:y1="1.1323in" svg:x2="4.7528in" svg:y2="0.0571in"><text:p/></draw:line><draw:line text:anchor-type="paragraph" draw:z-index="60" draw:name="Shape40" draw:style-name="gr3" draw:text-style-name="P238" svg:x1="2.9717in" svg:y1="0.0571in" svg:x2="4.7528in" svg:y2="0.0571in"><text:p/></draw:line><draw:custom-shape text:anchor-type="paragraph" draw:z-index="57" draw:name="Shape42" draw:style-name="gr12" svg:width="1.0004in" svg:height="0.6252in" svg:x="2.4717in" svg:y="0.0571in"><text:p>updated</text:p><draw:enhanced-geometry svg:viewBox="0 0 21600 21600" draw:glue-points="10800 0 0 10800 10800 21600 21600 10800" draw:text-areas="5400 5400 16200 16200" draw:type="diamond" draw:enhanced-path="M 10800 0 L 21600 10800 10800 21600 0 10800 10800 0 Z N"/></draw:custom-shape></text:p>
      <text:p text:style-name="P4"/>
      <text:p text:style-name="P4"><draw:frame text:anchor-type="paragraph" draw:z-index="92" draw:name="Shape43" draw:style-name="gr23" draw:text-style-name="P243" svg:width="0.2713in" svg:height="0.1449in" svg:x="4.7528in" svg:y="0.0835in"><draw:text-box draw:corner-radius="0.5165in"><text:p><text:span text:style-name="T156">NO</text:span></text:p></draw:text-box></draw:frame><draw:line text:anchor-type="paragraph" draw:z-index="63" draw:name="Shape40" draw:style-name="gr3" draw:text-style-name="P238" svg:x1="2.9819in" svg:y1="-0.0846in" svg:x2="2.9819in" svg:y2="0.487in"><text:p/></draw:line><draw:frame text:anchor-type="paragraph" draw:z-index="97" draw:name="Shape43" draw:style-name="gr24" draw:text-style-name="P244" svg:width="0.3067in" svg:height="0.1925in" svg:x="2.6756in" svg:y="0.1728in"><draw:text-box draw:corner-radius="0.052in"><text:p><text:span text:style-name="T157">YES</text:span></text:p></draw:text-box></draw:frame></text:p>
      <text:p text:style-name="P4"><draw:line text:anchor-type="paragraph" draw:z-index="58" draw:name="Shape40" draw:style-name="gr3" draw:text-style-name="P238" svg:x1="2.9819in" svg:y1="-0.0008in" svg:x2="4.7528in" svg:y2="-0.0181in"><text:p/></draw:line><draw:custom-shape text:anchor-type="paragraph" draw:z-index="62" draw:name="Shape42" draw:style-name="gr13" draw:text-style-name="P241" svg:width="2.0106in" svg:height="0.7724in" svg:x="1.9717in" svg:y="0.0925in"><text:p><text:span text:style-name="T154">Consultation</text:span></text:p><text:p text:style-name="P238"><text:span text:style-name="T154"><text:s/></text:span><text:span text:style-name="T154">initiated</text:span></text:p><draw:enhanced-geometry svg:viewBox="0 0 21600 21600" draw:glue-points="10800 0 0 10800 10800 21600 21600 10800" draw:text-areas="5400 5400 16200 16200" draw:type="diamond" draw:enhanced-path="M 10800 0 L 21600 10800 10800 21600 0 10800 10800 0 Z N"/></draw:custom-shape></text:p>
      <text:p text:style-name="P4"><draw:line text:anchor-type="paragraph" draw:z-index="67" draw:name="Shape40" draw:style-name="gr3" draw:text-style-name="P238" svg:x1="1.5236in" svg:y1="0.1055in" svg:x2="1.9717in" svg:y2="0.1055in"><text:p/></draw:line><draw:line text:anchor-type="paragraph" draw:z-index="66" draw:name="Shape40" draw:style-name="gr3" draw:text-style-name="P238" svg:x1="1.5236in" svg:y1="0.1055in" svg:x2="1.5236in" svg:y2="1.0736in"><text:p/></draw:line></text:p>
      <text:p text:style-name="P4"><draw:line text:anchor-type="paragraph" draw:z-index="61" draw:name="Shape40" draw:style-name="gr3" draw:text-style-name="P238" svg:x1="2.9925in" svg:y1="0.098in" svg:x2="2.9925in" svg:y2="1.0764in"><text:p/></draw:line><draw:frame text:anchor-type="paragraph" draw:z-index="91" draw:name="Shape43" draw:style-name="gr23" draw:text-style-name="P243" svg:width="0.2713in" svg:height="0.1449in" svg:x="1.2528in" svg:y="0.1209in"><draw:text-box><text:p><text:span text:style-name="T156">NO</text:span></text:p></draw:text-box></draw:frame></text:p>
      <text:p text:style-name="P4"><draw:frame text:anchor-type="paragraph" draw:z-index="96" draw:name="Shape43" draw:style-name="gr24" draw:text-style-name="P244" svg:width="0.3067in" svg:height="0.1925in" svg:x="3.0134in" svg:y="0.1146in"><draw:text-box draw:corner-radius="0.052in"><text:p><text:span text:style-name="T157">YES</text:span></text:p></draw:text-box></draw:frame></text:p>
      <text:p text:style-name="P4"><draw:line text:anchor-type="paragraph" draw:z-index="65" draw:name="Shape40" draw:style-name="gr3" draw:text-style-name="P238" svg:x1="1.5236in" svg:y1="-0.0764in" svg:x2="2.9925in" svg:y2="-0.0764in"><text:p/></draw:line><draw:custom-shape text:anchor-type="paragraph" draw:z-index="68" draw:name="Shape41" draw:style-name="gr15" draw:text-style-name="P240" svg:width="1.8213in" svg:height="0.2713in" svg:x="3.8173in" svg:y="0.1673in"><text:p text:style-name="P238"><text:span text:style-name="T153">Request for BMI repor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4" draw:name="Shape41" draw:style-name="gr14" draw:text-style-name="P240" svg:width="1.4689in" svg:height="0.2921in" svg:x="1.211in" svg:y="0.1362in"><text:p text:style-name="P238"><text:span text:style-name="T153">Record test to be don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draw:line text:anchor-type="paragraph" draw:z-index="69" draw:name="Shape40" draw:style-name="gr3" draw:text-style-name="P238" svg:x1="2.6799in" svg:y1="-0.0736in" svg:x2="3.8173in" svg:y2="-0.0736in"><text:p/></draw:line><draw:line text:anchor-type="paragraph" draw:z-index="73" draw:name="Shape40" draw:style-name="gr3" draw:text-style-name="P238" svg:x1="5.1134in" svg:y1="0.0547in" svg:x2="5.1134in" svg:y2="0.4157in"><text:p/></draw:line><draw:line text:anchor-type="paragraph" draw:z-index="70" draw:name="Shape40" draw:style-name="gr3" draw:text-style-name="P238" svg:x1="1.7945in" svg:y1="0.0445in" svg:x2="1.7945in" svg:y2="0.4992in"><text:p/></draw:line></text:p>
      <text:p text:style-name="P4"><draw:custom-shape text:anchor-type="paragraph" draw:z-index="71" draw:name="Shape42" draw:style-name="gr16" draw:text-style-name="P238" svg:width="1.7189in" svg:height="0.8059in" svg:x="0.9193in" svg:y="0.1047in"><text:p text:style-name="P238">Lab</text:p><text:p text:style-name="P238"><text:s/>result</text:p><text:p text:style-name="P238"><text:s/>submitted</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72" draw:name="Shape42" draw:style-name="gr17" draw:text-style-name="P238" svg:width="1.7189in" svg:height="0.8685in" svg:x="4.2484in" svg:y="0.0425in"><text:p text:style-name="P238">BMI</text:p><text:p text:style-name="P238"><text:s/>result</text:p><text:p text:style-name="P238"><text:s/>submitted</text:p><draw:enhanced-geometry svg:viewBox="0 0 21600 21600" draw:glue-points="10800 0 0 10800 10800 21600 21600 10800" draw:text-areas="5400 5400 16200 16200" draw:type="diamond" draw:enhanced-path="M 10800 0 L 21600 10800 10800 21600 0 10800 10800 0 Z N"/></draw:custom-shape></text:p>
      <text:p text:style-name="P4"/>
      <text:p text:style-name="P4"><draw:line text:anchor-type="paragraph" draw:z-index="74" draw:name="Shape40" draw:style-name="gr3" draw:text-style-name="P238" svg:x1="1.7634in" svg:y1="0.1437in" svg:x2="5.1071in" svg:y2="0.1437in"><text:p/></draw:line><draw:line text:anchor-type="paragraph" draw:z-index="75" draw:name="Shape40" draw:style-name="gr3" draw:text-style-name="P238" svg:x1="3.211in" svg:y1="0.2866in" svg:x2="3.211in" svg:y2="0.1437in"><text:p/></draw:line><draw:frame text:anchor-type="paragraph" draw:z-index="95" draw:name="Shape43" draw:style-name="gr23" draw:text-style-name="P244" svg:width="0.3067in" svg:height="0.1449in" svg:x="2.2008in" svg:y="-0.0008in"><draw:text-box draw:corner-radius="0.052in"><text:p><text:span text:style-name="T157">YES</text:span></text:p></draw:text-box></draw:frame><draw:frame text:anchor-type="paragraph" draw:z-index="94" draw:name="Shape43" draw:style-name="gr24" draw:text-style-name="P244" svg:width="0.3067in" svg:height="0.1925in" svg:x="4.1862in" svg:y="-0.0484in"><draw:text-box draw:corner-radius="0.7228in"><text:p><text:span text:style-name="T157">YES</text:span></text:p></draw:text-box></draw:frame></text:p>
      <text:p text:style-name="P4"><draw:custom-shape text:anchor-type="paragraph" draw:z-index="76" draw:name="Shape41" draw:style-name="gr18" draw:text-style-name="P242" svg:width="1.4705in" svg:height="0.2925in" svg:x="2.5382in" svg:y="-0.0701in"><text:p text:style-name="P238"><text:span text:style-name="T155">Record illne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draw:custom-shape text:anchor-type="paragraph" draw:z-index="78" draw:name="Shape42" draw:style-name="gr19" svg:width="1.7504in" svg:height="0.9098in" svg:x="2.3091in" svg:y="-0.0681in"><text:p>Needs close </text:p><text:p>monitoring</text:p><draw:enhanced-geometry svg:viewBox="0 0 21600 21600" draw:glue-points="10800 0 0 10800 10800 21600 21600 10800" draw:text-areas="5400 5400 16200 16200" draw:type="diamond" draw:enhanced-path="M 10800 0 L 21600 10800 10800 21600 0 10800 10800 0 Z N"/></draw:custom-shape><draw:line text:anchor-type="paragraph" draw:z-index="77" draw:name="Shape40" draw:style-name="gr3" draw:text-style-name="P238" svg:x1="3.1799in" svg:y1="-0.0681in" svg:x2="3.1799in" svg:y2="-0.161in"><text:p/></draw:line></text:p>
      <text:p text:style-name="P4"><draw:line text:anchor-type="paragraph" draw:z-index="79" draw:name="Shape40" draw:style-name="gr3" draw:text-style-name="P238" svg:x1="4.0591in" svg:y1="0.0043in" svg:x2="4.8362in" svg:y2="0.0043in"><text:p/></draw:line><draw:custom-shape text:anchor-type="paragraph" draw:z-index="80" draw:name="Shape41" draw:style-name="gr14" draw:text-style-name="P240" svg:width="1.4689in" svg:height="0.2921in" svg:x="4.8362in" svg:y="-0.1638in"><text:p text:style-name="P238"><text:span text:style-name="T153">Record medic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7" draw:name="Shape42" draw:style-name="gr21" draw:text-style-name="P241" svg:width="1.0835in" svg:height="0.8705in" svg:x="5.0654in" svg:y="0.128in"><text:p><text:span text:style-name="T154">Release</text:span></text:p><draw:enhanced-geometry svg:viewBox="0 0 21600 21600" draw:glue-points="10800 0 0 10800 10800 21600 21600 10800" draw:text-areas="5400 5400 16200 16200" draw:type="diamond" draw:enhanced-path="M 10800 0 L 21600 10800 10800 21600 0 10800 10800 0 Z N"/></draw:custom-shape><draw:frame text:anchor-type="paragraph" draw:z-index="89" draw:name="Shape43" draw:style-name="gr23" draw:text-style-name="P243" svg:width="0.2713in" svg:height="0.1449in" svg:x="4.2154in" svg:y="-0.1402in"><draw:text-box draw:corner-radius="0.052in"><text:p><text:span text:style-name="T156">NO</text:span></text:p></draw:text-box></draw:frame></text:p>
      <text:p text:style-name="P4"><draw:line text:anchor-type="paragraph" draw:z-index="84" draw:name="Shape40" draw:style-name="gr3" draw:text-style-name="P238" svg:x1="3.2008in" svg:y1="0.1406in" svg:x2="3.2008in" svg:y2="0.0752in"><text:p/></draw:line><draw:frame text:anchor-type="paragraph" draw:z-index="90" draw:name="Shape43" draw:style-name="gr24" draw:text-style-name="P244" svg:width="0.3169in" svg:height="0.1925in" svg:x="2.9362in" svg:y="0.0752in"><draw:text-box draw:corner-radius="0.5043in"><text:p><text:span text:style-name="T157">YES</text:span></text:p></draw:text-box></draw:frame></text:p>
      <text:p text:style-name="P4"><draw:custom-shape text:anchor-type="paragraph" draw:z-index="81" draw:name="Shape41" draw:style-name="gr20" draw:text-style-name="P242" svg:width="1.6776in" svg:height="0.2925in" svg:x="2.3571in" svg:y="-0.1909in"><text:p text:style-name="P238"><text:span text:style-name="T155">Record admission inf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83" draw:name="Shape40" draw:style-name="gr3" draw:text-style-name="P238" svg:x1="3.211in" svg:y1="0.2768in" svg:x2="3.211in" svg:y2="0.1016in"><text:p/></draw:line></text:p>
      <text:p text:style-name="P9"><draw:custom-shape text:anchor-type="paragraph" draw:z-index="88" draw:name="Shape44" draw:style-name="gr22" svg:width="0.365in" svg:height="0.1461in" svg:x="4.1799in" svg:y="0.0508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86" draw:name="Shape40" draw:style-name="gr3" draw:text-style-name="P238" svg:x1="4.378in" svg:y1="0.0492in" svg:x2="4.378in" svg:y2="-0.1055in"><text:p/></draw:line><draw:line text:anchor-type="paragraph" draw:z-index="85" draw:name="Shape40" draw:style-name="gr3" draw:text-style-name="P238" svg:x1="5.6173in" svg:y1="-0.1055in" svg:x2="3.211in" svg:y2="-0.1071in"><text:p/></draw:line><draw:line text:anchor-type="paragraph" draw:z-index="82" draw:name="Shape40" draw:style-name="gr3" draw:text-style-name="P238" svg:x1="5.6173in" svg:y1="-0.1055in" svg:x2="5.6173in" svg:y2="-0.152in"><text:p/></draw:line><text:span text:style-name="T43">F</text:span><text:span text:style-name="T42">igure 2: </text:span><text:span text:style-name="T43">S</text:span><text:span text:style-name="T51">ummarizes the major features of the system</text:span></text:p>
      <text:list xml:id="list141640798763804" text:continue-numbering="true" text:style-name="L1">
        <text:list-item>
          <text:list>
            <text:list-item>
              <text:p text:style-name="P36">Design and Implementation constraints</text:p>
              <text:p text:style-name="P76"><text:soft-page-break/><text:span text:style-name="T63">T</text:span>he system is expected to <text:span text:style-name="T63">be accessed over a web browser and the minimum widow size is to at-list 100px on the wide. This means that it will implicate any attempt to access the system through a mobile device. Even through the user can still access the system over the mobile interface, some element system will not be visible enough.</text:span></text:p>
              <text:p text:style-name="P78">Another constrain is the internet access. Since the system is web based, it can only be functional or accessible in the presence of steady internet connection.</text:p>
              <text:p text:style-name="P78">The users will be restricted to access only the features that are relevant to their roles in the hospital and any system complexities can only be handled by the <text:span text:style-name="T64">administrator</text:span>- who has the overall a<text:span text:style-name="T64">ccess rights to the system.</text:span></text:p>
            </text:list-item>
            <text:list-item>
              <text:p text:style-name="P37">User Documentation</text:p>
              <text:p text:style-name="P79">Alongside the delivery of this system, a number of documents will be provided – amongst which are: </text:p>
              <text:list>
                <text:list-item>
                  <text:p text:style-name="P79">System proposal</text:p>
                </text:list-item>
                <text:list-item>
                  <text:p text:style-name="P79">Software requirement specification document</text:p>
                </text:list-item>
                <text:list-item>
                  <text:p text:style-name="P79">Software design document</text:p>
                </text:list-item>
                <text:list-item>
                  <text:p text:style-name="P79">User manual</text:p>
                </text:list-item>
              </text:list>
            </text:list-item>
            <text:list-item>
              <text:p text:style-name="P37">Assumptions and Dependencies</text:p>
              <text:p text:style-name="P80">One major assumption that is directly related to the operation of the system is that it will be used on a desktop computer with a recommended pixels. It is also assumed that the employees will not be changing their passwords or regular basis, and that the administrator is the only one with the ability to authorize and initiate the password alteration, and the users are expected not to share their passwords as long as possible. Finally, the doctor is expected to initiate the consultation process and later end the consultation, as this is the basis of the medication process.</text:p>
            </text:list-item>
            <text:list-item>
              <text:p text:style-name="P38">User constraints</text:p>
              <text:p text:style-name="P232"><text:soft-page-break/><text:span text:style-name="T13">The developers who will be involved in the successful development of the system are expected to use a version control system to manage their tasks. The patches and updates done by the individual developers are only merged or integrated at the call and watch of the lead developer. The developers are expected to work within the stipulated time to avoid code clashes </text:span><text:span text:style-name="T14">and to ensure smooth and effective intergeneration of the system modules</text:span><text:span text:style-name="T13">. <text:s/></text:span></text:p>
            </text:list-item>
          </text:list>
        </text:list-item>
        <text:list-item>
          <text:p text:style-name="P22">SYSTEM FEATURES</text:p>
          <text:p text:style-name="P65">This section provides a detailed description of the system features that were stated in the earlier sections of this document. </text:p>
          <text:list>
            <text:list-item>
              <text:p text:style-name="P23">User authentication</text:p>
              <text:list>
                <text:list-item>
                  <text:p text:style-name="P165">Description and Priority</text:p>
                  <text:p text:style-name="P66">This is the <text:span text:style-name="T106">initial</text:span> feature that <text:span text:style-name="T106">allows the user to access the system based on the roles they do undertake in the hospital. If the user can not provide details that specifies he/she is a staff within the sanatorium department, the access to the system will be denied and user can only be presented with an login interface.</text:span></text:p>
                </text:list-item>
                <text:list-item>
                  <text:p text:style-name="P175">Stimulus/ Response sequence</text:p>
                  <text:p text:style-name="P81">Once the user has accessed the application URL, the system prompts by displaying a login page for the user. The user is expected to provide the access code and the password. If the code and password are correct, the system redirects the user to the relevant window. If the provided code and password are incorrect, the system halts and <text:s/>does nothing.</text:p>
                </text:list-item>
                <text:list-item>
                  <text:p text:style-name="P39">Functional Requirements</text:p>
                  <text:p text:style-name="P82">For the feature to work as expected the following must be provided:</text:p>
                  <text:list>
                    <text:list-header>
                      <text:p text:style-name="P82">REQ-1: String consisting of <text:span text:style-name="T107">numerical</text:span> characters <text:span text:style-name="T107">for the code.</text:span></text:p>
                      <text:p text:style-name="P82">REQ-2: Non-white space characters.</text:p>
                      <text:p text:style-name="P82">REQ-<text:span text:style-name="T107">3</text:span>: The string should be <text:span text:style-name="T77">of a maximum length of 4 characters </text:span>.</text:p>
                      <text:p text:style-name="P82"><text:soft-page-break/><text:s/><text:span text:style-name="T77">If the user attempts to input a length excess of 4 characters, the characters will not be accepted. However, if the user exists forgets to input anything on the input field and clicks the button, the system will not respond at all.</text:span></text:p>
                    </text:list-header>
                    <text:list-item>
                      <text:p text:style-name="P185">Use case</text:p>
                    </text:list-item>
                  </text:list>
                </text:list-item>
              </text:list>
            </text:list-item>
          </text:list>
          <text:p text:style-name="P185"><draw:custom-shape text:anchor-type="paragraph" draw:z-index="172" draw:name="Shape23" draw:style-name="gr27" draw:text-style-name="P245" svg:width="0.3232in" svg:height="0.3232in" svg:x="1.3465in" svg:y="-0.0453in"><text:p/><draw:enhanced-geometry svg:viewBox="0 0 21600 21600" draw:glue-points="10800 0 3163 3163 0 10800 3163 18437 10800 21600 18437 18437 21600 10800 18437 3163" draw:text-areas="3163 3163 18437 18437" draw:type="ellipse" draw:enhanced-path="U 10800 10800 10800 10800 0 360 Z N"/></draw:custom-shape><text:tab/><text:tab/><text:tab/><text:tab/></text:p>
          <text:p text:style-name="P185"><draw:line text:anchor-type="paragraph" draw:z-index="173" draw:name="Shape24" draw:style-name="gr3" draw:text-style-name="P238" svg:x1="1.4925in" svg:y1="-0.1055in" svg:x2="1.4925in" svg:y2="0.3528in"><text:p/></draw:line><draw:line text:anchor-type="paragraph" draw:z-index="174" draw:name="Shape47" draw:style-name="gr3" draw:text-style-name="P238" svg:x1="1.3256in" svg:y1="0.0575in" svg:x2="1.5965in" svg:y2="0.0575in"><text:p/></draw:line><draw:custom-shape text:anchor-type="paragraph" draw:z-index="178" draw:name="Shape51" draw:style-name="gr28" draw:text-style-name="P246" svg:width="2.3969in" svg:height="0.6567in" svg:x="3.6071in" svg:y="-0.0244in"><text:p text:style-name="P238"><text:span text:style-name="T158">Authenticate </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85"><draw:line text:anchor-type="paragraph" draw:z-index="175" draw:name="Shape48" draw:style-name="gr3" draw:text-style-name="P237" svg:x1="1.1378in" svg:y1="0.1783in" svg:x2="1.4929in" svg:y2="-0.0307in"><text:p/></draw:line><draw:line text:anchor-type="paragraph" draw:z-index="176" draw:name="Shape49" draw:style-name="gr3" draw:text-style-name="P238" svg:x1="1.8571in" svg:y1="0.2091in" svg:x2="1.4925in" svg:y2="-0.0307in"><text:p/></draw:line><draw:line text:anchor-type="paragraph" draw:z-index="177" draw:name="Shape50" draw:style-name="gr3" draw:text-style-name="P238" svg:x1="1.5965in" svg:y1="-0.0661in" svg:x2="3.6173in" svg:y2="-0.0661in"><text:p/></draw:line><draw:frame text:anchor-type="paragraph" draw:z-index="179" draw:name="Shape52" draw:style-name="gr29" draw:text-style-name="P247" svg:width="0.5524in" svg:height="0.1925in" svg:x="1.2008in" svg:y="0.1783in"><draw:text-box><text:p text:style-name="P238"><text:span text:style-name="T159">user</text:span></text:p></draw:text-box></draw:frame></text:p>
          <text:list>
            <text:list-item>
              <text:list>
                <text:list-item>
                  <text:list>
                    <text:list-item>
                      <text:list>
                        <text:list-item text:start-value="1">
                          <text:p text:style-name="P155">Brief Description </text:p>
                          <text:p text:style-name="P96">The user access the application URL to access the system interface.</text:p>
                        </text:list-item>
                        <text:list-item>
                          <text:p text:style-name="P97"><text:s/><text:span text:style-name="T27">Initial Step-By-Step Description</text:span> </text:p>
                          <text:p text:style-name="P98">Before this use case can be initiated, <text:span text:style-name="T107">the user had already accessed application URL and prompted with the login window. The following are the subsequent steps:</text:span></text:p>
                          <text:list>
                            <text:list-item>
                              <text:p text:style-name="P97">The <text:span text:style-name="T107">user enters the code and the password.</text:span> </text:p>
                            </text:list-item>
                            <text:list-item>
                              <text:p text:style-name="P97"><text:s/>The <text:span text:style-name="T79">user then clicks the login button</text:span>.</text:p>
                            </text:list-item>
                            <text:list-item>
                              <text:p text:style-name="P111">The system compares the provided <text:span text:style-name="T107">information</text:span> against the available records <text:span text:style-name="T107">of the staff in the hospital</text:span> database.</text:p>
                            </text:list-item>
                            <text:list-item>
                              <text:p text:style-name="P96">If a match if found the system directs the user to the appropriate window for the next action.</text:p>
                            </text:list-item>
                            <text:list-item>
                              <text:p text:style-name="P96">If no match is found the system halts and does nothing.</text:p>
                            </text:list-item>
                          </text:list>
                        </text:list-item>
                      </text:list>
                    </text:list-item>
                  </text:list>
                </text:list-item>
                <text:list-item>
                  <text:p text:style-name="P49">Technical Issues</text:p>
                  <text:p text:style-name="P97">The system should only respond or execute when all the stated requirements are provided, otherwise do nothing.</text:p>
                </text:list-item>
                <text:list-item>
                  <text:p text:style-name="P49">Dependencies with other requirements</text:p>
                  <text:p text:style-name="P115">The feature provides the entry point for other features of the system to work correctly. </text:p>
                </text:list-item>
              </text:list>
            </text:list-item>
            <text:list-item>
              <text:p text:style-name="P24"><text:soft-page-break/>Confirm the student records</text:p>
              <text:list>
                <text:list-item>
                  <text:p text:style-name="P166">Description and Priority</text:p>
                  <text:p text:style-name="P67">This <text:span text:style-name="T108">feature</text:span> initiates the patient treatment at the hospital. This feature confirms the existent of the student and confirms who he/she claims to be. Its has the highest priority since its outcome affects the entire medication process of the patient.</text:p>
                </text:list-item>
                <text:list-item>
                  <text:p text:style-name="P176">Stimulus/ Response sequence</text:p>
                  <text:p text:style-name="P118">The <text:s/>user activates the feature by clicking on the reception tab on the screen. The screen appears <text:span text:style-name="T76">consisting</text:span> of an input field and a button. The user the enters the student registration number and presses the button. If the student records matching the admission number provided is found the system, responds by displaying the re<text:span text:style-name="T76">c</text:span>ords to the user. However, if the records are not found the system will respond with a message “<text:span text:style-name="T41">matching</text:span> <text:span text:style-name="T41">records not found”.</text:span><text:span text:style-name="T27"> </text:span>Sometimes an error my occur during the program execution process- in such case the system will respond by displaying the message<text:span text:style-name="T27"> “</text:span><text:span text:style-name="T41">error occurred please try again later”. <text:s/></text:span></text:p>
                </text:list-item>
                <text:list-item>
                  <text:p text:style-name="P40">Functional Requirements</text:p>
                  <text:p text:style-name="P83">For the feature to work as expected the following must be provided:</text:p>
                  <text:list>
                    <text:list-header>
                      <text:p text:style-name="P83">REQ-1: String consisting of uppercase characters</text:p>
                      <text:p text:style-name="P83">REQ-2: Non-white space characters.</text:p>
                      <text:p text:style-name="P83">REQ-3: The string should be consist of only one type of escape character (/).</text:p>
                      <text:p text:style-name="P84">REQ-<text:span text:style-name="T77">4</text:span>: The string should be <text:span text:style-name="T77">of a maximum length of 13 characters </text:span>.</text:p>
                      <text:p text:style-name="P83">In case the user provided a string consisting of the lowercase characters, the feature will automatically consume that characters – the user will not see anything he/she typing being displayed. <text:span text:style-name="T77">If the user attempts to input a length excess of 13 characters, the characters will not be accepted. However, if the user exists forgets to input anything on the input field and clicks the button, the system will not respond at all.</text:span></text:p>
                    </text:list-header>
                    <text:list-item>
                      <text:p text:style-name="P186"><text:soft-page-break/>Use case</text:p>
                    </text:list-item>
                  </text:list>
                </text:list-item>
              </text:list>
            </text:list-item>
          </text:list>
        </text:list-item>
      </text:list>
      <text:p text:style-name="P8"><draw:custom-shape text:anchor-type="paragraph" draw:z-index="100" draw:name="Shape23" draw:style-name="gr27" draw:text-style-name="P245" svg:width="0.3232in" svg:height="0.3232in" svg:x="1.3465in" svg:y="-0.0453in"><text:p/><draw:enhanced-geometry svg:viewBox="0 0 21600 21600" draw:glue-points="10800 0 3163 3163 0 10800 3163 18437 10800 21600 18437 18437 21600 10800 18437 3163" draw:text-areas="3163 3163 18437 18437" draw:type="ellipse" draw:enhanced-path="U 10800 10800 10800 10800 0 360 Z N"/></draw:custom-shape><text:tab/><text:tab/><text:tab/><text:tab/><text:tab/></text:p>
      <text:p text:style-name="P8"><draw:line text:anchor-type="paragraph" draw:z-index="101" draw:name="Shape24" draw:style-name="gr3" draw:text-style-name="P238" svg:x1="1.4925in" svg:y1="-0.1055in" svg:x2="1.4925in" svg:y2="0.3528in"><text:p/></draw:line><draw:line text:anchor-type="paragraph" draw:z-index="102" draw:name="Shape47" draw:style-name="gr3" draw:text-style-name="P238" svg:x1="1.3256in" svg:y1="0.0575in" svg:x2="1.5965in" svg:y2="0.0575in"><text:p/></draw:line><draw:custom-shape text:anchor-type="paragraph" draw:z-index="106" draw:name="Shape51" draw:style-name="gr28" draw:text-style-name="P246" svg:width="2.3969in" svg:height="0.6567in" svg:x="3.6071in" svg:y="-0.0244in"><text:p><text:span text:style-name="T158">Confirm student record</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8"><draw:line text:anchor-type="paragraph" draw:z-index="103" draw:name="Shape48" draw:style-name="gr3" draw:text-style-name="P237" svg:x1="1.1378in" svg:y1="0.1783in" svg:x2="1.4929in" svg:y2="-0.0307in"><text:p/></draw:line><draw:line text:anchor-type="paragraph" draw:z-index="104" draw:name="Shape49" draw:style-name="gr3" draw:text-style-name="P238" svg:x1="1.8571in" svg:y1="0.2091in" svg:x2="1.4925in" svg:y2="-0.0307in"><text:p/></draw:line><draw:line text:anchor-type="paragraph" draw:z-index="105" draw:name="Shape50" draw:style-name="gr3" draw:text-style-name="P238" svg:x1="1.5965in" svg:y1="-0.0661in" svg:x2="3.6173in" svg:y2="-0.0661in"><text:p/></draw:line><draw:frame text:anchor-type="paragraph" draw:z-index="107" draw:name="Shape52" draw:style-name="gr29" draw:text-style-name="P247" svg:width="0.5524in" svg:height="0.1925in" svg:x="1.2008in" svg:y="0.1783in"><draw:text-box><text:p text:style-name="P238"><text:span text:style-name="T159">nurse</text:span></text:p></draw:text-box></draw:frame></text:p>
      <text:list xml:id="list141640199464858" text:continue-numbering="true" text:style-name="L1">
        <text:list-item>
          <text:list>
            <text:list-item>
              <text:list>
                <text:list-item>
                  <text:list>
                    <text:list-item>
                      <text:list>
                        <text:list-item>
                          <text:p text:style-name="P156">Brief Description </text:p>
                          <text:p text:style-name="P99">The <text:span text:style-name="T79">receptionist – nurse </text:span><text:s/>accesses the <text:span text:style-name="T79">reception portal</text:span> <text:s/><text:span text:style-name="T79">and initiates the student-patient reception process</text:span>.</text:p>
                        </text:list-item>
                        <text:list-item>
                          <text:p text:style-name="P99"><text:s/><text:span text:style-name="T27">Initial Step-By-Step Description</text:span> </text:p>
                          <text:p text:style-name="P99">Before this use case can be initiated, the <text:span text:style-name="T79">nurse</text:span> has already accessed the <text:span text:style-name="T79">reception portal and opened the reception interface or window. The following are the subsequent steps:</text:span></text:p>
                          <text:list>
                            <text:list-item>
                              <text:p text:style-name="P99">The <text:span text:style-name="T79">nurse inputs the string specifying the registration number of the student in the input field provided.</text:span> </text:p>
                            </text:list-item>
                            <text:list-item>
                              <text:p text:style-name="P99"><text:s/>The <text:span text:style-name="T79">user then clicks the button named “search”</text:span>.</text:p>
                            </text:list-item>
                            <text:list-item>
                              <text:p text:style-name="P112">The system compares the provided registration number against the available records of the students in the school database.</text:p>
                            </text:list-item>
                            <text:list-item>
                              <text:p text:style-name="P100"><text:span text:style-name="T79">The system displays the matching records if found, otherwise displays the message stated earlier and halts.</text:span> </text:p>
                            </text:list-item>
                            <text:list-item>
                              <text:p text:style-name="P100"><text:s/>The system pro<text:span text:style-name="T80">mpts for the next process to be initiated.</text:span></text:p>
                            </text:list-item>
                          </text:list>
                        </text:list-item>
                      </text:list>
                    </text:list-item>
                  </text:list>
                </text:list-item>
                <text:list-item>
                  <text:p text:style-name="P50">Technical Issues</text:p>
                  <text:p text:style-name="P101">The system should only respond or execute when all the stated requirements are provided, otherwise do nothing.</text:p>
                </text:list-item>
                <text:list-item>
                  <text:p text:style-name="P50">Dependencies with other requirements</text:p>
                  <text:p text:style-name="P116">Failure of this feature will entirely disrupt the flow of process execution in the entire system – output is the input of another feature.</text:p>
                </text:list-item>
              </text:list>
            </text:list-item>
            <text:list-item>
              <text:p text:style-name="P25"><text:span text:style-name="T80">Update </text:span><text:s/>the student-<text:span text:style-name="T80">hospital</text:span> records</text:p>
              <text:list>
                <text:list-item>
                  <text:p text:style-name="P167"><text:soft-page-break/>Description and Priority</text:p>
                  <text:p text:style-name="P195"><text:span text:style-name="T65">This is the </text:span><text:span text:style-name="T66">second</text:span><text:span text:style-name="T65"> feature that initiates the patient treatment at the hospital. This feature </text:span><text:span text:style-name="T66">updates</text:span><text:span text:style-name="T65"> the </text:span><text:span text:style-name="T66">student-patient records after the identification process is successful</text:span><text:span text:style-name="T65">. Its <text:s/>priority </text:span><text:span text:style-name="T66">follows the student identification phase. O</text:span><text:span text:style-name="T65">utcome </text:span><text:span text:style-name="T66">does</text:span><text:span text:style-name="T65"> affect the medication process of the patient.</text:span></text:p>
                </text:list-item>
                <text:list-item>
                  <text:p text:style-name="P177">Stimulus/ Response sequence</text:p>
                  <text:p text:style-name="P119">The <text:s/><text:span text:style-name="T80">nurse (receptionist)</text:span> activates the feature by clicking on the <text:line-break/><text:span text:style-name="T52">“</text:span><text:span text:style-name="T54">OK” </text:span><text:span text:style-name="T80">button on the reception window. </text:span><text:s/>The s<text:span text:style-name="T81">ystem will then respond by checking if the patient have visited the hospital before, if yes, the system updates the patient records as well and displays the patient records NOT student records. At this stage the records are only <text:s/>handled as patient records – these records are entirely different from the initial student records</text:span>. <text:span text:style-name="T81">I</text:span>f <text:span text:style-name="T81">its the first time the student is attending the medical premises, the system will record the relevant records into the hospital database and finally display the resulting stored patient records to the user. However, sometimes </text:span><text:s/>an error my occur during the program execution process - in <text:s/>such case the system will respond by displaying the message<text:span text:style-name="T27"> “</text:span><text:span text:style-name="T41">error occurred please try again”. <text:s/></text:span></text:p>
                </text:list-item>
                <text:list-item>
                  <text:p text:style-name="P41">Functional Requirements</text:p>
                  <text:p text:style-name="P85">For the feature to work as expected the following must be <text:span text:style-name="T81">available</text:span>:</text:p>
                  <text:list>
                    <text:list-header>
                      <text:p text:style-name="P85">REQ-1: <text:span text:style-name="T81">Student records were found and displayed.</text:span></text:p>
                      <text:p text:style-name="P85">REQ-2: <text:span text:style-name="T82">The OK button is displayed</text:span>.</text:p>
                      <text:p text:style-name="P127">The system will only reach this stage of execution if the system was able to extract identical records that matches the provided student registration number. The user is also expected to initiate the feature clicking the OK button on the screen. </text:p>
                    </text:list-header>
                    <text:list-item>
                      <text:p text:style-name="P187">Use case</text:p>
                    </text:list-item>
                  </text:list>
                </text:list-item>
              </text:list>
            </text:list-item>
          </text:list>
          <text:p text:style-name="P187"><draw:custom-shape text:anchor-type="paragraph" draw:z-index="108" draw:name="Shape23" draw:style-name="gr27" draw:text-style-name="P245" svg:width="0.3232in" svg:height="0.3232in" svg:x="1.3465in" svg:y="-0.0453in"><text:p/><draw:enhanced-geometry svg:viewBox="0 0 21600 21600" draw:glue-points="10800 0 3163 3163 0 10800 3163 18437 10800 21600 18437 18437 21600 10800 18437 3163" draw:text-areas="3163 3163 18437 18437" draw:type="ellipse" draw:enhanced-path="U 10800 10800 10800 10800 0 360 Z N"/></draw:custom-shape><text:soft-page-break/><text:tab/><text:tab/><text:tab/><text:tab/></text:p>
          <text:p text:style-name="P187"><draw:line text:anchor-type="paragraph" draw:z-index="109" draw:name="Shape24" draw:style-name="gr3" draw:text-style-name="P238" svg:x1="1.4925in" svg:y1="-0.1055in" svg:x2="1.4925in" svg:y2="0.3528in"><text:p/></draw:line><draw:line text:anchor-type="paragraph" draw:z-index="110" draw:name="Shape47" draw:style-name="gr3" draw:text-style-name="P238" svg:x1="1.3256in" svg:y1="0.0575in" svg:x2="1.5965in" svg:y2="0.0575in"><text:p/></draw:line><draw:custom-shape text:anchor-type="paragraph" draw:z-index="114" draw:name="Shape51" draw:style-name="gr28" draw:text-style-name="P246" svg:width="2.3969in" svg:height="0.6567in" svg:x="3.6071in" svg:y="-0.0244in"><text:p text:style-name="P238"><text:span text:style-name="T158">Update <text:s/>student-patient record</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87"><draw:line text:anchor-type="paragraph" draw:z-index="111" draw:name="Shape48" draw:style-name="gr3" draw:text-style-name="P237" svg:x1="1.1378in" svg:y1="0.1783in" svg:x2="1.4929in" svg:y2="-0.0307in"><text:p/></draw:line><draw:line text:anchor-type="paragraph" draw:z-index="112" draw:name="Shape49" draw:style-name="gr3" draw:text-style-name="P238" svg:x1="1.8571in" svg:y1="0.2091in" svg:x2="1.4925in" svg:y2="-0.0307in"><text:p/></draw:line><draw:line text:anchor-type="paragraph" draw:z-index="113" draw:name="Shape50" draw:style-name="gr3" draw:text-style-name="P238" svg:x1="1.5965in" svg:y1="-0.0661in" svg:x2="3.6173in" svg:y2="-0.0661in"><text:p/></draw:line><draw:frame text:anchor-type="paragraph" draw:z-index="115" draw:name="Shape52" draw:style-name="gr29" draw:text-style-name="P247" svg:width="0.5524in" svg:height="0.1925in" svg:x="1.2008in" svg:y="0.1783in"><draw:text-box><text:p text:style-name="P238"><text:span text:style-name="T159">nurse</text:span></text:p></draw:text-box></draw:frame></text:p>
          <text:list>
            <text:list-item>
              <text:list>
                <text:list-item>
                  <text:list>
                    <text:list-item>
                      <text:list>
                        <text:list-item text:start-value="1">
                          <text:p text:style-name="P157">Brief Description </text:p>
                          <text:p text:style-name="P100">The <text:span text:style-name="T79">receptionist – nurse </text:span><text:s/>accesses the <text:span text:style-name="T79">reception portal</text:span> <text:s/><text:span text:style-name="T79">and initiates the student-patient record update process</text:span>.</text:p>
                        </text:list-item>
                        <text:list-item>
                          <text:p text:style-name="P100"><text:s/><text:span text:style-name="T27">Initial Step-By-Step Description</text:span> </text:p>
                          <text:p text:style-name="P100">Before this use case can be initiated, the <text:span text:style-name="T79">nurse</text:span> has already accessed the <text:span text:style-name="T79">reception portal, opened the reception <text:s/>window and confirmed the identity of the student. The following are the subsequent steps:</text:span></text:p>
                          <text:list>
                            <text:list-item>
                              <text:p text:style-name="P100">The <text:span text:style-name="T79">nurse clicks the OK button.</text:span> </text:p>
                            </text:list-item>
                            <text:list-item>
                              <text:p text:style-name="P113">The system compares the provided records against the hospital records to check whether there is a matching record.</text:p>
                            </text:list-item>
                            <text:list-item>
                              <text:p text:style-name="P114">The system displays the matching records if found, otherwise records the new information based on the records provided.</text:p>
                            </text:list-item>
                            <text:list-item>
                              <text:p text:style-name="P102"><text:span text:style-name="T82">The system then displays the updated or recorded information to the user and halts.</text:span> </text:p>
                            </text:list-item>
                            <text:list-item>
                              <text:p text:style-name="P100"><text:s/>The system pro<text:span text:style-name="T80">mpts for the next process to be initiated.</text:span></text:p>
                            </text:list-item>
                          </text:list>
                        </text:list-item>
                      </text:list>
                    </text:list-item>
                  </text:list>
                </text:list-item>
                <text:list-item>
                  <text:p text:style-name="P51">Technical Issues</text:p>
                  <text:p text:style-name="P100">The system should only respond or execute when all the stated requirements are provided, otherwise do nothing.</text:p>
                </text:list-item>
                <text:list-item>
                  <text:p text:style-name="P51">Dependencies with other requirements</text:p>
                  <text:p text:style-name="P117">The feature provides the entry point for other features of the system to work correctly. Failure of this feature will entirely disrupt the flow of process execution in the entire system – output is the input of another feature.</text:p>
                  <text:p text:style-name="P234"/>
                </text:list-item>
              </text:list>
            </text:list-item>
            <text:list-item>
              <text:p text:style-name="P26"><text:soft-page-break/><text:span text:style-name="T83">Record</text:span> <text:span text:style-name="T83">visit information</text:span></text:p>
              <text:list>
                <text:list-item>
                  <text:p text:style-name="P168">Description and Priority</text:p>
                  <text:p text:style-name="P196"><text:span text:style-name="T65">This is the </text:span><text:span text:style-name="T67">f</text:span><text:span text:style-name="T65">eature </text:span><text:span text:style-name="T67">ensures that the patient visit information is updated in the hospital database</text:span><text:span text:style-name="T65">. This feature </text:span><text:span text:style-name="T67">captures</text:span><text:span text:style-name="T65"> the </text:span><text:span text:style-name="T66">patient </text:span><text:span text:style-name="T67">visit </text:span><text:span text:style-name="T66">records <text:s/></text:span><text:span text:style-name="T67">such as the date and time of the visit <text:s/>and weather the patient is attended to or not</text:span><text:span text:style-name="T65">.</text:span></text:p>
                </text:list-item>
                <text:list-item>
                  <text:p text:style-name="P178">Stimulus/ Response sequence</text:p>
                  <text:p text:style-name="P120">The <text:s/><text:span text:style-name="T80">nurse (receptionist)</text:span> activates the feature by clicking on the <text:line-break/><text:span text:style-name="T52">“</text:span><text:span text:style-name="T46">CONFIRM</text:span><text:span text:style-name="T54">” </text:span><text:span text:style-name="T80">button on the reception window. </text:span><text:s/><text:span text:style-name="T83">The system will then respond by registering the the patient visit information. The system will register a new visit information regardless of the number of visits the patient has made. However, sometimes </text:span><text:s/>an error my occur during the program execution process - in <text:s/>such case the system will respond by displaying the message<text:span text:style-name="T27"> “</text:span><text:span text:style-name="T41">error occurred please try again”. <text:s/></text:span><text:span text:style-name="T31">A successful execution of this feature will redirect the user to the reception window – ready to start a new reception process.</text:span></text:p>
                </text:list-item>
                <text:list-item>
                  <text:p text:style-name="P42">Functional Requirements</text:p>
                  <text:p text:style-name="P86">For the feature to work as expected the following must be <text:span text:style-name="T81">available</text:span>:</text:p>
                  <text:list>
                    <text:list-header>
                      <text:p text:style-name="P86">REQ-1: <text:span text:style-name="T84">Patient records were updated or recorded and displayed to the user.</text:span></text:p>
                      <text:p text:style-name="P86">REQ-2: <text:span text:style-name="T82">The “</text:span><text:span text:style-name="T45">CONFIRM</text:span><text:span text:style-name="T82">” <text:s/>button is displayed</text:span>.</text:p>
                      <text:p text:style-name="P86"><text:span text:style-name="T82">The system will only reach this stage of execution if the system was able to record and or update the patient records. The user is also expected to initiate the feature clicking the </text:span><text:span text:style-name="T30">“confirm” </text:span><text:span text:style-name="T82"><text:s/>button on the screen. </text:span></text:p>
                    </text:list-header>
                    <text:list-item>
                      <text:p text:style-name="P188">Use case</text:p>
                    </text:list-item>
                  </text:list>
                </text:list-item>
              </text:list>
            </text:list-item>
          </text:list>
          <text:p text:style-name="P188"><draw:custom-shape text:anchor-type="paragraph" draw:z-index="116" draw:name="Shape23" draw:style-name="gr27" draw:text-style-name="P245" svg:width="0.3232in" svg:height="0.3232in" svg:x="1.3465in" svg:y="-0.0453in"><text:p/><draw:enhanced-geometry svg:viewBox="0 0 21600 21600" draw:glue-points="10800 0 3163 3163 0 10800 3163 18437 10800 21600 18437 18437 21600 10800 18437 3163" draw:text-areas="3163 3163 18437 18437" draw:type="ellipse" draw:enhanced-path="U 10800 10800 10800 10800 0 360 Z N"/></draw:custom-shape><text:tab/><text:tab/><text:tab/><text:tab/></text:p>
          <text:p text:style-name="P188"><draw:line text:anchor-type="paragraph" draw:z-index="117" draw:name="Shape24" draw:style-name="gr3" draw:text-style-name="P238" svg:x1="1.4925in" svg:y1="-0.1055in" svg:x2="1.4925in" svg:y2="0.3528in"><text:p/></draw:line><draw:line text:anchor-type="paragraph" draw:z-index="118" draw:name="Shape47" draw:style-name="gr3" draw:text-style-name="P238" svg:x1="1.3256in" svg:y1="0.0575in" svg:x2="1.5965in" svg:y2="0.0575in"><text:p/></draw:line><draw:custom-shape text:anchor-type="paragraph" draw:z-index="122" draw:name="Shape51" draw:style-name="gr28" draw:text-style-name="P246" svg:width="2.3969in" svg:height="0.6567in" svg:x="3.6071in" svg:y="-0.0244in"><text:p><text:span text:style-name="T158">Record <text:s/>patient visit info</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88"><draw:line text:anchor-type="paragraph" draw:z-index="119" draw:name="Shape48" draw:style-name="gr3" draw:text-style-name="P237" svg:x1="1.1378in" svg:y1="0.1783in" svg:x2="1.4929in" svg:y2="-0.0307in"><text:p/></draw:line><draw:line text:anchor-type="paragraph" draw:z-index="120" draw:name="Shape49" draw:style-name="gr3" draw:text-style-name="P238" svg:x1="1.8571in" svg:y1="0.2091in" svg:x2="1.4925in" svg:y2="-0.0307in"><text:p/></draw:line><draw:line text:anchor-type="paragraph" draw:z-index="121" draw:name="Shape50" draw:style-name="gr3" draw:text-style-name="P238" svg:x1="1.5965in" svg:y1="-0.0661in" svg:x2="3.6173in" svg:y2="-0.0661in"><text:p/></draw:line><draw:frame text:anchor-type="paragraph" draw:z-index="123" draw:name="Shape52" draw:style-name="gr29" draw:text-style-name="P247" svg:width="0.5524in" svg:height="0.1925in" svg:x="1.2008in" svg:y="0.1783in"><draw:text-box><text:p text:style-name="P238"><text:span text:style-name="T159">nurse</text:span></text:p></draw:text-box></draw:frame></text:p>
          <text:list>
            <text:list-item>
              <text:list>
                <text:list-item>
                  <text:list>
                    <text:list-item>
                      <text:list>
                        <text:list-item text:start-value="1">
                          <text:p text:style-name="P158">Brief Description </text:p>
                          <text:p text:style-name="P103"><text:soft-page-break/>The <text:span text:style-name="T79">receptionist – nurse </text:span><text:s/>accesses the <text:span text:style-name="T79">reception portal</text:span> <text:s/><text:span text:style-name="T79">and initiates the <text:s/>record update process</text:span>.</text:p>
                        </text:list-item>
                        <text:list-item>
                          <text:p text:style-name="P103"><text:s/><text:span text:style-name="T27">Initial Step-By-Step Description</text:span> </text:p>
                          <text:p text:style-name="P103">Before this use case can be initiated, the <text:span text:style-name="T79">nurse</text:span> has already accessed the <text:span text:style-name="T79">reception portal, opened the reception <text:s/>window and updated and or captured the patient records. The following are the subsequent steps:</text:span></text:p>
                          <text:list>
                            <text:list-item>
                              <text:p text:style-name="P103">The <text:span text:style-name="T79">nurse clicks the “</text:span><text:span text:style-name="T30">confirm” </text:span><text:span text:style-name="T79"><text:s/>button.</text:span> </text:p>
                            </text:list-item>
                            <text:list-item>
                              <text:p text:style-name="P128">The system records the patient visit information.</text:p>
                            </text:list-item>
                            <text:list-item>
                              <text:p text:style-name="P129">Once the visit information is recorded, the system redirects the user to the reception window, ready for the next student.</text:p>
                            </text:list-item>
                          </text:list>
                        </text:list-item>
                      </text:list>
                    </text:list-item>
                  </text:list>
                </text:list-item>
                <text:list-item>
                  <text:p text:style-name="P52">Technical Issues</text:p>
                  <text:p text:style-name="P103"><text:span text:style-name="T85">Once the system has successfully, captured or visit information , it should redirect the user to the reception window. This will terminate the ongoing patient reception and start a new reception process</text:span>.</text:p>
                </text:list-item>
                <text:list-item>
                  <text:p text:style-name="P52">Dependencies with other requirements</text:p>
                  <text:p text:style-name="P68"><text:span text:style-name="T87">This feature ensures that the cyclic student reception process is achieved. If the aftermath of this feature is unsuccessful, the next reception action will not be possible</text:span><text:span text:style-name="T86">.</text:span></text:p>
                </text:list-item>
              </text:list>
            </text:list-item>
            <text:list-item>
              <text:p text:style-name="P27">Calculate BMI information</text:p>
              <text:list>
                <text:list-item>
                  <text:p text:style-name="P169">Description and Priority</text:p>
                  <text:p text:style-name="P197"><text:span text:style-name="T65">This is the </text:span><text:span text:style-name="T67">f</text:span><text:span text:style-name="T65">eature </text:span><text:span text:style-name="T68">calculates and submits the patient’s BMI details</text:span><text:span text:style-name="T65">. </text:span><text:span text:style-name="T69">It is applicable when the doctor request for the information.</text:span></text:p>
                </text:list-item>
                <text:list-item>
                  <text:p text:style-name="P179">Stimulus/ Response sequence</text:p>
                  <text:p text:style-name="P121">The <text:s/><text:span text:style-name="T80">nurse </text:span>activates the feature by clicking on the <text:line-break/><text:span text:style-name="T52">“</text:span><text:span text:style-name="T47">BMI</text:span><text:span text:style-name="T54">” </text:span><text:span text:style-name="T88">tab on the triage window.</text:span> <text:span text:style-name="T83">The system will then respond by displaying a form with four fields, three fields for the nurse to fill. The nurse is then expected to fill the </text:span><text:soft-page-break/><text:span text:style-name="T83">three empty input fields and <text:s/>then click the calculate the calculate BMI button. The system will the process and display the result. Once the result is displayed the user is then expected to submit the result by clicking the submit button. If the result is submitted successfully, a message “</text:span><text:span text:style-name="T48">record submitted successfully” </text:span><text:span text:style-name="T90">is displayed to the user. H</text:span><text:span text:style-name="T83">owever, sometimes </text:span><text:s/>an error my occur during the program execution process - in <text:s/>such case the system will respond by displaying the message<text:span text:style-name="T27"> “</text:span><text:span text:style-name="T41">error occurred please try again”.</text:span></text:p>
                </text:list-item>
                <text:list-item>
                  <text:p text:style-name="P43">Functional Requirements</text:p>
                  <text:p text:style-name="P87">For the feature to work as expected the following must be <text:span text:style-name="T81">available</text:span>:</text:p>
                  <text:list>
                    <text:list-header>
                      <text:p text:style-name="P88">REQ-1: <text:span text:style-name="T89">The patient must be under the consultation.</text:span></text:p>
                      <text:p text:style-name="P88">REQ-2: <text:span text:style-name="T89">The three input fields are field with digit characters.</text:span></text:p>
                      <text:p text:style-name="P89">REQ-<text:span text:style-name="T91">3</text:span>: <text:span text:style-name="T91">Non of the <text:s/>three input fields must <text:s/>be left blank.</text:span></text:p>
                      <text:p text:style-name="P87"><text:span text:style-name="T82">The system will only calculate the BMI and submit the result only if all the above constraints are fulfilled and that the user have clicked the “</text:span><text:span text:style-name="T32">calculate the bmi” </text:span><text:span text:style-name="T91">button.</text:span></text:p>
                    </text:list-header>
                    <text:list-item>
                      <text:p text:style-name="P189">Use case</text:p>
                      <text:p text:style-name="P189"/>
                    </text:list-item>
                  </text:list>
                </text:list-item>
              </text:list>
            </text:list-item>
          </text:list>
          <text:p text:style-name="P189"><draw:custom-shape text:anchor-type="paragraph" draw:z-index="124" draw:name="Shape23" draw:style-name="gr27" draw:text-style-name="P245" svg:width="0.3232in" svg:height="0.3232in" svg:x="1.3465in" svg:y="-0.0453in"><text:p/><draw:enhanced-geometry svg:viewBox="0 0 21600 21600" draw:glue-points="10800 0 3163 3163 0 10800 3163 18437 10800 21600 18437 18437 21600 10800 18437 3163" draw:text-areas="3163 3163 18437 18437" draw:type="ellipse" draw:enhanced-path="U 10800 10800 10800 10800 0 360 Z N"/></draw:custom-shape><text:tab/><text:tab/><text:tab/><text:tab/></text:p>
          <text:p text:style-name="P189"><draw:line text:anchor-type="paragraph" draw:z-index="125" draw:name="Shape24" draw:style-name="gr3" draw:text-style-name="P238" svg:x1="1.4925in" svg:y1="-0.1055in" svg:x2="1.4925in" svg:y2="0.3528in"><text:p/></draw:line><draw:line text:anchor-type="paragraph" draw:z-index="126" draw:name="Shape47" draw:style-name="gr3" draw:text-style-name="P238" svg:x1="1.3256in" svg:y1="0.0575in" svg:x2="1.5965in" svg:y2="0.0575in"><text:p/></draw:line><draw:custom-shape text:anchor-type="paragraph" draw:z-index="130" draw:name="Shape51" draw:style-name="gr28" draw:text-style-name="P246" svg:width="2.3969in" svg:height="0.6567in" svg:x="3.6071in" svg:y="-0.0244in"><text:p text:style-name="P238"><text:span text:style-name="T158">Calculate BMI</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89"><draw:line text:anchor-type="paragraph" draw:z-index="127" draw:name="Shape48" draw:style-name="gr3" draw:text-style-name="P237" svg:x1="1.1378in" svg:y1="0.1783in" svg:x2="1.4929in" svg:y2="-0.0307in"><text:p/></draw:line><draw:line text:anchor-type="paragraph" draw:z-index="128" draw:name="Shape49" draw:style-name="gr3" draw:text-style-name="P238" svg:x1="1.8571in" svg:y1="0.2091in" svg:x2="1.4925in" svg:y2="-0.0307in"><text:p/></draw:line><draw:line text:anchor-type="paragraph" draw:z-index="129" draw:name="Shape50" draw:style-name="gr3" draw:text-style-name="P238" svg:x1="1.5965in" svg:y1="-0.0661in" svg:x2="3.6173in" svg:y2="-0.0661in"><text:p/></draw:line><draw:frame text:anchor-type="paragraph" draw:z-index="131" draw:name="Shape52" draw:style-name="gr29" draw:text-style-name="P247" svg:width="0.5524in" svg:height="0.1925in" svg:x="1.2008in" svg:y="0.1783in"><draw:text-box><text:p text:style-name="P238"><text:span text:style-name="T159">nurse</text:span></text:p></draw:text-box></draw:frame></text:p>
          <text:list>
            <text:list-item>
              <text:list>
                <text:list-item>
                  <text:list>
                    <text:list-item>
                      <text:list>
                        <text:list-item text:start-value="1">
                          <text:p text:style-name="P159">Brief Description </text:p>
                          <text:p text:style-name="P104">The <text:span text:style-name="T79"><text:s/>nurse </text:span><text:s/>accesses the <text:span text:style-name="T91">triage portal</text:span> <text:s/><text:span text:style-name="T79">and initiates the <text:s/>bmi calculation process</text:span>.</text:p>
                        </text:list-item>
                        <text:list-item>
                          <text:p text:style-name="P104"><text:s/><text:span text:style-name="T27">Initial Step-By-Step Description</text:span> </text:p>
                          <text:p text:style-name="P104"><text:soft-page-break/>Before this use case can be initiated, the <text:span text:style-name="T79">nurse</text:span> has already accessed the <text:span text:style-name="T92">triage portal, opened the bmi calculation <text:s/>window. The following are the subsequent steps:</text:span></text:p>
                          <text:list>
                            <text:list-item>
                              <text:p text:style-name="P104">The <text:span text:style-name="T79">nurse fields the three input fields with appropriate values – height, weight, and blood pressure.</text:span> </text:p>
                            </text:list-item>
                            <text:list-item>
                              <text:p text:style-name="P130"><text:span text:style-name="T92">The </text:span>n<text:span text:style-name="T92">urse clicks the “</text:span><text:span text:style-name="T33">calculate bmi</text:span><text:span text:style-name="T92">” button </text:span>.</text:p>
                            </text:list-item>
                            <text:list-item>
                              <text:p text:style-name="P131"><text:span text:style-name="T92">The system then calculates the presents the displays the bmi result</text:span>.</text:p>
                            </text:list-item>
                            <text:list-item>
                              <text:p text:style-name="P138">The nurse then clicks the “<text:span text:style-name="T27">submit button</text:span>”to save the records.</text:p>
                            </text:list-item>
                          </text:list>
                        </text:list-item>
                      </text:list>
                    </text:list-item>
                  </text:list>
                </text:list-item>
                <text:list-item>
                  <text:p text:style-name="P53">Technical Issues</text:p>
                  <text:p text:style-name="P138">The feature is designed such that it should only accept the digits and does nothing in case the fields are left empty.</text:p>
                </text:list-item>
                <text:list-item>
                  <text:p text:style-name="P53">Dependencies with other requirements</text:p>
                  <text:p text:style-name="P144">This feature ensures that the doctor is presented with an ideal and realistic measurements of the patient BMI. This will intern enable the doctor to have an informed decision on the type of treatment to administer.</text:p>
                </text:list-item>
              </text:list>
            </text:list-item>
          </text:list>
        </text:list-item>
      </text:list>
      <text:p text:style-name="P7"/>
      <text:list xml:id="list141641355306590" text:continue-numbering="true" text:style-name="L1">
        <text:list-item>
          <text:list>
            <text:list-item>
              <text:p text:style-name="P28">Record test to be done</text:p>
              <text:list>
                <text:list-item>
                  <text:p text:style-name="P170">Description and Priority</text:p>
                  <text:p text:style-name="P198"><text:span text:style-name="T65">This is </text:span><text:span text:style-name="T70">feature</text:span><text:span text:style-name="T65"> </text:span><text:span text:style-name="T70">records and submits the test to be done. It enables the doctor to send the test to be done to the lab</text:span><text:span text:style-name="T65">. </text:span><text:span text:style-name="T69">It is applicable when the doctor request for </text:span><text:span text:style-name="T70">a test to done on the patient</text:span><text:span text:style-name="T69">.</text:span></text:p>
                </text:list-item>
                <text:list-item>
                  <text:p text:style-name="P180">Stimulus/ Response sequence</text:p>
                  <text:p text:style-name="P122">The <text:s/><text:span text:style-name="T93">doctor </text:span>activates the feature by clicking on the <text:line-break/><text:span text:style-name="T52">“</text:span><text:span text:style-name="T49">submit test button</text:span><text:span text:style-name="T54">” </text:span><text:span text:style-name="T93">on the doctors dashboard.</text:span> <text:span text:style-name="T83">The system will then respond by displaying a form with one field and a button for the doctor to fill. The doctor is then </text:span><text:soft-page-break/><text:span text:style-name="T83">expected to fill the input field and <text:s/>then click the submit button. The system <text:s/>then responds by saving the test in the database. If the result is submitted successfully, a message “</text:span><text:span text:style-name="T48">record submitted successfully” </text:span><text:span text:style-name="T90">is displayed to the user. H</text:span><text:span text:style-name="T83">owever, sometimes </text:span><text:s/>an error my occur during the program execution process - in <text:s/>such case the system will respond by displaying the message<text:span text:style-name="T27"> “</text:span><text:span text:style-name="T41">error occurred please try again”.</text:span></text:p>
                </text:list-item>
                <text:list-item>
                  <text:p text:style-name="P44">Functional Requirements</text:p>
                  <text:p text:style-name="P90">For the feature to work as expected the following must be <text:span text:style-name="T94">met</text:span>:</text:p>
                  <text:list>
                    <text:list-header>
                      <text:p text:style-name="P90">REQ-1: <text:span text:style-name="T89">There must be a patient under the consultation.</text:span></text:p>
                      <text:p text:style-name="P90">REQ-2: <text:span text:style-name="T89">The input is field with only alphabetical characters.</text:span></text:p>
                      <text:p text:style-name="P90">REQ-<text:span text:style-name="T91">3</text:span>: <text:s/><text:span text:style-name="T94">The <text:s/>must <text:s/>not be left blank.</text:span></text:p>
                      <text:p text:style-name="P90"><text:span text:style-name="T82">The system will only submit the test <text:s/>if all the above constraints are fulfilled and that the user have clicked the “submit</text:span><text:span text:style-name="T32">” </text:span><text:span text:style-name="T91">button.</text:span></text:p>
                    </text:list-header>
                    <text:list-item>
                      <text:p text:style-name="P190">Use case</text:p>
                    </text:list-item>
                  </text:list>
                </text:list-item>
              </text:list>
            </text:list-item>
          </text:list>
          <text:p text:style-name="P190"><draw:custom-shape text:anchor-type="paragraph" draw:z-index="132" draw:name="Shape23" draw:style-name="gr27" draw:text-style-name="P245" svg:width="0.3232in" svg:height="0.3232in" svg:x="1.3465in" svg:y="-0.0453in"><text:p/><draw:enhanced-geometry svg:viewBox="0 0 21600 21600" draw:glue-points="10800 0 3163 3163 0 10800 3163 18437 10800 21600 18437 18437 21600 10800 18437 3163" draw:text-areas="3163 3163 18437 18437" draw:type="ellipse" draw:enhanced-path="U 10800 10800 10800 10800 0 360 Z N"/></draw:custom-shape><text:tab/><text:tab/><text:tab/><text:tab/></text:p>
          <text:p text:style-name="P190"><draw:line text:anchor-type="paragraph" draw:z-index="133" draw:name="Shape24" draw:style-name="gr3" draw:text-style-name="P238" svg:x1="1.4925in" svg:y1="-0.1055in" svg:x2="1.4925in" svg:y2="0.3528in"><text:p/></draw:line><draw:line text:anchor-type="paragraph" draw:z-index="134" draw:name="Shape47" draw:style-name="gr3" draw:text-style-name="P238" svg:x1="1.3256in" svg:y1="0.0575in" svg:x2="1.5965in" svg:y2="0.0575in"><text:p/></draw:line><draw:custom-shape text:anchor-type="paragraph" draw:z-index="138" draw:name="Shape51" draw:style-name="gr28" draw:text-style-name="P248" svg:width="2.3969in" svg:height="0.6567in" svg:x="3.6071in" svg:y="-0.0244in"><text:p text:style-name="P238"><text:span text:style-name="T158">Submit test</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90"><draw:line text:anchor-type="paragraph" draw:z-index="135" draw:name="Shape48" draw:style-name="gr3" draw:text-style-name="P237" svg:x1="1.1378in" svg:y1="0.1783in" svg:x2="1.4929in" svg:y2="-0.0307in"><text:p/></draw:line><draw:line text:anchor-type="paragraph" draw:z-index="136" draw:name="Shape49" draw:style-name="gr3" draw:text-style-name="P238" svg:x1="1.8571in" svg:y1="0.2091in" svg:x2="1.4925in" svg:y2="-0.0307in"><text:p/></draw:line><draw:line text:anchor-type="paragraph" draw:z-index="137" draw:name="Shape50" draw:style-name="gr3" draw:text-style-name="P238" svg:x1="1.5965in" svg:y1="-0.0661in" svg:x2="3.6173in" svg:y2="-0.0661in"><text:p/></draw:line><draw:frame text:anchor-type="paragraph" draw:z-index="139" draw:name="Shape52" draw:style-name="gr29" draw:text-style-name="P247" svg:width="0.5524in" svg:height="0.1925in" svg:x="1.2008in" svg:y="0.1783in"><draw:text-box><text:p text:style-name="P238"><text:span text:style-name="T159">doctor</text:span></text:p></draw:text-box></draw:frame></text:p>
          <text:list>
            <text:list-item>
              <text:list>
                <text:list-item>
                  <text:list>
                    <text:list-item>
                      <text:list>
                        <text:list-item text:start-value="1">
                          <text:p text:style-name="P160">Brief Description </text:p>
                          <text:p text:style-name="P105">The <text:span text:style-name="T79"><text:s/>doctor </text:span><text:s/>accesses the <text:span text:style-name="T95">doctor portal</text:span> <text:s/><text:span text:style-name="T79">and initiates the <text:s/>test to be done submission process</text:span>.</text:p>
                        </text:list-item>
                        <text:list-item>
                          <text:p text:style-name="P105"><text:s/><text:span text:style-name="T27">Initial Step-By-Step Description</text:span> </text:p>
                          <text:p text:style-name="P105">Before this use case can be initiated, the <text:span text:style-name="T95">doctor</text:span> ha<text:span text:style-name="T95">d</text:span> already accessed the <text:span text:style-name="T95">doctor portal, clicked the test tab and opened the submit test and <text:s/>window. The following are the subsequent steps:</text:span></text:p>
                          <text:list>
                            <text:list-item>
                              <text:p text:style-name="P105">The <text:span text:style-name="T95">doctor fills <text:s/>the input field with <text:s/>appropriate test value.</text:span></text:p>
                            </text:list-item>
                            <text:list-item>
                              <text:p text:style-name="P132"><text:span text:style-name="T92">The </text:span>n<text:span text:style-name="T92">urse clicks the “</text:span><text:span text:style-name="T34">submit</text:span><text:span text:style-name="T92">” button </text:span>.</text:p>
                            </text:list-item>
                            <text:list-item>
                              <text:p text:style-name="P132"><text:soft-page-break/><text:span text:style-name="T92">The system then submits the test to be done</text:span>.</text:p>
                            </text:list-item>
                          </text:list>
                        </text:list-item>
                      </text:list>
                    </text:list-item>
                  </text:list>
                </text:list-item>
                <text:list-item>
                  <text:p text:style-name="P54">Technical Issues</text:p>
                  <text:p text:style-name="P139">The feature is designed such that it should only accept the <text:span text:style-name="T96">alphabetical characters</text:span> and does nothing in case the field <text:span text:style-name="T96">is </text:span><text:s/>empty.</text:p>
                </text:list-item>
                <text:list-item>
                  <text:p text:style-name="P54">Dependencies with other requirements</text:p>
                </text:list-item>
                <text:list-item>
                  <text:p text:style-name="P144">This feature ensures that the doctor request for <text:s/>appropriate and relevant test to be done on the patient. On the other side it enables the physician to get the test required to be done on the patient.</text:p>
                </text:list-item>
              </text:list>
            </text:list-item>
            <text:list-item>
              <text:p text:style-name="P29">Record suspected illnesses</text:p>
              <text:list>
                <text:list-item>
                  <text:p text:style-name="P171">Description and Priority</text:p>
                  <text:p text:style-name="P199"><text:span text:style-name="T65">This is </text:span><text:span text:style-name="T70">feature</text:span><text:span text:style-name="T65"> </text:span><text:span text:style-name="T70">records </text:span><text:span text:style-name="T71">the suspected illnesses that the patient might have been suffering from</text:span><text:span text:style-name="T70">. </text:span><text:span text:style-name="T71">With this feature effective, the doctor will be able to determine weather the suspected illnesses needs close monitoring and hence admission or not.</text:span></text:p>
                </text:list-item>
                <text:list-item>
                  <text:p text:style-name="P181">Stimulus/ Response sequence</text:p>
                  <text:p text:style-name="P123">The <text:s/><text:span text:style-name="T93">doctor </text:span>activates the feature by clicking on the <text:line-break/><text:span text:style-name="T52">“</text:span><text:span text:style-name="T49">submit </text:span><text:span text:style-name="T55">suspected illnesses</text:span><text:span text:style-name="T54">” </text:span><text:span text:style-name="T97">button </text:span><text:span text:style-name="T54"><text:s/></text:span><text:span text:style-name="T93">on the doctors dashboard.</text:span> <text:span text:style-name="T83">The system will then respond by displaying a form with one field and a button for the doctor to fill. The doctor is then expected to fill the input field and <text:s/>then click the submit button. The system <text:s/>then responds by saving the illness in the database. If the result is submitted successfully, a message “</text:span><text:span text:style-name="T48">record submitted successfully” </text:span><text:span text:style-name="T90">is displayed to the user. H</text:span><text:span text:style-name="T83">owever, sometimes </text:span><text:s/>an error my occur during the program execution process - in <text:s/>such case the system will respond by displaying the message<text:span text:style-name="T27"> “</text:span><text:span text:style-name="T41">error occurred please try again”.</text:span></text:p>
                </text:list-item>
                <text:list-item>
                  <text:p text:style-name="P45">Functional Requirements</text:p>
                  <text:p text:style-name="P91">For the feature to work as expected the following must be <text:span text:style-name="T94">met</text:span>:</text:p>
                  <text:list>
                    <text:list-header>
                      <text:p text:style-name="P91">REQ-1: <text:span text:style-name="T89">There must be a patient under the consultation.</text:span></text:p>
                      <text:p text:style-name="P91"><text:soft-page-break/>REQ-2: <text:span text:style-name="T89">The input is field with only alphabetical characters.</text:span></text:p>
                      <text:p text:style-name="P91">REQ-<text:span text:style-name="T91">3</text:span>: <text:s/><text:span text:style-name="T94">The <text:s/>must <text:s/>not be left blank.</text:span></text:p>
                      <text:p text:style-name="P91"><text:span text:style-name="T82">The system will only submit the test <text:s/>if all the above constraints are fulfilled and that the user have clicked the “submit</text:span><text:span text:style-name="T32">” </text:span><text:span text:style-name="T91">button.</text:span></text:p>
                    </text:list-header>
                    <text:list-item>
                      <text:p text:style-name="P191">Use case</text:p>
                    </text:list-item>
                  </text:list>
                </text:list-item>
              </text:list>
            </text:list-item>
          </text:list>
          <text:p text:style-name="P191"><draw:custom-shape text:anchor-type="paragraph" draw:z-index="140" draw:name="Shape23" draw:style-name="gr27" draw:text-style-name="P245" svg:width="0.3232in" svg:height="0.3232in" svg:x="1.3465in" svg:y="-0.0453in"><text:p/><draw:enhanced-geometry svg:viewBox="0 0 21600 21600" draw:glue-points="10800 0 3163 3163 0 10800 3163 18437 10800 21600 18437 18437 21600 10800 18437 3163" draw:text-areas="3163 3163 18437 18437" draw:type="ellipse" draw:enhanced-path="U 10800 10800 10800 10800 0 360 Z N"/></draw:custom-shape><text:tab/><text:tab/><text:tab/><text:tab/></text:p>
          <text:p text:style-name="P191"><draw:line text:anchor-type="paragraph" draw:z-index="141" draw:name="Shape24" draw:style-name="gr3" draw:text-style-name="P238" svg:x1="1.4925in" svg:y1="-0.1055in" svg:x2="1.4925in" svg:y2="0.3528in"><text:p/></draw:line><draw:line text:anchor-type="paragraph" draw:z-index="142" draw:name="Shape47" draw:style-name="gr3" draw:text-style-name="P238" svg:x1="1.3256in" svg:y1="0.0575in" svg:x2="1.5965in" svg:y2="0.0575in"><text:p/></draw:line><draw:custom-shape text:anchor-type="paragraph" draw:z-index="146" draw:name="Shape51" draw:style-name="gr28" draw:text-style-name="P248" svg:width="2.3969in" svg:height="0.6567in" svg:x="3.6071in" svg:y="-0.0244in"><text:p text:style-name="P238"><text:span text:style-name="T158">Record illness</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91"><draw:line text:anchor-type="paragraph" draw:z-index="143" draw:name="Shape48" draw:style-name="gr3" draw:text-style-name="P237" svg:x1="1.1378in" svg:y1="0.1783in" svg:x2="1.4929in" svg:y2="-0.0307in"><text:p/></draw:line><draw:line text:anchor-type="paragraph" draw:z-index="144" draw:name="Shape49" draw:style-name="gr3" draw:text-style-name="P238" svg:x1="1.8571in" svg:y1="0.2091in" svg:x2="1.4925in" svg:y2="-0.0307in"><text:p/></draw:line><draw:line text:anchor-type="paragraph" draw:z-index="145" draw:name="Shape50" draw:style-name="gr3" draw:text-style-name="P238" svg:x1="1.5965in" svg:y1="-0.0661in" svg:x2="3.6173in" svg:y2="-0.0661in"><text:p/></draw:line><draw:frame text:anchor-type="paragraph" draw:z-index="147" draw:name="Shape52" draw:style-name="gr29" draw:text-style-name="P247" svg:width="0.5524in" svg:height="0.1925in" svg:x="1.2008in" svg:y="0.1783in"><draw:text-box><text:p text:style-name="P238"><text:span text:style-name="T159">doctor</text:span></text:p></draw:text-box></draw:frame></text:p>
          <text:list>
            <text:list-item>
              <text:list>
                <text:list-item>
                  <text:list>
                    <text:list-item>
                      <text:list>
                        <text:list-item text:start-value="1">
                          <text:p text:style-name="P161">Brief Description </text:p>
                          <text:p text:style-name="P106">The <text:span text:style-name="T79"><text:s/>doctor </text:span><text:s/>accesses the <text:span text:style-name="T95">doctor portal</text:span> <text:s/><text:span text:style-name="T79">and initiates the <text:s/>illness suspected <text:s/>submission process</text:span>.</text:p>
                        </text:list-item>
                        <text:list-item>
                          <text:p text:style-name="P106"><text:s/><text:span text:style-name="T27">Initial Step-By-Step Description</text:span> </text:p>
                          <text:p text:style-name="P106">Before this use case can be initiated, the <text:span text:style-name="T95">doctor</text:span> ha<text:span text:style-name="T95">d</text:span> already accessed the <text:span text:style-name="T95">doctor portal, clicked the illness tab and opened the submit test and <text:s/>window. The following are the subsequent steps:</text:span></text:p>
                          <text:list>
                            <text:list-item>
                              <text:p text:style-name="P106">The <text:span text:style-name="T95">doctor fills <text:s/>the input field with <text:s/>appropriate test value.</text:span></text:p>
                            </text:list-item>
                            <text:list-item>
                              <text:p text:style-name="P133"><text:span text:style-name="T92">The </text:span>n<text:span text:style-name="T92">urse clicks the “</text:span><text:span text:style-name="T34">submit</text:span><text:span text:style-name="T92">” button </text:span>.</text:p>
                            </text:list-item>
                            <text:list-item>
                              <text:p text:style-name="P133"><text:span text:style-name="T92">The system then submits the test to be done</text:span>.</text:p>
                            </text:list-item>
                          </text:list>
                        </text:list-item>
                      </text:list>
                    </text:list-item>
                  </text:list>
                </text:list-item>
                <text:list-item>
                  <text:p text:style-name="P55">Technical Issues</text:p>
                  <text:p text:style-name="P140">The feature is designed such that it should only accept the <text:span text:style-name="T96">alphabetical characters</text:span> and does nothing in case the field <text:span text:style-name="T96">is </text:span><text:s/>empty.</text:p>
                </text:list-item>
                <text:list-item>
                  <text:p text:style-name="P55">Dependencies with other requirements</text:p>
                </text:list-item>
                <text:list-item>
                  <text:p text:style-name="P145">This feature ensures that the doctor <text:span text:style-name="T98">records the</text:span> appropriate and relevant <text:span text:style-name="T98">illnesses suspected be affecting the patient, and decide on whether the illness needs close monitoring or the patient should be allowed to leave the premises.</text:span> </text:p>
                </text:list-item>
              </text:list>
            </text:list-item>
            <text:list-item>
              <text:p text:style-name="P30">Prescribe medication</text:p>
              <text:list>
                <text:list-item>
                  <text:p text:style-name="P172"><text:soft-page-break/>Description and Priority</text:p>
                  <text:p text:style-name="P200"><text:span text:style-name="T65">This is </text:span><text:span text:style-name="T70">feature</text:span><text:span text:style-name="T65"> </text:span><text:span text:style-name="T72">enables the doctor to prescribe the medications that are meant to encounter the sicknesses that the patient may be suffering from. The functionality of this feature is feasible only if the illnesses had been identified and recorded.</text:span></text:p>
                </text:list-item>
                <text:list-item>
                  <text:p text:style-name="P182">Stimulus/ Response sequence</text:p>
                  <text:p text:style-name="P124">The <text:s/><text:span text:style-name="T93">doctor </text:span>activates the feature by clicking on the <text:line-break/><text:span text:style-name="T52">“</text:span><text:span text:style-name="T56">medication</text:span><text:span text:style-name="T54">” </text:span><text:span text:style-name="T99">tab </text:span><text:span text:style-name="T54"><text:s/></text:span><text:span text:style-name="T93">on the doctors dashboard.</text:span> <text:span text:style-name="T83">The system will then respond by displaying a form with fields for the doctor to fill. The doctor is then expected to fill the input fields and <text:s/>then click the submit button. The system <text:s/>then responds by saving the illness in the database. If the result is submitted successfully, a message “</text:span><text:span text:style-name="T48">record submitted successfully” </text:span><text:span text:style-name="T90">is displayed to the user. H</text:span><text:span text:style-name="T83">owever, sometimes </text:span><text:s/>an error my occur during the program execution process - in <text:s/>such case the system will respond by displaying the message<text:span text:style-name="T27"> “</text:span><text:span text:style-name="T41">error occurred please try again”.</text:span></text:p>
                </text:list-item>
                <text:list-item>
                  <text:p text:style-name="P46">Functional Requirements</text:p>
                  <text:p text:style-name="P92">For the feature to work as expected the following must be <text:span text:style-name="T94">met</text:span>:</text:p>
                  <text:list>
                    <text:list-header>
                      <text:p text:style-name="P92">REQ-1: <text:span text:style-name="T89">There must be a registered illnesses provided as a drop-down list on the form.</text:span></text:p>
                      <text:p text:style-name="P92">REQ-2: <text:span text:style-name="T89">The input is field with only alphabetical characters.</text:span></text:p>
                      <text:p text:style-name="P92">REQ-<text:span text:style-name="T91">3</text:span>: <text:s/><text:span text:style-name="T94">The <text:s/>must <text:s/>not be left blank.</text:span></text:p>
                      <text:p text:style-name="P92"><text:span text:style-name="T82">The system will only submit the test <text:s/>if all the above constraints are fulfilled and that the user have clicked the “submit</text:span><text:span text:style-name="T32">” </text:span><text:span text:style-name="T91">button.</text:span></text:p>
                    </text:list-header>
                    <text:list-item>
                      <text:p text:style-name="P192">Use case</text:p>
                    </text:list-item>
                  </text:list>
                </text:list-item>
              </text:list>
            </text:list-item>
          </text:list>
          <text:p text:style-name="P192"><draw:custom-shape text:anchor-type="paragraph" draw:z-index="148" draw:name="Shape23" draw:style-name="gr27" draw:text-style-name="P245" svg:width="0.3232in" svg:height="0.3232in" svg:x="1.3465in" svg:y="-0.0453in"><text:p/><draw:enhanced-geometry svg:viewBox="0 0 21600 21600" draw:glue-points="10800 0 3163 3163 0 10800 3163 18437 10800 21600 18437 18437 21600 10800 18437 3163" draw:text-areas="3163 3163 18437 18437" draw:type="ellipse" draw:enhanced-path="U 10800 10800 10800 10800 0 360 Z N"/></draw:custom-shape><text:tab/><text:tab/><text:tab/><text:tab/></text:p>
          <text:p text:style-name="P192"><draw:line text:anchor-type="paragraph" draw:z-index="149" draw:name="Shape24" draw:style-name="gr3" draw:text-style-name="P238" svg:x1="1.4925in" svg:y1="-0.1055in" svg:x2="1.4925in" svg:y2="0.3528in"><text:p/></draw:line><draw:line text:anchor-type="paragraph" draw:z-index="150" draw:name="Shape47" draw:style-name="gr3" draw:text-style-name="P238" svg:x1="1.3256in" svg:y1="0.0575in" svg:x2="1.5965in" svg:y2="0.0575in"><text:p/></draw:line><draw:custom-shape text:anchor-type="paragraph" draw:z-index="154" draw:name="Shape51" draw:style-name="gr28" draw:text-style-name="P248" svg:width="2.3969in" svg:height="0.6567in" svg:x="3.6071in" svg:y="-0.0244in"><text:p text:style-name="P238"><text:span text:style-name="T158">Prescribe medication</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92"><draw:line text:anchor-type="paragraph" draw:z-index="151" draw:name="Shape48" draw:style-name="gr3" draw:text-style-name="P237" svg:x1="1.1378in" svg:y1="0.1783in" svg:x2="1.4929in" svg:y2="-0.0307in"><text:p/></draw:line><draw:line text:anchor-type="paragraph" draw:z-index="152" draw:name="Shape49" draw:style-name="gr3" draw:text-style-name="P238" svg:x1="1.8571in" svg:y1="0.2091in" svg:x2="1.4925in" svg:y2="-0.0307in"><text:p/></draw:line><draw:line text:anchor-type="paragraph" draw:z-index="153" draw:name="Shape50" draw:style-name="gr3" draw:text-style-name="P238" svg:x1="1.5965in" svg:y1="-0.0661in" svg:x2="3.6173in" svg:y2="-0.0661in"><text:p/></draw:line><draw:frame text:anchor-type="paragraph" draw:z-index="155" draw:name="Shape52" draw:style-name="gr29" draw:text-style-name="P247" svg:width="0.5524in" svg:height="0.1925in" svg:x="1.2008in" svg:y="0.1783in"><draw:text-box><text:p text:style-name="P238"><text:span text:style-name="T159">doctor</text:span></text:p></draw:text-box></draw:frame></text:p>
          <text:list>
            <text:list-item>
              <text:list>
                <text:list-item>
                  <text:list>
                    <text:list-item>
                      <text:list>
                        <text:list-item text:start-value="1">
                          <text:p text:style-name="P162">Brief Description </text:p>
                          <text:p text:style-name="P107"><text:soft-page-break/>The <text:span text:style-name="T79"><text:s/>doctor </text:span><text:s/>accesses the <text:span text:style-name="T95">doctor portal</text:span> <text:s/><text:span text:style-name="T79">and initiates the <text:s/>medication prescription process</text:span>.</text:p>
                        </text:list-item>
                        <text:list-item>
                          <text:p text:style-name="P107"><text:s/><text:span text:style-name="T27">Initial Step-By-Step Description</text:span> </text:p>
                          <text:p text:style-name="P107">Before this use case can be initiated, the <text:span text:style-name="T95">doctor</text:span> ha<text:span text:style-name="T95">d</text:span> already accessed the <text:span text:style-name="T95">doctor portal, clicked the medication tab and the window is opened. The following are the subsequent steps:</text:span></text:p>
                          <text:list>
                            <text:list-item>
                              <text:p text:style-name="P107">The <text:span text:style-name="T95">doctor fills <text:s/>the input fields with <text:s/>appropriate test values.</text:span></text:p>
                            </text:list-item>
                            <text:list-item>
                              <text:p text:style-name="P134"><text:span text:style-name="T92">The doctor clicks the “</text:span><text:span text:style-name="T34">submit</text:span><text:span text:style-name="T92">” button </text:span>.</text:p>
                            </text:list-item>
                            <text:list-item>
                              <text:p text:style-name="P134"><text:span text:style-name="T92">The system then submits the prescribed medication</text:span>.</text:p>
                            </text:list-item>
                          </text:list>
                        </text:list-item>
                      </text:list>
                    </text:list-item>
                  </text:list>
                </text:list-item>
                <text:list-item>
                  <text:p text:style-name="P56">Technical Issues</text:p>
                  <text:p text:style-name="P141">The feature is designed such that it should only <text:span text:style-name="T100">get executed when there are illnesses <text:s text:c="2"/>recorded already, and the form is fully filled.</text:span></text:p>
                </text:list-item>
                <text:list-item>
                  <text:p text:style-name="P56">Dependencies with other requirements</text:p>
                  <text:p text:style-name="P146">This feature ensures that the doctor <text:span text:style-name="T98">records the</text:span> appropriate and relevant <text:span text:style-name="T100">medications to encounter the <text:s/>suspected illnesses that the patient may be suffering from. It allows the chemist to give the relevant medications to the patient.</text:span></text:p>
                  <text:p text:style-name="P146"/>
                </text:list-item>
              </text:list>
            </text:list-item>
            <text:list-item>
              <text:p text:style-name="P31">Record admission information</text:p>
              <text:list>
                <text:list-item>
                  <text:p text:style-name="P173">Description and Priority</text:p>
                  <text:p text:style-name="P201"><text:span text:style-name="T65">This is </text:span><text:span text:style-name="T70">feature</text:span><text:span text:style-name="T65"> </text:span><text:span text:style-name="T72">enables the doctor to</text:span><text:span text:style-name="T73"> record the admission details of the patient that needs close attention</text:span><text:span text:style-name="T72">. The functionality of this feature is feasible only if the illnesses had been identified and recorded </text:span><text:span text:style-name="T73">and the doctor has deemed it fit for the patient to be admitted</text:span><text:span text:style-name="T72">.</text:span></text:p>
                </text:list-item>
                <text:list-item>
                  <text:p text:style-name="P183">Stimulus/ Response sequence</text:p>
                  <text:p text:style-name="P125">The <text:s/><text:span text:style-name="T93">doctor </text:span>activates the feature by clicking on the <text:line-break/><text:span text:style-name="T52">“</text:span><text:span text:style-name="T57">admission</text:span><text:span text:style-name="T54">” </text:span><text:span text:style-name="T99">tab </text:span><text:span text:style-name="T54"><text:s/></text:span><text:span text:style-name="T93">on the doctors dashboard.</text:span> <text:span text:style-name="T83">The system will then respond by </text:span><text:soft-page-break/><text:span text:style-name="T83">displaying a form with fields for the doctor to fill. The doctor is then expected to fill the input fields and <text:s/>then click the submit button. The system <text:s/>then responds by saving the admission information in the database. If the admission records are submitted successfully, a message “</text:span><text:span text:style-name="T48">record submitted successfully” </text:span><text:span text:style-name="T90">is displayed to the user. H</text:span><text:span text:style-name="T83">owever, sometimes </text:span><text:s/>an error my occur during the program execution process - in <text:s/>such case the system will respond by displaying the message<text:span text:style-name="T27"> “</text:span><text:span text:style-name="T41">error occurred please try again”.</text:span></text:p>
                </text:list-item>
                <text:list-item>
                  <text:p text:style-name="P47">Functional Requirements</text:p>
                  <text:p text:style-name="P93">For the feature to work as expected the following must be <text:span text:style-name="T94">met</text:span>:</text:p>
                  <text:list>
                    <text:list-header>
                      <text:p text:style-name="P93">REQ-1: <text:span text:style-name="T89">There must be a rooms available provided as a drop-down list on the form.</text:span></text:p>
                      <text:p text:style-name="P94">REQ-2: <text:span text:style-name="T89">There must be a beds available provided as a drop-down list on the form.</text:span></text:p>
                      <text:p text:style-name="P93">REQ-<text:span text:style-name="T91">3</text:span>: <text:s/><text:span text:style-name="T94">There <text:s/>must be no blank field.</text:span></text:p>
                      <text:p text:style-name="P94">REQ-<text:span text:style-name="T101">4</text:span>: <text:s/><text:span text:style-name="T101">The patient must have not been in the admission wards at the current.</text:span></text:p>
                      <text:p text:style-name="P93"><text:span text:style-name="T82">The system will only submit the test <text:s/>if all the above constraints are fulfilled and that the user have clicked the “submit</text:span><text:span text:style-name="T32">” </text:span><text:span text:style-name="T91">button.</text:span></text:p>
                    </text:list-header>
                    <text:list-item>
                      <text:p text:style-name="P193">Use case</text:p>
                    </text:list-item>
                  </text:list>
                </text:list-item>
              </text:list>
            </text:list-item>
          </text:list>
          <text:p text:style-name="P193"><draw:custom-shape text:anchor-type="paragraph" draw:z-index="156" draw:name="Shape23" draw:style-name="gr27" draw:text-style-name="P245" svg:width="0.3232in" svg:height="0.3232in" svg:x="1.3465in" svg:y="-0.0453in"><text:p/><draw:enhanced-geometry svg:viewBox="0 0 21600 21600" draw:glue-points="10800 0 3163 3163 0 10800 3163 18437 10800 21600 18437 18437 21600 10800 18437 3163" draw:text-areas="3163 3163 18437 18437" draw:type="ellipse" draw:enhanced-path="U 10800 10800 10800 10800 0 360 Z N"/></draw:custom-shape><text:tab/><text:tab/><text:tab/><text:tab/></text:p>
          <text:p text:style-name="P193"><draw:line text:anchor-type="paragraph" draw:z-index="157" draw:name="Shape24" draw:style-name="gr3" draw:text-style-name="P238" svg:x1="1.4925in" svg:y1="-0.1055in" svg:x2="1.4925in" svg:y2="0.3528in"><text:p/></draw:line><draw:line text:anchor-type="paragraph" draw:z-index="158" draw:name="Shape47" draw:style-name="gr3" draw:text-style-name="P238" svg:x1="1.3256in" svg:y1="0.0575in" svg:x2="1.5965in" svg:y2="0.0575in"><text:p/></draw:line><draw:custom-shape text:anchor-type="paragraph" draw:z-index="162" draw:name="Shape51" draw:style-name="gr28" draw:text-style-name="P248" svg:width="2.3969in" svg:height="0.6567in" svg:x="3.6071in" svg:y="-0.0244in"><text:p text:style-name="P238"><text:span text:style-name="T158">Record patient admission info</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93"><draw:line text:anchor-type="paragraph" draw:z-index="159" draw:name="Shape48" draw:style-name="gr3" draw:text-style-name="P237" svg:x1="1.1378in" svg:y1="0.1783in" svg:x2="1.4929in" svg:y2="-0.0307in"><text:p/></draw:line><draw:line text:anchor-type="paragraph" draw:z-index="160" draw:name="Shape49" draw:style-name="gr3" draw:text-style-name="P238" svg:x1="1.8571in" svg:y1="0.2091in" svg:x2="1.4925in" svg:y2="-0.0307in"><text:p/></draw:line><draw:line text:anchor-type="paragraph" draw:z-index="161" draw:name="Shape50" draw:style-name="gr3" draw:text-style-name="P238" svg:x1="1.5965in" svg:y1="-0.0661in" svg:x2="3.6173in" svg:y2="-0.0661in"><text:p/></draw:line><draw:frame text:anchor-type="paragraph" draw:z-index="163" draw:name="Shape52" draw:style-name="gr29" draw:text-style-name="P247" svg:width="0.5524in" svg:height="0.1925in" svg:x="1.2008in" svg:y="0.1783in"><draw:text-box><text:p text:style-name="P238"><text:span text:style-name="T159">doctor</text:span></text:p></draw:text-box></draw:frame></text:p>
          <text:list>
            <text:list-item>
              <text:list>
                <text:list-item>
                  <text:list>
                    <text:list-item>
                      <text:list>
                        <text:list-item text:start-value="1">
                          <text:p text:style-name="P163">Brief Description </text:p>
                          <text:p text:style-name="P108">The <text:span text:style-name="T79"><text:s/>doctor </text:span><text:s/>accesses the <text:span text:style-name="T95">doctor portal</text:span> <text:s/><text:span text:style-name="T79">and initiates the <text:s/>patient admission process</text:span>.</text:p>
                        </text:list-item>
                        <text:list-item>
                          <text:p text:style-name="P108"><text:s/><text:span text:style-name="T27">Initial Step-By-Step Description</text:span> </text:p>
                          <text:p text:style-name="P108"><text:soft-page-break/>Before this use case can be initiated, the <text:span text:style-name="T95">doctor</text:span> ha<text:span text:style-name="T95">d</text:span> already accessed the <text:span text:style-name="T95">doctor portal, clicked the admission tab and the window is opened. The following are the subsequent steps:</text:span></text:p>
                          <text:list>
                            <text:list-item>
                              <text:p text:style-name="P108">The <text:span text:style-name="T95">doctor fills <text:s/>the input fields with <text:s/>appropriate test values.</text:span></text:p>
                            </text:list-item>
                            <text:list-item>
                              <text:p text:style-name="P135"><text:span text:style-name="T92">The doctor clicks the “</text:span><text:span text:style-name="T34">submit</text:span><text:span text:style-name="T92">” button </text:span>.</text:p>
                            </text:list-item>
                            <text:list-item>
                              <text:p text:style-name="P135"><text:span text:style-name="T92">The system then submits the admission details</text:span>.</text:p>
                            </text:list-item>
                          </text:list>
                        </text:list-item>
                      </text:list>
                    </text:list-item>
                  </text:list>
                </text:list-item>
                <text:list-item>
                  <text:p text:style-name="P57">Technical Issues</text:p>
                  <text:p text:style-name="P142">The feature is designed such that <text:span text:style-name="T102">if the room number selected has no empty bed left, the input drop-down field is shown black. However, if the room has empty beds, selecting that room, fetches the empty bed numbers against which the user will select which one to allocate the patient.</text:span></text:p>
                </text:list-item>
                <text:list-item>
                  <text:p text:style-name="P57">Dependencies with other requirements</text:p>
                  <text:p text:style-name="P147">This feature is fully dependent on illness capturing module. In that if there no illness recorded, it will not be feasible.</text:p>
                </text:list-item>
              </text:list>
            </text:list-item>
            <text:list-item>
              <text:p text:style-name="P32">Submit lab test result</text:p>
              <text:list>
                <text:list-item>
                  <text:p text:style-name="P174">Description and Priority</text:p>
                  <text:p text:style-name="P202"><text:span text:style-name="T65">This is </text:span><text:span text:style-name="T70">feature</text:span><text:span text:style-name="T65"> </text:span><text:span text:style-name="T72">enables the </text:span><text:span text:style-name="T74">physician</text:span><text:span text:style-name="T72"> to</text:span><text:span text:style-name="T73"> record </text:span><text:span text:style-name="T74">and submit </text:span><text:span text:style-name="T73"><text:s/>the </text:span><text:span text:style-name="T74">lab </text:span><text:span text:style-name="T75">test results. The submitted result will enable the doctor to make accurate judgments towards what the patient is suffering from</text:span><text:span text:style-name="T72">. The functionality of this feature is feasible only if the </text:span><text:span text:style-name="T75">doctor</text:span><text:span text:style-name="T72"> had been identified and </text:span><text:span text:style-name="T75">submitted the tests to be done on the patient</text:span><text:span text:style-name="T72">.</text:span></text:p>
                </text:list-item>
                <text:list-item>
                  <text:p text:style-name="P184">Stimulus/ Response sequence</text:p>
                  <text:p text:style-name="P126">The <text:s/><text:span text:style-name="T103">physician </text:span>activates the feature by clicking on the <text:line-break/><text:span text:style-name="T52">“</text:span><text:span text:style-name="T58">submit test result</text:span><text:span text:style-name="T54">” </text:span><text:span text:style-name="T99">tab </text:span><text:span text:style-name="T54"><text:s/></text:span><text:span text:style-name="T93">on the lab window.</text:span> <text:span text:style-name="T83">The system will then respond by displaying a form with fields for the physician to fill. The physician is then expected to fill the input fields and <text:s/>then click the submit button. The system <text:s/>then responds by recording <text:s/>the lab test result <text:s/>in the database. If the lab result is submitted </text:span><text:soft-page-break/><text:span text:style-name="T83">successfully, a message “</text:span><text:span text:style-name="T48">record submitted successfully” </text:span><text:span text:style-name="T90">is displayed to the user. H</text:span><text:span text:style-name="T83">owever, sometimes </text:span><text:s/>an error my occur during the program execution process - in <text:s/>such case the system will respond by displaying the message<text:span text:style-name="T27"> “</text:span><text:span text:style-name="T41">error occurred please try again”.</text:span></text:p>
                </text:list-item>
                <text:list-item>
                  <text:p text:style-name="P48">Functional Requirements</text:p>
                  <text:p text:style-name="P95">For the feature to work as expected the following must be <text:span text:style-name="T94">met</text:span>:</text:p>
                  <text:list>
                    <text:list-header>
                      <text:p text:style-name="P95">REQ-1: <text:span text:style-name="T89">There must be a patient to whom the test is to be done on.</text:span></text:p>
                      <text:p text:style-name="P95">REQ-2: <text:span text:style-name="T89">There must be a tests to be done provided on a tabular format on the form.</text:span></text:p>
                      <text:p text:style-name="P95">REQ-<text:span text:style-name="T91">3</text:span>: <text:s/><text:span text:style-name="T94">There <text:s/>must be no blank field.</text:span></text:p>
                      <text:p text:style-name="P95"><text:span text:style-name="T82">The system will only submit the test <text:s/>if all the above constraints are fulfilled and that the user have clicked the “submit</text:span><text:span text:style-name="T32">” </text:span><text:span text:style-name="T91">button.</text:span></text:p>
                    </text:list-header>
                    <text:list-item>
                      <text:p text:style-name="P194">Use case</text:p>
                    </text:list-item>
                  </text:list>
                </text:list-item>
              </text:list>
            </text:list-item>
          </text:list>
          <text:p text:style-name="P194"><draw:custom-shape text:anchor-type="paragraph" draw:z-index="164" draw:name="Shape23" draw:style-name="gr27" draw:text-style-name="P245" svg:width="0.3232in" svg:height="0.3232in" svg:x="1.3465in" svg:y="-0.0453in"><text:p/><draw:enhanced-geometry svg:viewBox="0 0 21600 21600" draw:glue-points="10800 0 3163 3163 0 10800 3163 18437 10800 21600 18437 18437 21600 10800 18437 3163" draw:text-areas="3163 3163 18437 18437" draw:type="ellipse" draw:enhanced-path="U 10800 10800 10800 10800 0 360 Z N"/></draw:custom-shape><text:tab/><text:tab/><text:tab/><text:tab/></text:p>
          <text:p text:style-name="P194"><draw:line text:anchor-type="paragraph" draw:z-index="165" draw:name="Shape24" draw:style-name="gr3" draw:text-style-name="P238" svg:x1="1.4925in" svg:y1="-0.1055in" svg:x2="1.4925in" svg:y2="0.3528in"><text:p/></draw:line><draw:line text:anchor-type="paragraph" draw:z-index="166" draw:name="Shape47" draw:style-name="gr3" draw:text-style-name="P238" svg:x1="1.3256in" svg:y1="0.0575in" svg:x2="1.5965in" svg:y2="0.0575in"><text:p/></draw:line><draw:custom-shape text:anchor-type="paragraph" draw:z-index="170" draw:name="Shape51" draw:style-name="gr28" draw:text-style-name="P248" svg:width="2.3969in" svg:height="0.6567in" svg:x="3.6071in" svg:y="-0.0244in"><text:p text:style-name="P238"><text:span text:style-name="T158">Submit lab result</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94"><draw:line text:anchor-type="paragraph" draw:z-index="167" draw:name="Shape48" draw:style-name="gr3" draw:text-style-name="P237" svg:x1="1.1378in" svg:y1="0.1783in" svg:x2="1.4929in" svg:y2="-0.0307in"><text:p/></draw:line><draw:line text:anchor-type="paragraph" draw:z-index="168" draw:name="Shape49" draw:style-name="gr3" draw:text-style-name="P238" svg:x1="1.8571in" svg:y1="0.2091in" svg:x2="1.4925in" svg:y2="-0.0307in"><text:p/></draw:line><draw:line text:anchor-type="paragraph" draw:z-index="169" draw:name="Shape50" draw:style-name="gr3" draw:text-style-name="P238" svg:x1="1.5965in" svg:y1="-0.0661in" svg:x2="3.6173in" svg:y2="-0.0661in"><text:p/></draw:line><draw:frame text:anchor-type="paragraph" draw:z-index="171" draw:name="Shape52" draw:style-name="gr30" draw:text-style-name="P247" svg:width="0.7189in" svg:height="0.2323in" svg:x="1.1382in" svg:y="0.1161in"><draw:text-box><text:p text:style-name="P238"><text:span text:style-name="T159">physician</text:span></text:p></draw:text-box></draw:frame></text:p>
          <text:list>
            <text:list-item>
              <text:list>
                <text:list-item>
                  <text:list>
                    <text:list-item>
                      <text:list>
                        <text:list-item text:start-value="1">
                          <text:p text:style-name="P164">Brief Description </text:p>
                          <text:p text:style-name="P109">The <text:span text:style-name="T79"><text:s/>physician </text:span><text:s/>accesses the <text:span text:style-name="T104">lab portal</text:span> <text:s/><text:span text:style-name="T79">and initiates the <text:s/>lab test result submission process</text:span>.</text:p>
                        </text:list-item>
                        <text:list-item>
                          <text:p text:style-name="P109"><text:s/><text:span text:style-name="T27">Initial Step-By-Step Description</text:span> </text:p>
                          <text:p text:style-name="P110">Before this use case can be initiated, the <text:span text:style-name="T79">physician</text:span> ha<text:span text:style-name="T95">d</text:span> already accessed the <text:span text:style-name="T105">lab portal, clicked the lab result submission tab and the window is opened. The following are the subsequent steps:</text:span></text:p>
                          <text:list>
                            <text:list-item>
                              <text:p text:style-name="P110">The <text:span text:style-name="T79">physician fills <text:s/>the input fields with <text:s/>appropriate test values.</text:span></text:p>
                            </text:list-item>
                            <text:list-item>
                              <text:p text:style-name="P136"><text:span text:style-name="T92">The physician clicks the “</text:span><text:span text:style-name="T34">submit</text:span><text:span text:style-name="T92">” button </text:span>.</text:p>
                            </text:list-item>
                            <text:list-item>
                              <text:p text:style-name="P137"><text:soft-page-break/><text:span text:style-name="T92">The system then submits the lab test result</text:span>.</text:p>
                            </text:list-item>
                          </text:list>
                        </text:list-item>
                      </text:list>
                    </text:list-item>
                  </text:list>
                </text:list-item>
                <text:list-item>
                  <text:p text:style-name="P58">Technical Issues</text:p>
                  <text:p text:style-name="P143">The feature is designed such that <text:span text:style-name="T105">it is only available if there are tests to be done and the user has selected the test whose result is to be submitted from the tests table provided. </text:span></text:p>
                </text:list-item>
                <text:list-item>
                  <text:p text:style-name="P58">Dependencies with other requirements</text:p>
                  <text:p text:style-name="P147">This feature is fully dependent on <text:span text:style-name="T105">test</text:span> capturing module. In that if there no <text:span text:style-name="T105">tests to be done</text:span>, it will not be feasible.</text:p>
                </text:list-item>
              </text:list>
              <text:p text:style-name="P233"/>
            </text:list-item>
          </text:list>
        </text:list-item>
        <text:list-item>
          <text:p text:style-name="P33">EXTERNAL INTERFACE REQUIREMENTS</text:p>
          <text:p text:style-name="P148">This section provides a detailed description of all inputs into and outputs from the system. It also gives a description of the hardware, software and communication interfaces and provides basic prototypes of the user interface.</text:p>
          <text:list>
            <text:list-item>
              <text:p text:style-name="P59">User Interfaces</text:p>
              <text:p text:style-name="P149">At the first attempt to access the system, the user will see a login page prompting for the user user code and password. See figure 3 below:</text:p>
            </text:list-item>
          </text:list>
        </text:list-item>
      </text:list>
      <text:p text:style-name="P150"><draw:frame draw:style-name="fr1" draw:name="Frame2" text:anchor-type="paragraph" svg:x="1.398in" svg:y="0.1547in" svg:width="3.8437in" svg:height="1.7264in" draw:z-index="181"><draw:text-box><text:p text:style-name="Frame_20_contents"><draw:custom-shape text:anchor-type="paragraph" draw:z-index="182" draw:name="Shape54" draw:style-name="gr35" draw:text-style-name="P235" svg:width="2.4996in" svg:height="0.198in" svg:x="1.1047in" svg:y="-0.6555in"><text:p/><draw:enhanced-geometry svg:viewBox="0 0 21600 21600" draw:type="rectangle" draw:enhanced-path="M 0 0 L 21600 0 21600 21600 0 21600 0 0 Z N"/></draw:custom-shape><draw:frame text:anchor-type="paragraph" draw:z-index="183" draw:name="Shape55" draw:style-name="gr36" draw:text-style-name="P249" svg:width="0.7398in" svg:height="0.1925in" svg:x="0.0634in" svg:y="-0.6134in"><draw:text-box><text:p>User code</text:p></draw:text-box></draw:frame><draw:custom-shape text:anchor-type="paragraph" draw:z-index="184" draw:name="Shape54" draw:style-name="gr35" draw:text-style-name="P235" svg:width="2.4996in" svg:height="0.198in" svg:x="1.1047in" svg:y="-0.2618in"><text:p/><draw:enhanced-geometry svg:viewBox="0 0 21600 21600" draw:type="rectangle" draw:enhanced-path="M 0 0 L 21600 0 21600 21600 0 21600 0 0 Z N"/></draw:custom-shape></text:p></draw:text-box></draw:frame><draw:g text:anchor-type="paragraph" draw:z-index="180" draw:style-name="gr31"><draw:custom-shape draw:name="Shape53" draw:style-name="gr32" svg:width="3.8441in" svg:height="1.7268in" svg:x="1.398in" svg:y="0.1547in"><text:p/><draw:enhanced-geometry svg:viewBox="0 0 21600 21600" draw:type="rectangle" draw:enhanced-path="M 0 0 L 21600 0 21600 21600 0 21600 0 0 Z N"/></draw:custom-shape><draw:frame draw:name="Shape55" draw:style-name="gr33" draw:text-style-name="P249" svg:width="0.7398in" svg:height="0.1925in" svg:x="1.4614in" svg:y="0.7028in"><draw:text-box><text:p>Password</text:p></draw:text-box></draw:frame><draw:custom-shape draw:name="Shape56" draw:style-name="gr34" draw:text-style-name="P250" svg:width="1.115in" svg:height="0.2398in" svg:x="1.4717in" svg:y="1.4028in"><text:p text:style-name="P238"><text:span text:style-name="T160">Logi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p>
      <text:p text:style-name="P150"/>
      <text:p text:style-name="P150"/>
      <text:p text:style-name="P151"/>
      <text:p text:style-name="P151"/>
      <text:p text:style-name="P60"/>
      <text:p text:style-name="P60"/>
      <text:p text:style-name="P60"/>
      <text:p text:style-name="P210"><text:span text:style-name="T43"><text:tab/><text:tab/><text:tab/><text:tab/>F</text:span><text:span text:style-name="T42">igure </text:span><text:span text:style-name="T50">3</text:span><text:span text:style-name="T42">: </text:span><text:span text:style-name="T50">Login interface</text:span></text:p>
      <text:p text:style-name="P203"><text:span text:style-name="T109"><text:tab/></text:span><text:span text:style-name="T110"><text:tab/></text:span><text:span text:style-name="T123">If the user is logged in as a receptionist , he /she will be directed to an interface where the activities that the receptionist is to handle are consolidated. See figure 4 below.</text:span></text:p>
      <text:p text:style-name="P203"><text:span text:style-name="T123"/></text:p>
      <text:p text:style-name="P203"><text:span text:style-name="T123"/></text:p>
      <text:p text:style-name="P203"><draw:custom-shape text:anchor-type="paragraph" draw:z-index="185" draw:name="Shape53" draw:style-name="gr37" draw:text-style-name="P235" svg:width="6.115in" svg:height="0.3335in" svg:x="0.6799in" svg:y="0.0827in"><text:p/><draw:enhanced-geometry svg:viewBox="0 0 21600 21600" draw:type="rectangle" draw:enhanced-path="M 0 0 L 21600 0 21600 21600 0 21600 0 0 Z N"/></draw:custom-shape><draw:frame text:anchor-type="paragraph" draw:z-index="187" draw:name="Shape56" draw:style-name="gr39" draw:text-style-name="P252" svg:width="1.7087in" svg:height="0.2551in" svg:x="0.6799in" svg:y="0.1244in"><draw:text-box><text:p><text:span text:style-name="T161">RECEPTION BOARD</text:span></text:p></draw:text-box></draw:frame><draw:frame text:anchor-type="paragraph" draw:z-index="188" draw:name="Shape56" draw:style-name="gr40" draw:text-style-name="P254" svg:width="1.0213in" svg:height="0.2551in" svg:x="3.5091in" svg:y="0.1244in"><draw:text-box><text:p text:style-name="P253"><text:span text:style-name="T162">RECEPTION</text:span></text:p></draw:text-box></draw:frame><draw:frame text:anchor-type="paragraph" draw:z-index="189" draw:name="Shape56" draw:style-name="gr41" draw:text-style-name="P256" svg:width="0.5189in" svg:height="0.2551in" svg:x="5.478in" svg:y="0.1244in"><draw:text-box><text:p text:style-name="P255"><text:span text:style-name="T163">User</text:span></text:p></draw:text-box></draw:frame><draw:line text:anchor-type="paragraph" draw:z-index="190" draw:name="Shape57" draw:style-name="gr42" draw:text-style-name="P257" svg:x1="6.3154in" svg:y1="0.2283in" svg:x2="6.6173in" svg:y2="0.2283in"><text:p/></draw:line><draw:custom-shape text:anchor-type="paragraph" draw:z-index="191" draw:name="Shape58" draw:style-name="gr43" draw:text-style-name="P251" svg:width="3.198in" svg:height="1.6823in" svg:x="0.7425in" svg:y="0.5256in"><text:p/><draw:enhanced-geometry svg:viewBox="0 0 21600 21600" draw:type="rectangle" draw:enhanced-path="M 0 0 L 21600 0 21600 21600 0 21600 0 0 Z N"/></draw:custom-shape><draw:custom-shape text:anchor-type="paragraph" draw:z-index="192" draw:name="Shape59" draw:style-name="gr44" draw:text-style-name="P258" svg:width="2.0106in" svg:height="0.198in" svg:x="1.8256in" svg:y="0.6866in"><text:p/><draw:enhanced-geometry svg:viewBox="0 0 21600 21600" draw:type="rectangle" draw:enhanced-path="M 0 0 L 21600 0 21600 21600 0 21600 0 0 Z N"/></draw:custom-shape><draw:custom-shape text:anchor-type="paragraph" draw:z-index="193" draw:name="Shape59" draw:style-name="gr44" draw:text-style-name="P258" svg:width="2.0106in" svg:height="0.198in" svg:x="1.8256in" svg:y="1.0807in"><text:p/><draw:enhanced-geometry svg:viewBox="0 0 21600 21600" draw:type="rectangle" draw:enhanced-path="M 0 0 L 21600 0 21600 21600 0 21600 0 0 Z N"/></draw:custom-shape><draw:custom-shape text:anchor-type="paragraph" draw:z-index="194" draw:name="Shape59" draw:style-name="gr44" draw:text-style-name="P258" svg:width="2.0106in" svg:height="0.198in" svg:x="1.8256in" svg:y="1.4744in"><text:p/><draw:enhanced-geometry svg:viewBox="0 0 21600 21600" draw:type="rectangle" draw:enhanced-path="M 0 0 L 21600 0 21600 21600 0 21600 0 0 Z N"/></draw:custom-shape><draw:custom-shape text:anchor-type="paragraph" draw:z-index="195" draw:name="Shape59" draw:style-name="gr44" draw:text-style-name="P258" svg:width="2.0106in" svg:height="0.198in" svg:x="1.8256in" svg:y="1.8681in"><text:p/><draw:enhanced-geometry svg:viewBox="0 0 21600 21600" draw:type="rectangle" draw:enhanced-path="M 0 0 L 21600 0 21600 21600 0 21600 0 0 Z N"/></draw:custom-shape><draw:frame text:anchor-type="paragraph" draw:z-index="196" draw:name="Shape60" draw:style-name="gr45" draw:text-style-name="P259" svg:width="0.9689in" svg:height="0.1925in" svg:x="0.8047in" svg:y="0.7075in"><draw:text-box><text:p>NAME</text:p></draw:text-box></draw:frame><draw:frame text:anchor-type="paragraph" draw:z-index="197" draw:name="Shape60" draw:style-name="gr45" draw:text-style-name="P259" svg:width="0.9689in" svg:height="0.1925in" svg:x="0.8047in" svg:y="1.1016in"><draw:text-box><text:p>GENDER</text:p></draw:text-box></draw:frame><draw:frame text:anchor-type="paragraph" draw:z-index="198" draw:name="Shape60" draw:style-name="gr45" draw:text-style-name="P259" svg:width="0.9689in" svg:height="0.1925in" svg:x="0.8047in" svg:y="1.4953in"><draw:text-box><text:p>YOB</text:p></draw:text-box></draw:frame><draw:frame text:anchor-type="paragraph" draw:z-index="199" draw:name="Shape60" draw:style-name="gr45" draw:text-style-name="P259" svg:width="0.9689in" svg:height="0.1925in" svg:x="0.8047in" svg:y="1.889in"><draw:text-box><text:p>ROLE</text:p></draw:text-box></draw:frame><draw:frame text:anchor-type="paragraph" draw:z-index="200" draw:name="Shape61" draw:style-name="gr46" draw:text-style-name="P261" svg:width="0.7189in" svg:height="0.1925in" svg:x="0.8047in" svg:y="0.4681in"><draw:text-box><text:p text:style-name="P260"><text:span text:style-name="T164">profile</text:span></text:p></draw:text-box></draw:frame><draw:custom-shape text:anchor-type="paragraph" draw:z-index="201" draw:name="Shape62" draw:style-name="gr47" draw:text-style-name="P235" svg:width="5.5315in" svg:height="0.7398in" svg:x="0.8047in" svg:y="2.4366in"><text:p/><draw:enhanced-geometry svg:viewBox="0 0 21600 21600" draw:type="rectangle" draw:enhanced-path="M 0 0 L 21600 0 21600 21600 0 21600 0 0 Z N"/></draw:custom-shape><draw:frame text:anchor-type="paragraph" draw:z-index="202" draw:name="Shape61" draw:style-name="gr46" draw:text-style-name="P261" svg:width="1.2921in" svg:height="0.1925in" svg:x="0.8882in" svg:y="2.322in"><draw:text-box><text:p text:style-name="P260"><text:span text:style-name="T164">To Do List</text:span></text:p></draw:text-box></draw:frame><text:soft-page-break/><text:span text:style-name="T123"><text:tab/></text:span></text:p>
      <text:p text:style-name="P203"><draw:custom-shape text:anchor-type="paragraph" draw:z-index="186" draw:name="Shape53" draw:style-name="gr38" draw:text-style-name="P251" svg:width="6.1169in" svg:height="2.813in" svg:x="0.6799in" svg:y="0.0846in"><text:p/><draw:enhanced-geometry svg:viewBox="0 0 21600 21600" draw:type="rectangle" draw:enhanced-path="M 0 0 L 21600 0 21600 21600 0 21600 0 0 Z N"/></draw:custom-shape><text:span text:style-name="T123"/></text:p>
      <text:p text:style-name="P203"><text:span text:style-name="T123"/></text:p>
      <text:p text:style-name="P203"><text:span text:style-name="T123"/></text:p>
      <text:p text:style-name="P203"><text:span text:style-name="T123"/></text:p>
      <text:p text:style-name="P203"><text:span text:style-name="T123"/></text:p>
      <text:p text:style-name="P203"><text:span text:style-name="T123"/></text:p>
      <text:p text:style-name="P203"><text:span text:style-name="T123"/></text:p>
      <text:p text:style-name="P203"><text:span text:style-name="T123"/></text:p>
      <text:p text:style-name="P211"><text:span text:style-name="T43"><text:tab/><text:tab/></text:span><text:span text:style-name="T138">F</text:span><text:span text:style-name="T139">igure </text:span><text:span text:style-name="T140">4</text:span><text:span text:style-name="T139">: </text:span><text:span text:style-name="T140">Reception Board</text:span><text:span text:style-name="T141"> interface</text:span></text:p>
      <text:p text:style-name="P212"><draw:custom-shape text:anchor-type="paragraph" draw:z-index="207" draw:name="Shape67" draw:style-name="gr52" draw:text-style-name="P264" svg:width="0.8862in" svg:height="0.2815in" svg:x="3.7319in" svg:y="1.339in"><text:p text:style-name="P237"><text:span text:style-name="T165">SEARCH</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06" draw:name="Shape66" draw:style-name="gr51" draw:text-style-name="P258" svg:width="2.3858in" svg:height="0.1878in" svg:x="1.3465in" svg:y="1.3846in"><text:p>Input registration number</text:p><draw:enhanced-geometry svg:viewBox="0 0 21600 21600" draw:type="rectangle" draw:enhanced-path="M 0 0 L 21600 0 21600 21600 0 21600 0 0 Z N"/></draw:custom-shape><draw:custom-shape text:anchor-type="paragraph" draw:z-index="204" draw:name="Shape64" draw:style-name="gr49" draw:text-style-name="P235" svg:width="4.2504in" svg:height="1.6358in" svg:x="0.8882in" svg:y="1.0138in"><text:p/><draw:enhanced-geometry svg:viewBox="0 0 21600 21600" draw:type="rectangle" draw:enhanced-path="M 0 0 L 21600 0 21600 21600 0 21600 0 0 Z N"/></draw:custom-shape><text:span text:style-name="T141"><text:tab/><text:tab/></text:span><text:span text:style-name="T123">If the user is </text:span><text:span text:style-name="T124">clicks on the reception tab</text:span><text:span text:style-name="T123"> , he /she will be directed to an interface where </text:span><text:span text:style-name="T131">t</text:span><text:span text:style-name="T123">he <text:tab/></text:span><text:span text:style-name="T124">student reception process is to be instantiated. See figure 5.</text:span></text:p>
      <text:p text:style-name="P212"><draw:custom-shape text:anchor-type="paragraph" draw:z-index="203" draw:name="Shape63" draw:style-name="gr48" draw:text-style-name="P235" svg:width="4.8441in" svg:height="1.9378in" svg:x="0.6484in" svg:y="0.0598in"><text:p/><draw:enhanced-geometry svg:viewBox="0 0 21600 21600" draw:type="rectangle" draw:enhanced-path="M 0 0 L 21600 0 21600 21600 0 21600 0 0 Z N"/></draw:custom-shape><draw:frame text:anchor-type="paragraph" draw:z-index="205" draw:name="Shape65" draw:style-name="gr50" draw:text-style-name="P263" svg:width="2.0421in" svg:height="0.1988in" svg:x="0.961in" svg:y="0.1874in"><draw:text-box><text:p text:style-name="P262"><text:span text:style-name="T165">STUDENT </text:span><text:span text:style-name="T165">RECEPTION</text:span></text:p></draw:text-box></draw:frame><text:span text:style-name="T124"/></text:p>
      <text:p text:style-name="P212"><text:span text:style-name="T124"/></text:p>
      <text:p text:style-name="P212"><text:span text:style-name="T124"/></text:p>
      <text:p text:style-name="P212"><text:span text:style-name="T124"/></text:p>
      <text:p text:style-name="P212"/>
      <text:p text:style-name="P213"/>
      <text:p text:style-name="P213"><text:span text:style-name="T138"><text:tab/><text:tab/>F</text:span><text:span text:style-name="T139">igure </text:span><text:span text:style-name="T142">5</text:span><text:span text:style-name="T139">: </text:span><text:span text:style-name="T142">Student </text:span><text:span text:style-name="T140">Reception </text:span><text:span text:style-name="T141"><text:s/>interface</text:span></text:p>
      <text:p text:style-name="P213"><draw:custom-shape text:anchor-type="paragraph" draw:z-index="0" draw:name="Shape63" draw:style-name="gr1" draw:text-style-name="P235" svg:width="4.8441in" svg:height="1.7776in" svg:x="0.9508in" svg:y="0.7201in"><text:p/><draw:enhanced-geometry svg:viewBox="0 0 21600 21600" draw:type="rectangle" draw:enhanced-path="M 0 0 L 21600 0 21600 21600 0 21600 0 0 Z N"/></draw:custom-shape><draw:frame text:anchor-type="paragraph" draw:z-index="209" draw:name="Shape65" draw:style-name="gr50" draw:text-style-name="P263" svg:width="1.6878in" svg:height="0.1988in" svg:x="1.211in" svg:y="0.7953in"><draw:text-box><text:p text:style-name="P262"><text:span text:style-name="T165">STUDENT RECORDS</text:span></text:p></draw:text-box></draw:frame><draw:custom-shape text:anchor-type="paragraph" draw:z-index="208" draw:name="Shape64" draw:style-name="gr53" draw:text-style-name="P235" svg:width="4.5106in" svg:height="1.5504in" svg:x="1.0965in" svg:y="0.8535in"><text:p/><draw:enhanced-geometry svg:viewBox="0 0 21600 21600" draw:type="rectangle" draw:enhanced-path="M 0 0 L 21600 0 21600 21600 0 21600 0 0 Z N"/></draw:custom-shape><draw:frame text:anchor-type="paragraph" draw:z-index="220" draw:name="Shape68" draw:style-name="gr55" draw:text-style-name="P265" svg:width="0.6461in" svg:height="0.1925in" svg:x="3.128in" svg:y="1.6138in"><draw:text-box><text:p>YOB</text:p></draw:text-box></draw:frame><text:span text:style-name="T141"><text:tab/></text:span><text:span text:style-name="T123">If the user is </text:span><text:span text:style-name="T124">clicks on the reception </text:span><text:span text:style-name="T125">search button and the records matching the student number is found</text:span><text:span text:style-name="T123"> , he /she will be directed to an interface where the </text:span><text:span text:style-name="T125">matching </text:span><text:span text:style-name="T124">student </text:span><text:span text:style-name="T125">records are displayed</text:span><text:span text:style-name="T124"> See figure </text:span><text:span text:style-name="T126">6</text:span><text:span text:style-name="T124">.</text:span></text:p>
      <text:p text:style-name="P214"><draw:frame text:anchor-type="paragraph" draw:z-index="211" draw:name="Shape68" draw:style-name="gr55" draw:text-style-name="P265" svg:width="0.6461in" svg:height="0.1925in" svg:x="1.1591in" svg:y="0.039in"><draw:text-box><text:p>Reg.No</text:p></draw:text-box></draw:frame><draw:custom-shape text:anchor-type="paragraph" draw:z-index="210" draw:name="Shape69" draw:style-name="gr54" draw:text-style-name="P235" svg:width="1.2606in" svg:height="0.1669in" svg:x="1.8047in" svg:y="0.0646in"><text:p/><draw:enhanced-geometry svg:viewBox="0 0 21600 21600" draw:type="rectangle" draw:enhanced-path="M 0 0 L 21600 0 21600 21600 0 21600 0 0 Z N"/></draw:custom-shape><draw:frame text:anchor-type="paragraph" draw:z-index="212" draw:name="Shape68" draw:style-name="gr55" draw:text-style-name="P265" svg:width="0.6461in" svg:height="0.1925in" svg:x="3.128in" svg:y="0.039in"><draw:text-box><text:p>Name</text:p></draw:text-box></draw:frame><draw:custom-shape text:anchor-type="paragraph" draw:z-index="213" draw:name="Shape69" draw:style-name="gr56" draw:text-style-name="P235" svg:width="1.6669in" svg:height="0.1669in" svg:x="3.7736in" svg:y="0.0646in"><text:p/><draw:enhanced-geometry svg:viewBox="0 0 21600 21600" draw:type="rectangle" draw:enhanced-path="M 0 0 L 21600 0 21600 21600 0 21600 0 0 Z N"/></draw:custom-shape><draw:frame text:anchor-type="paragraph" draw:z-index="214" draw:name="Shape68" draw:style-name="gr55" draw:text-style-name="P265" svg:width="0.6461in" svg:height="0.1925in" svg:x="1.1591in" svg:y="0.8264in"><draw:text-box><text:p>Faculty</text:p></draw:text-box></draw:frame><draw:custom-shape text:anchor-type="paragraph" draw:z-index="215" draw:name="Shape69" draw:style-name="gr54" draw:text-style-name="P235" svg:width="1.2606in" svg:height="0.1669in" svg:x="1.8047in" svg:y="0.852in"><text:p/><draw:enhanced-geometry svg:viewBox="0 0 21600 21600" draw:type="rectangle" draw:enhanced-path="M 0 0 L 21600 0 21600 21600 0 21600 0 0 Z N"/></draw:custom-shape><draw:frame text:anchor-type="paragraph" draw:z-index="216" draw:name="Shape68" draw:style-name="gr55" draw:text-style-name="P265" svg:width="0.6461in" svg:height="0.1925in" svg:x="3.128in" svg:y="0.8264in"><draw:text-box><text:p>Dept</text:p></draw:text-box></draw:frame><draw:frame text:anchor-type="paragraph" draw:z-index="218" draw:name="Shape68" draw:style-name="gr55" draw:text-style-name="P265" svg:width="0.6461in" svg:height="0.1925in" svg:x="1.1591in" svg:y="0.4327in"><draw:text-box><text:p>Gender</text:p></draw:text-box></draw:frame><text:span text:style-name="T124"/></text:p>
      <text:p text:style-name="P214"><draw:custom-shape text:anchor-type="paragraph" draw:z-index="219" draw:name="Shape69" draw:style-name="gr54" draw:text-style-name="P235" svg:width="1.2606in" svg:height="0.1669in" svg:x="1.8047in" svg:y="0.0646in"><text:p/><draw:enhanced-geometry svg:viewBox="0 0 21600 21600" draw:type="rectangle" draw:enhanced-path="M 0 0 L 21600 0 21600 21600 0 21600 0 0 Z N"/></draw:custom-shape><draw:custom-shape text:anchor-type="paragraph" draw:z-index="221" draw:name="Shape69" draw:style-name="gr57" draw:text-style-name="P235" svg:width="1.6567in" svg:height="0.1669in" svg:x="3.7736in" svg:y="0.0646in"><text:p/><draw:enhanced-geometry svg:viewBox="0 0 21600 21600" draw:type="rectangle" draw:enhanced-path="M 0 0 L 21600 0 21600 21600 0 21600 0 0 Z N"/></draw:custom-shape><text:span text:style-name="T124"/></text:p>
      <text:p text:style-name="P226"><draw:custom-shape text:anchor-type="paragraph" draw:z-index="217" draw:name="Shape69" draw:style-name="gr57" draw:text-style-name="P235" svg:width="1.6567in" svg:height="0.1669in" svg:x="3.7736in" svg:y="0.0752in"><text:p/><draw:enhanced-geometry svg:viewBox="0 0 21600 21600" draw:type="rectangle" draw:enhanced-path="M 0 0 L 21600 0 21600 21600 0 21600 0 0 Z N"/></draw:custom-shape><text:span text:style-name="T124"/></text:p>
      <text:p text:style-name="P226"><draw:custom-shape text:anchor-type="paragraph" draw:z-index="222" draw:name="Shape70" draw:style-name="gr58" draw:text-style-name="P250" svg:width="0.9587in" svg:height="0.1461in" svg:x="2.8984in" svg:y="0.1492in"><text:p text:style-name="P238"><text:span text:style-name="T160">O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24"/></text:p>
      <text:p text:style-name="P226"><text:span text:style-name="T124"/></text:p>
      <text:p text:style-name="P227"><text:span text:style-name="T138"><text:tab/><text:tab/><text:tab/>F</text:span><text:span text:style-name="T139">igure </text:span><text:span text:style-name="T143">6</text:span><text:span text:style-name="T139">: </text:span><text:span text:style-name="T142">Student </text:span><text:span text:style-name="T143">Records</text:span><text:span text:style-name="T140"> </text:span><text:span text:style-name="T141"><text:s/>interface</text:span></text:p>
      <text:p text:style-name="P215"><text:soft-page-break/><text:span text:style-name="T123">If the user is </text:span><text:span text:style-name="T124">clicks on the reception </text:span><text:span text:style-name="T127">OK</text:span><text:span text:style-name="T125"> button and the </text:span><text:span text:style-name="T127">patient record update is successful</text:span><text:span text:style-name="T125"> </text:span><text:span text:style-name="T127">the user</text:span><text:span text:style-name="T123"> will be directed to an interface where the </text:span><text:span text:style-name="T125">matching </text:span><text:span text:style-name="T127">patient</text:span><text:span text:style-name="T124"> </text:span><text:span text:style-name="T125">records are displayed</text:span><text:span text:style-name="T124"> See figure </text:span><text:span text:style-name="T127">7</text:span><text:span text:style-name="T122">.</text:span></text:p>
      <text:p text:style-name="P215"><draw:custom-shape text:anchor-type="paragraph" draw:z-index="223" draw:name="Shape71" draw:style-name="gr59" draw:text-style-name="P235" svg:width="6.4067in" svg:height="3.3232in" svg:x="0.2839in" svg:y="-0.0535in"><text:p/><draw:enhanced-geometry svg:viewBox="0 0 21600 21600" draw:type="rectangle" draw:enhanced-path="M 0 0 L 21600 0 21600 21600 0 21600 0 0 Z N"/></draw:custom-shape><draw:custom-shape text:anchor-type="paragraph" draw:z-index="224" draw:name="Shape72" draw:style-name="gr60" draw:text-style-name="P235" svg:width="5.9587in" svg:height="1.2461in" svg:x="0.4717in" svg:y="0.1591in"><text:p/><draw:enhanced-geometry svg:viewBox="0 0 21600 21600" draw:type="rectangle" draw:enhanced-path="M 0 0 L 21600 0 21600 21600 0 21600 0 0 Z N"/></draw:custom-shape><draw:frame text:anchor-type="paragraph" draw:z-index="225" draw:name="Shape73" draw:style-name="gr61" draw:text-style-name="P267" svg:width="1.6252in" svg:height="0.1941in" svg:x="0.6382in" svg:y="0.0902in"><draw:text-box><text:p text:style-name="P266"><text:span text:style-name="T160">PATIENT RECORDS</text:span></text:p></draw:text-box></draw:frame><draw:custom-shape text:anchor-type="paragraph" draw:z-index="226" draw:name="Shape74" draw:style-name="gr62" draw:text-style-name="P251" svg:width="1.4512in" svg:height="0.1803in" svg:x="1.6071in" svg:y="0.3047in"><text:p/><draw:enhanced-geometry svg:viewBox="0 0 21600 21600" draw:type="rectangle" draw:enhanced-path="M 0 0 L 21600 0 21600 21600 0 21600 0 0 Z N"/></draw:custom-shape><draw:frame text:anchor-type="paragraph" draw:z-index="227" draw:name="Shape75" draw:style-name="gr63" draw:text-style-name="P265" svg:width="1.1358in" svg:height="0.1925in" svg:x="0.4717in" svg:y="0.2898in"><draw:text-box><text:p>Patient Number</text:p></draw:text-box></draw:frame><draw:frame text:anchor-type="paragraph" draw:z-index="228" draw:name="Shape75" draw:style-name="gr63" draw:text-style-name="P265" svg:width="1.1358in" svg:height="0.1925in" svg:x="3.228in" svg:y="0.2898in"><draw:text-box><text:p>Name</text:p></draw:text-box></draw:frame><draw:custom-shape text:anchor-type="paragraph" draw:z-index="229" draw:name="Shape74" draw:style-name="gr64" draw:text-style-name="P251" svg:width="1.963in" svg:height="0.1803in" svg:x="4.3634in" svg:y="0.3047in"><text:p/><draw:enhanced-geometry svg:viewBox="0 0 21600 21600" draw:type="rectangle" draw:enhanced-path="M 0 0 L 21600 0 21600 21600 0 21600 0 0 Z N"/></draw:custom-shape><draw:custom-shape text:anchor-type="paragraph" draw:z-index="230" draw:name="Shape74" draw:style-name="gr64" draw:text-style-name="P251" svg:width="1.963in" svg:height="0.1803in" svg:x="4.3634in" svg:y="0.6984in"><text:p/><draw:enhanced-geometry svg:viewBox="0 0 21600 21600" draw:type="rectangle" draw:enhanced-path="M 0 0 L 21600 0 21600 21600 0 21600 0 0 Z N"/></draw:custom-shape><draw:frame text:anchor-type="paragraph" draw:z-index="231" draw:name="Shape75" draw:style-name="gr63" draw:text-style-name="P265" svg:width="1.1358in" svg:height="0.1925in" svg:x="3.228in" svg:y="0.6835in"><draw:text-box><text:p>Gender</text:p></draw:text-box></draw:frame><draw:custom-shape text:anchor-type="paragraph" draw:z-index="232" draw:name="Shape74" draw:style-name="gr62" draw:text-style-name="P251" svg:width="1.4512in" svg:height="0.1803in" svg:x="1.6071in" svg:y="0.6984in"><text:p/><draw:enhanced-geometry svg:viewBox="0 0 21600 21600" draw:type="rectangle" draw:enhanced-path="M 0 0 L 21600 0 21600 21600 0 21600 0 0 Z N"/></draw:custom-shape><draw:frame text:anchor-type="paragraph" draw:z-index="233" draw:name="Shape75" draw:style-name="gr63" draw:text-style-name="P265" svg:width="1.1358in" svg:height="0.1925in" svg:x="0.4717in" svg:y="0.6835in"><draw:text-box><text:p>Date Registered</text:p></draw:text-box></draw:frame><draw:custom-shape text:anchor-type="paragraph" draw:z-index="234" draw:name="Shape74" draw:style-name="gr62" draw:text-style-name="P251" svg:width="1.4512in" svg:height="0.1803in" svg:x="1.6071in" svg:y="1.0925in"><text:p/><draw:enhanced-geometry svg:viewBox="0 0 21600 21600" draw:type="rectangle" draw:enhanced-path="M 0 0 L 21600 0 21600 21600 0 21600 0 0 Z N"/></draw:custom-shape><draw:frame text:anchor-type="paragraph" draw:z-index="235" draw:name="Shape75" draw:style-name="gr63" draw:text-style-name="P265" svg:width="1.1358in" svg:height="0.1925in" svg:x="0.4717in" svg:y="1.0772in"><draw:text-box><text:p>Phone number</text:p></draw:text-box></draw:frame><draw:custom-shape text:anchor-type="paragraph" draw:z-index="236" draw:name="Shape72" draw:style-name="gr65" draw:text-style-name="P235" svg:width="5.9587in" svg:height="0.9732in" svg:x="0.4717in" svg:y="1.7862in"><text:p/><draw:enhanced-geometry svg:viewBox="0 0 21600 21600" draw:type="rectangle" draw:enhanced-path="M 0 0 L 21600 0 21600 21600 0 21600 0 0 Z N"/></draw:custom-shape><draw:frame text:anchor-type="paragraph" draw:z-index="237" draw:name="Shape73" draw:style-name="gr61" draw:text-style-name="P267" svg:width="1.6252in" svg:height="0.1941in" svg:x="0.6382in" svg:y="1.6654in"><draw:text-box><text:p text:style-name="P266"><text:span text:style-name="T160">VISISIT INFO</text:span></text:p></draw:text-box></draw:frame><draw:custom-shape text:anchor-type="paragraph" draw:z-index="238" draw:name="Shape74" draw:style-name="gr66" draw:text-style-name="P251" svg:width="1.8752in" svg:height="0.1803in" svg:x="0.6902in" svg:y="2.2736in"><text:p/><draw:enhanced-geometry svg:viewBox="0 0 21600 21600" draw:type="rectangle" draw:enhanced-path="M 0 0 L 21600 0 21600 21600 0 21600 0 0 Z N"/></draw:custom-shape><draw:frame text:anchor-type="paragraph" draw:z-index="239" draw:name="Shape75" draw:style-name="gr55" draw:text-style-name="P269" svg:width="1.2398in" svg:height="0.1925in" svg:x="1.0339in" svg:y="2.0571in"><draw:text-box><text:p text:style-name="P268"><text:span text:style-name="T166">DATE OF VISIT</text:span></text:p></draw:text-box></draw:frame><draw:frame text:anchor-type="paragraph" draw:z-index="240" draw:name="Shape75" draw:style-name="gr55" draw:text-style-name="P269" svg:width="1.2398in" svg:height="0.1925in" svg:x="3.0028in" svg:y="2.0571in"><draw:text-box><text:p text:style-name="P268"><text:span text:style-name="T166">TIME OF VISIT</text:span></text:p></draw:text-box></draw:frame><draw:custom-shape text:anchor-type="paragraph" draw:z-index="241" draw:name="Shape74" draw:style-name="gr66" draw:text-style-name="P251" svg:width="1.8752in" svg:height="0.1803in" svg:x="2.6591in" svg:y="2.2736in"><text:p/><draw:enhanced-geometry svg:viewBox="0 0 21600 21600" draw:type="rectangle" draw:enhanced-path="M 0 0 L 21600 0 21600 21600 0 21600 0 0 Z N"/></draw:custom-shape><draw:frame text:anchor-type="paragraph" draw:z-index="242" draw:name="Shape75" draw:style-name="gr55" draw:text-style-name="P269" svg:width="0.8543in" svg:height="0.1925in" svg:x="4.9717in" svg:y="2.0571in"><draw:text-box><text:p text:style-name="P268"><text:span text:style-name="T166">TREATED</text:span></text:p></draw:text-box></draw:frame><draw:custom-shape text:anchor-type="paragraph" draw:z-index="243" draw:name="Shape74" draw:style-name="gr67" draw:text-style-name="P251" svg:width="1.4795in" svg:height="0.1803in" svg:x="4.7528in" svg:y="2.2736in"><text:p/><draw:enhanced-geometry svg:viewBox="0 0 21600 21600" draw:type="rectangle" draw:enhanced-path="M 0 0 L 21600 0 21600 21600 0 21600 0 0 Z N"/></draw:custom-shape><draw:custom-shape text:anchor-type="paragraph" draw:z-index="244" draw:name="Shape76" draw:style-name="gr68" draw:text-style-name="P270" svg:width="0.8335in" svg:height="0.3398in" svg:x="2.9717in" svg:y="2.8465in"><text:p><text:span text:style-name="T160">CONFIR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22"/></text:p>
      <text:p text:style-name="P215"><text:span text:style-name="T122"/></text:p>
      <text:p text:style-name="P215"><text:span text:style-name="T122"/></text:p>
      <text:p text:style-name="P215"><text:span text:style-name="T122"/></text:p>
      <text:p text:style-name="P215"><text:span text:style-name="T122"/></text:p>
      <text:p text:style-name="P215"><text:span text:style-name="T122"/></text:p>
      <text:p text:style-name="P215"><text:span text:style-name="T122"/></text:p>
      <text:p text:style-name="P215"><text:span text:style-name="T122"/></text:p>
      <text:p text:style-name="P227"><text:span text:style-name="T138"/></text:p>
      <text:p text:style-name="P227"><text:span text:style-name="T138"><text:tab/>F</text:span><text:span text:style-name="T139">igure </text:span><text:span text:style-name="T144">7</text:span><text:span text:style-name="T139">: </text:span><text:span text:style-name="T144">Patient</text:span><text:span text:style-name="T142"> </text:span><text:span text:style-name="T143">Record</text:span><text:span text:style-name="T140"> </text:span><text:span text:style-name="T141"><text:s/>interface</text:span></text:p>
      <text:p text:style-name="P227"><text:span text:style-name="T141"/></text:p>
      <text:p text:style-name="P204"><text:span text:style-name="T123"><text:tab/>If the user is logged in as a </text:span><text:span text:style-name="T128">nurse <text:s/>of the triage <text:s/>section</text:span><text:span text:style-name="T123"> , he /she will be directed to an interface where the </text:span><text:span text:style-name="T128">triage </text:span><text:span text:style-name="T123">activities are consolidated. See figure </text:span><text:span text:style-name="T128">8</text:span><text:span text:style-name="T123"> below.</text:span></text:p>
      <text:p text:style-name="P204"><draw:custom-shape text:anchor-type="paragraph" draw:z-index="245" draw:name="Shape53" draw:style-name="gr37" draw:text-style-name="P235" svg:width="6.115in" svg:height="0.3335in" svg:x="0.6799in" svg:y="0.0827in"><text:p/><draw:enhanced-geometry svg:viewBox="0 0 21600 21600" draw:type="rectangle" draw:enhanced-path="M 0 0 L 21600 0 21600 21600 0 21600 0 0 Z N"/></draw:custom-shape><draw:frame text:anchor-type="paragraph" draw:z-index="247" draw:name="Shape56" draw:style-name="gr39" draw:text-style-name="P271" svg:width="1.3858in" svg:height="0.2551in" svg:x="0.6799in" svg:y="0.1244in"><draw:text-box><text:p text:style-name="P238"><text:span text:style-name="T161">TRIAG</text:span><text:span text:style-name="T161">E </text:span><text:span text:style-name="T161">BOARD</text:span></text:p></draw:text-box></draw:frame><draw:frame text:anchor-type="paragraph" draw:z-index="248" draw:name="Shape56" draw:style-name="gr40" draw:text-style-name="P254" svg:width="0.4732in" svg:height="0.2551in" svg:x="3.5091in" svg:y="0.1244in"><draw:text-box><text:p text:style-name="P272"><text:span text:style-name="T162">BMI</text:span></text:p></draw:text-box></draw:frame><draw:frame text:anchor-type="paragraph" draw:z-index="249" draw:name="Shape56" draw:style-name="gr41" draw:text-style-name="P256" svg:width="0.5189in" svg:height="0.2551in" svg:x="5.478in" svg:y="0.1244in"><draw:text-box><text:p text:style-name="P255"><text:span text:style-name="T163">User</text:span></text:p></draw:text-box></draw:frame><draw:line text:anchor-type="paragraph" draw:z-index="250" draw:name="Shape57" draw:style-name="gr42" draw:text-style-name="P257" svg:x1="6.3154in" svg:y1="0.2283in" svg:x2="6.6173in" svg:y2="0.2283in"><text:p/></draw:line><draw:custom-shape text:anchor-type="paragraph" draw:z-index="251" draw:name="Shape58" draw:style-name="gr43" draw:text-style-name="P251" svg:width="3.198in" svg:height="1.6823in" svg:x="0.7425in" svg:y="0.5256in"><text:p/><draw:enhanced-geometry svg:viewBox="0 0 21600 21600" draw:type="rectangle" draw:enhanced-path="M 0 0 L 21600 0 21600 21600 0 21600 0 0 Z N"/></draw:custom-shape><draw:custom-shape text:anchor-type="paragraph" draw:z-index="252" draw:name="Shape59" draw:style-name="gr44" draw:text-style-name="P258" svg:width="2.0106in" svg:height="0.198in" svg:x="1.8256in" svg:y="0.6866in"><text:p/><draw:enhanced-geometry svg:viewBox="0 0 21600 21600" draw:type="rectangle" draw:enhanced-path="M 0 0 L 21600 0 21600 21600 0 21600 0 0 Z N"/></draw:custom-shape><draw:custom-shape text:anchor-type="paragraph" draw:z-index="253" draw:name="Shape59" draw:style-name="gr44" draw:text-style-name="P258" svg:width="2.0106in" svg:height="0.198in" svg:x="1.8256in" svg:y="1.0807in"><text:p/><draw:enhanced-geometry svg:viewBox="0 0 21600 21600" draw:type="rectangle" draw:enhanced-path="M 0 0 L 21600 0 21600 21600 0 21600 0 0 Z N"/></draw:custom-shape><draw:custom-shape text:anchor-type="paragraph" draw:z-index="254" draw:name="Shape59" draw:style-name="gr44" draw:text-style-name="P258" svg:width="2.0106in" svg:height="0.198in" svg:x="1.8256in" svg:y="1.4744in"><text:p/><draw:enhanced-geometry svg:viewBox="0 0 21600 21600" draw:type="rectangle" draw:enhanced-path="M 0 0 L 21600 0 21600 21600 0 21600 0 0 Z N"/></draw:custom-shape><draw:custom-shape text:anchor-type="paragraph" draw:z-index="255" draw:name="Shape59" draw:style-name="gr44" draw:text-style-name="P258" svg:width="2.0106in" svg:height="0.198in" svg:x="1.8256in" svg:y="1.8681in"><text:p/><draw:enhanced-geometry svg:viewBox="0 0 21600 21600" draw:type="rectangle" draw:enhanced-path="M 0 0 L 21600 0 21600 21600 0 21600 0 0 Z N"/></draw:custom-shape><draw:frame text:anchor-type="paragraph" draw:z-index="256" draw:name="Shape60" draw:style-name="gr45" draw:text-style-name="P259" svg:width="0.9689in" svg:height="0.1925in" svg:x="0.8047in" svg:y="0.7075in"><draw:text-box><text:p>NAME</text:p></draw:text-box></draw:frame><draw:frame text:anchor-type="paragraph" draw:z-index="257" draw:name="Shape60" draw:style-name="gr45" draw:text-style-name="P259" svg:width="0.9689in" svg:height="0.1925in" svg:x="0.8047in" svg:y="1.1016in"><draw:text-box><text:p>GENDER</text:p></draw:text-box></draw:frame><draw:frame text:anchor-type="paragraph" draw:z-index="258" draw:name="Shape60" draw:style-name="gr45" draw:text-style-name="P259" svg:width="0.9689in" svg:height="0.1925in" svg:x="0.8047in" svg:y="1.4953in"><draw:text-box><text:p>YOB</text:p></draw:text-box></draw:frame><draw:frame text:anchor-type="paragraph" draw:z-index="259" draw:name="Shape60" draw:style-name="gr45" draw:text-style-name="P259" svg:width="0.9689in" svg:height="0.1925in" svg:x="0.8047in" svg:y="1.889in"><draw:text-box><text:p>ROLE</text:p></draw:text-box></draw:frame><draw:frame text:anchor-type="paragraph" draw:z-index="260" draw:name="Shape61" draw:style-name="gr46" draw:text-style-name="P261" svg:width="0.7189in" svg:height="0.1925in" svg:x="0.8047in" svg:y="0.4681in"><draw:text-box><text:p text:style-name="P260"><text:span text:style-name="T164">profile</text:span></text:p></draw:text-box></draw:frame><draw:custom-shape text:anchor-type="paragraph" draw:z-index="261" draw:name="Shape62" draw:style-name="gr47" draw:text-style-name="P235" svg:width="5.5315in" svg:height="0.7398in" svg:x="0.8047in" svg:y="2.4366in"><text:p/><draw:enhanced-geometry svg:viewBox="0 0 21600 21600" draw:type="rectangle" draw:enhanced-path="M 0 0 L 21600 0 21600 21600 0 21600 0 0 Z N"/></draw:custom-shape><draw:frame text:anchor-type="paragraph" draw:z-index="262" draw:name="Shape61" draw:style-name="gr46" draw:text-style-name="P261" svg:width="1.2921in" svg:height="0.1925in" svg:x="0.8882in" svg:y="2.322in"><draw:text-box><text:p text:style-name="P260"><text:span text:style-name="T164">To Do List</text:span></text:p></draw:text-box></draw:frame><text:span text:style-name="T123"><text:tab/></text:span></text:p>
      <text:p text:style-name="P204"><draw:custom-shape text:anchor-type="paragraph" draw:z-index="246" draw:name="Shape53" draw:style-name="gr38" draw:text-style-name="P251" svg:width="6.1169in" svg:height="2.813in" svg:x="0.6799in" svg:y="0.0846in"><text:p/><draw:enhanced-geometry svg:viewBox="0 0 21600 21600" draw:type="rectangle" draw:enhanced-path="M 0 0 L 21600 0 21600 21600 0 21600 0 0 Z N"/></draw:custom-shape><text:span text:style-name="T123"/></text:p>
      <text:p text:style-name="P204"><text:span text:style-name="T123"/></text:p>
      <text:p text:style-name="P204"><text:span text:style-name="T123"/></text:p>
      <text:p text:style-name="P204"><text:span text:style-name="T123"/></text:p>
      <text:p text:style-name="P204"><text:span text:style-name="T123"/></text:p>
      <text:p text:style-name="P204"><text:span text:style-name="T123"/></text:p>
      <text:p text:style-name="P204"><text:span text:style-name="T123"/></text:p>
      <text:p text:style-name="P204"><text:span text:style-name="T123"/></text:p>
      <text:p text:style-name="P216"><text:span text:style-name="T112"><text:tab/><text:tab/></text:span><text:span text:style-name="T138">F</text:span><text:span text:style-name="T139">igure </text:span><text:span text:style-name="T144">8</text:span><text:span text:style-name="T139">: </text:span><text:span text:style-name="T144">Triage</text:span><text:span text:style-name="T140"> Board</text:span><text:span text:style-name="T141"> interface</text:span></text:p>
      <text:p text:style-name="P216"><text:span text:style-name="T123"><text:tab/>If the user is </text:span><text:span text:style-name="T124">clicks on the </text:span><text:span text:style-name="T128">“</text:span><text:span text:style-name="T115">BMI” tab <text:s/>a window showing the input fields are shown as given in the figure 9 below.</text:span><text:span text:style-name="T125"> </text:span></text:p>
      <text:p text:style-name="P204"><text:span text:style-name="T123"/></text:p>
      <text:p text:style-name="P204"><draw:custom-shape text:anchor-type="paragraph" draw:z-index="263" draw:name="Shape77" draw:style-name="gr69" draw:text-style-name="P235" svg:width="6.0004in" svg:height="3.0421in" svg:x="0.6693in" svg:y="0.1874in"><text:p/><draw:enhanced-geometry svg:viewBox="0 0 21600 21600" draw:type="rectangle" draw:enhanced-path="M 0 0 L 21600 0 21600 21600 0 21600 0 0 Z N"/></draw:custom-shape><text:soft-page-break/></text:p>
      <text:p text:style-name="P204"><draw:custom-shape text:anchor-type="paragraph" draw:z-index="264" draw:name="Shape78" draw:style-name="gr70" draw:text-style-name="P235" svg:width="5.6878in" svg:height="2.3232in" svg:x="0.8673in" svg:y="0.0335in"><text:p/><draw:enhanced-geometry svg:viewBox="0 0 21600 21600" draw:type="rectangle" draw:enhanced-path="M 0 0 L 21600 0 21600 21600 0 21600 0 0 Z N"/></draw:custom-shape><draw:frame text:anchor-type="paragraph" draw:z-index="265" draw:name="Shape79" draw:style-name="gr71" draw:text-style-name="P273" svg:width="1.9169in" svg:height="0.1925in" svg:x="0.9193in" svg:y="-0.05in"><draw:text-box><text:p text:style-name="P262"><text:span text:style-name="T161">BMI MEASUREMENTS</text:span></text:p></draw:text-box></draw:frame><draw:frame text:anchor-type="paragraph" draw:z-index="268" draw:name="Shape81" draw:style-name="gr71" draw:text-style-name="P265" svg:width="1.115in" svg:height="0.1925in" svg:x="0.9508in" svg:y="1.2575in"><draw:text-box><text:p>Height</text:p></draw:text-box></draw:frame><draw:frame text:anchor-type="paragraph" draw:z-index="270" draw:name="Shape81" draw:style-name="gr71" draw:text-style-name="P265" svg:width="1.115in" svg:height="0.1925in" svg:x="0.9508in" svg:y="1.6516in"><draw:text-box><text:p>Pressure</text:p></draw:text-box></draw:frame></text:p>
      <text:p text:style-name="P204"><draw:frame text:anchor-type="paragraph" draw:z-index="267" draw:name="Shape81" draw:style-name="gr71" draw:text-style-name="P265" svg:width="1.115in" svg:height="0.1925in" svg:x="0.9508in" svg:y="0.4701in"><draw:text-box><text:p>Weight</text:p></draw:text-box></draw:frame><draw:custom-shape text:anchor-type="paragraph" draw:z-index="294" draw:name="Shape83" draw:style-name="gr76" draw:text-style-name="P251" svg:width="5.3343in" svg:height="0.4594in" svg:x="0.9402in" svg:y="-0.1689in"><text:p/><draw:enhanced-geometry svg:viewBox="0 0 21600 21600" draw:type="rectangle" draw:enhanced-path="M 0 0 L 21600 0 21600 21600 0 21600 0 0 Z N"/></draw:custom-shape><draw:custom-shape text:anchor-type="paragraph" draw:z-index="295" draw:name="Shape80" draw:style-name="gr77" draw:text-style-name="P235" svg:width="2.0831in" svg:height="0.2087in" svg:x="4.0555in" svg:y="-0.0626in"><text:p/><draw:enhanced-geometry svg:viewBox="0 0 21600 21600" draw:type="rectangle" draw:enhanced-path="M 0 0 L 21600 0 21600 21600 0 21600 0 0 Z N"/></draw:custom-shape><draw:custom-shape text:anchor-type="paragraph" draw:z-index="296" draw:name="Shape80" draw:style-name="gr78" draw:text-style-name="P235" svg:width="1.7161in" svg:height="0.2087in" svg:x="1.6929in" svg:y="-0.0626in"><text:p/><draw:enhanced-geometry svg:viewBox="0 0 21600 21600" draw:type="rectangle" draw:enhanced-path="M 0 0 L 21600 0 21600 21600 0 21600 0 0 Z N"/></draw:custom-shape><draw:frame text:anchor-type="paragraph" draw:z-index="297" draw:name="Shape81" draw:style-name="gr55" draw:text-style-name="P265" svg:width="0.7531in" svg:height="0.1925in" svg:x="0.9402in" svg:y="-0.0626in"><draw:text-box><text:p>Patient. No</text:p></draw:text-box></draw:frame><draw:frame text:anchor-type="paragraph" draw:z-index="298" draw:name="Shape81" draw:style-name="gr55" draw:text-style-name="P265" svg:width="0.5425in" svg:height="0.1925in" svg:x="3.5134in" svg:y="-0.0626in"><draw:text-box><text:p>Name</text:p></draw:text-box></draw:frame></text:p>
      <text:p text:style-name="P204"><draw:custom-shape text:anchor-type="paragraph" draw:z-index="266" draw:name="Shape80" draw:style-name="gr72" draw:text-style-name="P274" svg:width="4.1878in" svg:height="0.2087in" svg:x="2.0654in" svg:y="0.0709in"><text:p/><draw:enhanced-geometry svg:viewBox="0 0 21600 21600" draw:type="rectangle" draw:enhanced-path="M 0 0 L 21600 0 21600 21600 0 21600 0 0 Z N"/></draw:custom-shape><text:span text:style-name="T123"/></text:p>
      <text:p text:style-name="P204"><draw:frame text:anchor-type="paragraph" draw:z-index="272" draw:name="Shape81" draw:style-name="gr71" draw:text-style-name="P265" svg:width="1.115in" svg:height="0.1925in" svg:x="0.9508in" svg:y="0.8638in"><draw:text-box><text:p>BMI</text:p></draw:text-box></draw:frame><draw:custom-shape text:anchor-type="paragraph" draw:z-index="269" draw:name="Shape80" draw:style-name="gr73" draw:text-style-name="P235" svg:width="4.1878in" svg:height="0.2087in" svg:x="2.0654in" svg:y="0.0709in"><text:p/><draw:enhanced-geometry svg:viewBox="0 0 21600 21600" draw:type="rectangle" draw:enhanced-path="M 0 0 L 21600 0 21600 21600 0 21600 0 0 Z N"/></draw:custom-shape><text:span text:style-name="T123"/></text:p>
      <text:p text:style-name="P217"><draw:custom-shape text:anchor-type="paragraph" draw:z-index="271" draw:name="Shape80" draw:style-name="gr73" draw:text-style-name="P235" svg:width="4.1878in" svg:height="0.2087in" svg:x="2.0654in" svg:y="0.0709in"><text:p/><draw:enhanced-geometry svg:viewBox="0 0 21600 21600" draw:type="rectangle" draw:enhanced-path="M 0 0 L 21600 0 21600 21600 0 21600 0 0 Z N"/></draw:custom-shape><text:span text:style-name="T112"><text:tab/></text:span></text:p>
      <text:p text:style-name="P217"><draw:custom-shape text:anchor-type="paragraph" draw:z-index="274" draw:name="Shape82" draw:style-name="gr75" draw:text-style-name="P250" svg:width="1.4378in" svg:height="0.2713in" svg:x="1.7425in" svg:y="0.5665in"><text:p text:style-name="P275"><text:span text:style-name="T160">CALCULATE BM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75" draw:name="Shape82" draw:style-name="gr75" draw:text-style-name="P270" svg:width="1.4378in" svg:height="0.2713in" svg:x="4.0047in" svg:y="0.5354in"><text:p text:style-name="P275"><text:span text:style-name="T160">SUBMI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73" draw:name="Shape80" draw:style-name="gr74" draw:text-style-name="P235" svg:width="4.1776in" svg:height="0.2087in" svg:x="2.0654in" svg:y="0.0709in"><text:p/><draw:enhanced-geometry svg:viewBox="0 0 21600 21600" draw:type="rectangle" draw:enhanced-path="M 0 0 L 21600 0 21600 21600 0 21600 0 0 Z N"/></draw:custom-shape><text:span text:style-name="T112"/></text:p>
      <text:p text:style-name="P217"><text:span text:style-name="T112"/></text:p>
      <text:p text:style-name="P217"><text:span text:style-name="T112"/></text:p>
      <text:p text:style-name="P217"><text:span text:style-name="T138"><text:tab/><text:tab/>F</text:span><text:span text:style-name="T139">igure </text:span><text:span text:style-name="T145">9</text:span><text:span text:style-name="T139">: </text:span><text:span text:style-name="T145">BMI calculation</text:span><text:span text:style-name="T141"> interface</text:span></text:p>
      <text:p text:style-name="P205"><text:span text:style-name="T123"><text:tab/>If the user is logged in as a </text:span><text:span text:style-name="T129">physician of the lab</text:span><text:span text:style-name="T128"> <text:s/>section</text:span><text:span text:style-name="T123"> , he /she will be directed to an interface where the </text:span><text:span text:style-name="T129">lab</text:span><text:span text:style-name="T128"> </text:span><text:span text:style-name="T123">activities are consolidated. See figure </text:span><text:span text:style-name="T129">10</text:span><text:span text:style-name="T123"> below.</text:span></text:p>
      <text:p text:style-name="P205"><draw:custom-shape text:anchor-type="paragraph" draw:z-index="276" draw:name="Shape53" draw:style-name="gr37" draw:text-style-name="P235" svg:width="6.115in" svg:height="0.3335in" svg:x="0.6799in" svg:y="0.0827in"><text:p/><draw:enhanced-geometry svg:viewBox="0 0 21600 21600" draw:type="rectangle" draw:enhanced-path="M 0 0 L 21600 0 21600 21600 0 21600 0 0 Z N"/></draw:custom-shape><draw:frame text:anchor-type="paragraph" draw:z-index="278" draw:name="Shape56" draw:style-name="gr39" draw:text-style-name="P271" svg:width="1.1669in" svg:height="0.2551in" svg:x="0.6799in" svg:y="0.1244in"><draw:text-box><text:p text:style-name="P238"><text:span text:style-name="T161">LAB BOARD</text:span></text:p></draw:text-box></draw:frame><draw:frame text:anchor-type="paragraph" draw:z-index="279" draw:name="Shape56" draw:style-name="gr40" draw:text-style-name="P277" svg:width="2.0106in" svg:height="0.2551in" svg:x="2.8465in" svg:y="0.1244in"><draw:text-box><text:p text:style-name="P276"><text:span text:style-name="T167">SUBMIT LAB REPORT</text:span></text:p></draw:text-box></draw:frame><draw:frame text:anchor-type="paragraph" draw:z-index="280" draw:name="Shape56" draw:style-name="gr41" draw:text-style-name="P256" svg:width="0.5189in" svg:height="0.2551in" svg:x="5.478in" svg:y="0.1244in"><draw:text-box><text:p text:style-name="P278"><text:span text:style-name="T163">User</text:span></text:p></draw:text-box></draw:frame><draw:line text:anchor-type="paragraph" draw:z-index="281" draw:name="Shape57" draw:style-name="gr42" draw:text-style-name="P257" svg:x1="6.3154in" svg:y1="0.2283in" svg:x2="6.6173in" svg:y2="0.2283in"><text:p/></draw:line><draw:custom-shape text:anchor-type="paragraph" draw:z-index="282" draw:name="Shape58" draw:style-name="gr43" draw:text-style-name="P251" svg:width="3.198in" svg:height="1.6823in" svg:x="0.7425in" svg:y="0.5256in"><text:p/><draw:enhanced-geometry svg:viewBox="0 0 21600 21600" draw:type="rectangle" draw:enhanced-path="M 0 0 L 21600 0 21600 21600 0 21600 0 0 Z N"/></draw:custom-shape><draw:custom-shape text:anchor-type="paragraph" draw:z-index="283" draw:name="Shape59" draw:style-name="gr44" draw:text-style-name="P258" svg:width="2.0106in" svg:height="0.198in" svg:x="1.8256in" svg:y="0.6866in"><text:p/><draw:enhanced-geometry svg:viewBox="0 0 21600 21600" draw:type="rectangle" draw:enhanced-path="M 0 0 L 21600 0 21600 21600 0 21600 0 0 Z N"/></draw:custom-shape><draw:custom-shape text:anchor-type="paragraph" draw:z-index="284" draw:name="Shape59" draw:style-name="gr44" draw:text-style-name="P258" svg:width="2.0106in" svg:height="0.198in" svg:x="1.8256in" svg:y="1.0807in"><text:p/><draw:enhanced-geometry svg:viewBox="0 0 21600 21600" draw:type="rectangle" draw:enhanced-path="M 0 0 L 21600 0 21600 21600 0 21600 0 0 Z N"/></draw:custom-shape><draw:custom-shape text:anchor-type="paragraph" draw:z-index="285" draw:name="Shape59" draw:style-name="gr44" draw:text-style-name="P258" svg:width="2.0106in" svg:height="0.198in" svg:x="1.8256in" svg:y="1.4744in"><text:p/><draw:enhanced-geometry svg:viewBox="0 0 21600 21600" draw:type="rectangle" draw:enhanced-path="M 0 0 L 21600 0 21600 21600 0 21600 0 0 Z N"/></draw:custom-shape><draw:custom-shape text:anchor-type="paragraph" draw:z-index="286" draw:name="Shape59" draw:style-name="gr44" draw:text-style-name="P258" svg:width="2.0106in" svg:height="0.198in" svg:x="1.8256in" svg:y="1.8681in"><text:p/><draw:enhanced-geometry svg:viewBox="0 0 21600 21600" draw:type="rectangle" draw:enhanced-path="M 0 0 L 21600 0 21600 21600 0 21600 0 0 Z N"/></draw:custom-shape><draw:frame text:anchor-type="paragraph" draw:z-index="287" draw:name="Shape60" draw:style-name="gr45" draw:text-style-name="P259" svg:width="0.9689in" svg:height="0.1925in" svg:x="0.8047in" svg:y="0.7075in"><draw:text-box><text:p>NAME</text:p></draw:text-box></draw:frame><draw:frame text:anchor-type="paragraph" draw:z-index="288" draw:name="Shape60" draw:style-name="gr45" draw:text-style-name="P259" svg:width="0.9689in" svg:height="0.1925in" svg:x="0.8047in" svg:y="1.1016in"><draw:text-box><text:p>GENDER</text:p></draw:text-box></draw:frame><draw:frame text:anchor-type="paragraph" draw:z-index="289" draw:name="Shape60" draw:style-name="gr45" draw:text-style-name="P259" svg:width="0.9689in" svg:height="0.1925in" svg:x="0.8047in" svg:y="1.4953in"><draw:text-box><text:p>YOB</text:p></draw:text-box></draw:frame><draw:frame text:anchor-type="paragraph" draw:z-index="290" draw:name="Shape60" draw:style-name="gr45" draw:text-style-name="P259" svg:width="0.9689in" svg:height="0.1925in" svg:x="0.8047in" svg:y="1.889in"><draw:text-box><text:p>ROLE</text:p></draw:text-box></draw:frame><draw:frame text:anchor-type="paragraph" draw:z-index="291" draw:name="Shape61" draw:style-name="gr46" draw:text-style-name="P261" svg:width="0.7189in" svg:height="0.1925in" svg:x="0.8047in" svg:y="0.4681in"><draw:text-box><text:p text:style-name="P260"><text:span text:style-name="T164">profile</text:span></text:p></draw:text-box></draw:frame><draw:custom-shape text:anchor-type="paragraph" draw:z-index="292" draw:name="Shape62" draw:style-name="gr47" draw:text-style-name="P235" svg:width="5.5315in" svg:height="0.7398in" svg:x="0.8047in" svg:y="2.4366in"><text:p/><draw:enhanced-geometry svg:viewBox="0 0 21600 21600" draw:type="rectangle" draw:enhanced-path="M 0 0 L 21600 0 21600 21600 0 21600 0 0 Z N"/></draw:custom-shape><draw:frame text:anchor-type="paragraph" draw:z-index="293" draw:name="Shape61" draw:style-name="gr46" draw:text-style-name="P261" svg:width="1.2921in" svg:height="0.1925in" svg:x="0.8882in" svg:y="2.322in"><draw:text-box><text:p text:style-name="P260"><text:span text:style-name="T164">To Do List</text:span></text:p></draw:text-box></draw:frame><text:span text:style-name="T123"><text:tab/></text:span></text:p>
      <text:p text:style-name="P205"><draw:custom-shape text:anchor-type="paragraph" draw:z-index="277" draw:name="Shape53" draw:style-name="gr38" draw:text-style-name="P251" svg:width="6.1169in" svg:height="2.813in" svg:x="0.6799in" svg:y="0.0846in"><text:p/><draw:enhanced-geometry svg:viewBox="0 0 21600 21600" draw:type="rectangle" draw:enhanced-path="M 0 0 L 21600 0 21600 21600 0 21600 0 0 Z N"/></draw:custom-shape><text:span text:style-name="T123"/></text:p>
      <text:p text:style-name="P205"><text:span text:style-name="T123"/></text:p>
      <text:p text:style-name="P205"><text:span text:style-name="T123"/></text:p>
      <text:p text:style-name="P205"><text:span text:style-name="T123"/></text:p>
      <text:p text:style-name="P205"><text:span text:style-name="T123"/></text:p>
      <text:p text:style-name="P205"><text:span text:style-name="T123"/></text:p>
      <text:p text:style-name="P205"><text:span text:style-name="T123"/></text:p>
      <text:p text:style-name="P205"><text:span text:style-name="T123"/></text:p>
      <text:p text:style-name="P218"><text:span text:style-name="T112"><text:tab/><text:tab/></text:span><text:span text:style-name="T138">F</text:span><text:span text:style-name="T139">igure </text:span><text:span text:style-name="T146">10</text:span><text:span text:style-name="T139">: </text:span><text:span text:style-name="T146">Lab</text:span><text:span text:style-name="T140"> Board</text:span><text:span text:style-name="T141"> interface</text:span></text:p>
      <text:p text:style-name="P218"><text:span text:style-name="T111"><text:tab/></text:span><text:span text:style-name="T123">If the user is </text:span><text:span text:style-name="T124">clicks on the </text:span><text:span text:style-name="T128">“</text:span><text:span text:style-name="T116">submit lab report</text:span><text:span text:style-name="T128">” tab <text:s/>a window showing the input fields are shown as given in the figure </text:span><text:span text:style-name="T129">11</text:span><text:span text:style-name="T128"> below.</text:span><text:span text:style-name="T125"> <text:s/></text:span><text:span text:style-name="T130">When the user clicks on the lab test table row, the test matching the item displayed on the row is filled in the input field and the user is only expected to </text:span><text:soft-page-break/><text:span text:style-name="T130">input the test result, and the comment where applicable. If the test have been submitted it will not be shown on the test table.</text:span></text:p>
      <text:p text:style-name="P206"><draw:custom-shape text:anchor-type="paragraph" draw:z-index="299" draw:name="Shape77" draw:style-name="gr79" draw:text-style-name="P235" svg:width="6.0004in" svg:height="3.8598in" svg:x="0.6693in" svg:y="0.1874in"><text:p/><draw:enhanced-geometry svg:viewBox="0 0 21600 21600" draw:type="rectangle" draw:enhanced-path="M 0 0 L 21600 0 21600 21600 0 21600 0 0 Z N"/></draw:custom-shape></text:p>
      <text:p text:style-name="P206"><draw:custom-shape text:anchor-type="paragraph" draw:z-index="300" draw:name="Shape78" draw:style-name="gr80" draw:text-style-name="P235" svg:width="5.6878in" svg:height="3.1622in" svg:x="0.8673in" svg:y="0.0335in"><text:p/><draw:enhanced-geometry svg:viewBox="0 0 21600 21600" draw:type="rectangle" draw:enhanced-path="M 0 0 L 21600 0 21600 21600 0 21600 0 0 Z N"/></draw:custom-shape><draw:frame text:anchor-type="paragraph" draw:z-index="301" draw:name="Shape79" draw:style-name="gr55" draw:text-style-name="P273" svg:width="2.6461in" svg:height="0.1925in" svg:x="0.9193in" svg:y="-0.05in"><draw:text-box><text:p text:style-name="P262"><text:span text:style-name="T161">LAB TEST RESULT </text:span><text:span text:style-name="T161">SUBMISSION</text:span></text:p></draw:text-box></draw:frame><draw:frame text:anchor-type="paragraph" draw:z-index="304" draw:name="Shape81" draw:style-name="gr71" draw:text-style-name="P265" svg:width="1.115in" svg:height="0.1925in" svg:x="0.9508in" svg:y="2.0453in"><draw:text-box><text:p>Result</text:p></draw:text-box></draw:frame><draw:frame text:anchor-type="paragraph" draw:z-index="306" draw:name="Shape81" draw:style-name="gr71" draw:text-style-name="P265" svg:width="1.115in" svg:height="0.1925in" svg:x="0.9508in" svg:y="2.439in"><draw:text-box><text:p>Comment</text:p></draw:text-box></draw:frame></text:p>
      <text:p text:style-name="P206"><draw:frame text:anchor-type="paragraph" draw:z-index="303" draw:name="Shape81" draw:style-name="gr71" draw:text-style-name="P265" svg:width="1.115in" svg:height="0.1925in" svg:x="0.9508in" svg:y="1.2575in"><draw:text-box><text:p>Test</text:p></draw:text-box></draw:frame><draw:custom-shape text:anchor-type="paragraph" draw:z-index="311" draw:name="Shape83" draw:style-name="gr76" draw:text-style-name="P251" svg:width="5.3343in" svg:height="0.4594in" svg:x="0.9402in" svg:y="-0.1689in"><text:p/><draw:enhanced-geometry svg:viewBox="0 0 21600 21600" draw:type="rectangle" draw:enhanced-path="M 0 0 L 21600 0 21600 21600 0 21600 0 0 Z N"/></draw:custom-shape><draw:custom-shape text:anchor-type="paragraph" draw:z-index="312" draw:name="Shape80" draw:style-name="gr77" draw:text-style-name="P235" svg:width="2.0831in" svg:height="0.2087in" svg:x="4.0555in" svg:y="-0.0626in"><text:p/><draw:enhanced-geometry svg:viewBox="0 0 21600 21600" draw:type="rectangle" draw:enhanced-path="M 0 0 L 21600 0 21600 21600 0 21600 0 0 Z N"/></draw:custom-shape><draw:custom-shape text:anchor-type="paragraph" draw:z-index="313" draw:name="Shape80" draw:style-name="gr78" draw:text-style-name="P235" svg:width="1.7161in" svg:height="0.2087in" svg:x="1.6929in" svg:y="-0.0626in"><text:p/><draw:enhanced-geometry svg:viewBox="0 0 21600 21600" draw:type="rectangle" draw:enhanced-path="M 0 0 L 21600 0 21600 21600 0 21600 0 0 Z N"/></draw:custom-shape><draw:frame text:anchor-type="paragraph" draw:z-index="314" draw:name="Shape81" draw:style-name="gr55" draw:text-style-name="P265" svg:width="0.7531in" svg:height="0.1925in" svg:x="0.9402in" svg:y="-0.0626in"><draw:text-box><text:p>Patient. No</text:p></draw:text-box></draw:frame><draw:frame text:anchor-type="paragraph" draw:z-index="315" draw:name="Shape81" draw:style-name="gr55" draw:text-style-name="P265" svg:width="0.5425in" svg:height="0.1925in" svg:x="3.5134in" svg:y="-0.0626in"><draw:text-box><text:p>Name</text:p></draw:text-box></draw:frame></text:p>
      <text:p text:style-name="P206"><draw:custom-shape text:anchor-type="paragraph" draw:z-index="302" draw:name="Shape80" draw:style-name="gr72" draw:text-style-name="P274" svg:width="4.1878in" svg:height="0.2087in" svg:x="2.0654in" svg:y="0.8583in"><text:p/><draw:enhanced-geometry svg:viewBox="0 0 21600 21600" draw:type="rectangle" draw:enhanced-path="M 0 0 L 21600 0 21600 21600 0 21600 0 0 Z N"/></draw:custom-shape><draw:custom-shape text:anchor-type="paragraph" draw:z-index="316" draw:name="Shape83" draw:style-name="gr81" draw:text-style-name="P251" svg:width="5.3343in" svg:height="0.6724in" svg:x="0.9402in" svg:y="0.0327in"><text:p/><draw:enhanced-geometry svg:viewBox="0 0 21600 21600" draw:type="rectangle" draw:enhanced-path="M 0 0 L 21600 0 21600 21600 0 21600 0 0 Z N"/></draw:custom-shape><draw:custom-shape text:anchor-type="paragraph" draw:z-index="317" draw:name="Shape74" draw:style-name="gr66" draw:text-style-name="P251" svg:width="1.8752in" svg:height="0.1803in" svg:x="1.0839in" svg:y="0.3047in"><text:p/><draw:enhanced-geometry svg:viewBox="0 0 21600 21600" draw:type="rectangle" draw:enhanced-path="M 0 0 L 21600 0 21600 21600 0 21600 0 0 Z N"/></draw:custom-shape><draw:frame text:anchor-type="paragraph" draw:z-index="318" draw:name="Shape75" draw:style-name="gr55" draw:text-style-name="P269" svg:width="1.2398in" svg:height="0.1925in" svg:x="1.428in" svg:y="0.0882in"><draw:text-box><text:p text:style-name="P268"><text:span text:style-name="T166">TEST NUMBER</text:span></text:p></draw:text-box></draw:frame><draw:custom-shape text:anchor-type="paragraph" draw:z-index="319" draw:name="Shape74" draw:style-name="gr66" draw:text-style-name="P251" svg:width="1.8752in" svg:height="0.1803in" svg:x="4.2339in" svg:y="0.3047in"><text:p/><draw:enhanced-geometry svg:viewBox="0 0 21600 21600" draw:type="rectangle" draw:enhanced-path="M 0 0 L 21600 0 21600 21600 0 21600 0 0 Z N"/></draw:custom-shape><draw:frame text:anchor-type="paragraph" draw:z-index="320" draw:name="Shape75" draw:style-name="gr55" draw:text-style-name="P280" svg:width="1.2398in" svg:height="0.1925in" svg:x="4.578in" svg:y="0.0882in"><draw:text-box><text:p text:style-name="P279"><text:span text:style-name="T166">T</text:span><text:span text:style-name="T166">E</text:span><text:span text:style-name="T166">S</text:span><text:span text:style-name="T166">T</text:span><text:span text:style-name="T166"> </text:span><text:span text:style-name="T166">N</text:span><text:span text:style-name="T166">A</text:span><text:span text:style-name="T166">M</text:span><text:span text:style-name="T166">E</text:span></text:p></draw:text-box></draw:frame><text:span text:style-name="T123"/></text:p>
      <text:p text:style-name="P206"><draw:custom-shape text:anchor-type="paragraph" draw:z-index="305" draw:name="Shape80" draw:style-name="gr73" draw:text-style-name="P235" svg:width="4.1878in" svg:height="0.2087in" svg:x="2.0654in" svg:y="0.8583in"><text:p/><draw:enhanced-geometry svg:viewBox="0 0 21600 21600" draw:type="rectangle" draw:enhanced-path="M 0 0 L 21600 0 21600 21600 0 21600 0 0 Z N"/></draw:custom-shape><draw:frame text:anchor-type="paragraph" draw:z-index="308" draw:name="Shape81" draw:style-name="gr71" draw:text-style-name="P265" svg:width="1.115in" svg:height="0.1925in" svg:x="0.9508in" svg:y="1.6516in"><draw:text-box><text:p>Date</text:p></draw:text-box></draw:frame><text:span text:style-name="T123"/></text:p>
      <text:p text:style-name="P219"><draw:custom-shape text:anchor-type="paragraph" draw:z-index="307" draw:name="Shape80" draw:style-name="gr73" draw:text-style-name="P235" svg:width="4.1878in" svg:height="0.2087in" svg:x="2.0654in" svg:y="0.8583in"><text:p/><draw:enhanced-geometry svg:viewBox="0 0 21600 21600" draw:type="rectangle" draw:enhanced-path="M 0 0 L 21600 0 21600 21600 0 21600 0 0 Z N"/></draw:custom-shape><text:span text:style-name="T112"><text:tab/></text:span></text:p>
      <text:p text:style-name="P219"><draw:custom-shape text:anchor-type="paragraph" draw:z-index="309" draw:name="Shape80" draw:style-name="gr74" draw:text-style-name="P235" svg:width="4.1776in" svg:height="0.2087in" svg:x="2.0654in" svg:y="0.8583in"><text:p/><draw:enhanced-geometry svg:viewBox="0 0 21600 21600" draw:type="rectangle" draw:enhanced-path="M 0 0 L 21600 0 21600 21600 0 21600 0 0 Z N"/></draw:custom-shape><text:span text:style-name="T112"/></text:p>
      <text:p text:style-name="P219"><text:span text:style-name="T112"/></text:p>
      <text:p text:style-name="P219"><text:span text:style-name="T112"/></text:p>
      <text:p text:style-name="P219"><text:span text:style-name="T138"/></text:p>
      <text:p text:style-name="P219"><draw:custom-shape text:anchor-type="paragraph" draw:z-index="310" draw:name="Shape82" draw:style-name="gr75" draw:text-style-name="P250" svg:width="1.4378in" svg:height="0.2713in" svg:x="2.9839in" svg:y="-0.1689in"><text:p text:style-name="P275"><text:span text:style-name="T160">SUBMI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38"/></text:p>
      <text:p text:style-name="P219"><text:span text:style-name="T138"><text:tab/><text:tab/>F</text:span><text:span text:style-name="T139">igure </text:span><text:span text:style-name="T147">11</text:span><text:span text:style-name="T139">: </text:span><text:span text:style-name="T147">Lab test result submission</text:span><text:span text:style-name="T141"> interface</text:span></text:p>
      <text:p text:style-name="P208"><text:span text:style-name="T123"><text:tab/><text:tab/>If the user is logged in as a </text:span><text:span text:style-name="T131">doctor</text:span><text:span text:style-name="T123"> , he /she will be directed to an <text:tab/>interface where the <text:tab/></text:span><text:span text:style-name="T131">doctor’s </text:span><text:span text:style-name="T128"><text:s/></text:span><text:span text:style-name="T123">activities are consolidated. See figure </text:span><text:span text:style-name="T129">1</text:span><text:span text:style-name="T133">1</text:span><text:span text:style-name="T123"> below.</text:span></text:p>
      <text:p text:style-name="P207"><draw:custom-shape text:anchor-type="paragraph" draw:z-index="321" draw:name="Shape53" draw:style-name="gr37" draw:text-style-name="P235" svg:width="6.115in" svg:height="0.3335in" svg:x="0.6799in" svg:y="0.0827in"><text:p/><draw:enhanced-geometry svg:viewBox="0 0 21600 21600" draw:type="rectangle" draw:enhanced-path="M 0 0 L 21600 0 21600 21600 0 21600 0 0 Z N"/></draw:custom-shape><draw:frame text:anchor-type="paragraph" draw:z-index="323" draw:name="Shape56" draw:style-name="gr82" draw:text-style-name="P271" svg:width="0.7398in" svg:height="0.2378in" svg:x="0.6799in" svg:y="0.1244in"><draw:text-box><text:p text:style-name="P238"><text:span text:style-name="T161">DOCTOR </text:span></text:p></draw:text-box></draw:frame><draw:frame text:anchor-type="paragraph" draw:z-index="324" draw:name="Shape56" draw:style-name="gr83" draw:text-style-name="P277" svg:width="1.3441in" svg:height="0.248in" svg:x="1.4756in" svg:y="0.1244in"><draw:text-box><text:p text:style-name="P276"><text:span text:style-name="T167">CONSULTATI</text:span><text:span text:style-name="T167">ON</text:span></text:p></draw:text-box></draw:frame><draw:frame text:anchor-type="paragraph" draw:z-index="325" draw:name="Shape56" draw:style-name="gr84" draw:text-style-name="P281" svg:width="0.3776in" svg:height="0.2921in" svg:x="6.3571in" svg:y="0.1244in"><draw:text-box><text:p text:style-name="P278"><text:span text:style-name="T163">User</text:span></text:p></draw:text-box></draw:frame><draw:custom-shape text:anchor-type="paragraph" draw:z-index="327" draw:name="Shape58" draw:style-name="gr43" draw:text-style-name="P251" svg:width="3.198in" svg:height="1.6823in" svg:x="0.7425in" svg:y="0.5256in"><text:p/><draw:enhanced-geometry svg:viewBox="0 0 21600 21600" draw:type="rectangle" draw:enhanced-path="M 0 0 L 21600 0 21600 21600 0 21600 0 0 Z N"/></draw:custom-shape><draw:custom-shape text:anchor-type="paragraph" draw:z-index="328" draw:name="Shape59" draw:style-name="gr44" draw:text-style-name="P258" svg:width="2.0106in" svg:height="0.198in" svg:x="1.8256in" svg:y="0.6866in"><text:p/><draw:enhanced-geometry svg:viewBox="0 0 21600 21600" draw:type="rectangle" draw:enhanced-path="M 0 0 L 21600 0 21600 21600 0 21600 0 0 Z N"/></draw:custom-shape><draw:custom-shape text:anchor-type="paragraph" draw:z-index="329" draw:name="Shape59" draw:style-name="gr44" draw:text-style-name="P258" svg:width="2.0106in" svg:height="0.198in" svg:x="1.8256in" svg:y="1.0807in"><text:p/><draw:enhanced-geometry svg:viewBox="0 0 21600 21600" draw:type="rectangle" draw:enhanced-path="M 0 0 L 21600 0 21600 21600 0 21600 0 0 Z N"/></draw:custom-shape><draw:custom-shape text:anchor-type="paragraph" draw:z-index="330" draw:name="Shape59" draw:style-name="gr44" draw:text-style-name="P258" svg:width="2.0106in" svg:height="0.198in" svg:x="1.8256in" svg:y="1.4744in"><text:p/><draw:enhanced-geometry svg:viewBox="0 0 21600 21600" draw:type="rectangle" draw:enhanced-path="M 0 0 L 21600 0 21600 21600 0 21600 0 0 Z N"/></draw:custom-shape><draw:custom-shape text:anchor-type="paragraph" draw:z-index="331" draw:name="Shape59" draw:style-name="gr44" draw:text-style-name="P258" svg:width="2.0106in" svg:height="0.198in" svg:x="1.8256in" svg:y="1.8681in"><text:p/><draw:enhanced-geometry svg:viewBox="0 0 21600 21600" draw:type="rectangle" draw:enhanced-path="M 0 0 L 21600 0 21600 21600 0 21600 0 0 Z N"/></draw:custom-shape><draw:frame text:anchor-type="paragraph" draw:z-index="332" draw:name="Shape60" draw:style-name="gr45" draw:text-style-name="P259" svg:width="0.9689in" svg:height="0.1925in" svg:x="0.8047in" svg:y="0.7075in"><draw:text-box><text:p>NAME</text:p></draw:text-box></draw:frame><draw:frame text:anchor-type="paragraph" draw:z-index="333" draw:name="Shape60" draw:style-name="gr45" draw:text-style-name="P259" svg:width="0.9689in" svg:height="0.1925in" svg:x="0.8047in" svg:y="1.1016in"><draw:text-box><text:p>GENDER</text:p></draw:text-box></draw:frame><draw:frame text:anchor-type="paragraph" draw:z-index="334" draw:name="Shape60" draw:style-name="gr45" draw:text-style-name="P259" svg:width="0.9689in" svg:height="0.1925in" svg:x="0.8047in" svg:y="1.4953in"><draw:text-box><text:p>YOB</text:p></draw:text-box></draw:frame><draw:frame text:anchor-type="paragraph" draw:z-index="335" draw:name="Shape60" draw:style-name="gr45" draw:text-style-name="P259" svg:width="0.9689in" svg:height="0.1925in" svg:x="0.8047in" svg:y="1.889in"><draw:text-box><text:p>ROLE</text:p></draw:text-box></draw:frame><draw:frame text:anchor-type="paragraph" draw:z-index="336" draw:name="Shape61" draw:style-name="gr46" draw:text-style-name="P261" svg:width="0.7189in" svg:height="0.1925in" svg:x="0.8047in" svg:y="0.4681in"><draw:text-box><text:p text:style-name="P260"><text:span text:style-name="T164">profile</text:span></text:p></draw:text-box></draw:frame><draw:custom-shape text:anchor-type="paragraph" draw:z-index="337" draw:name="Shape62" draw:style-name="gr47" draw:text-style-name="P235" svg:width="5.5315in" svg:height="0.7398in" svg:x="0.8047in" svg:y="2.4366in"><text:p/><draw:enhanced-geometry svg:viewBox="0 0 21600 21600" draw:type="rectangle" draw:enhanced-path="M 0 0 L 21600 0 21600 21600 0 21600 0 0 Z N"/></draw:custom-shape><draw:frame text:anchor-type="paragraph" draw:z-index="338" draw:name="Shape61" draw:style-name="gr46" draw:text-style-name="P261" svg:width="1.2921in" svg:height="0.1925in" svg:x="0.8882in" svg:y="2.322in"><draw:text-box><text:p text:style-name="P260"><text:span text:style-name="T164">To Do List</text:span></text:p></draw:text-box></draw:frame><draw:frame text:anchor-type="paragraph" draw:z-index="339" draw:name="Shape56" draw:style-name="gr83" draw:text-style-name="P277" svg:width="0.4358in" svg:height="0.248in" svg:x="2.8717in" svg:y="0.1244in"><draw:text-box><text:p text:style-name="P276"><text:span text:style-name="T167">TEST</text:span></text:p></draw:text-box></draw:frame><draw:frame text:anchor-type="paragraph" draw:z-index="340" draw:name="Shape56" draw:style-name="gr85" draw:text-style-name="P277" svg:width="0.763in" svg:height="0.2378in" svg:x="3.3571in" svg:y="0.1244in"><draw:text-box><text:p text:style-name="P276"><text:span text:style-name="T167">ILLNESS</text:span></text:p></draw:text-box></draw:frame><draw:frame text:anchor-type="paragraph" draw:z-index="341" draw:name="Shape56" draw:style-name="gr83" draw:text-style-name="P277" svg:width="1.1815in" svg:height="0.248in" svg:x="4.1654in" svg:y="0.1244in"><draw:text-box><text:p text:style-name="P276"><text:span text:style-name="T167">MEDICATION</text:span></text:p></draw:text-box></draw:frame><draw:frame text:anchor-type="paragraph" draw:z-index="342" draw:name="Shape56" draw:style-name="gr85" draw:text-style-name="P277" svg:width="0.615in" svg:height="0.2378in" svg:x="5.3984in" svg:y="0.1244in"><draw:text-box><text:p text:style-name="P276"><text:span text:style-name="T167">ADMIT</text:span></text:p></draw:text-box></draw:frame><text:span text:style-name="T123"><text:tab/></text:span></text:p>
      <text:p text:style-name="P207"><draw:custom-shape text:anchor-type="paragraph" draw:z-index="322" draw:name="Shape53" draw:style-name="gr38" draw:text-style-name="P251" svg:width="6.1169in" svg:height="2.813in" svg:x="0.6799in" svg:y="0.0846in"><text:p/><draw:enhanced-geometry svg:viewBox="0 0 21600 21600" draw:type="rectangle" draw:enhanced-path="M 0 0 L 21600 0 21600 21600 0 21600 0 0 Z N"/></draw:custom-shape><draw:line text:anchor-type="paragraph" draw:z-index="326" draw:name="Shape57" draw:style-name="gr42" draw:text-style-name="P282" svg:x1="6.3571in" svg:y1="-0.1362in" svg:x2="6.4945in" svg:y2="-0.1362in"><text:p/></draw:line><text:span text:style-name="T123"/></text:p>
      <text:p text:style-name="P207"><text:span text:style-name="T123"/></text:p>
      <text:p text:style-name="P207"><text:span text:style-name="T123"/></text:p>
      <text:p text:style-name="P207"><text:span text:style-name="T123"/></text:p>
      <text:p text:style-name="P207"><text:span text:style-name="T123"/></text:p>
      <text:p text:style-name="P207"><text:span text:style-name="T123"/></text:p>
      <text:p text:style-name="P207"><text:span text:style-name="T123"/></text:p>
      <text:p text:style-name="P207"><text:span text:style-name="T123"/></text:p>
      <text:p text:style-name="P220"><text:span text:style-name="T112"><text:tab/><text:tab/></text:span><text:span text:style-name="T138">F</text:span><text:span text:style-name="T139">igure </text:span><text:span text:style-name="T146">1</text:span><text:span text:style-name="T148">1</text:span><text:span text:style-name="T139">: </text:span><text:span text:style-name="T148">Doctor</text:span><text:span text:style-name="T140"> Board</text:span><text:span text:style-name="T141"> interface</text:span></text:p>
      <text:p text:style-name="P220"><draw:custom-shape text:anchor-type="paragraph" draw:z-index="343" draw:name="Shape84" draw:style-name="gr86" draw:text-style-name="P235" svg:width="5.7398in" svg:height="1.4689in" svg:x="0.5445in" svg:y="1.5425in"><text:p/><draw:enhanced-geometry svg:viewBox="0 0 21600 21600" draw:type="rectangle" draw:enhanced-path="M 0 0 L 21600 0 21600 21600 0 21600 0 0 Z N"/></draw:custom-shape><draw:custom-shape text:anchor-type="paragraph" draw:z-index="344" draw:name="Shape84" draw:style-name="gr87" draw:text-style-name="P235" svg:width="5.365in" svg:height="1.0106in" svg:x="0.7319in" svg:y="1.761in"><text:p/><draw:enhanced-geometry svg:viewBox="0 0 21600 21600" draw:type="rectangle" draw:enhanced-path="M 0 0 L 21600 0 21600 21600 0 21600 0 0 Z N"/></draw:custom-shape><draw:frame text:anchor-type="paragraph" draw:z-index="345" draw:name="Shape85" draw:style-name="gr55" draw:text-style-name="P283" svg:width="2.0524in" svg:height="0.1925in" svg:x="0.8256in" svg:y="1.6984in"><draw:text-box><text:p text:style-name="P266"><text:span text:style-name="T168">CONSULTATION OPTION</text:span></text:p></draw:text-box></draw:frame><draw:custom-shape text:anchor-type="paragraph" draw:z-index="346" draw:name="Shape86" draw:style-name="gr88" draw:text-style-name="P285" svg:width="1.948in" svg:height="0.3543in" svg:x="1.0654in" svg:y="2.1047in"><text:p text:style-name="P284"><text:span text:style-name="T169">OPEN CONSULT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47" draw:name="Shape86" draw:style-name="gr88" draw:text-style-name="P285" svg:width="1.948in" svg:height="0.3543in" svg:x="3.428in" svg:y="2.1047in"><text:p text:style-name="P284"><text:span text:style-name="T169">END CONSULT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span text:style-name="T111"><text:tab/></text:span><text:span text:style-name="T123">If the user is </text:span><text:span text:style-name="T124">clicks on the </text:span><text:span text:style-name="T128">“</text:span><text:span text:style-name="T117">consultation</text:span><text:span text:style-name="T128">” tab <text:s/>a window </text:span><text:span text:style-name="T132">with two options are shown. One option is to initiate the consultation process and another to end the consultation process. Initiating the process enables the doctor to view the patient that is at the attendance. Ending the process is done after the doctor treated the patient. </text:span><text:span text:style-name="T133">Figure 12 below shows the interface.</text:span></text:p>
      <text:p text:style-name="P220"><text:span text:style-name="T133"/></text:p>
      <text:p text:style-name="P220"><text:span text:style-name="T133"/></text:p>
      <text:p text:style-name="P220"><text:span text:style-name="T133"/></text:p>
      <text:p text:style-name="P220"><text:span text:style-name="T133"/></text:p>
      <text:p text:style-name="P221"><text:span text:style-name="T138">F</text:span><text:span text:style-name="T139">igure </text:span><text:span text:style-name="T146">1</text:span><text:span text:style-name="T149">2</text:span><text:span text:style-name="T139">: </text:span><text:span text:style-name="T149">Consultation</text:span><text:span text:style-name="T140"> </text:span><text:span text:style-name="T149">option</text:span><text:span text:style-name="T141"> interface</text:span></text:p>
      <text:p text:style-name="P221"><text:span text:style-name="T134">When </text:span><text:span text:style-name="T123"><text:s/>the user is </text:span><text:span text:style-name="T124">clicks on the </text:span><text:span text:style-name="T128">“</text:span><text:span text:style-name="T134">open </text:span><text:span text:style-name="T132">consultation</text:span><text:span text:style-name="T128">” </text:span><text:span text:style-name="T134">option</text:span><text:span text:style-name="T128"> <text:s/>a window </text:span><text:span text:style-name="T134">showing the patient’s previous medication history, admission history, illness history, and previous lab result history is shown. The purpose of this feature is to help the doctor in accessing the patients previous historical methods fast <text:s/>and for informed decision making. See the figure 13 below.</text:span></text:p>
      <text:p text:style-name="P222"><draw:custom-shape text:anchor-type="paragraph" draw:z-index="348" draw:name="Shape87" draw:style-name="gr89" draw:text-style-name="P235" svg:width="7.1461in" svg:height="5.1315in" svg:x="0.0547in" svg:y="0.2508in"><text:p/><draw:enhanced-geometry svg:viewBox="0 0 21600 21600" draw:type="rectangle" draw:enhanced-path="M 0 0 L 21600 0 21600 21600 0 21600 0 0 Z N"/></draw:custom-shape><draw:custom-shape text:anchor-type="paragraph" draw:z-index="349" draw:name="Shape83" draw:style-name="gr90" draw:text-style-name="P251" svg:width="6.9543in" svg:height="0.8441in" svg:x="0.1528in" svg:y="0.9217in"><text:p/><draw:enhanced-geometry svg:viewBox="0 0 21600 21600" draw:mirror-horizontal="false" draw:mirror-vertical="false" draw:type="rectangle" draw:enhanced-path="M 0 0 L 21600 0 21600 21600 0 21600 0 0 Z N"/></draw:custom-shape><draw:custom-shape text:anchor-type="paragraph" draw:z-index="350" draw:name="Shape74" draw:style-name="gr91" draw:text-style-name="P251" svg:width="1.4378in" svg:height="0.1803in" svg:x="0.3984in" svg:y="1.4862in"><text:p/><draw:enhanced-geometry svg:viewBox="0 0 21600 21600" draw:type="rectangle" draw:enhanced-path="M 0 0 L 21600 0 21600 21600 0 21600 0 0 Z N"/></draw:custom-shape><draw:frame text:anchor-type="paragraph" draw:z-index="351" draw:name="Shape75" draw:style-name="gr55" draw:text-style-name="P269" svg:width="1.2398in" svg:height="0.1925in" svg:x="0.5134in" svg:y="1.2693in"><draw:text-box><text:p text:style-name="P268"><text:span text:style-name="T166">TEST NUMBER</text:span></text:p></draw:text-box></draw:frame><draw:custom-shape text:anchor-type="paragraph" draw:z-index="352" draw:name="Shape74" draw:style-name="gr92" draw:text-style-name="P251" svg:width="1.4898in" svg:height="0.1803in" svg:x="2.1173in" svg:y="1.4862in"><text:p/><draw:enhanced-geometry svg:viewBox="0 0 21600 21600" draw:type="rectangle" draw:enhanced-path="M 0 0 L 21600 0 21600 21600 0 21600 0 0 Z N"/></draw:custom-shape><draw:frame text:anchor-type="paragraph" draw:z-index="353" draw:name="Shape75" draw:style-name="gr55" draw:text-style-name="P280" svg:width="1.0606in" svg:height="0.1925in" svg:x="2.2984in" svg:y="1.2693in"><draw:text-box><text:p text:style-name="P279"><text:span text:style-name="T166">TEST NAME</text:span></text:p></draw:text-box></draw:frame><draw:custom-shape text:anchor-type="paragraph" draw:z-index="354" draw:name="Shape74" draw:style-name="gr93" draw:text-style-name="P251" svg:width="1.7606in" svg:height="0.1803in" svg:x="3.7839in" svg:y="1.4862in"><text:p/><draw:enhanced-geometry svg:viewBox="0 0 21600 21600" draw:type="rectangle" draw:enhanced-path="M 0 0 L 21600 0 21600 21600 0 21600 0 0 Z N"/></draw:custom-shape><draw:frame text:anchor-type="paragraph" draw:z-index="355" draw:name="Shape75" draw:style-name="gr55" draw:text-style-name="P280" svg:width="0.7504in" svg:height="0.1925in" svg:x="4.1902in" svg:y="1.2693in"><draw:text-box><text:p text:style-name="P279"><text:span text:style-name="T166">RESULT</text:span></text:p></draw:text-box></draw:frame><draw:frame text:anchor-type="paragraph" draw:z-index="356" draw:name="Shape75" draw:style-name="gr55" draw:text-style-name="P280" svg:width="0.7504in" svg:height="0.1925in" svg:x="5.9193in" svg:y="1.2693in"><draw:text-box><text:p text:style-name="P279"><text:span text:style-name="T166">DATE</text:span></text:p></draw:text-box></draw:frame><draw:custom-shape text:anchor-type="paragraph" draw:z-index="357" draw:name="Shape74" draw:style-name="gr94" draw:text-style-name="P251" svg:width="1.1398in" svg:height="0.1803in" svg:x="5.7528in" svg:y="1.4862in"><text:p/><draw:enhanced-geometry svg:viewBox="0 0 21600 21600" draw:type="rectangle" draw:enhanced-path="M 0 0 L 21600 0 21600 21600 0 21600 0 0 Z N"/></draw:custom-shape><draw:frame text:anchor-type="paragraph" draw:z-index="358" draw:name="Shape88" draw:style-name="gr95" draw:text-style-name="P287" svg:width="2.1315in" svg:height="0.2016in" svg:x="0.2882in" svg:y="0.8555in"><draw:text-box><text:p text:style-name="P286"><text:span text:style-name="T170">PREVIOUS LAB RESULTS</text:span></text:p></draw:text-box></draw:frame><draw:custom-shape text:anchor-type="paragraph" draw:z-index="359" draw:name="Shape89" draw:style-name="gr96" draw:text-style-name="P251" svg:width="6.9488in" svg:height="0.4177in" svg:x="0.1382in" svg:y="0.361in"><text:p/><draw:enhanced-geometry svg:viewBox="0 0 21600 21600" draw:type="rectangle" draw:enhanced-path="M 0 0 L 21600 0 21600 21600 0 21600 0 0 Z N"/></draw:custom-shape><draw:frame text:anchor-type="paragraph" draw:z-index="360" draw:name="Shape90" draw:style-name="gr97" draw:text-style-name="P289" svg:width="2.4795in" svg:height="0.1925in" svg:x="0.2217in" svg:y="0.4661in"><draw:text-box><text:p text:style-name="P288"><text:span text:style-name="T171">CONSULTATION OPENED FOR</text:span></text:p></draw:text-box></draw:frame><draw:custom-shape text:anchor-type="paragraph" draw:z-index="361" draw:name="Shape91" draw:style-name="gr98" draw:text-style-name="P291" svg:width="4.1043in" svg:height="0.1878in" svg:x="2.7008in" svg:y="0.4661in"><text:p text:style-name="P290"><text:span text:style-name="T153">…</text:span><text:span text:style-name="T153">..Patient name goes here</text:span></text:p><draw:enhanced-geometry svg:viewBox="0 0 21600 21600" draw:type="rectangle" draw:enhanced-path="M 0 0 L 21600 0 21600 21600 0 21600 0 0 Z N"/></draw:custom-shape><draw:custom-shape text:anchor-type="paragraph" draw:z-index="362" draw:name="Shape83" draw:style-name="gr90" draw:text-style-name="P251" svg:width="6.9543in" svg:height="0.8441in" svg:x="0.1528in" svg:y="2.1028in"><text:p/><draw:enhanced-geometry svg:viewBox="0 0 21600 21600" draw:mirror-horizontal="false" draw:mirror-vertical="false" draw:type="rectangle" draw:enhanced-path="M 0 0 L 21600 0 21600 21600 0 21600 0 0 Z N"/></draw:custom-shape><draw:custom-shape text:anchor-type="paragraph" draw:z-index="363" draw:name="Shape74" draw:style-name="gr91" draw:text-style-name="P251" svg:width="1.4378in" svg:height="0.1803in" svg:x="0.3984in" svg:y="2.6673in"><text:p/><draw:enhanced-geometry svg:viewBox="0 0 21600 21600" draw:type="rectangle" draw:enhanced-path="M 0 0 L 21600 0 21600 21600 0 21600 0 0 Z N"/></draw:custom-shape><draw:frame text:anchor-type="paragraph" draw:z-index="364" draw:name="Shape75" draw:style-name="gr55" draw:text-style-name="P280" svg:width="1.2398in" svg:height="0.1925in" svg:x="0.5134in" svg:y="2.4508in"><draw:text-box><text:p text:style-name="P279"><text:span text:style-name="T166">SERIAL</text:span></text:p></draw:text-box></draw:frame><draw:custom-shape text:anchor-type="paragraph" draw:z-index="365" draw:name="Shape74" draw:style-name="gr99" draw:text-style-name="P251" svg:width="3.1878in" svg:height="0.1803in" svg:x="2.3571in" svg:y="2.6673in"><text:p/><draw:enhanced-geometry svg:viewBox="0 0 21600 21600" draw:type="rectangle" draw:enhanced-path="M 0 0 L 21600 0 21600 21600 0 21600 0 0 Z N"/></draw:custom-shape><draw:frame text:anchor-type="paragraph" draw:z-index="366" draw:name="Shape75" draw:style-name="gr55" draw:text-style-name="P280" svg:width="0.7504in" svg:height="0.1925in" svg:x="3.4028in" svg:y="2.4508in"><draw:text-box><text:p text:style-name="P279"><text:span text:style-name="T166">ILLNESS</text:span></text:p></draw:text-box></draw:frame><draw:frame text:anchor-type="paragraph" draw:z-index="367" draw:name="Shape75" draw:style-name="gr55" draw:text-style-name="P280" svg:width="0.7504in" svg:height="0.1925in" svg:x="5.9193in" svg:y="2.4508in"><draw:text-box><text:p text:style-name="P279"><text:span text:style-name="T166">DATE</text:span></text:p></draw:text-box></draw:frame><draw:custom-shape text:anchor-type="paragraph" draw:z-index="368" draw:name="Shape74" draw:style-name="gr94" draw:text-style-name="P251" svg:width="1.1398in" svg:height="0.1803in" svg:x="5.7528in" svg:y="2.6673in"><text:p/><draw:enhanced-geometry svg:viewBox="0 0 21600 21600" draw:type="rectangle" draw:enhanced-path="M 0 0 L 21600 0 21600 21600 0 21600 0 0 Z N"/></draw:custom-shape><draw:frame text:anchor-type="paragraph" draw:z-index="369" draw:name="Shape88" draw:style-name="gr95" draw:text-style-name="P287" svg:width="2.1315in" svg:height="0.2016in" svg:x="0.2882in" svg:y="2.0366in"><draw:text-box><text:p text:style-name="P286"><text:span text:style-name="T170">PREVIOUS ILLNESS</text:span></text:p></draw:text-box></draw:frame><draw:custom-shape text:anchor-type="paragraph" draw:z-index="370" draw:name="Shape83" draw:style-name="gr90" draw:text-style-name="P251" svg:width="6.9543in" svg:height="0.8441in" svg:x="0.1528in" svg:y="3.2839in"><text:p/><draw:enhanced-geometry svg:viewBox="0 0 21600 21600" draw:mirror-horizontal="false" draw:mirror-vertical="false" draw:type="rectangle" draw:enhanced-path="M 0 0 L 21600 0 21600 21600 0 21600 0 0 Z N"/></draw:custom-shape><draw:custom-shape text:anchor-type="paragraph" draw:z-index="371" draw:name="Shape74" draw:style-name="gr91" draw:text-style-name="P251" svg:width="1.4378in" svg:height="0.1803in" svg:x="0.3984in" svg:y="3.8484in"><text:p/><draw:enhanced-geometry svg:viewBox="0 0 21600 21600" draw:type="rectangle" draw:enhanced-path="M 0 0 L 21600 0 21600 21600 0 21600 0 0 Z N"/></draw:custom-shape><draw:frame text:anchor-type="paragraph" draw:z-index="372" draw:name="Shape75" draw:style-name="gr55" draw:text-style-name="P280" svg:width="1.2398in" svg:height="0.1925in" svg:x="0.5134in" svg:y="3.6319in"><draw:text-box><text:p text:style-name="P279"><text:span text:style-name="T166">SERIAL</text:span></text:p></draw:text-box></draw:frame><draw:custom-shape text:anchor-type="paragraph" draw:z-index="373" draw:name="Shape74" draw:style-name="gr99" draw:text-style-name="P251" svg:width="3.1878in" svg:height="0.1803in" svg:x="2.3571in" svg:y="3.8484in"><text:p/><draw:enhanced-geometry svg:viewBox="0 0 21600 21600" draw:type="rectangle" draw:enhanced-path="M 0 0 L 21600 0 21600 21600 0 21600 0 0 Z N"/></draw:custom-shape><draw:frame text:anchor-type="paragraph" draw:z-index="374" draw:name="Shape75" draw:style-name="gr100" draw:text-style-name="P280" svg:width="1.698in" svg:height="0.2169in" svg:x="2.9091in" svg:y="3.6319in"><draw:text-box><text:p text:style-name="P279"><text:span text:style-name="T166">MEDICATION</text:span></text:p></draw:text-box></draw:frame><draw:frame text:anchor-type="paragraph" draw:z-index="375" draw:name="Shape75" draw:style-name="gr55" draw:text-style-name="P280" svg:width="0.7504in" svg:height="0.1925in" svg:x="5.9193in" svg:y="3.6319in"><draw:text-box><text:p text:style-name="P279"><text:span text:style-name="T166">DATE</text:span></text:p></draw:text-box></draw:frame><draw:custom-shape text:anchor-type="paragraph" draw:z-index="376" draw:name="Shape74" draw:style-name="gr94" draw:text-style-name="P251" svg:width="1.1398in" svg:height="0.1803in" svg:x="5.7528in" svg:y="3.8484in"><text:p/><draw:enhanced-geometry svg:viewBox="0 0 21600 21600" draw:type="rectangle" draw:enhanced-path="M 0 0 L 21600 0 21600 21600 0 21600 0 0 Z N"/></draw:custom-shape><draw:frame text:anchor-type="paragraph" draw:z-index="377" draw:name="Shape88" draw:style-name="gr95" draw:text-style-name="P287" svg:width="2.1315in" svg:height="0.2016in" svg:x="0.2882in" svg:y="3.2181in"><draw:text-box><text:p text:style-name="P286"><text:span text:style-name="T170">PREVIOUS MEDICATIONS</text:span></text:p></draw:text-box></draw:frame><draw:custom-shape text:anchor-type="paragraph" draw:z-index="378" draw:name="Shape83" draw:style-name="gr90" draw:text-style-name="P251" svg:width="6.9543in" svg:height="0.8441in" svg:x="0.1528in" svg:y="4.4654in"><text:p/><draw:enhanced-geometry svg:viewBox="0 0 21600 21600" draw:mirror-horizontal="false" draw:mirror-vertical="false" draw:type="rectangle" draw:enhanced-path="M 0 0 L 21600 0 21600 21600 0 21600 0 0 Z N"/></draw:custom-shape><draw:custom-shape text:anchor-type="paragraph" draw:z-index="379" draw:name="Shape74" draw:style-name="gr91" draw:text-style-name="P251" svg:width="1.4378in" svg:height="0.1803in" svg:x="0.3984in" svg:y="5.0299in"><text:p/><draw:enhanced-geometry svg:viewBox="0 0 21600 21600" draw:type="rectangle" draw:enhanced-path="M 0 0 L 21600 0 21600 21600 0 21600 0 0 Z N"/></draw:custom-shape><draw:frame text:anchor-type="paragraph" draw:z-index="380" draw:name="Shape75" draw:style-name="gr55" draw:text-style-name="P280" svg:width="1.2398in" svg:height="0.1925in" svg:x="0.5134in" svg:y="4.8134in"><draw:text-box><text:p text:style-name="P279"><text:span text:style-name="T166">ADM. NO</text:span></text:p></draw:text-box></draw:frame><draw:custom-shape text:anchor-type="paragraph" draw:z-index="381" draw:name="Shape74" draw:style-name="gr101" draw:text-style-name="P251" svg:width="1.6441in" svg:height="0.1803in" svg:x="1.9634in" svg:y="5.0299in"><text:p/><draw:enhanced-geometry svg:viewBox="0 0 21600 21600" draw:type="rectangle" draw:enhanced-path="M 0 0 L 21600 0 21600 21600 0 21600 0 0 Z N"/></draw:custom-shape><draw:frame text:anchor-type="paragraph" draw:z-index="382" draw:name="Shape75" draw:style-name="gr55" draw:text-style-name="P280" svg:width="1.0358in" svg:height="0.1925in" svg:x="2.0819in" svg:y="4.8134in"><draw:text-box><text:p text:style-name="P279"><text:span text:style-name="T166">SECTION</text:span></text:p></draw:text-box></draw:frame><draw:frame text:anchor-type="paragraph" draw:z-index="383" draw:name="Shape75" draw:style-name="gr55" draw:text-style-name="P280" svg:width="0.7504in" svg:height="0.1925in" svg:x="5.9193in" svg:y="4.8134in"><draw:text-box><text:p text:style-name="P279"><text:span text:style-name="T166">DATE</text:span></text:p></draw:text-box></draw:frame><draw:custom-shape text:anchor-type="paragraph" draw:z-index="384" draw:name="Shape74" draw:style-name="gr94" draw:text-style-name="P251" svg:width="1.1398in" svg:height="0.1803in" svg:x="5.7528in" svg:y="5.0299in"><text:p/><draw:enhanced-geometry svg:viewBox="0 0 21600 21600" draw:type="rectangle" draw:enhanced-path="M 0 0 L 21600 0 21600 21600 0 21600 0 0 Z N"/></draw:custom-shape><draw:frame text:anchor-type="paragraph" draw:z-index="385" draw:name="Shape88" draw:style-name="gr95" draw:text-style-name="P287" svg:width="2.1315in" svg:height="0.2016in" svg:x="0.2882in" svg:y="4.3992in"><draw:text-box><text:p text:style-name="P286"><text:span text:style-name="T170">PREVIOUS ADMISSIONS</text:span></text:p></draw:text-box></draw:frame><draw:custom-shape text:anchor-type="paragraph" draw:z-index="386" draw:name="Shape74" draw:style-name="gr102" draw:text-style-name="P251" svg:width="0.8961in" svg:height="0.1803in" svg:x="3.711in" svg:y="5.0299in"><text:p/><draw:enhanced-geometry svg:viewBox="0 0 21600 21600" draw:type="rectangle" draw:enhanced-path="M 0 0 L 21600 0 21600 21600 0 21600 0 0 Z N"/></draw:custom-shape><draw:frame text:anchor-type="paragraph" draw:z-index="387" draw:name="Shape75" draw:style-name="gr55" draw:text-style-name="P280" svg:width="0.6878in" svg:height="0.1925in" svg:x="3.7425in" svg:y="4.8134in"><draw:text-box><text:p text:style-name="P279"><text:span text:style-name="T166">ROOM</text:span></text:p></draw:text-box></draw:frame><draw:frame text:anchor-type="paragraph" draw:z-index="388" draw:name="Shape75" draw:style-name="gr55" draw:text-style-name="P280" svg:width="0.6878in" svg:height="0.1925in" svg:x="4.8508in" svg:y="4.8134in"><draw:text-box><text:p text:style-name="P279"><text:span text:style-name="T166">BED</text:span></text:p></draw:text-box></draw:frame><draw:custom-shape text:anchor-type="paragraph" draw:z-index="389" draw:name="Shape74" draw:style-name="gr103" draw:text-style-name="P251" svg:width="0.8976in" svg:height="0.1815in" svg:x="4.778in" svg:y="5.0299in"><text:p/><draw:enhanced-geometry svg:viewBox="0 0 21600 21600" draw:type="rectangle" draw:enhanced-path="M 0 0 L 21600 0 21600 21600 0 21600 0 0 Z N"/></draw:custom-shape><text:span text:style-name="T138">F</text:span><text:span text:style-name="T139">igure </text:span><text:span text:style-name="T146">1</text:span><text:span text:style-name="T150">3</text:span><text:span text:style-name="T139">: </text:span><text:span text:style-name="T150">Patient </text:span><text:span text:style-name="T149">Consultation</text:span><text:span text:style-name="T140"> </text:span><text:span text:style-name="T141"><text:s/>interface</text:span></text:p>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2"><draw:custom-shape text:anchor-type="paragraph" draw:z-index="390" draw:name="Shape92" draw:style-name="gr104" draw:text-style-name="P235" svg:width="3.813in" svg:height="0.9169in" svg:x="1.0862in" svg:y="1.1in"><text:p/><draw:enhanced-geometry svg:viewBox="0 0 21600 21600" draw:type="rectangle" draw:enhanced-path="M 0 0 L 21600 0 21600 21600 0 21600 0 0 Z N"/></draw:custom-shape><draw:frame text:anchor-type="paragraph" draw:z-index="391" draw:name="Shape93" draw:style-name="gr105" draw:text-style-name="P274" svg:width="3.0835in" svg:height="0.2398in" svg:x="1.5028in" svg:y="1.298in"><draw:text-box><text:p>Ending the consultation process..?</text:p></draw:text-box></draw:frame><draw:custom-shape text:anchor-type="paragraph" draw:z-index="392" draw:name="Shape94" draw:style-name="gr106" draw:text-style-name="P293" svg:width="0.8232in" svg:height="0.2087in" svg:x="1.9299in" svg:y="1.6937in"><text:p text:style-name="P292"><text:span text:style-name="T172">CANCE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93" draw:name="Shape94" draw:style-name="gr106" draw:text-style-name="P250" svg:width="0.8232in" svg:height="0.2087in" svg:x="2.9339in" svg:y="1.6937in"><text:p text:style-name="P294"><text:span text:style-name="T160">O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span text:style-name="T134">When </text:span><text:span text:style-name="T123"><text:s/>the user is </text:span><text:span text:style-name="T124">clicks on the </text:span><text:span text:style-name="T128">“</text:span><text:span text:style-name="T118">end</text:span><text:span text:style-name="T119"> </text:span><text:span text:style-name="T117">consultation</text:span><text:span text:style-name="T128">” </text:span><text:span text:style-name="T135">a confirm dialog is shown ,that requires the user to acknowledge the ending of the consultation process for the particular patient.</text:span><text:span text:style-name="T134"> See the figure 1</text:span><text:span text:style-name="T135">4</text:span><text:span text:style-name="T134"> below.</text:span></text:p>
      <text:p text:style-name="P222"><text:span text:style-name="T134"/></text:p>
      <text:p text:style-name="P222"><text:span text:style-name="T134"/></text:p>
      <text:p text:style-name="P223"><text:span text:style-name="T138"/></text:p>
      <text:p text:style-name="P223"><text:span text:style-name="T138">F</text:span><text:span text:style-name="T139">igure </text:span><text:span text:style-name="T146">1</text:span><text:span text:style-name="T151">4</text:span><text:span text:style-name="T139">: </text:span><text:span text:style-name="T151">End</text:span><text:span text:style-name="T150"> </text:span><text:span text:style-name="T149">Consultation</text:span><text:span text:style-name="T140"> </text:span><text:span text:style-name="T141"><text:s/>interface</text:span></text:p>
      <text:p text:style-name="P223"><draw:custom-shape text:anchor-type="paragraph" draw:z-index="394" draw:name="Shape84" draw:style-name="gr86" draw:text-style-name="P235" svg:width="5.7398in" svg:height="1.4689in" svg:x="0.5445in" svg:y="1.5425in"><text:p/><draw:enhanced-geometry svg:viewBox="0 0 21600 21600" draw:type="rectangle" draw:enhanced-path="M 0 0 L 21600 0 21600 21600 0 21600 0 0 Z N"/></draw:custom-shape><draw:custom-shape text:anchor-type="paragraph" draw:z-index="395" draw:name="Shape84" draw:style-name="gr87" draw:text-style-name="P235" svg:width="5.365in" svg:height="1.0106in" svg:x="0.7319in" svg:y="1.761in"><text:p/><draw:enhanced-geometry svg:viewBox="0 0 21600 21600" draw:type="rectangle" draw:enhanced-path="M 0 0 L 21600 0 21600 21600 0 21600 0 0 Z N"/></draw:custom-shape><draw:custom-shape text:anchor-type="paragraph" draw:z-index="397" draw:name="Shape86" draw:style-name="gr88" draw:text-style-name="P285" svg:width="1.948in" svg:height="0.3543in" svg:x="1.0654in" svg:y="2.1047in"><text:p text:style-name="P284"><text:span text:style-name="T169">SUBMIT TES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98" draw:name="Shape86" draw:style-name="gr88" draw:text-style-name="P285" svg:width="1.948in" svg:height="0.3543in" svg:x="3.428in" svg:y="2.1047in"><text:p text:style-name="P284"><text:span text:style-name="T169">VIEW TEST RESU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23"><text:tab/>If the user is </text:span><text:span text:style-name="T124">clicks on the </text:span><text:span text:style-name="T128">“</text:span><text:span text:style-name="T120">test</text:span><text:span text:style-name="T128">” tab <text:s/>a window </text:span><text:span text:style-name="T132">with two options are shown. One option is to </text:span><text:span text:style-name="T136">submit the test</text:span><text:span text:style-name="T132"> and </text:span><text:span text:style-name="T136">the other is to view the test result</text:span><text:span text:style-name="T132">. </text:span><text:span text:style-name="T136">The test will only be available after the physician in the laboratory has submitted the same</text:span><text:span text:style-name="T132">. </text:span><text:span text:style-name="T133">Figure 1</text:span><text:span text:style-name="T137">5</text:span><text:span text:style-name="T133"> below shows the interface.</text:span></text:p>
      <text:p text:style-name="P223"><text:span text:style-name="T133"/></text:p>
      <text:p text:style-name="P223"><draw:frame text:anchor-type="paragraph" draw:z-index="396" draw:name="Shape85" draw:style-name="gr55" draw:text-style-name="P283" svg:width="1.2189in" svg:height="0.1925in" svg:x="0.8256in" svg:y="0.1654in"><draw:text-box><text:p text:style-name="P266"><text:span text:style-name="T168">TEST OPTION</text:span></text:p></draw:text-box></draw:frame><text:span text:style-name="T133"/></text:p>
      <text:p text:style-name="P223"><text:span text:style-name="T133"/></text:p>
      <text:p text:style-name="P223"><text:span text:style-name="T133"/></text:p>
      <text:p text:style-name="P223"><text:span text:style-name="T133"/></text:p>
      <text:p text:style-name="P224"><text:span text:style-name="T138"><text:tab/>F</text:span><text:span text:style-name="T139">igure </text:span><text:span text:style-name="T146">1</text:span><text:span text:style-name="T152">5</text:span><text:span text:style-name="T139">: </text:span><text:span text:style-name="T151">End</text:span><text:span text:style-name="T150"> </text:span><text:span text:style-name="T149">Consultation</text:span><text:span text:style-name="T140"> </text:span><text:span text:style-name="T141"><text:s/>interface</text:span></text:p>
      <text:p text:style-name="P225"><text:span text:style-name="T123"><text:tab/></text:span><text:span text:style-name="T137">When</text:span><text:span text:style-name="T123"> the user is </text:span><text:span text:style-name="T124">clicks on the </text:span><text:span text:style-name="T128">“</text:span><text:span text:style-name="T121">submit </text:span><text:span text:style-name="T120">test</text:span><text:span text:style-name="T128">” </text:span><text:span text:style-name="T137">option</text:span><text:span text:style-name="T128"> <text:s/></text:span><text:span text:style-name="T137">an interface with an input field and a button is presented to the user</text:span><text:span text:style-name="T132">. </text:span><text:span text:style-name="T133">Figure 1</text:span><text:span text:style-name="T137">6</text:span><text:span text:style-name="T133"> below shows the interface. </text:span><text:span text:style-name="T137">The user will only be expected to fill the test and submit, the other fields will be filled automatically.</text:span></text:p>
      <text:p text:style-name="P209"><draw:custom-shape text:anchor-type="paragraph" draw:z-index="399" draw:name="Shape77" draw:style-name="gr107" draw:text-style-name="P235" svg:width="6.0004in" svg:height="2.2232in" svg:x="0.6693in" svg:y="0.1874in"><text:p/><draw:enhanced-geometry svg:viewBox="0 0 21600 21600" draw:type="rectangle" draw:enhanced-path="M 0 0 L 21600 0 21600 21600 0 21600 0 0 Z N"/></draw:custom-shape></text:p>
      <text:p text:style-name="P209"><draw:custom-shape text:anchor-type="paragraph" draw:z-index="400" draw:name="Shape78" draw:style-name="gr108" draw:text-style-name="P235" svg:width="5.6878in" svg:height="1.5335in" svg:x="0.8673in" svg:y="0.0335in"><text:p/><draw:enhanced-geometry svg:viewBox="0 0 21600 21600" draw:type="rectangle" draw:enhanced-path="M 0 0 L 21600 0 21600 21600 0 21600 0 0 Z N"/></draw:custom-shape><draw:frame text:anchor-type="paragraph" draw:z-index="401" draw:name="Shape79" draw:style-name="gr71" draw:text-style-name="P273" svg:width="1.9169in" svg:height="0.1925in" svg:x="0.9193in" svg:y="-0.05in"><draw:text-box><text:p text:style-name="P262"><text:span text:style-name="T161">BMI </text:span><text:span text:style-name="T161">MEASUREM</text:span><text:span text:style-name="T161">ENTS</text:span></text:p></draw:text-box></draw:frame></text:p>
      <text:p text:style-name="P209"><draw:frame text:anchor-type="paragraph" draw:z-index="403" draw:name="Shape81" draw:style-name="gr71" draw:text-style-name="P265" svg:width="1.115in" svg:height="0.1925in" svg:x="0.9508in" svg:y="0.8638in"><draw:text-box><text:p>Test</text:p></draw:text-box></draw:frame><draw:custom-shape text:anchor-type="paragraph" draw:z-index="406" draw:name="Shape83" draw:style-name="gr76" draw:text-style-name="P251" svg:width="5.3343in" svg:height="0.4594in" svg:x="0.9402in" svg:y="-0.1689in"><text:p/><draw:enhanced-geometry svg:viewBox="0 0 21600 21600" draw:type="rectangle" draw:enhanced-path="M 0 0 L 21600 0 21600 21600 0 21600 0 0 Z N"/></draw:custom-shape><draw:custom-shape text:anchor-type="paragraph" draw:z-index="407" draw:name="Shape80" draw:style-name="gr77" draw:text-style-name="P235" svg:width="2.0831in" svg:height="0.2087in" svg:x="4.0555in" svg:y="-0.0626in"><text:p/><draw:enhanced-geometry svg:viewBox="0 0 21600 21600" draw:type="rectangle" draw:enhanced-path="M 0 0 L 21600 0 21600 21600 0 21600 0 0 Z N"/></draw:custom-shape><draw:custom-shape text:anchor-type="paragraph" draw:z-index="408" draw:name="Shape80" draw:style-name="gr78" draw:text-style-name="P235" svg:width="1.7161in" svg:height="0.2087in" svg:x="1.6929in" svg:y="-0.0626in"><text:p/><draw:enhanced-geometry svg:viewBox="0 0 21600 21600" draw:type="rectangle" draw:enhanced-path="M 0 0 L 21600 0 21600 21600 0 21600 0 0 Z N"/></draw:custom-shape><draw:frame text:anchor-type="paragraph" draw:z-index="409" draw:name="Shape81" draw:style-name="gr55" draw:text-style-name="P265" svg:width="0.7531in" svg:height="0.1925in" svg:x="0.9402in" svg:y="-0.0626in"><draw:text-box><text:p>Patient. No</text:p></draw:text-box></draw:frame><draw:frame text:anchor-type="paragraph" draw:z-index="410" draw:name="Shape81" draw:style-name="gr55" draw:text-style-name="P265" svg:width="0.5425in" svg:height="0.1925in" svg:x="3.5134in" svg:y="-0.0626in"><draw:text-box><text:p>Name</text:p></draw:text-box></draw:frame></text:p>
      <text:p text:style-name="P209"><draw:custom-shape text:anchor-type="paragraph" draw:z-index="402" draw:name="Shape80" draw:style-name="gr72" draw:text-style-name="P274" svg:width="4.1878in" svg:height="0.2087in" svg:x="2.0654in" svg:y="0.4646in"><text:p/><draw:enhanced-geometry svg:viewBox="0 0 21600 21600" draw:type="rectangle" draw:enhanced-path="M 0 0 L 21600 0 21600 21600 0 21600 0 0 Z N"/></draw:custom-shape><text:span text:style-name="T123"/></text:p>
      <text:p text:style-name="P209"><text:span text:style-name="T123"/></text:p>
      <text:p text:style-name="P225"><text:span text:style-name="T112"><text:tab/></text:span></text:p>
      <text:p text:style-name="P225"><draw:custom-shape text:anchor-type="paragraph" draw:z-index="404" draw:name="Shape82" draw:style-name="gr75" draw:text-style-name="P250" svg:width="1.4378in" svg:height="0.2713in" svg:x="1.7425in" svg:y="-0.2209in"><text:p text:style-name="P275"><text:span text:style-name="T160">SUBMI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05" draw:name="Shape82" draw:style-name="gr75" draw:text-style-name="P296" svg:width="1.4378in" svg:height="0.2713in" svg:x="4.0047in" svg:y="-0.252in"><text:p text:style-name="P295"><text:span text:style-name="T173">CLOS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12"/></text:p>
      <text:p text:style-name="P225"><text:soft-page-break/><text:span text:style-name="T112"/></text:p>
      <text:p text:style-name="P225"><text:span text:style-name="T112"/></text:p>
      <text:p text:style-name="P225"><text:span text:style-name="T138"><text:tab/><text:tab/>F</text:span><text:span text:style-name="T139">igure </text:span><text:span text:style-name="T145">9</text:span><text:span text:style-name="T139">: </text:span><text:span text:style-name="T145">BMI calculation</text:span><text:span text:style-name="T141"> interface</text:span></text:p>
      <text:p text:style-name="P209"><text:span text:style-name="T111"><text:tab/>If the user is logged in as a </text:span><text:span text:style-name="T114">physician of the lab</text:span><text:span text:style-name="T113"> <text:s/>section</text:span><text:span text:style-name="T111"> , he /she will be directed to an interfa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Arrowheads_20_1" draw:display-name="Arrowheads 1" svg:viewBox="0 0 1321 3493" svg:d="M1321 3493h-1321l661-3493z"/>
    <draw:stroke-dash draw:name="Ultrafine_20_Dashed" draw:display-name="Ultrafine Dashed" draw:style="rect" draw:dots1="1" draw:dots1-length="0.0201in" draw:dots2="1" draw:dots2-length="0.0201in" draw:distance="0.020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Frame_20_contents" style:display-name="Frame contents" style:family="paragraph" style:parent-style-name="Standard" style:class="extra"/>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3T09:05:17.106146011</meta:creation-date>
    <dc:date>2018-08-06T14:16:36.472412009</dc:date>
    <meta:editing-duration>PT16H36M17S</meta:editing-duration>
    <meta:editing-cycles>100</meta:editing-cycles>
    <meta:generator>LibreOffice/5.1.6.2$Linux_X86_64 LibreOffice_project/10m0$Build-2</meta:generator>
    <meta:document-statistic meta:table-count="0" meta:image-count="0" meta:object-count="0" meta:page-count="36" meta:paragraph-count="359" meta:word-count="6727" meta:character-count="41683" meta:non-whitespace-character-count="34780"/>
  </office:meta>
</office:document-meta>
</file>